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style:font-name="Tahoma1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8pt" fo:font-weight="normal" style:font-size-asian="8pt" style:font-size-complex="8pt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center" style:text-autospace="none"/>
      <style:text-properties style:font-name="Times New Roman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use-window-font-color="true" style:text-outline="false" style:text-line-through-style="none" style:font-name="Tahoma1" fo:font-size="8pt" fo:font-style="normal" fo:text-shadow="none" style:text-underline-style="none" fo:font-weight="bold" style:letter-kerning="true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size-complex="8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letter-kerning="true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Times New Roman" fo:font-size="8pt" fo:font-weight="bold" style:font-name-asian="Tahoma1" style:font-size-asian="8pt" style:font-weight-asian="bold" style:font-name-complex="Tahoma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24" draw:id="id224" draw:layer="layout" svg:width="3.5cm" svg:height="0.9cm" svg:x="13.321cm" svg:y="22.943cm">
          <text:p text:style-name="P1"><text:span text:style-name="T1">WS1 (POWER/in3, GROUND/in2)</text:span></text:p>
          <text:p text:style-name="P1"><text:span text:style-name="T1">22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5" draw:id="id225" draw:layer="layout" svg:width="3.5cm" svg:height="0.9cm" svg:x="9.978cm" svg:y="26.043cm">
          <text:p text:style-name="P1"><text:span text:style-name="T1">WS1 (POWER/in3, GROUND/in2)</text:span></text:p>
          <text:p text:style-name="P1"><text:span text:style-name="T1">211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8" draw:id="id298" draw:layer="layout" svg:width="1cm" svg:height="0.9cm" svg:x="20.378cm" svg:y="51.886cm">
          <text:p text:style-name="P3"><text:span text:style-name="T2">XOR</text:span></text:p>
          <text:p text:style-name="P1"><text:span text:style-name="T1">26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1" draw:id="id281" draw:layer="layout" svg:width="1cm" svg:height="0.9cm" svg:x="23.978cm" svg:y="60.855cm">
          <text:p text:style-name="P1"><text:span text:style-name="T1">NOT</text:span></text:p>
          <text:p text:style-name="P1"><text:span text:style-name="T1">120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39" draw:id="id239" draw:layer="layout" svg:width="1cm" svg:height="0.9cm" svg:x="20.378cm" svg:y="60.855cm">
          <text:p text:style-name="P3"><text:span text:style-name="T2">XNOR</text:span></text:p>
          <text:p text:style-name="P1"><text:span text:style-name="T1">15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4" draw:id="id194" draw:layer="layout" svg:width="7.1cm" svg:height="0.9cm" svg:x="59.7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6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73" draw:id="id273" draw:layer="layout" svg:width="7.1cm" svg:height="0.9cm" svg:x="49.6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4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1" draw:id="id111" draw:layer="layout" svg:width="7.1cm" svg:height="0.9cm" svg:x="40.0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7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0" draw:id="id110" draw:layer="layout" svg:width="7.1cm" svg:height="0.9cm" svg:x="30.5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.001cm" svg:y="5.011cm"/>
          <draw:glue-point draw:id="19" svg:x="-5.001cm" svg:y="-5.011cm"/>
          <text:p text:style-name="P1"><text:span text:style-name="T1">PL</text:span></text:p>
          <text:p text:style-name="P1"><text:span text:style-name="T1">14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7" draw:id="id197" draw:layer="layout" svg:width="7.1cm" svg:height="0.9cm" svg:x="59.735cm" svg:y="3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20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70" draw:id="id270" draw:layer="layout" svg:width="7.1cm" svg:height="0.9cm" svg:x="49.635cm" svg:y="3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9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0" draw:id="id170" draw:layer="layout" svg:width="7.1cm" svg:height="0.9cm" svg:x="30.6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0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8" draw:id="id118" draw:layer="layout" svg:width="7.1cm" svg:height="0.9cm" svg:x="40.035cm" svg:y="3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10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5" draw:id="id155" draw:layer="layout" svg:width="7.1cm" svg:height="0.9cm" svg:x="49.6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4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3" draw:id="id163" draw:layer="layout" svg:width="7.1cm" svg:height="0.9cm" svg:x="40.0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7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7" draw:id="id117" draw:layer="layout" svg:width="7.1cm" svg:height="0.9cm" svg:x="30.635cm" svg:y="38.19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1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28" draw:id="id228" draw:layer="layout" svg:width="2.1cm" svg:height="0.9cm" svg:x="7.05cm" svg:y="38.019cm">
          <text:p text:style-name="P1"><text:span text:style-name="T1">HA</text:span></text:p>
          <text:p text:style-name="P1"><text:span text:style-name="T1">03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6" draw:id="id156" draw:layer="layout" svg:width="7.1cm" svg:height="0.9cm" svg:x="59.7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1" draw:id="id121" draw:layer="layout" svg:width="7.1cm" svg:height="0.9cm" svg:x="59.688cm" svg:y="43.1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19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4" draw:id="id154" draw:layer="layout" svg:width="7.1cm" svg:height="0.9cm" svg:x="59.751cm" svg:y="58.8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444cm"/>
          <draw:glue-point draw:id="17" svg:x="-5cm" svg:y="2cm"/>
          <draw:glue-point draw:id="18" svg:x="-5.001cm" svg:y="-5.011cm"/>
          <draw:glue-point draw:id="19" svg:x="-5.001cm" svg:y="5.011cm"/>
          <text:p text:style-name="P1"><text:span text:style-name="T1">PL</text:span></text:p>
          <text:p text:style-name="P1"><text:span text:style-name="T1">03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3" draw:id="id153" draw:layer="layout" svg:width="7.1cm" svg:height="0.9cm" svg:x="49.651cm" svg:y="58.8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444cm"/>
          <draw:glue-point draw:id="17" svg:x="-5cm" svg:y="2cm"/>
          <draw:glue-point draw:id="18" svg:x="-5.001cm" svg:y="-5.011cm"/>
          <draw:glue-point draw:id="19" svg:x="-5.001cm" svg:y="5.011cm"/>
          <text:p text:style-name="P1"><text:span text:style-name="T1">PL</text:span></text:p>
          <text:p text:style-name="P1"><text:span text:style-name="T1">05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0" draw:id="id120" draw:layer="layout" svg:width="7.1cm" svg:height="0.9cm" svg:x="49.588cm" svg:y="43.1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8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9" draw:id="id119" draw:layer="layout" svg:width="7.1cm" svg:height="0.9cm" svg:x="39.988cm" svg:y="43.1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12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4" draw:id="id164" draw:layer="layout" svg:width="7.1cm" svg:height="0.9cm" svg:x="40.051cm" svg:y="58.8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444cm"/>
          <draw:glue-point draw:id="17" svg:x="-5cm" svg:y="2cm"/>
          <draw:glue-point draw:id="18" svg:x="-5.001cm" svg:y="-5.011cm"/>
          <draw:glue-point draw:id="19" svg:x="-5.001cm" svg:y="5.011cm"/>
          <text:p text:style-name="P1"><text:span text:style-name="T1">PL</text:span></text:p>
          <text:p text:style-name="P1"><text:span text:style-name="T1">08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9" draw:id="id169" draw:layer="layout" svg:width="7.1cm" svg:height="0.9cm" svg:x="30.588cm" svg:y="43.15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.001cm" svg:y="5.011cm"/>
          <draw:glue-point draw:id="19" svg:x="-5.001cm" svg:y="-5.011cm"/>
          <text:p text:style-name="P1"><text:span text:style-name="T1">PL</text:span></text:p>
          <text:p text:style-name="P1"><text:span text:style-name="T1">17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3" draw:id="id263" draw:layer="layout" svg:width="1cm" svg:height="0.9cm" svg:x="56.221cm" svg:y="76.943cm">
          <text:p text:style-name="P1"><text:span text:style-name="T1">IMUX</text:span></text:p>
          <text:p text:style-name="P1"><text:span text:style-name="T1">16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1" draw:id="id261" draw:layer="layout" svg:width="1cm" svg:height="0.9cm" svg:x="39.421cm" svg:y="76.943cm">
          <text:p text:style-name="P1"><text:span text:style-name="T1">IMUX</text:span></text:p>
          <text:p text:style-name="P1"><text:span text:style-name="T1">15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7" draw:id="id257" draw:layer="layout" svg:width="1cm" svg:height="0.9cm" svg:x="46.621cm" svg:y="76.943cm">
          <text:p text:style-name="P1"><text:span text:style-name="T1">IMUX</text:span></text:p>
          <text:p text:style-name="P1"><text:span text:style-name="T1">19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5" draw:id="id255" draw:layer="layout" svg:width="1cm" svg:height="0.9cm" svg:x="51.421cm" svg:y="76.943cm">
          <text:p text:style-name="P1"><text:span text:style-name="T1">IMUX</text:span></text:p>
          <text:p text:style-name="P1"><text:span text:style-name="T1">18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5" draw:id="id245" draw:layer="layout" svg:width="1cm" svg:height="0.9cm" svg:x="53.821cm" svg:y="76.943cm">
          <text:p text:style-name="P1"><text:span text:style-name="T1">IMUX</text:span></text:p>
          <text:p text:style-name="P1"><text:span text:style-name="T1">10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4" draw:id="id124" draw:layer="layout" svg:width="2.1cm" svg:height="0.9cm" svg:x="62.121cm" svg:y="31.343cm">
          <text:p text:style-name="P1"><text:span text:style-name="T1">CA</text:span></text:p>
          <text:p text:style-name="P1"><text:span text:style-name="T1">07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4" draw:id="id234" draw:layer="layout" svg:width="2.1cm" svg:height="0.9cm" svg:x="14.221cm" svg:y="34.466cm">
          <text:p text:style-name="P1"><text:span text:style-name="T1">HA</text:span></text:p>
          <text:p text:style-name="P1"><text:span text:style-name="T1">06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5" draw:id="id235" draw:layer="layout" svg:width="2.1cm" svg:height="0.9cm" svg:x="14.203cm" svg:y="30.856cm">
          <text:p text:style-name="P1"><text:span text:style-name="T1">HA</text:span></text:p>
          <text:p text:style-name="P1"><text:span text:style-name="T1">22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5" draw:id="id115" draw:layer="layout" svg:width="2.1cm" svg:height="0.9cm" svg:x="34.221cm" svg:y="25.243cm">
          <text:p text:style-name="P1"><text:span text:style-name="T1">FA</text:span></text:p>
          <text:p text:style-name="P1"><text:span text:style-name="T1">22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2" draw:id="id212" draw:layer="layout" svg:width="1cm" svg:height="0.9cm" svg:x="71.421cm" svg:y="52.143cm">
          <text:p text:style-name="P1"><text:span text:style-name="T1">AND</text:span></text:p>
          <text:p text:style-name="P1"><text:span text:style-name="T1">15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5" draw:id="id215" draw:layer="layout" svg:width="1cm" svg:height="0.9cm" svg:x="71.421cm" svg:y="45.443cm">
          <text:p text:style-name="P1"><text:span text:style-name="T1">AND</text:span></text:p>
          <text:p text:style-name="P1"><text:span text:style-name="T1">22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8" draw:id="id208" draw:layer="layout" svg:width="1cm" svg:height="0.9cm" svg:x="71.421cm" svg:y="44.143cm">
          <text:p text:style-name="P1"><text:span text:style-name="T1">AND</text:span></text:p>
          <text:p text:style-name="P1"><text:span text:style-name="T1">24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2" draw:id="id222" draw:layer="layout" svg:width="1cm" svg:height="0.9cm" svg:x="71.421cm" svg:y="41.543cm">
          <text:p text:style-name="P1"><text:span text:style-name="T1">AND</text:span></text:p>
          <text:p text:style-name="P1"><text:span text:style-name="T1">25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8" draw:id="id308" draw:layer="layout" svg:width="1cm" svg:height="0.9cm" svg:x="71.421cm" svg:y="61.943cm">
          <text:p text:style-name="P1"><text:span text:style-name="T1">AND</text:span></text:p>
          <text:p text:style-name="P1"><text:span text:style-name="T1">26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1" draw:id="id221" draw:layer="layout" svg:width="1cm" svg:height="0.9cm" svg:x="71.421cm" svg:y="56.343cm">
          <text:p text:style-name="P1"><text:span text:style-name="T1">AND</text:span></text:p>
          <text:p text:style-name="P1"><text:span text:style-name="T1">12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0" draw:id="id220" draw:layer="layout" svg:width="1cm" svg:height="0.9cm" svg:x="71.421cm" svg:y="54.943cm">
          <text:p text:style-name="P1"><text:span text:style-name="T1">AND</text:span></text:p>
          <text:p text:style-name="P1"><text:span text:style-name="T1">07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2.1cm" svg:height="0.9cm" svg:x="77.321cm" svg:y="27.843cm">
          <text:p text:style-name="P1"><text:span text:style-name="T1">CA</text:span></text:p>
          <text:p text:style-name="P1"><text:span text:style-name="T1">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9" draw:id="id219" draw:layer="layout" svg:width="1cm" svg:height="0.9cm" svg:x="71.421cm" svg:y="53.543cm">
          <text:p text:style-name="P1"><text:span text:style-name="T1">AND</text:span></text:p>
          <text:p text:style-name="P1"><text:span text:style-name="T1">1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3" draw:id="id123" draw:layer="layout" svg:width="2.1cm" svg:height="0.9cm" svg:x="65.321cm" svg:y="31.143cm">
          <text:p text:style-name="P1"><text:span text:style-name="T1">CA</text:span></text:p>
          <text:p text:style-name="P1"><text:span text:style-name="T1">07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3" draw:id="id213" draw:layer="layout" svg:width="1cm" svg:height="0.9cm" svg:x="71.421cm" svg:y="57.743cm">
          <text:p text:style-name="P1"><text:span text:style-name="T1">AND</text:span></text:p>
          <text:p text:style-name="P1"><text:span text:style-name="T1">17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8" draw:id="id218" draw:layer="layout" svg:width="1cm" svg:height="0.9cm" svg:x="71.421cm" svg:y="50.743cm">
          <text:p text:style-name="P1"><text:span text:style-name="T1">AND</text:span></text:p>
          <text:p text:style-name="P1"><text:span text:style-name="T1">08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6" draw:id="id216" draw:layer="layout" svg:width="1cm" svg:height="0.9cm" svg:x="71.421cm" svg:y="60.543cm">
          <text:p text:style-name="P1"><text:span text:style-name="T1">AND</text:span></text:p>
          <text:p text:style-name="P1"><text:span text:style-name="T1">26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7" draw:id="id217" draw:layer="layout" svg:width="1cm" svg:height="0.9cm" svg:x="71.421cm" svg:y="63.243cm">
          <text:p text:style-name="P1"><text:span text:style-name="T1">AND</text:span></text:p>
          <text:p text:style-name="P1"><text:span text:style-name="T1">25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4" draw:id="id214" draw:layer="layout" svg:width="1cm" svg:height="0.9cm" svg:x="71.421cm" svg:y="59.143cm">
          <text:p text:style-name="P1"><text:span text:style-name="T1">AND</text:span></text:p>
          <text:p text:style-name="P1"><text:span text:style-name="T1">26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1" draw:id="id211" draw:layer="layout" svg:width="1cm" svg:height="0.9cm" svg:x="71.421cm" svg:y="48.043cm">
          <text:p text:style-name="P1"><text:span text:style-name="T1">AND</text:span></text:p>
          <text:p text:style-name="P1"><text:span text:style-name="T1">16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0" draw:id="id70" draw:layer="layout" svg:width="2.1cm" svg:height="0.9cm" svg:x="87.521cm" svg:y="28.143cm">
          <text:p text:style-name="P1"><text:span text:style-name="T1">CA</text:span></text:p>
          <text:p text:style-name="P1"><text:span text:style-name="T1">14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0" draw:id="id50" draw:layer="layout" svg:width="2.1cm" svg:height="0.9cm" svg:x="94.421cm" svg:y="24.943cm">
          <text:p text:style-name="P1"><text:span text:style-name="T1">CA</text:span></text:p>
          <text:p text:style-name="P1"><text:span text:style-name="T1">23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7" draw:id="id77" draw:layer="layout" svg:width="2.1cm" svg:height="0.9cm" svg:x="101.121cm" svg:y="22.043cm">
          <text:p text:style-name="P1"><text:span text:style-name="T1">CA</text:span></text:p>
          <text:p text:style-name="P1"><text:span text:style-name="T1">23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9" draw:id="id209" draw:layer="layout" svg:width="1cm" svg:height="0.9cm" svg:x="71.421cm" svg:y="49.343cm">
          <text:p text:style-name="P1"><text:span text:style-name="T1">AND</text:span></text:p>
          <text:p text:style-name="P1"><text:span text:style-name="T1">10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8" draw:id="id178" draw:layer="layout" svg:width="1cm" svg:height="0.9cm" svg:x="62.621cm" svg:y="71.143cm">
          <text:p text:style-name="P1"><text:span text:style-name="T1">NOT</text:span></text:p>
          <text:p text:style-name="P1"><text:span text:style-name="T1">2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2" draw:id="id162" draw:layer="layout" svg:width="1cm" svg:height="0.9cm" svg:x="38.521cm" svg:y="71.143cm">
          <text:p text:style-name="P1"><text:span text:style-name="T1">NOT</text:span></text:p>
          <text:p text:style-name="P1"><text:span text:style-name="T1">1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7" draw:id="id207" draw:layer="layout" svg:width="1cm" svg:height="0.9cm" svg:x="71.421cm" svg:y="46.743cm">
          <text:p text:style-name="P1"><text:span text:style-name="T1">AND</text:span></text:p>
          <text:p text:style-name="P1"><text:span text:style-name="T1">22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0" draw:id="id200" draw:layer="layout" svg:width="1cm" svg:height="0.9cm" svg:x="65.394cm" svg:y="51.943cm">
          <text:p text:style-name="P1"><text:span text:style-name="T1">NOT</text:span></text:p>
          <text:p text:style-name="P1"><text:span text:style-name="T1">0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5" draw:id="id105" draw:layer="layout" svg:width="2.1cm" svg:height="0.9cm" svg:x="22.321cm" svg:y="25.143cm">
          <text:p text:style-name="P1"><text:span text:style-name="T1">FA</text:span></text:p>
          <text:p text:style-name="P1"><text:span text:style-name="T1">15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2" draw:id="id102" draw:layer="layout" svg:width="2.1cm" svg:height="0.9cm" svg:x="27.221cm" svg:y="25.149cm">
          <text:p text:style-name="P1"><text:span text:style-name="T1">FA</text:span></text:p>
          <text:p text:style-name="P1"><text:span text:style-name="T1">19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7" draw:id="id107" draw:layer="layout" svg:width="2.1cm" svg:height="0.9cm" svg:x="42.721cm" svg:y="28.343cm">
          <text:p text:style-name="P1"><text:span text:style-name="T1">FA</text:span></text:p>
          <text:p text:style-name="P1"><text:span text:style-name="T1">06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0" draw:id="id100" draw:layer="layout" svg:width="2.1cm" svg:height="0.9cm" svg:x="32.021cm" svg:y="25.243cm">
          <text:p text:style-name="P1"><text:span text:style-name="T1">FA</text:span></text:p>
          <text:p text:style-name="P1"><text:span text:style-name="T1">13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8" draw:id="id108" draw:layer="layout" svg:width="2.1cm" svg:height="0.9cm" svg:x="50.021cm" svg:y="28.343cm">
          <text:p text:style-name="P1"><text:span text:style-name="T1">FA</text:span></text:p>
          <text:p text:style-name="P1"><text:span text:style-name="T1">02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5" draw:id="id135" draw:layer="layout" svg:width="2.1cm" svg:height="0.9cm" svg:x="52.521cm" svg:y="28.343cm">
          <text:p text:style-name="P1"><text:span text:style-name="T1">FA</text:span></text:p>
          <text:p text:style-name="P1"><text:span text:style-name="T1">03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4" draw:id="id134" draw:layer="layout" svg:width="2.1cm" svg:height="0.9cm" svg:x="47.821cm" svg:y="28.343cm">
          <text:p text:style-name="P1"><text:span text:style-name="T1">FA</text:span></text:p>
          <text:p text:style-name="P1"><text:span text:style-name="T1">1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2" draw:id="id202" draw:layer="layout" svg:width="1cm" svg:height="0.9cm" svg:x="65.394cm" svg:y="62.643cm">
          <text:p text:style-name="P1"><text:span text:style-name="T1">NOT</text:span></text:p>
          <text:p text:style-name="P1"><text:span text:style-name="T1">06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0" draw:id="id130" draw:layer="layout" svg:width="2.1cm" svg:height="0.9cm" svg:x="61.321cm" svg:y="28.343cm">
          <text:p text:style-name="P1"><text:span text:style-name="T1">FA</text:span></text:p>
          <text:p text:style-name="P1"><text:span text:style-name="T1">04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3" draw:id="id133" draw:layer="layout" svg:width="2.1cm" svg:height="0.9cm" svg:x="58.521cm" svg:y="28.343cm">
          <text:p text:style-name="P1"><text:span text:style-name="T1">FA</text:span></text:p>
          <text:p text:style-name="P1"><text:span text:style-name="T1">0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1" draw:id="id131" draw:layer="layout" svg:width="2.1cm" svg:height="0.9cm" svg:x="67.921cm" svg:y="29.043cm">
          <text:p text:style-name="P1"><text:span text:style-name="T1">FA</text:span></text:p>
          <text:p text:style-name="P1"><text:span text:style-name="T1">00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2" draw:id="id132" draw:layer="layout" svg:width="2.1cm" svg:height="0.9cm" svg:x="70.221cm" svg:y="29.043cm">
          <text:p text:style-name="P1"><text:span text:style-name="T1">FA</text:span></text:p>
          <text:p text:style-name="P1"><text:span text:style-name="T1">0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6" draw:id="id126" draw:layer="layout" svg:width="2.1cm" svg:height="0.9cm" svg:x="72.421cm" svg:y="24.943cm">
          <text:p text:style-name="P1"><text:span text:style-name="T1">FA</text:span></text:p>
          <text:p text:style-name="P1"><text:span text:style-name="T1">07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1" draw:id="id201" draw:layer="layout" svg:width="1cm" svg:height="0.9cm" svg:x="65.394cm" svg:y="57.343cm">
          <text:p text:style-name="P1"><text:span text:style-name="T1">NOT</text:span></text:p>
          <text:p text:style-name="P1"><text:span text:style-name="T1">01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8" draw:id="id128" draw:layer="layout" svg:width="2.1cm" svg:height="0.9cm" svg:x="81.421cm" svg:y="24.943cm">
          <text:p text:style-name="P1"><text:span text:style-name="T1">FA</text:span></text:p>
          <text:p text:style-name="P1"><text:span text:style-name="T1">10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5" draw:id="id195" draw:layer="layout" svg:width="1cm" svg:height="0.9cm" svg:x="65.394cm" svg:y="46.743cm">
          <text:p text:style-name="P1"><text:span text:style-name="T1">NOT</text:span></text:p>
          <text:p text:style-name="P1"><text:span text:style-name="T1">08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9" draw:id="id129" draw:layer="layout" svg:width="2.1cm" svg:height="0.9cm" svg:x="89.721cm" svg:y="24.943cm">
          <text:p text:style-name="P1"><text:span text:style-name="T1">FA</text:span></text:p>
          <text:p text:style-name="P1"><text:span text:style-name="T1">22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3.5cm" svg:height="0.9cm" svg:x="86.521cm" svg:y="11.843cm">
          <text:p text:style-name="P1"><text:span text:style-name="T1">WS1</text:span></text:p>
          <text:p text:style-name="P1"><text:span text:style-name="T1">22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8" draw:id="id98" draw:layer="layout" svg:width="2.1cm" svg:height="0.9cm" svg:x="41.621cm" svg:y="25.243cm">
          <text:p text:style-name="P1"><text:span text:style-name="T1">FA</text:span></text:p>
          <text:p text:style-name="P1"><text:span text:style-name="T1">15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9" draw:id="id99" draw:layer="layout" svg:width="2.1cm" svg:height="0.9cm" svg:x="48.821cm" svg:y="22.043cm">
          <text:p text:style-name="P1"><text:span text:style-name="T1">FA</text:span></text:p>
          <text:p text:style-name="P1"><text:span text:style-name="T1">15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4" draw:id="id104" draw:layer="layout" svg:width="2.1cm" svg:height="0.9cm" svg:x="44.921cm" svg:y="28.343cm">
          <text:p text:style-name="P1"><text:span text:style-name="T1">FA</text:span></text:p>
          <text:p text:style-name="P1"><text:span text:style-name="T1">23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7" draw:id="id127" draw:layer="layout" svg:width="2.1cm" svg:height="0.9cm" svg:x="79.221cm" svg:y="24.943cm">
          <text:p text:style-name="P1"><text:span text:style-name="T1">FA</text:span></text:p>
          <text:p text:style-name="P1"><text:span text:style-name="T1">06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2" draw:id="id112" draw:layer="layout" svg:width="2.1cm" svg:height="0.9cm" svg:x="38.821cm" svg:y="28.443cm">
          <text:p text:style-name="P1"><text:span text:style-name="T1">FA</text:span></text:p>
          <text:p text:style-name="P1"><text:span text:style-name="T1">18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9" draw:id="id189" draw:layer="layout" svg:width="1cm" svg:height="0.9cm" svg:x="45.721cm" svg:y="70.043cm">
          <text:p text:style-name="P1"><text:span text:style-name="T1">NOT</text:span></text:p>
          <text:p text:style-name="P1"><text:span text:style-name="T1">09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6" draw:id="id186" draw:layer="layout" svg:width="1cm" svg:height="0.9cm" svg:x="43.421cm" svg:y="71.143cm">
          <text:p text:style-name="P1"><text:span text:style-name="T1">NOT</text:span></text:p>
          <text:p text:style-name="P1"><text:span text:style-name="T1">09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5" draw:id="id185" draw:layer="layout" svg:width="1cm" svg:height="0.9cm" svg:x="40.921cm" svg:y="70.043cm">
          <text:p text:style-name="P1"><text:span text:style-name="T1">NOT</text:span></text:p>
          <text:p text:style-name="P1"><text:span text:style-name="T1">1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2" draw:id="id182" draw:layer="layout" svg:width="1cm" svg:height="0.9cm" svg:x="60.021cm" svg:y="69.943cm">
          <text:p text:style-name="P1"><text:span text:style-name="T1">NOT</text:span></text:p>
          <text:p text:style-name="P1"><text:span text:style-name="T1">14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6" draw:id="id176" draw:layer="layout" svg:width="1cm" svg:height="0.9cm" svg:x="50.521cm" svg:y="70.043cm">
          <text:p text:style-name="P1"><text:span text:style-name="T1">NOT</text:span></text:p>
          <text:p text:style-name="P1"><text:span text:style-name="T1">09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8" draw:id="id168" draw:layer="layout" svg:width="7.1cm" svg:height="0.9cm" svg:x="30.651cm" svg:y="58.8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966cm"/>
          <draw:glue-point draw:id="17" svg:x="-5cm" svg:y="2.588cm"/>
          <draw:glue-point draw:id="18" svg:x="-5cm" svg:y="4.811cm"/>
          <draw:glue-point draw:id="19" svg:x="-5.001cm" svg:y="-5.011cm"/>
          <text:p text:style-name="P1"><text:span text:style-name="T1">PL</text:span></text:p>
          <text:p text:style-name="P1"><text:span text:style-name="T1">050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2.1cm" svg:height="0.9cm" svg:x="69.221cm" svg:y="16.843cm">
          <text:p text:style-name="P1"><text:span text:style-name="T1">DFF (clk1)</text:span></text:p>
          <text:p text:style-name="P1"><text:span text:style-name="T1">02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1cm" svg:height="0.9cm" svg:x="71.621cm" svg:y="16.843cm">
          <text:p text:style-name="P1"><text:span text:style-name="T1">DFF (clk1)</text:span></text:p>
          <text:p text:style-name="P1"><text:span text:style-name="T1">06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2.671cm" svg:y1="16.843cm" svg:x2="73.871cm" svg:y2="9.443cm" draw:start-shape="id1" draw:start-glue-point="0" draw:end-shape="id2" draw:end-glue-point="2" svg:d="M72671 16843l1200-7400" svg:viewBox="0 0 1201 7401">
          <text:p text:style-name="P1"><text:span text:style-name="T3">in5</text:span></text:p>
        </draw:connector>
        <draw:custom-shape draw:style-name="gr2" draw:text-style-name="P2" xml:id="id3" draw:id="id3" draw:layer="layout" svg:width="2.1cm" svg:height="0.9cm" svg:x="74.027cm" svg:y="16.827cm">
          <text:p text:style-name="P1"><text:span text:style-name="T1">DFF (clk1)</text:span></text:p>
          <text:p text:style-name="P1"><text:span text:style-name="T1">0800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75.077cm" svg:y1="16.827cm" svg:x2="73.871cm" svg:y2="9.443cm" draw:start-shape="id3" draw:start-glue-point="0" draw:end-shape="id2" draw:end-glue-point="2" svg:d="M75077 16827l-1206-7384" svg:viewBox="0 0 1207 7385">
          <text:p text:style-name="P1"><text:span text:style-name="T4">in4</text:span></text:p>
        </draw:connector>
        <draw:custom-shape draw:style-name="gr2" draw:text-style-name="P2" xml:id="id4" draw:id="id4" draw:layer="layout" svg:width="2.1cm" svg:height="0.9cm" svg:x="59.621cm" svg:y="16.843cm">
          <text:p text:style-name="P1"><text:span text:style-name="T1">DFF (clk1)</text:span></text:p>
          <text:p text:style-name="P1"><text:span text:style-name="T1">14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0.671cm" svg:y1="16.843cm" svg:x2="59.471cm" svg:y2="12.543cm" draw:start-shape="id4" draw:start-glue-point="0" draw:end-shape="id5" draw:end-glue-point="2" svg:d="M60671 16843l-1200-4300" svg:viewBox="0 0 1201 4301">
          <text:p text:style-name="P1"><text:span text:style-name="T3">in5</text:span></text:p>
        </draw:connector>
        <draw:custom-shape draw:style-name="gr2" draw:text-style-name="P2" xml:id="id6" draw:id="id6" draw:layer="layout" svg:width="2.1cm" svg:height="0.9cm" svg:x="62.021cm" svg:y="16.843cm">
          <text:p text:style-name="P1"><text:span text:style-name="T1">DFF (clk1)</text:span></text:p>
          <text:p text:style-name="P1"><text:span text:style-name="T1">15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3.071cm" svg:y1="16.843cm" svg:x2="64.171cm" svg:y2="9.443cm" draw:start-shape="id6" draw:start-glue-point="0" draw:end-shape="id7" draw:end-glue-point="2" svg:d="M63071 16843l1100-7400" svg:viewBox="0 0 1101 7401">
          <text:p text:style-name="P1"><text:span text:style-name="T3">in4</text:span></text:p>
        </draw:connector>
        <draw:custom-shape draw:style-name="gr2" draw:text-style-name="P2" xml:id="id8" draw:id="id8" draw:layer="layout" svg:width="2.1cm" svg:height="0.9cm" svg:x="64.421cm" svg:y="16.843cm">
          <text:p text:style-name="P1"><text:span text:style-name="T1">DFF (clk1)</text:span></text:p>
          <text:p text:style-name="P1"><text:span text:style-name="T1">01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5.471cm" svg:y1="16.843cm" svg:x2="64.171cm" svg:y2="9.443cm" draw:start-shape="id8" draw:start-glue-point="0" draw:end-shape="id7" draw:end-glue-point="2" svg:d="M65471 16843l-1300-7400" svg:viewBox="0 0 1301 7401">
          <text:p text:style-name="P1"><text:span text:style-name="T3">in5</text:span></text:p>
        </draw:connector>
        <draw:custom-shape draw:style-name="gr2" draw:text-style-name="P2" xml:id="id9" draw:id="id9" draw:layer="layout" svg:width="2.1cm" svg:height="0.9cm" svg:x="54.821cm" svg:y="16.843cm">
          <text:p text:style-name="P1"><text:span text:style-name="T1">DFF (clk1)</text:span></text:p>
          <text:p text:style-name="P1"><text:span text:style-name="T1">16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5.871cm" svg:y1="16.843cm" svg:x2="54.671cm" svg:y2="9.443cm" draw:start-shape="id9" draw:start-glue-point="0" draw:end-shape="id10" draw:end-glue-point="2" svg:d="M55871 16843l-1200-7400" svg:viewBox="0 0 1201 7401">
          <text:p text:style-name="P1"><text:span text:style-name="T3">in5</text:span></text:p>
        </draw:connector>
        <draw:custom-shape draw:style-name="gr2" draw:text-style-name="P2" xml:id="id11" draw:id="id11" draw:layer="layout" svg:width="2.1cm" svg:height="0.9cm" svg:x="78.821cm" svg:y="16.843cm">
          <text:p text:style-name="P1"><text:span text:style-name="T1">DFF (clk1)</text:span></text:p>
          <text:p text:style-name="P1"><text:span text:style-name="T1">18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9.871cm" svg:y1="16.843cm" svg:x2="78.671cm" svg:y2="12.743cm" draw:start-shape="id11" draw:start-glue-point="0" draw:end-shape="id12" draw:end-glue-point="2" svg:d="M79871 16843l-1200-4100" svg:viewBox="0 0 1201 4101">
          <text:p text:style-name="P1"><text:span text:style-name="T3">in4</text:span></text:p>
        </draw:connector>
        <draw:custom-shape draw:style-name="gr2" draw:text-style-name="P2" xml:id="id13" draw:id="id13" draw:layer="layout" svg:width="2.1cm" svg:height="0.9cm" svg:x="76.421cm" svg:y="16.843cm">
          <text:p text:style-name="P1"><text:span text:style-name="T1">DFF (clk1)</text:span></text:p>
          <text:p text:style-name="P1"><text:span text:style-name="T1">19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7.471cm" svg:y1="16.843cm" svg:x2="78.671cm" svg:y2="12.743cm" draw:start-shape="id13" draw:start-glue-point="0" draw:end-shape="id12" draw:end-glue-point="2" svg:d="M77471 16843l1200-4100" svg:viewBox="0 0 1201 4101">
          <text:p text:style-name="P1"><text:span text:style-name="T3">in5</text:span></text:p>
        </draw:connector>
        <draw:custom-shape draw:style-name="gr2" draw:text-style-name="P2" xml:id="id14" draw:id="id14" draw:layer="layout" svg:width="2.1cm" svg:height="0.9cm" svg:x="66.821cm" svg:y="16.843cm">
          <text:p text:style-name="P1"><text:span text:style-name="T1">DFF (clk1)</text:span></text:p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7.871cm" svg:y1="16.843cm" svg:x2="68.971cm" svg:y2="12.743cm" draw:start-shape="id14" draw:start-glue-point="0" draw:end-shape="id15" draw:end-glue-point="2" svg:d="M67871 16843l1100-4100" svg:viewBox="0 0 1101 4101">
          <text:p text:style-name="P1"><text:span text:style-name="T3">in5</text:span></text:p>
        </draw:connector>
        <draw:custom-shape draw:style-name="gr2" draw:text-style-name="P2" xml:id="id16" draw:id="id16" draw:layer="layout" svg:width="2.1cm" svg:height="0.9cm" svg:x="52.421cm" svg:y="16.843cm">
          <text:p text:style-name="P1"><text:span text:style-name="T1">DFF (clk1)</text:span></text:p>
          <text:p text:style-name="P1"><text:span text:style-name="T1">17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3.471cm" svg:y1="16.843cm" svg:x2="54.671cm" svg:y2="9.443cm" draw:start-shape="id16" draw:start-glue-point="0" draw:end-shape="id10" draw:end-glue-point="2" svg:d="M53471 16843l1200-7400" svg:viewBox="0 0 1201 7401">
          <text:p text:style-name="P1"><text:span text:style-name="T3">in4</text:span></text:p>
        </draw:connector>
        <draw:custom-shape draw:style-name="gr2" draw:text-style-name="P2" xml:id="id17" draw:id="id17" draw:layer="layout" svg:width="2.1cm" svg:height="0.9cm" svg:x="47.621cm" svg:y="16.843cm">
          <text:p text:style-name="P1"><text:span text:style-name="T1">DFF (clk1)</text:span></text:p>
          <text:p text:style-name="P1"><text:span text:style-name="T1">19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8.671cm" svg:y1="16.843cm" svg:x2="49.871cm" svg:y2="12.543cm" draw:start-shape="id17" draw:start-glue-point="0" draw:end-shape="id18" draw:end-glue-point="2" svg:d="M48671 16843l1200-4300" svg:viewBox="0 0 1201 4301">
          <text:p text:style-name="P1"><text:span text:style-name="T3">in4</text:span></text:p>
        </draw:connector>
        <draw:custom-shape draw:style-name="gr2" draw:text-style-name="P2" xml:id="id19" draw:id="id19" draw:layer="layout" svg:width="2.1cm" svg:height="0.9cm" svg:x="50.021cm" svg:y="16.883cm">
          <text:p text:style-name="P1"><text:span text:style-name="T1">DFF (clk1)</text:span></text:p>
          <text:p text:style-name="P1"><text:span text:style-name="T1">20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1.071cm" svg:y1="16.883cm" svg:x2="49.871cm" svg:y2="12.543cm" draw:start-shape="id19" draw:start-glue-point="0" draw:end-shape="id18" draw:end-glue-point="2" svg:d="M51071 16883l-1200-4340" svg:viewBox="0 0 1201 4341">
          <text:p text:style-name="P1"><text:span text:style-name="T3">in5</text:span></text:p>
        </draw:connector>
        <draw:custom-shape draw:style-name="gr2" draw:text-style-name="P2" xml:id="id20" draw:id="id20" draw:layer="layout" svg:width="2.1cm" svg:height="0.9cm" svg:x="83.621cm" svg:y="16.843cm">
          <text:p text:style-name="P1"><text:span text:style-name="T1">DFF (clk1)</text:span></text:p>
          <text:p text:style-name="P1"><text:span text:style-name="T1">2110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84.671cm" svg:y1="16.843cm" svg:x2="83.571cm" svg:y2="9.443cm" draw:start-shape="id20" draw:start-glue-point="0" draw:end-shape="id21" draw:end-glue-point="2" svg:d="M84671 16843l-1100-7400" svg:viewBox="0 0 1101 7401">
          <text:p text:style-name="P1"><text:span text:style-name="T4">in4</text:span></text:p>
        </draw:connector>
        <draw:custom-shape draw:style-name="gr2" draw:text-style-name="P2" xml:id="id22" draw:id="id22" draw:layer="layout" svg:width="2.1cm" svg:height="0.9cm" svg:x="86.021cm" svg:y="16.843cm">
          <text:p text:style-name="P1"><text:span text:style-name="T1">DFF (clk1)</text:span></text:p>
          <text:p text:style-name="P1"><text:span text:style-name="T1">21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7.071cm" svg:y1="16.843cm" svg:x2="88.271cm" svg:y2="12.743cm" draw:start-shape="id22" draw:start-glue-point="0" draw:end-shape="id23" draw:end-glue-point="2" svg:d="M87071 16843l1200-4100" svg:viewBox="0 0 1201 4101">
          <text:p text:style-name="P1"><text:span text:style-name="T3">in5</text:span></text:p>
        </draw:connector>
        <draw:custom-shape draw:style-name="gr2" draw:text-style-name="P2" xml:id="id24" draw:id="id24" draw:layer="layout" svg:width="2.1cm" svg:height="0.9cm" svg:x="81.221cm" svg:y="16.843cm">
          <text:p text:style-name="P1"><text:span text:style-name="T1">DFF (clk1)</text:span></text:p>
          <text:p text:style-name="P1"><text:span text:style-name="T1">210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2.271cm" svg:y1="16.843cm" svg:x2="83.571cm" svg:y2="9.443cm" draw:start-shape="id24" draw:start-glue-point="0" draw:end-shape="id21" draw:end-glue-point="2" svg:d="M82271 16843l1300-7400" svg:viewBox="0 0 1301 7401">
          <text:p text:style-name="P1"><text:span text:style-name="T3">in5</text:span></text:p>
        </draw:connector>
        <draw:custom-shape draw:style-name="gr2" draw:text-style-name="P2" xml:id="id25" draw:id="id25" draw:layer="layout" svg:width="2.1cm" svg:height="0.9cm" svg:x="57.221cm" svg:y="16.843cm">
          <text:p text:style-name="P1"><text:span text:style-name="T1">DFF (clk1)</text:span></text:p>
          <text:p text:style-name="P1"><text:span text:style-name="T1">17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8.271cm" svg:y1="16.843cm" svg:x2="59.471cm" svg:y2="12.543cm" draw:start-shape="id25" draw:start-glue-point="0" draw:end-shape="id5" draw:end-glue-point="2" svg:d="M58271 16843l1200-4300" svg:viewBox="0 0 1201 4301">
          <text:p text:style-name="P1"><text:span text:style-name="T3">in4</text:span></text:p>
        </draw:connector>
        <draw:custom-shape draw:style-name="gr2" draw:text-style-name="P2" xml:id="id26" draw:id="id26" draw:layer="layout" svg:width="2.1cm" svg:height="0.9cm" svg:x="88.421cm" svg:y="16.87cm">
          <text:p text:style-name="P1"><text:span text:style-name="T1">DFF (clk1)</text:span></text:p>
          <text:p text:style-name="P1"><text:span text:style-name="T1">22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9.471cm" svg:y1="16.87cm" svg:x2="88.271cm" svg:y2="12.743cm" draw:start-shape="id26" draw:start-glue-point="0" draw:end-shape="id23" draw:end-glue-point="2" svg:d="M89471 16870l-1200-4127" svg:viewBox="0 0 1201 4128">
          <text:p text:style-name="P1"><text:span text:style-name="T3">in4</text:span></text:p>
        </draw:connector>
        <draw:custom-shape draw:style-name="gr2" draw:text-style-name="P2" xml:id="id27" draw:id="id27" draw:layer="layout" svg:width="2.1cm" svg:height="0.9cm" svg:x="93.221cm" svg:y="16.918cm">
          <text:p text:style-name="P1"><text:span text:style-name="T1">DFF (clk1)</text:span></text:p>
          <text:p text:style-name="P1"><text:span text:style-name="T1">23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4.271cm" svg:y1="16.918cm" svg:x2="93.271cm" svg:y2="9.443cm" draw:start-shape="id27" draw:start-glue-point="0" draw:end-shape="id28" draw:end-glue-point="2" svg:d="M94271 16918l-1000-7475" svg:viewBox="0 0 1001 7476">
          <text:p text:style-name="P1"><text:span text:style-name="T3">in4</text:span></text:p>
        </draw:connector>
        <draw:custom-shape draw:style-name="gr2" draw:text-style-name="P2" xml:id="id29" draw:id="id29" draw:layer="layout" svg:width="2.1cm" svg:height="0.9cm" svg:x="90.821cm" svg:y="16.863cm">
          <text:p text:style-name="P1"><text:span text:style-name="T1">DFF (clk1)</text:span></text:p>
          <text:p text:style-name="P1"><text:span text:style-name="T1">24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1.871cm" svg:y1="16.863cm" svg:x2="93.271cm" svg:y2="9.443cm" draw:start-shape="id29" draw:start-glue-point="0" draw:end-shape="id28" draw:end-glue-point="2" svg:d="M91871 16863l1400-7420" svg:viewBox="0 0 1401 7421">
          <text:p text:style-name="P1"><text:span text:style-name="T3">in5</text:span></text:p>
        </draw:connector>
        <draw:custom-shape draw:style-name="gr2" draw:text-style-name="P2" xml:id="id30" draw:id="id30" draw:layer="layout" svg:width="2.1cm" svg:height="0.9cm" svg:x="42.821cm" svg:y="16.843cm">
          <text:p text:style-name="P1"><text:span text:style-name="T1">DFF (clk1)</text:span></text:p>
          <text:p text:style-name="P1"><text:span text:style-name="T1">25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3.871cm" svg:y1="16.843cm" svg:x2="44.971cm" svg:y2="9.643cm" draw:start-shape="id30" draw:start-glue-point="0" draw:end-shape="id31" draw:end-glue-point="2" svg:d="M43871 16843l1100-7200" svg:viewBox="0 0 1101 7201">
          <text:p text:style-name="P1"><text:span text:style-name="T3">in4</text:span></text:p>
        </draw:connector>
        <draw:connector draw:style-name="gr3" draw:text-style-name="P5" draw:layer="layout" draw:type="line" svg:x1="66.677cm" svg:y1="19.669cm" svg:x2="67.871cm" svg:y2="17.743cm" draw:start-shape="id32" draw:start-glue-point="0" draw:end-shape="id14" draw:end-glue-point="2" svg:d="M66677 19669l1194-1926" svg:viewBox="0 0 1195 1927">
          <text:p text:style-name="P1"><text:span text:style-name="T3">cout</text:span></text:p>
        </draw:connector>
        <draw:custom-shape draw:style-name="gr1" draw:text-style-name="P2" xml:id="id32" draw:id="id32" draw:layer="layout" svg:width="2.1cm" svg:height="0.9cm" svg:x="65.627cm" svg:y="19.669cm">
          <text:p text:style-name="P1"><text:span text:style-name="T1">FA</text:span></text:p>
          <text:p text:style-name="P1"><text:span text:style-name="T1">00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571cm" svg:y1="24.843cm" svg:x2="66.677cm" svg:y2="20.569cm" draw:start-shape="id33" draw:start-glue-point="0" draw:end-shape="id32" draw:end-glue-point="2" svg:d="M66571 24843l106-4274" svg:viewBox="0 0 107 4275">
          <text:p text:style-name="P1"><text:span text:style-name="T3">cout</text:span></text:p>
        </draw:connector>
        <draw:connector draw:style-name="gr3" draw:text-style-name="P5" draw:layer="layout" draw:type="line" svg:x1="66.677cm" svg:y1="19.669cm" svg:x2="65.471cm" svg:y2="17.743cm" draw:start-shape="id32" draw:start-glue-point="0" draw:end-shape="id8" draw:end-glue-point="2" svg:d="M66677 19669l-1206-1926" svg:viewBox="0 0 1207 1927">
          <text:p text:style-name="P1"><text:span text:style-name="T3">sum</text:span></text:p>
        </draw:connector>
        <draw:connector draw:style-name="gr3" draw:text-style-name="P5" draw:layer="layout" draw:type="line" svg:x1="71.477cm" svg:y1="19.669cm" svg:x2="72.671cm" svg:y2="17.743cm" draw:start-shape="id34" draw:start-glue-point="0" draw:end-shape="id1" draw:end-glue-point="2" svg:d="M71477 19669l1194-1926" svg:viewBox="0 0 1195 1927">
          <text:p text:style-name="P1"><text:span text:style-name="T3">cout</text:span></text:p>
        </draw:connector>
        <draw:custom-shape draw:style-name="gr1" draw:text-style-name="P2" xml:id="id34" draw:id="id34" draw:layer="layout" svg:width="2.1cm" svg:height="0.9cm" svg:x="70.427cm" svg:y="19.669cm">
          <text:p text:style-name="P1"><text:span text:style-name="T1">HA</text:span></text:p>
          <text:p text:style-name="P1"><text:span text:style-name="T1">04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1.477cm" svg:y1="19.669cm" svg:x2="70.271cm" svg:y2="17.743cm" draw:start-shape="id34" draw:start-glue-point="0" draw:end-shape="id35" draw:end-glue-point="2" svg:d="M71477 19669l-1206-1926" svg:viewBox="0 0 1207 1927">
          <text:p text:style-name="P1"><text:span text:style-name="T3">sum</text:span></text:p>
        </draw:connector>
        <draw:connector draw:style-name="gr3" draw:text-style-name="P5" draw:layer="layout" draw:type="line" svg:x1="76.277cm" svg:y1="19.669cm" svg:x2="77.471cm" svg:y2="17.743cm" draw:start-shape="id36" draw:start-glue-point="0" draw:end-shape="id13" draw:end-glue-point="2" svg:d="M76277 19669l1194-1926" svg:viewBox="0 0 1195 1927">
          <text:p text:style-name="P1"><text:span text:style-name="T3">cout</text:span></text:p>
        </draw:connector>
        <draw:custom-shape draw:style-name="gr1" draw:text-style-name="P2" xml:id="id36" draw:id="id36" draw:layer="layout" svg:width="2.1cm" svg:height="0.9cm" svg:x="75.227cm" svg:y="19.669cm">
          <text:p text:style-name="P1"><text:span text:style-name="T1">FA</text:span></text:p>
          <text:p text:style-name="P1"><text:span text:style-name="T1">08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6.277cm" svg:y1="19.669cm" svg:x2="75.077cm" svg:y2="17.727cm" draw:start-shape="id36" draw:start-glue-point="0" draw:end-shape="id3" draw:end-glue-point="2" svg:d="M76277 19669l-1200-1942" svg:viewBox="0 0 1201 1943">
          <text:p text:style-name="P1"><text:span text:style-name="T3">sum</text:span></text:p>
        </draw:connector>
        <draw:connector draw:style-name="gr3" draw:text-style-name="P5" draw:layer="layout" draw:type="line" svg:x1="61.877cm" svg:y1="19.669cm" svg:x2="63.071cm" svg:y2="17.743cm" draw:start-shape="id37" draw:start-glue-point="0" draw:end-shape="id6" draw:end-glue-point="2" svg:d="M61877 19669l1194-1926" svg:viewBox="0 0 1195 1927">
          <text:p text:style-name="P1"><text:span text:style-name="T3">cout</text:span></text:p>
        </draw:connector>
        <draw:custom-shape draw:style-name="gr1" draw:text-style-name="P2" xml:id="id37" draw:id="id37" draw:layer="layout" svg:width="2.1cm" svg:height="0.9cm" svg:x="60.827cm" svg:y="19.669cm">
          <text:p text:style-name="P1"><text:span text:style-name="T1">HA</text:span></text:p>
          <text:p text:style-name="P1"><text:span text:style-name="T1">09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1.877cm" svg:y1="19.669cm" svg:x2="60.671cm" svg:y2="17.743cm" draw:start-shape="id37" draw:start-glue-point="0" draw:end-shape="id4" draw:end-glue-point="2" svg:d="M61877 19669l-1206-1926" svg:viewBox="0 0 1207 1927">
          <text:p text:style-name="P1"><text:span text:style-name="T3">sum</text:span></text:p>
        </draw:connector>
        <draw:connector draw:style-name="gr3" draw:text-style-name="P5" draw:layer="layout" draw:type="line" svg:x1="25.766cm" svg:y1="25.118cm" svg:x2="28.271cm" svg:y2="20.569cm" draw:start-shape="id38" draw:start-glue-point="0" draw:end-shape="id39" draw:end-glue-point="2" svg:d="M25766 25118l2505-4549" svg:viewBox="0 0 2506 4550">
          <text:p text:style-name="P1"><text:span text:style-name="T3">cout</text:span></text:p>
        </draw:connector>
        <draw:custom-shape draw:style-name="gr1" draw:text-style-name="P2" xml:id="id38" draw:id="id38" draw:layer="layout" svg:width="2.1cm" svg:height="0.9cm" svg:x="24.716cm" svg:y="25.118cm">
          <text:p text:style-name="P1"><text:span text:style-name="T1">FA</text:span></text:p>
          <text:p text:style-name="P1"><text:span text:style-name="T1">10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5.668cm" svg:y1="28.643cm" svg:x2="25.766cm" svg:y2="26.018cm" draw:start-shape="id40" draw:start-glue-point="0" draw:end-shape="id38" draw:end-glue-point="2" svg:d="M25668 28643l98-2625" svg:viewBox="0 0 99 2626">
          <text:p text:style-name="P1"><text:span text:style-name="T3">cout</text:span></text:p>
        </draw:connector>
        <draw:connector draw:style-name="gr3" draw:text-style-name="P5" draw:layer="layout" draw:type="line" svg:x1="24.729cm" svg:y1="27.39cm" svg:x2="25.766cm" svg:y2="26.018cm" draw:end-shape="id38" draw:end-glue-point="2" svg:d="M24729 27390l1037-1372" svg:viewBox="0 0 1038 1373">
          <text:p text:style-name="P1"><text:span text:style-name="T3">L0_06</text:span></text:p>
        </draw:connector>
        <draw:connector draw:style-name="gr3" draw:text-style-name="P5" draw:layer="layout" draw:type="line" svg:x1="27.021cm" svg:y1="27.608cm" svg:x2="25.766cm" svg:y2="26.018cm" draw:end-shape="id38" draw:end-glue-point="2" svg:d="M27021 27608l-1255-1590" svg:viewBox="0 0 1256 1591">
          <text:p text:style-name="P1"><text:span text:style-name="T3">L1_04</text:span></text:p>
        </draw:connector>
        <draw:connector draw:style-name="gr3" draw:text-style-name="P5" draw:layer="layout" draw:type="line" svg:x1="25.766cm" svg:y1="25.118cm" svg:x2="24.571cm" svg:y2="22.943cm" draw:start-shape="id38" draw:start-glue-point="0" draw:end-shape="id41" draw:end-glue-point="2" svg:d="M25766 25118l-1195-2175" svg:viewBox="0 0 1196 2176">
          <text:p text:style-name="P1"><text:span text:style-name="T3">sum</text:span></text:p>
        </draw:connector>
        <draw:connector draw:style-name="gr3" draw:text-style-name="P5" draw:layer="layout" draw:type="line" svg:x1="57.171cm" svg:y1="19.669cm" svg:x2="58.271cm" svg:y2="17.743cm" draw:start-shape="id42" draw:start-glue-point="0" draw:end-shape="id25" draw:end-glue-point="2" svg:d="M57171 19669l1100-1926" svg:viewBox="0 0 1101 1927">
          <text:p text:style-name="P1"><text:span text:style-name="T3">cout</text:span></text:p>
        </draw:connector>
        <draw:custom-shape draw:style-name="gr1" draw:text-style-name="P2" xml:id="id42" draw:id="id42" draw:layer="layout" svg:width="2.1cm" svg:height="0.9cm" svg:x="56.121cm" svg:y="19.669cm">
          <text:p text:style-name="P1"><text:span text:style-name="T1">HA</text:span></text:p>
          <text:p text:style-name="P1"><text:span text:style-name="T1">14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7.171cm" svg:y1="19.669cm" svg:x2="55.871cm" svg:y2="17.743cm" draw:start-shape="id42" draw:start-glue-point="0" draw:end-shape="id9" draw:end-glue-point="2" svg:d="M57171 19669l-1300-1926" svg:viewBox="0 0 1301 1927">
          <text:p text:style-name="P1"><text:span text:style-name="T3">sum</text:span></text:p>
        </draw:connector>
        <draw:connector draw:style-name="gr3" draw:text-style-name="P5" draw:layer="layout" draw:type="line" svg:x1="52.271cm" svg:y1="19.669cm" svg:x2="53.471cm" svg:y2="17.743cm" draw:start-shape="id43" draw:start-glue-point="0" draw:end-shape="id16" draw:end-glue-point="2" svg:d="M52271 19669l1200-1926" svg:viewBox="0 0 1201 1927">
          <text:p text:style-name="P1"><text:span text:style-name="T3">cout</text:span></text:p>
        </draw:connector>
        <draw:custom-shape draw:style-name="gr1" draw:text-style-name="P2" xml:id="id43" draw:id="id43" draw:layer="layout" svg:width="2.1cm" svg:height="0.9cm" svg:x="51.221cm" svg:y="19.669cm">
          <text:p text:style-name="P1"><text:span text:style-name="T1">FA</text:span></text:p>
          <text:p text:style-name="P1"><text:span text:style-name="T1">15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2.271cm" svg:y1="19.669cm" svg:x2="51.071cm" svg:y2="17.783cm" draw:start-shape="id43" draw:start-glue-point="0" draw:end-shape="id19" draw:end-glue-point="2" svg:d="M52271 19669l-1200-1886" svg:viewBox="0 0 1201 1887">
          <text:p text:style-name="P1"><text:span text:style-name="T3">sum</text:span></text:p>
        </draw:connector>
        <draw:connector draw:style-name="gr3" draw:text-style-name="P5" draw:layer="layout" draw:type="line" svg:x1="47.471cm" svg:y1="19.669cm" svg:x2="48.671cm" svg:y2="17.743cm" draw:start-shape="id44" draw:start-glue-point="0" draw:end-shape="id17" draw:end-glue-point="2" svg:d="M47471 19669l1200-1926" svg:viewBox="0 0 1201 1927">
          <text:p text:style-name="P1"><text:span text:style-name="T3">cout</text:span></text:p>
        </draw:connector>
        <draw:custom-shape draw:style-name="gr1" draw:text-style-name="P2" xml:id="id44" draw:id="id44" draw:layer="layout" svg:width="2.1cm" svg:height="0.9cm" svg:x="46.421cm" svg:y="19.669cm">
          <text:p text:style-name="P1"><text:span text:style-name="T1">FA</text:span></text:p>
          <text:p text:style-name="P1"><text:span text:style-name="T1">17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7.471cm" svg:y1="19.669cm" svg:x2="46.271cm" svg:y2="17.743cm" draw:start-shape="id44" draw:start-glue-point="0" draw:end-shape="id45" draw:end-glue-point="2" svg:d="M47471 19669l-1200-1926" svg:viewBox="0 0 1201 1927">
          <text:p text:style-name="P1"><text:span text:style-name="T3">sum</text:span></text:p>
        </draw:connector>
        <draw:connector draw:style-name="gr3" draw:text-style-name="P5" draw:layer="layout" draw:type="line" svg:x1="81.077cm" svg:y1="19.669cm" svg:x2="82.271cm" svg:y2="17.743cm" draw:start-shape="id46" draw:start-glue-point="0" draw:end-shape="id24" draw:end-glue-point="2" svg:d="M81077 19669l1194-1926" svg:viewBox="0 0 1195 1927">
          <text:p text:style-name="P1"><text:span text:style-name="T3">cout</text:span></text:p>
        </draw:connector>
        <draw:custom-shape draw:style-name="gr1" draw:text-style-name="P2" xml:id="id46" draw:id="id46" draw:layer="layout" svg:width="2.1cm" svg:height="0.9cm" svg:x="80.027cm" svg:y="19.669cm">
          <text:p text:style-name="P1"><text:span text:style-name="T1">HA</text:span></text:p>
          <text:p text:style-name="P1"><text:span text:style-name="T1">18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1.077cm" svg:y1="19.669cm" svg:x2="79.871cm" svg:y2="17.743cm" draw:start-shape="id46" draw:start-glue-point="0" draw:end-shape="id11" draw:end-glue-point="2" svg:d="M81077 19669l-1206-1926" svg:viewBox="0 0 1207 1927">
          <text:p text:style-name="P1"><text:span text:style-name="T3">sum</text:span></text:p>
        </draw:connector>
        <draw:connector draw:style-name="gr3" draw:text-style-name="P5" draw:layer="layout" draw:type="line" svg:x1="85.877cm" svg:y1="19.669cm" svg:x2="87.071cm" svg:y2="17.743cm" draw:start-shape="id47" draw:start-glue-point="0" draw:end-shape="id22" draw:end-glue-point="2" svg:d="M85877 19669l1194-1926" svg:viewBox="0 0 1195 1927">
          <text:p text:style-name="P1"><text:span text:style-name="T3">cout</text:span></text:p>
        </draw:connector>
        <draw:custom-shape draw:style-name="gr1" draw:text-style-name="P2" xml:id="id47" draw:id="id47" draw:layer="layout" svg:width="2.1cm" svg:height="0.9cm" svg:x="84.827cm" svg:y="19.669cm">
          <text:p text:style-name="P1"><text:span text:style-name="T1">FA</text:span></text:p>
          <text:p text:style-name="P1"><text:span text:style-name="T1">18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5.877cm" svg:y1="19.669cm" svg:x2="84.671cm" svg:y2="17.743cm" draw:start-shape="id47" draw:start-glue-point="0" draw:end-shape="id20" draw:end-glue-point="2" svg:d="M85877 19669l-1206-1926" svg:viewBox="0 0 1207 1927">
          <text:p text:style-name="P1"><text:span text:style-name="T3">sum</text:span></text:p>
        </draw:connector>
        <draw:connector draw:style-name="gr3" draw:text-style-name="P5" draw:layer="layout" draw:type="line" svg:x1="95.471cm" svg:y1="19.669cm" svg:x2="96.671cm" svg:y2="17.818cm" draw:start-shape="id48" draw:start-glue-point="0" draw:end-shape="id49" draw:end-glue-point="2" svg:d="M95471 19669l1200-1851" svg:viewBox="0 0 1201 1852">
          <text:p text:style-name="P1"><text:span text:style-name="T3">cout</text:span></text:p>
        </draw:connector>
        <draw:custom-shape draw:style-name="gr1" draw:text-style-name="P2" xml:id="id48" draw:id="id48" draw:layer="layout" svg:width="2.1cm" svg:height="0.9cm" svg:x="94.421cm" svg:y="19.669cm">
          <text:p text:style-name="P1"><text:span text:style-name="T1">FA</text:span></text:p>
          <text:p text:style-name="P1"><text:span text:style-name="T1">23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5.471cm" svg:y1="24.943cm" svg:x2="95.471cm" svg:y2="20.569cm" draw:start-shape="id50" draw:start-glue-point="0" draw:end-shape="id48" draw:end-glue-point="2" svg:d="M95471 24943v-4374" svg:viewBox="0 0 1 4375">
          <text:p text:style-name="P1"><text:span text:style-name="T3">cout</text:span></text:p>
        </draw:connector>
        <draw:connector draw:style-name="gr3" draw:text-style-name="P5" draw:layer="layout" draw:type="line" svg:x1="95.471cm" svg:y1="19.669cm" svg:x2="94.271cm" svg:y2="17.818cm" draw:start-shape="id48" draw:start-glue-point="0" draw:end-shape="id27" draw:end-glue-point="2" svg:d="M95471 19669l-1200-1851" svg:viewBox="0 0 1201 1852">
          <text:p text:style-name="P1"><text:span text:style-name="T3">sum</text:span></text:p>
        </draw:connector>
        <draw:connector draw:style-name="gr3" draw:text-style-name="P5" draw:layer="layout" draw:type="line" svg:x1="42.671cm" svg:y1="19.669cm" svg:x2="43.871cm" svg:y2="17.743cm" draw:start-shape="id51" draw:start-glue-point="0" draw:end-shape="id30" draw:end-glue-point="2" svg:d="M42671 19669l1200-1926" svg:viewBox="0 0 1201 1927">
          <text:p text:style-name="P1"><text:span text:style-name="T3">cout</text:span></text:p>
        </draw:connector>
        <draw:custom-shape draw:style-name="gr1" draw:text-style-name="P2" xml:id="id51" draw:id="id51" draw:layer="layout" svg:width="2.1cm" svg:height="0.9cm" svg:x="41.621cm" svg:y="19.669cm">
          <text:p text:style-name="P1"><text:span text:style-name="T1">FA</text:span></text:p>
          <text:p text:style-name="P1"><text:span text:style-name="T1">23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2.671cm" svg:y1="19.669cm" svg:x2="41.471cm" svg:y2="17.743cm" draw:start-shape="id51" draw:start-glue-point="0" draw:end-shape="id52" draw:end-glue-point="2" svg:d="M42671 19669l-1200-1926" svg:viewBox="0 0 1201 1927">
          <text:p text:style-name="P1"><text:span text:style-name="T3">sum</text:span></text:p>
        </draw:connector>
        <draw:custom-shape draw:style-name="gr1" draw:text-style-name="P2" xml:id="id53" draw:id="id53" draw:layer="layout" svg:width="2.1cm" svg:height="0.9cm" svg:x="72.421cm" svg:y="28.143cm">
          <text:p text:style-name="P1"><text:span text:style-name="T1">FA</text:span></text:p>
          <text:p text:style-name="P1"><text:span text:style-name="T1">08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2.276cm" svg:y1="30.222cm" svg:x2="73.471cm" svg:y2="29.043cm" draw:end-shape="id53" draw:end-glue-point="2" svg:d="M72276 30222l1195-1179" svg:viewBox="0 0 1196 1180">
          <text:p text:style-name="P1"><text:span text:style-name="T3">L4_07</text:span></text:p>
        </draw:connector>
        <draw:connector draw:style-name="gr3" draw:text-style-name="P5" draw:layer="layout" draw:type="line" svg:x1="73.677cm" svg:y1="30.618cm" svg:x2="73.471cm" svg:y2="29.043cm" draw:end-shape="id53" draw:end-glue-point="2" svg:d="M73677 30618l-206-1575" svg:viewBox="0 0 207 1576">
          <text:p text:style-name="P1"><text:span text:style-name="T3">L5_05</text:span></text:p>
        </draw:connector>
        <draw:connector draw:style-name="gr3" draw:text-style-name="P5" draw:layer="layout" draw:type="line" svg:x1="73.471cm" svg:y1="28.143cm" svg:x2="71.071cm" svg:y2="25.543cm" draw:start-shape="id53" draw:start-glue-point="0" draw:end-shape="id54" draw:end-glue-point="2" svg:d="M73471 28143l-2400-2600" svg:viewBox="0 0 2401 2601">
          <text:p text:style-name="P1"><text:span text:style-name="T3">sum</text:span></text:p>
        </draw:connector>
        <draw:connector draw:style-name="gr3" draw:text-style-name="P5" draw:layer="layout" draw:type="line" svg:x1="24.571cm" svg:y1="22.043cm" svg:x2="24.671cm" svg:y2="17.743cm" draw:start-shape="id41" draw:start-glue-point="0" draw:end-shape="id55" draw:end-glue-point="2" svg:d="M24571 22043l100-4300" svg:viewBox="0 0 101 4301">
          <text:p text:style-name="P1"><text:span text:style-name="T3">cout</text:span></text:p>
        </draw:connector>
        <draw:custom-shape draw:style-name="gr1" draw:text-style-name="P2" xml:id="id41" draw:id="id41" draw:layer="layout" svg:width="2.1cm" svg:height="0.9cm" svg:x="23.521cm" svg:y="22.043cm">
          <text:p text:style-name="P1"><text:span text:style-name="T1">HA</text:span></text:p>
          <text:p text:style-name="P1"><text:span text:style-name="T1">152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571cm" svg:y1="22.043cm" svg:x2="18.671cm" svg:y2="21.443cm" draw:start-shape="id41" draw:start-glue-point="0" draw:end-shape="id56" draw:end-glue-point="2" svg:d="M24571 22043l-5900-600" svg:viewBox="0 0 5901 601">
          <text:p text:style-name="P1"><text:span text:style-name="T3">sum/in5</text:span></text:p>
        </draw:connector>
        <draw:custom-shape draw:style-name="gr2" draw:text-style-name="P2" xml:id="id45" draw:id="id45" draw:layer="layout" svg:width="2.1cm" svg:height="0.9cm" svg:x="45.221cm" svg:y="16.843cm">
          <text:p text:style-name="P1"><text:span text:style-name="T1">DFF (clk1)</text:span></text:p>
          <text:p text:style-name="P1"><text:span text:style-name="T1">25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6.271cm" svg:y1="16.843cm" svg:x2="44.971cm" svg:y2="9.643cm" draw:start-shape="id45" draw:start-glue-point="0" draw:end-shape="id31" draw:end-glue-point="2" svg:d="M46271 16843l-1300-7200" svg:viewBox="0 0 1301 7201">
          <text:p text:style-name="P1"><text:span text:style-name="T3">in5</text:span></text:p>
        </draw:connector>
        <draw:custom-shape draw:style-name="gr2" draw:text-style-name="P2" xml:id="id57" draw:id="id57" draw:layer="layout" svg:width="2.1cm" svg:height="0.9cm" svg:x="35.621cm" svg:y="16.843cm">
          <text:p text:style-name="P1"><text:span text:style-name="T1">DFF (clk1)</text:span></text:p>
          <text:p text:style-name="P1"><text:span text:style-name="T1">262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6.671cm" svg:y1="16.843cm" svg:x2="35.571cm" svg:y2="10.943cm" draw:start-shape="id57" draw:start-glue-point="0" draw:end-shape="id58" draw:end-glue-point="2" svg:d="M36671 16843l-1100-5900" svg:viewBox="0 0 1101 5901">
          <text:p/>
        </draw:connector>
        <draw:custom-shape draw:style-name="gr2" draw:text-style-name="P2" xml:id="id59" draw:id="id59" draw:layer="layout" svg:width="2.1cm" svg:height="0.9cm" svg:x="38.021cm" svg:y="16.843cm">
          <text:p text:style-name="P1"><text:span text:style-name="T1">DFF (clk1)</text:span></text:p>
          <text:p text:style-name="P1"><text:span text:style-name="T1">282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9.071cm" svg:y1="16.843cm" svg:x2="40.371cm" svg:y2="12.443cm" draw:start-shape="id59" draw:start-glue-point="0" draw:end-shape="id60" draw:end-glue-point="2" svg:d="M39071 16843l1300-4400" svg:viewBox="0 0 1301 4401">
          <text:p text:style-name="P1"><text:span text:style-name="T3">in4</text:span></text:p>
        </draw:connector>
        <draw:connector draw:style-name="gr3" draw:text-style-name="P5" draw:layer="layout" draw:type="line" svg:x1="37.871cm" svg:y1="19.669cm" svg:x2="39.071cm" svg:y2="17.743cm" draw:start-shape="id61" draw:start-glue-point="0" draw:end-shape="id59" draw:end-glue-point="2" svg:d="M37871 19669l1200-1926" svg:viewBox="0 0 1201 1927">
          <text:p text:style-name="P1"><text:span text:style-name="T3">cout</text:span></text:p>
        </draw:connector>
        <draw:custom-shape draw:style-name="gr1" draw:text-style-name="P2" xml:id="id61" draw:id="id61" draw:layer="layout" svg:width="2.1cm" svg:height="0.9cm" svg:x="36.821cm" svg:y="19.669cm">
          <text:p text:style-name="P1"><text:span text:style-name="T1">FA</text:span></text:p>
          <text:p text:style-name="P1"><text:span text:style-name="T1">25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7.871cm" svg:y1="19.669cm" svg:x2="36.671cm" svg:y2="17.743cm" draw:start-shape="id61" draw:start-glue-point="0" draw:end-shape="id57" draw:end-glue-point="2" svg:d="M37871 19669l-1200-1926" svg:viewBox="0 0 1201 1927">
          <text:p text:style-name="P1"><text:span text:style-name="T3">sum</text:span></text:p>
        </draw:connector>
        <draw:custom-shape draw:style-name="gr2" draw:text-style-name="P2" xml:id="id52" draw:id="id52" draw:layer="layout" svg:width="2.1cm" svg:height="0.9cm" svg:x="40.421cm" svg:y="16.843cm">
          <text:p text:style-name="P1"><text:span text:style-name="T1">DFF (clk1)</text:span></text:p>
          <text:p text:style-name="P1"><text:span text:style-name="T1">26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1.471cm" svg:y1="16.843cm" svg:x2="40.371cm" svg:y2="12.443cm" draw:start-shape="id52" draw:start-glue-point="0" draw:end-shape="id60" draw:end-glue-point="2" svg:d="M41471 16843l-1100-4400" svg:viewBox="0 0 1101 4401">
          <text:p text:style-name="P1"><text:span text:style-name="T3">in5</text:span></text:p>
        </draw:connector>
        <draw:connector draw:style-name="gr3" draw:text-style-name="P5" draw:layer="layout" draw:type="line" svg:x1="64.271cm" svg:y1="21.999cm" svg:x2="66.677cm" svg:y2="20.569cm" draw:start-shape="id62" draw:start-glue-point="0" draw:end-shape="id32" draw:end-glue-point="2" svg:d="M64271 21999l2406-1430" svg:viewBox="0 0 2407 1431">
          <text:p text:style-name="P1"><text:span text:style-name="T3">cout</text:span></text:p>
        </draw:connector>
        <draw:custom-shape draw:style-name="gr1" draw:text-style-name="P2" xml:id="id62" draw:id="id62" draw:layer="layout" svg:width="2.1cm" svg:height="0.9cm" svg:x="63.221cm" svg:y="21.999cm">
          <text:p text:style-name="P1"><text:span text:style-name="T1">FA</text:span></text:p>
          <text:p text:style-name="P1"><text:span text:style-name="T1">02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4.271cm" svg:y1="21.999cm" svg:x2="61.877cm" svg:y2="20.569cm" draw:start-shape="id62" draw:start-glue-point="0" draw:end-shape="id37" draw:end-glue-point="2" svg:d="M64271 21999l-2394-1430" svg:viewBox="0 0 2395 1431">
          <text:p text:style-name="P1"><text:span text:style-name="T3">sum</text:span></text:p>
        </draw:connector>
        <draw:custom-shape draw:style-name="gr1" draw:text-style-name="P2" xml:id="id33" draw:id="id33" draw:layer="layout" svg:width="2.1cm" svg:height="0.9cm" svg:x="65.521cm" svg:y="24.843cm">
          <text:p text:style-name="P1"><text:span text:style-name="T1">FA</text:span></text:p>
          <text:p text:style-name="P1"><text:span text:style-name="T1">01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571cm" svg:y1="24.843cm" svg:x2="64.271cm" svg:y2="22.899cm" draw:start-shape="id33" draw:start-glue-point="0" draw:end-shape="id62" draw:end-glue-point="2" svg:d="M66571 24843l-2300-1944" svg:viewBox="0 0 2301 1945">
          <text:p text:style-name="P1"><text:span text:style-name="T3">sum</text:span></text:p>
        </draw:connector>
        <draw:custom-shape draw:style-name="gr1" draw:text-style-name="P2" xml:id="id63" draw:id="id63" draw:layer="layout" svg:width="2.1cm" svg:height="0.9cm" svg:x="68.021cm" svg:y="22.043cm">
          <text:p text:style-name="P1"><text:span text:style-name="T1">FA</text:span></text:p>
          <text:p text:style-name="P1"><text:span text:style-name="T1">01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9.071cm" svg:y1="22.043cm" svg:x2="66.677cm" svg:y2="20.569cm" draw:start-shape="id63" draw:start-glue-point="0" draw:end-shape="id32" draw:end-glue-point="2" svg:d="M69071 22043l-2394-1474" svg:viewBox="0 0 2395 1475">
          <text:p text:style-name="P1"><text:span text:style-name="T3">sum</text:span></text:p>
        </draw:connector>
        <draw:connector draw:style-name="gr3" draw:text-style-name="P5" draw:layer="layout" draw:type="line" svg:x1="69.071cm" svg:y1="22.043cm" svg:x2="71.477cm" svg:y2="20.569cm" draw:start-shape="id63" draw:start-glue-point="0" draw:end-shape="id34" draw:end-glue-point="2" svg:d="M69071 22043l2406-1474" svg:viewBox="0 0 2407 1475">
          <text:p text:style-name="P1"><text:span text:style-name="T3">cout</text:span></text:p>
        </draw:connector>
        <draw:connector draw:style-name="gr3" draw:text-style-name="P5" draw:layer="layout" draw:type="line" svg:x1="73.471cm" svg:y1="22.043cm" svg:x2="76.277cm" svg:y2="20.569cm" draw:start-shape="id64" draw:start-glue-point="0" draw:end-shape="id36" draw:end-glue-point="2" svg:d="M73471 22043l2806-1474" svg:viewBox="0 0 2807 1475">
          <text:p text:style-name="P1"><text:span text:style-name="T3">cout</text:span></text:p>
        </draw:connector>
        <draw:custom-shape draw:style-name="gr1" draw:text-style-name="P2" xml:id="id64" draw:id="id64" draw:layer="layout" svg:width="2.1cm" svg:height="0.9cm" svg:x="72.421cm" svg:y="22.043cm">
          <text:p text:style-name="P1"><text:span text:style-name="T1">FA</text:span></text:p>
          <text:p text:style-name="P1"><text:span text:style-name="T1">03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3.471cm" svg:y1="22.043cm" svg:x2="71.477cm" svg:y2="20.569cm" draw:start-shape="id64" draw:start-glue-point="0" draw:end-shape="id34" draw:end-glue-point="2" svg:d="M73471 22043l-1994-1474" svg:viewBox="0 0 1995 1475">
          <text:p text:style-name="P1"><text:span text:style-name="T3">sum</text:span></text:p>
        </draw:connector>
        <draw:connector draw:style-name="gr3" draw:text-style-name="P5" draw:layer="layout" draw:type="line" svg:x1="76.271cm" svg:y1="24.943cm" svg:x2="76.277cm" svg:y2="20.569cm" draw:start-shape="id65" draw:start-glue-point="0" draw:end-shape="id36" draw:end-glue-point="2" svg:d="M76271 24943l6-4374" svg:viewBox="0 0 7 4375">
          <text:p text:style-name="P1"><text:span text:style-name="T3">cout</text:span></text:p>
        </draw:connector>
        <draw:custom-shape draw:style-name="gr1" draw:text-style-name="P2" xml:id="id65" draw:id="id65" draw:layer="layout" svg:width="2.1cm" svg:height="0.9cm" svg:x="75.221cm" svg:y="24.943cm">
          <text:p text:style-name="P1"><text:span text:style-name="T1">FA</text:span></text:p>
          <text:p text:style-name="P1"><text:span text:style-name="T1">06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8.371cm" svg:y1="27.843cm" svg:x2="76.271cm" svg:y2="25.843cm" draw:start-shape="id66" draw:start-glue-point="0" draw:end-shape="id65" draw:end-glue-point="2" svg:d="M78371 27843l-2100-2000" svg:viewBox="0 0 2101 2001">
          <text:p text:style-name="P1"><text:span text:style-name="T3">sum</text:span></text:p>
        </draw:connector>
        <draw:connector draw:style-name="gr3" draw:text-style-name="P5" draw:layer="layout" draw:type="line" svg:x1="76.271cm" svg:y1="24.943cm" svg:x2="73.471cm" svg:y2="22.943cm" draw:start-shape="id65" draw:start-glue-point="0" draw:end-shape="id64" draw:end-glue-point="2" svg:d="M76271 24943l-2800-2000" svg:viewBox="0 0 2801 2001">
          <text:p text:style-name="P1"><text:span text:style-name="T3">sum</text:span></text:p>
        </draw:connector>
        <draw:custom-shape draw:style-name="gr1" draw:text-style-name="P2" xml:id="id67" draw:id="id67" draw:layer="layout" svg:width="2.1cm" svg:height="0.9cm" svg:x="77.814cm" svg:y="21.943cm">
          <text:p text:style-name="P1"><text:span text:style-name="T1">FA</text:span></text:p>
          <text:p text:style-name="P1"><text:span text:style-name="T1">090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8.864cm" svg:y1="21.943cm" svg:x2="76.277cm" svg:y2="20.569cm" draw:start-shape="id67" draw:start-glue-point="0" draw:end-shape="id36" draw:end-glue-point="2" svg:d="M78864 21943l-2587-1374" svg:viewBox="0 0 2588 1375">
          <text:p text:style-name="P1"><text:span text:style-name="T3">sum</text:span></text:p>
        </draw:connector>
        <draw:connector draw:style-name="gr3" draw:text-style-name="P5" draw:layer="layout" draw:type="line" svg:x1="78.864cm" svg:y1="21.943cm" svg:x2="81.077cm" svg:y2="20.569cm" draw:start-shape="id67" draw:start-glue-point="0" draw:end-shape="id46" draw:end-glue-point="2" svg:d="M78864 21943l2213-1374" svg:viewBox="0 0 2214 1375">
          <text:p text:style-name="P1"><text:span text:style-name="T3">cout</text:span></text:p>
        </draw:connector>
        <draw:custom-shape draw:style-name="gr1" draw:text-style-name="P2" xml:id="id68" draw:id="id68" draw:layer="layout" svg:width="2.1cm" svg:height="0.9cm" svg:x="58.521cm" svg:y="21.943cm">
          <text:p text:style-name="P1"><text:span text:style-name="T1">FA</text:span></text:p>
          <text:p text:style-name="P1"><text:span text:style-name="T1">05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9.571cm" svg:y1="21.943cm" svg:x2="61.877cm" svg:y2="20.569cm" draw:start-shape="id68" draw:start-glue-point="0" draw:end-shape="id37" draw:end-glue-point="2" svg:d="M59571 21943l2306-1374" svg:viewBox="0 0 2307 1375">
          <text:p text:style-name="P1"><text:span text:style-name="T3">cout</text:span></text:p>
        </draw:connector>
        <draw:connector draw:style-name="gr3" draw:text-style-name="P5" draw:layer="layout" draw:type="line" svg:x1="59.571cm" svg:y1="21.943cm" svg:x2="57.171cm" svg:y2="20.569cm" draw:start-shape="id68" draw:start-glue-point="0" draw:end-shape="id42" draw:end-glue-point="2" svg:d="M59571 21943l-2400-1374" svg:viewBox="0 0 2401 1375">
          <text:p text:style-name="P1"><text:span text:style-name="T3">sum</text:span></text:p>
        </draw:connector>
        <draw:custom-shape draw:style-name="gr1" draw:text-style-name="P2" xml:id="id69" draw:id="id69" draw:layer="layout" svg:width="2.1cm" svg:height="0.9cm" svg:x="82.421cm" svg:y="22.077cm">
          <text:p text:style-name="P1"><text:span text:style-name="T1">FA</text:span></text:p>
          <text:p text:style-name="P1"><text:span text:style-name="T1">16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3.471cm" svg:y1="22.077cm" svg:x2="85.877cm" svg:y2="20.569cm" draw:start-shape="id69" draw:start-glue-point="0" draw:end-shape="id47" draw:end-glue-point="2" svg:d="M83471 22077l2406-1508" svg:viewBox="0 0 2407 1509">
          <text:p text:style-name="P1"><text:span text:style-name="T3">cout</text:span></text:p>
        </draw:connector>
        <draw:connector draw:style-name="gr3" draw:text-style-name="P5" draw:layer="layout" draw:type="line" svg:x1="83.471cm" svg:y1="22.077cm" svg:x2="81.077cm" svg:y2="20.569cm" draw:start-shape="id69" draw:start-glue-point="0" draw:end-shape="id46" draw:end-glue-point="2" svg:d="M83471 22077l-2394-1508" svg:viewBox="0 0 2395 1509">
          <text:p text:style-name="P1"><text:span text:style-name="T3">sum</text:span></text:p>
        </draw:connector>
        <draw:custom-shape draw:style-name="gr1" draw:text-style-name="P2" xml:id="id71" draw:id="id71" draw:layer="layout" svg:width="2.1cm" svg:height="0.9cm" svg:x="87.521cm" svg:y="22.034cm">
          <text:p text:style-name="P1"><text:span text:style-name="T1">FA</text:span></text:p>
          <text:p text:style-name="P1"><text:span text:style-name="T1">21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8.571cm" svg:y1="28.143cm" svg:x2="88.571cm" svg:y2="22.934cm" draw:start-shape="id70" draw:start-glue-point="0" draw:end-shape="id71" draw:end-glue-point="2" svg:d="M88571 28143v-5209" svg:viewBox="0 0 1 5210">
          <text:p text:style-name="P1"><text:span text:style-name="T3">cout</text:span></text:p>
        </draw:connector>
        <draw:connector draw:style-name="gr3" draw:text-style-name="P5" draw:layer="layout" draw:type="line" svg:x1="88.571cm" svg:y1="22.034cm" svg:x2="85.877cm" svg:y2="20.569cm" draw:start-shape="id71" draw:start-glue-point="0" draw:end-shape="id47" draw:end-glue-point="2" svg:d="M88571 22034l-2694-1465" svg:viewBox="0 0 2695 1466">
          <text:p text:style-name="P1"><text:span text:style-name="T3">sum</text:span></text:p>
        </draw:connector>
        <draw:connector draw:style-name="gr3" draw:text-style-name="P5" draw:layer="layout" draw:type="line" svg:x1="88.571cm" svg:y1="22.034cm" svg:x2="90.671cm" svg:y2="20.569cm" draw:start-shape="id71" draw:start-glue-point="0" draw:end-shape="id72" draw:end-glue-point="2" svg:d="M88571 22034l2100-1465" svg:viewBox="0 0 2101 1466">
          <text:p text:style-name="P1"><text:span text:style-name="T3">cout</text:span></text:p>
        </draw:connector>
        <draw:custom-shape draw:style-name="gr2" draw:text-style-name="P2" xml:id="id73" draw:id="id73" draw:layer="layout" svg:width="2.1cm" svg:height="0.9cm" svg:x="98.021cm" svg:y="16.963cm">
          <text:p text:style-name="P1"><text:span text:style-name="T1">DFF (clk1)</text:span></text:p>
          <text:p text:style-name="P1"><text:span text:style-name="T1">273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9.071cm" svg:y1="16.963cm" svg:x2="97.771cm" svg:y2="12.743cm" draw:start-shape="id73" draw:start-glue-point="0" draw:end-shape="id74" draw:end-glue-point="2" svg:d="M99071 16963l-1300-4220" svg:viewBox="0 0 1301 4221">
          <text:p text:style-name="P1"><text:span text:style-name="T3">in4</text:span></text:p>
        </draw:connector>
        <draw:connector draw:style-name="gr3" draw:text-style-name="P5" draw:layer="layout" draw:type="line" svg:x1="100.371cm" svg:y1="19.669cm" svg:x2="101.471cm" svg:y2="17.863cm" draw:start-shape="id75" draw:start-glue-point="0" draw:end-shape="id76" draw:end-glue-point="2" svg:d="M100371 19669l1100-1806" svg:viewBox="0 0 1101 1807">
          <text:p text:style-name="P1"><text:span text:style-name="T3">cout</text:span></text:p>
        </draw:connector>
        <draw:custom-shape draw:style-name="gr1" draw:text-style-name="P2" xml:id="id75" draw:id="id75" draw:layer="layout" svg:width="2.1cm" svg:height="0.9cm" svg:x="99.321cm" svg:y="19.669cm">
          <text:p text:style-name="P1"><text:span text:style-name="T1">HA</text:span></text:p>
          <text:p text:style-name="P1"><text:span text:style-name="T1">25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2.171cm" svg:y1="22.043cm" svg:x2="100.371cm" svg:y2="20.569cm" draw:start-shape="id77" draw:start-glue-point="0" draw:end-shape="id75" draw:end-glue-point="2" svg:d="M102171 22043l-1800-1474" svg:viewBox="0 0 1801 1475">
          <text:p text:style-name="P1"><text:span text:style-name="T3">sum</text:span></text:p>
        </draw:connector>
        <draw:connector draw:style-name="gr3" draw:text-style-name="P5" draw:layer="layout" draw:type="line" svg:x1="100.371cm" svg:y1="19.669cm" svg:x2="99.071cm" svg:y2="17.863cm" draw:start-shape="id75" draw:start-glue-point="0" draw:end-shape="id73" draw:end-glue-point="2" svg:d="M100371 19669l-1300-1806" svg:viewBox="0 0 1301 1807">
          <text:p text:style-name="P1"><text:span text:style-name="T3">sum</text:span></text:p>
        </draw:connector>
        <draw:custom-shape draw:style-name="gr2" draw:text-style-name="P2" xml:id="id76" draw:id="id76" draw:layer="layout" svg:width="2.1cm" svg:height="0.9cm" svg:x="100.421cm" svg:y="16.963cm">
          <text:p text:style-name="P1"><text:span text:style-name="T1">DFF (clk1)</text:span></text:p>
          <text:p text:style-name="P1"><text:span text:style-name="T1">282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1.471cm" svg:y1="16.963cm" svg:x2="102.671cm" svg:y2="9.343cm" draw:start-shape="id76" draw:start-glue-point="0" draw:end-shape="id78" draw:end-glue-point="2" svg:d="M101471 16963l1200-7620" svg:viewBox="0 0 1201 7621">
          <text:p text:style-name="P1"><text:span text:style-name="T3">in5</text:span></text:p>
        </draw:connector>
        <draw:custom-shape draw:style-name="gr2" draw:text-style-name="P2" xml:id="id49" draw:id="id49" draw:layer="layout" svg:width="2.1cm" svg:height="0.9cm" svg:x="95.621cm" svg:y="16.918cm">
          <text:p text:style-name="P1"><text:span text:style-name="T1">DFF (clk1)</text:span></text:p>
          <text:p text:style-name="P1"><text:span text:style-name="T1">273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6.671cm" svg:y1="16.918cm" svg:x2="97.771cm" svg:y2="12.743cm" draw:start-shape="id49" draw:start-glue-point="0" draw:end-shape="id74" draw:end-glue-point="2" svg:d="M96671 16918l1100-4175" svg:viewBox="0 0 1101 4176">
          <text:p text:style-name="P1"><text:span text:style-name="T3">in5</text:span></text:p>
        </draw:connector>
        <draw:custom-shape draw:style-name="gr2" draw:text-style-name="P2" xml:id="id79" draw:id="id79" draw:layer="layout" svg:width="2.1cm" svg:height="0.9cm" svg:x="102.779cm" svg:y="17.008cm">
          <text:p text:style-name="P1"><text:span text:style-name="T1">DFF (clk1)</text:span></text:p>
          <text:p text:style-name="P1"><text:span text:style-name="T1">26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3.829cm" svg:y1="17.008cm" svg:x2="102.671cm" svg:y2="9.343cm" draw:start-shape="id79" draw:start-glue-point="0" draw:end-shape="id78" draw:end-glue-point="2" svg:d="M103829 17008l-1158-7665" svg:viewBox="0 0 1159 7666">
          <text:p text:style-name="P1"><text:span text:style-name="T3">in4</text:span></text:p>
        </draw:connector>
        <draw:custom-shape draw:style-name="gr2" draw:text-style-name="P2" xml:id="id80" draw:id="id80" draw:layer="layout" svg:width="2.1cm" svg:height="0.9cm" svg:x="33.221cm" svg:y="16.843cm">
          <text:p text:style-name="P1"><text:span text:style-name="T1">DFF (clk1)</text:span></text:p>
          <text:p text:style-name="P1"><text:span text:style-name="T1">283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4.271cm" svg:y1="16.843cm" svg:x2="35.571cm" svg:y2="10.943cm" draw:start-shape="id80" draw:start-glue-point="0" draw:end-shape="id58" draw:end-glue-point="2" svg:d="M34271 16843l1300-5900" svg:viewBox="0 0 1301 5901">
          <text:p/>
        </draw:connector>
        <draw:connector draw:style-name="gr3" draw:text-style-name="P5" draw:layer="layout" draw:type="line" svg:x1="33.071cm" svg:y1="19.669cm" svg:x2="34.271cm" svg:y2="17.743cm" draw:start-shape="id81" draw:start-glue-point="0" draw:end-shape="id80" draw:end-glue-point="2" svg:d="M33071 19669l1200-1926" svg:viewBox="0 0 1201 1927">
          <text:p text:style-name="P1"><text:span text:style-name="T3">cout</text:span></text:p>
        </draw:connector>
        <draw:custom-shape draw:style-name="gr1" draw:text-style-name="P2" xml:id="id81" draw:id="id81" draw:layer="layout" svg:width="2.1cm" svg:height="0.9cm" svg:x="32.021cm" svg:y="19.669cm">
          <text:p text:style-name="P1"><text:span text:style-name="T1">FA</text:span></text:p>
          <text:p text:style-name="P1"><text:span text:style-name="T1">24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3.071cm" svg:y1="19.669cm" svg:x2="31.871cm" svg:y2="17.743cm" draw:start-shape="id81" draw:start-glue-point="0" draw:end-shape="id82" draw:end-glue-point="2" svg:d="M33071 19669l-1200-1926" svg:viewBox="0 0 1201 1927">
          <text:p text:style-name="P1"><text:span text:style-name="T3">sum</text:span></text:p>
        </draw:connector>
        <draw:custom-shape draw:style-name="gr2" draw:text-style-name="P2" xml:id="id82" draw:id="id82" draw:layer="layout" svg:width="2.1cm" svg:height="0.9cm" svg:x="30.821cm" svg:y="16.843cm">
          <text:p text:style-name="P1"><text:span text:style-name="T1">DFF (clk1)</text:span></text:p>
          <text:p text:style-name="P1"><text:span text:style-name="T1">283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1.871cm" svg:y1="16.843cm" svg:x2="30.871cm" svg:y2="12.843cm" draw:start-shape="id82" draw:start-glue-point="0" draw:end-shape="id83" draw:end-glue-point="2" svg:d="M31871 16843l-1000-4000" svg:viewBox="0 0 1001 4001">
          <text:p/>
        </draw:connector>
        <draw:custom-shape draw:style-name="gr2" draw:text-style-name="P2" xml:id="id84" draw:id="id84" draw:layer="layout" svg:width="2.1cm" svg:height="0.9cm" svg:x="26.021cm" svg:y="16.842cm">
          <text:p text:style-name="P1"><text:span text:style-name="T1">DFF (clk1)</text:span></text:p>
          <text:p text:style-name="P1"><text:span text:style-name="T1">232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7.071cm" svg:y1="16.842cm" svg:x2="24.671cm" svg:y2="14.443cm" draw:start-shape="id84" draw:start-glue-point="0" draw:end-shape="id85" draw:end-glue-point="2" svg:d="M27071 16842l-2400-2399" svg:viewBox="0 0 2401 2400">
          <text:p/>
        </draw:connector>
        <draw:connector draw:style-name="gr3" draw:text-style-name="P5" draw:layer="layout" draw:type="line" svg:x1="28.271cm" svg:y1="19.669cm" svg:x2="29.471cm" svg:y2="17.743cm" draw:start-shape="id39" draw:start-glue-point="0" draw:end-shape="id86" draw:end-glue-point="2" svg:d="M28271 19669l1200-1926" svg:viewBox="0 0 1201 1927">
          <text:p text:style-name="P1"><text:span text:style-name="T3">cout</text:span></text:p>
        </draw:connector>
        <draw:custom-shape draw:style-name="gr1" draw:text-style-name="P2" xml:id="id39" draw:id="id39" draw:layer="layout" svg:width="2.1cm" svg:height="0.9cm" svg:x="27.221cm" svg:y="19.669cm">
          <text:p text:style-name="P1"><text:span text:style-name="T1">FA</text:span></text:p>
          <text:p text:style-name="P1"><text:span text:style-name="T1">18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8.271cm" svg:y1="19.669cm" svg:x2="27.071cm" svg:y2="17.742cm" draw:start-shape="id39" draw:start-glue-point="0" draw:end-shape="id84" draw:end-glue-point="2" svg:d="M28271 19669l-1200-1927" svg:viewBox="0 0 1201 1928">
          <text:p text:style-name="P1"><text:span text:style-name="T3">sum</text:span></text:p>
        </draw:connector>
        <draw:custom-shape draw:style-name="gr2" draw:text-style-name="P2" xml:id="id86" draw:id="id86" draw:layer="layout" svg:width="2.1cm" svg:height="0.9cm" svg:x="28.421cm" svg:y="16.843cm">
          <text:p text:style-name="P1"><text:span text:style-name="T1">DFF (clk1)</text:span></text:p>
          <text:p text:style-name="P1"><text:span text:style-name="T1">274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9.471cm" svg:y1="16.843cm" svg:x2="30.871cm" svg:y2="12.843cm" draw:start-shape="id86" draw:start-glue-point="0" draw:end-shape="id83" draw:end-glue-point="2" svg:d="M29471 16843l1400-4000" svg:viewBox="0 0 1401 4001">
          <text:p/>
        </draw:connector>
        <draw:custom-shape draw:style-name="gr2" draw:text-style-name="P2" xml:id="id87" draw:id="id87" draw:layer="layout" svg:width="2.1cm" svg:height="0.9cm" svg:x="21.221cm" svg:y="16.843cm">
          <text:p text:style-name="P1"><text:span text:style-name="T1">DFF (clk1)</text:span></text:p>
          <text:p text:style-name="P1"><text:span text:style-name="T1">262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2.271cm" svg:y1="16.843cm" svg:x2="24.671cm" svg:y2="14.443cm" draw:start-shape="id87" draw:start-glue-point="0" draw:end-shape="id85" draw:end-glue-point="2" svg:d="M22271 16843l2400-2400" svg:viewBox="0 0 2401 2401">
          <text:p/>
        </draw:connector>
        <draw:connector draw:style-name="gr4" draw:text-style-name="P5" draw:layer="layout" draw:type="line" svg:x1="15.721cm" svg:y1="19.043cm" svg:x2="22.271cm" svg:y2="17.743cm" draw:start-shape="id88" draw:start-glue-point="0" draw:end-shape="id87" draw:end-glue-point="2" svg:d="M15721 19043l6550-1300" svg:viewBox="0 0 6551 1301">
          <text:p/>
        </draw:connector>
        <draw:custom-shape draw:style-name="gr2" draw:text-style-name="P2" xml:id="id55" draw:id="id55" draw:layer="layout" svg:width="2.1cm" svg:height="0.9cm" svg:x="23.621cm" svg:y="16.843cm">
          <text:p text:style-name="P1"><text:span text:style-name="T1">DFF (clk1)</text:span></text:p>
          <text:p text:style-name="P1"><text:span text:style-name="T1">262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4.671cm" svg:y1="16.843cm" svg:x2="24.671cm" svg:y2="14.443cm" draw:start-shape="id55" draw:start-glue-point="0" draw:end-shape="id85" draw:end-glue-point="2" svg:d="M24671 16843v-2400" svg:viewBox="0 0 1 2401">
          <text:p/>
        </draw:connector>
        <draw:custom-shape draw:style-name="gr1" draw:text-style-name="P2" xml:id="id89" draw:id="id89" draw:layer="layout" svg:width="2.1cm" svg:height="0.9cm" svg:x="102.779cm" svg:y="19.669cm">
          <text:p text:style-name="P1"><text:span text:style-name="T1">FA</text:span></text:p>
          <text:p text:style-name="P1"><text:span text:style-name="T1">25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2.171cm" svg:y1="22.043cm" svg:x2="103.829cm" svg:y2="20.569cm" draw:start-shape="id77" draw:start-glue-point="0" draw:end-shape="id89" draw:end-glue-point="2" svg:d="M102171 22043l1658-1474" svg:viewBox="0 0 1659 1475">
          <text:p text:style-name="P1"><text:span text:style-name="T3">cout</text:span></text:p>
        </draw:connector>
        <draw:connector draw:style-name="gr3" draw:text-style-name="P5" draw:layer="layout" draw:type="line" svg:x1="103.903cm" svg:y1="22.206cm" svg:x2="103.829cm" svg:y2="20.569cm" draw:end-shape="id89" draw:end-glue-point="2" svg:d="M103903 22206l-74-1637" svg:viewBox="0 0 75 1638">
          <text:p text:style-name="P1"><text:span text:style-name="T3">/L5_12</text:span></text:p>
        </draw:connector>
        <draw:connector draw:style-name="gr3" draw:text-style-name="P5" draw:layer="layout" draw:type="line" svg:x1="103.829cm" svg:y1="19.669cm" svg:x2="103.829cm" svg:y2="17.908cm" draw:start-shape="id89" draw:start-glue-point="0" draw:end-shape="id79" draw:end-glue-point="2" svg:d="M103829 19669v-1761" svg:viewBox="0 0 1 1762">
          <text:p text:style-name="P1"><text:span text:style-name="T3">sum</text:span></text:p>
        </draw:connector>
        <draw:connector draw:style-name="gr3" draw:text-style-name="P5" draw:layer="layout" draw:type="line" svg:x1="90.671cm" svg:y1="19.669cm" svg:x2="91.871cm" svg:y2="17.763cm" draw:start-shape="id72" draw:start-glue-point="0" draw:end-shape="id29" draw:end-glue-point="2" svg:d="M90671 19669l1200-1906" svg:viewBox="0 0 1201 1907">
          <text:p text:style-name="P1"><text:span text:style-name="T3">cout</text:span></text:p>
        </draw:connector>
        <draw:custom-shape draw:style-name="gr1" draw:text-style-name="P2" xml:id="id72" draw:id="id72" draw:layer="layout" svg:width="2.1cm" svg:height="0.9cm" svg:x="89.621cm" svg:y="19.669cm">
          <text:p text:style-name="P1"><text:span text:style-name="T1">HA</text:span></text:p>
          <text:p text:style-name="P1"><text:span text:style-name="T1">22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0.671cm" svg:y1="19.669cm" svg:x2="89.471cm" svg:y2="17.77cm" draw:start-shape="id72" draw:start-glue-point="0" draw:end-shape="id26" draw:end-glue-point="2" svg:d="M90671 19669l-1200-1899" svg:viewBox="0 0 1201 1900">
          <text:p text:style-name="P1"><text:span text:style-name="T3">sum</text:span></text:p>
        </draw:connector>
        <draw:connector draw:style-name="gr3" draw:text-style-name="P5" draw:layer="layout" draw:type="line" svg:x1="85.871cm" svg:y1="24.943cm" svg:x2="85.877cm" svg:y2="20.569cm" draw:start-shape="id90" draw:start-glue-point="0" draw:end-shape="id47" draw:end-glue-point="2" svg:d="M85871 24943l6-4374" svg:viewBox="0 0 7 4375">
          <text:p text:style-name="P1"><text:span text:style-name="T3">cout</text:span></text:p>
        </draw:connector>
        <draw:custom-shape draw:style-name="gr1" draw:text-style-name="P2" xml:id="id90" draw:id="id90" draw:layer="layout" svg:width="2.1cm" svg:height="0.9cm" svg:x="84.821cm" svg:y="24.943cm">
          <text:p text:style-name="P1"><text:span text:style-name="T1">FA</text:span></text:p>
          <text:p text:style-name="P1"><text:span text:style-name="T1">16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8.571cm" svg:y1="28.143cm" svg:x2="85.871cm" svg:y2="25.843cm" draw:start-shape="id70" draw:start-glue-point="0" draw:end-shape="id90" draw:end-glue-point="2" svg:d="M88571 28143l-2700-2300" svg:viewBox="0 0 2701 2301">
          <text:p text:style-name="P1"><text:span text:style-name="T3">sum</text:span></text:p>
        </draw:connector>
        <draw:connector draw:style-name="gr3" draw:text-style-name="P5" draw:layer="layout" draw:type="line" svg:x1="84.393cm" svg:y1="27.205cm" svg:x2="85.871cm" svg:y2="25.843cm" draw:end-shape="id90" draw:end-glue-point="2" svg:d="M84393 27205l1478-1362" svg:viewBox="0 0 1479 1363">
          <text:p text:style-name="P1"><text:span text:style-name="T3">L3_12</text:span></text:p>
        </draw:connector>
        <draw:connector draw:style-name="gr3" draw:text-style-name="P5" draw:layer="layout" draw:type="line" svg:x1="85.871cm" svg:y1="24.943cm" svg:x2="83.471cm" svg:y2="22.977cm" draw:start-shape="id90" draw:start-glue-point="0" draw:end-shape="id69" draw:end-glue-point="2" svg:d="M85871 24943l-2400-1966" svg:viewBox="0 0 2401 1967">
          <text:p text:style-name="P1"><text:span text:style-name="T3">sum</text:span></text:p>
        </draw:connector>
        <draw:custom-shape draw:style-name="gr1" draw:text-style-name="P2" xml:id="id91" draw:id="id91" draw:layer="layout" svg:width="2.1cm" svg:height="0.9cm" svg:x="53.621cm" svg:y="21.943cm">
          <text:p text:style-name="P1"><text:span text:style-name="T1">FA</text:span></text:p>
          <text:p text:style-name="P1"><text:span text:style-name="T1">140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4.671cm" svg:y1="21.943cm" svg:x2="57.171cm" svg:y2="20.569cm" draw:start-shape="id91" draw:start-glue-point="0" draw:end-shape="id42" draw:end-glue-point="2" svg:d="M54671 21943l2500-1374" svg:viewBox="0 0 2501 1375">
          <text:p text:style-name="P1"><text:span text:style-name="T3">cout</text:span></text:p>
        </draw:connector>
        <draw:connector draw:style-name="gr3" draw:text-style-name="P5" draw:layer="layout" draw:type="line" svg:x1="54.671cm" svg:y1="21.943cm" svg:x2="52.271cm" svg:y2="20.569cm" draw:start-shape="id91" draw:start-glue-point="0" draw:end-shape="id43" draw:end-glue-point="2" svg:d="M54671 21943l-2400-1374" svg:viewBox="0 0 2401 1375">
          <text:p text:style-name="P1"><text:span text:style-name="T3">sum</text:span></text:p>
        </draw:connector>
        <draw:connector draw:style-name="gr3" draw:text-style-name="P5" draw:layer="layout" draw:type="line" svg:x1="93.071cm" svg:y1="22.098cm" svg:x2="95.471cm" svg:y2="20.569cm" draw:start-shape="id92" draw:start-glue-point="0" draw:end-shape="id48" draw:end-glue-point="2" svg:d="M93071 22098l2400-1529" svg:viewBox="0 0 2401 1530">
          <text:p text:style-name="P1"><text:span text:style-name="T3">cout</text:span></text:p>
        </draw:connector>
        <draw:custom-shape draw:style-name="gr1" draw:text-style-name="P2" xml:id="id92" draw:id="id92" draw:layer="layout" svg:width="2.1cm" svg:height="0.9cm" svg:x="92.021cm" svg:y="22.098cm">
          <text:p text:style-name="P1"><text:span text:style-name="T1">FA</text:span></text:p>
          <text:p text:style-name="P1"><text:span text:style-name="T1">23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5.471cm" svg:y1="24.943cm" svg:x2="93.071cm" svg:y2="22.998cm" draw:start-shape="id50" draw:start-glue-point="0" draw:end-shape="id92" draw:end-glue-point="2" svg:d="M95471 24943l-2400-1945" svg:viewBox="0 0 2401 1946">
          <text:p text:style-name="P1"><text:span text:style-name="T3">sum</text:span></text:p>
        </draw:connector>
        <draw:connector draw:style-name="gr3" draw:text-style-name="P5" draw:layer="layout" draw:type="line" svg:x1="93.045cm" svg:y1="24.904cm" svg:x2="93.071cm" svg:y2="22.998cm" draw:end-shape="id92" draw:end-glue-point="2" svg:d="M93045 24904l26-1906" svg:viewBox="0 0 27 1907">
          <text:p text:style-name="P1"><text:span text:style-name="T3">L4_12</text:span></text:p>
        </draw:connector>
        <draw:connector draw:style-name="gr3" draw:text-style-name="P5" draw:layer="layout" draw:type="line" svg:x1="93.071cm" svg:y1="22.098cm" svg:x2="90.671cm" svg:y2="20.569cm" draw:start-shape="id92" draw:start-glue-point="0" draw:end-shape="id72" draw:end-glue-point="2" svg:d="M93071 22098l-2400-1529" svg:viewBox="0 0 2401 1530">
          <text:p text:style-name="P1"><text:span text:style-name="T3">sum</text:span></text:p>
        </draw:connector>
        <draw:connector draw:style-name="gr3" draw:text-style-name="P5" draw:layer="layout" draw:type="line" svg:x1="98.171cm" svg:y1="22.043cm" svg:x2="100.371cm" svg:y2="20.569cm" draw:start-shape="id93" draw:start-glue-point="0" draw:end-shape="id75" draw:end-glue-point="2" svg:d="M98171 22043l2200-1474" svg:viewBox="0 0 2201 1475">
          <text:p text:style-name="P1"><text:span text:style-name="T3">cout</text:span></text:p>
        </draw:connector>
        <draw:custom-shape draw:style-name="gr1" draw:text-style-name="P2" xml:id="id93" draw:id="id93" draw:layer="layout" svg:width="2.1cm" svg:height="0.9cm" svg:x="97.121cm" svg:y="22.043cm">
          <text:p text:style-name="P1"><text:span text:style-name="T1">FA</text:span></text:p>
          <text:p text:style-name="P1"><text:span text:style-name="T1">24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7.12cm" svg:y1="24.11cm" svg:x2="98.171cm" svg:y2="22.943cm" draw:end-shape="id93" draw:end-glue-point="2" svg:d="M97120 24110l1051-1167" svg:viewBox="0 0 1052 1168">
          <text:p text:style-name="P1"><text:span text:style-name="T3">/L4_12</text:span></text:p>
        </draw:connector>
        <draw:connector draw:style-name="gr3" draw:text-style-name="P5" draw:layer="layout" draw:type="line" svg:x1="99.581cm" svg:y1="24.189cm" svg:x2="98.171cm" svg:y2="22.943cm" draw:end-shape="id93" draw:end-glue-point="2" svg:d="M99581 24189l-1410-1246" svg:viewBox="0 0 1411 1247">
          <text:p text:style-name="P1"><text:span text:style-name="T3">ARES14</text:span></text:p>
        </draw:connector>
        <draw:connector draw:style-name="gr3" draw:text-style-name="P5" draw:layer="layout" draw:type="line" svg:x1="98.171cm" svg:y1="22.043cm" svg:x2="95.471cm" svg:y2="20.569cm" draw:start-shape="id93" draw:start-glue-point="0" draw:end-shape="id48" draw:end-glue-point="2" svg:d="M98171 22043l-2700-1474" svg:viewBox="0 0 2701 1475">
          <text:p text:style-name="P1"><text:span text:style-name="T3">sum</text:span></text:p>
        </draw:connector>
        <draw:connector draw:style-name="gr3" draw:text-style-name="P5" draw:layer="layout" draw:type="line" svg:x1="39.871cm" svg:y1="22.043cm" svg:x2="42.671cm" svg:y2="20.569cm" draw:start-shape="id94" draw:start-glue-point="0" draw:end-shape="id51" draw:end-glue-point="2" svg:d="M39871 22043l2800-1474" svg:viewBox="0 0 2801 1475">
          <text:p text:style-name="P1"><text:span text:style-name="T3">cout</text:span></text:p>
        </draw:connector>
        <draw:custom-shape draw:style-name="gr1" draw:text-style-name="P2" xml:id="id94" draw:id="id94" draw:layer="layout" svg:width="2.1cm" svg:height="0.9cm" svg:x="38.821cm" svg:y="22.043cm">
          <text:p text:style-name="P1"><text:span text:style-name="T1">FA</text:span></text:p>
          <text:p text:style-name="P1"><text:span text:style-name="T1">21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9.871cm" svg:y1="22.043cm" svg:x2="37.871cm" svg:y2="20.569cm" draw:start-shape="id94" draw:start-glue-point="0" draw:end-shape="id61" draw:end-glue-point="2" svg:d="M39871 22043l-2000-1474" svg:viewBox="0 0 2001 1475">
          <text:p text:style-name="P1"><text:span text:style-name="T3">sum</text:span></text:p>
        </draw:connector>
        <draw:custom-shape draw:style-name="gr1" draw:text-style-name="P2" xml:id="id95" draw:id="id95" draw:layer="layout" svg:width="2.1cm" svg:height="0.9cm" svg:x="36.821cm" svg:y="25.243cm">
          <text:p text:style-name="P1"><text:span text:style-name="T1">FA</text:span></text:p>
          <text:p text:style-name="P1"><text:span text:style-name="T1">161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6.716cm" svg:y1="27.549cm" svg:x2="37.871cm" svg:y2="26.143cm" draw:end-shape="id95" draw:end-glue-point="2" svg:d="M36716 27549l1155-1406" svg:viewBox="0 0 1156 1407">
          <text:p text:style-name="P1"><text:span text:style-name="T3">L0_09</text:span></text:p>
        </draw:connector>
        <draw:connector draw:style-name="gr3" draw:text-style-name="P5" draw:layer="layout" draw:type="line" svg:x1="37.853cm" svg:y1="28.21cm" svg:x2="37.871cm" svg:y2="26.143cm" draw:end-shape="id95" draw:end-glue-point="2" svg:d="M37853 28210l18-2067" svg:viewBox="0 0 19 2068">
          <text:p text:style-name="P1"><text:span text:style-name="T3">L1_07</text:span></text:p>
        </draw:connector>
        <draw:connector draw:style-name="gr3" draw:text-style-name="P5" draw:layer="layout" draw:type="line" svg:x1="37.871cm" svg:y1="25.243cm" svg:x2="37.871cm" svg:y2="20.569cm" draw:start-shape="id95" draw:start-glue-point="0" draw:end-shape="id61" draw:end-glue-point="2" svg:d="M37871 25243v-4674" svg:viewBox="0 0 1 4675">
          <text:p text:style-name="P1"><text:span text:style-name="T3">sum</text:span></text:p>
        </draw:connector>
        <draw:connector draw:style-name="gr3" draw:text-style-name="P5" draw:layer="layout" draw:type="line" svg:x1="35.271cm" svg:y1="21.943cm" svg:x2="37.871cm" svg:y2="20.569cm" draw:start-shape="id96" draw:start-glue-point="0" draw:end-shape="id61" draw:end-glue-point="2" svg:d="M35271 21943l2600-1374" svg:viewBox="0 0 2601 1375">
          <text:p text:style-name="P1"><text:span text:style-name="T3">cout</text:span></text:p>
        </draw:connector>
        <draw:custom-shape draw:style-name="gr1" draw:text-style-name="P2" xml:id="id96" draw:id="id96" draw:layer="layout" svg:width="2.1cm" svg:height="0.9cm" svg:x="34.221cm" svg:y="21.943cm">
          <text:p text:style-name="P1"><text:span text:style-name="T1">FA</text:span></text:p>
          <text:p text:style-name="P1"><text:span text:style-name="T1">20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6.768cm" svg:y1="23.766cm" svg:x2="35.271cm" svg:y2="22.843cm" draw:end-shape="id96" draw:end-glue-point="2" svg:d="M36768 23766l-1497-923" svg:viewBox="0 0 1498 924">
          <text:p text:style-name="P1"><text:span text:style-name="T3">L0_08</text:span></text:p>
        </draw:connector>
        <draw:connector draw:style-name="gr3" draw:text-style-name="P5" draw:layer="layout" draw:type="line" svg:x1="35.271cm" svg:y1="21.943cm" svg:x2="33.071cm" svg:y2="20.569cm" draw:start-shape="id96" draw:start-glue-point="0" draw:end-shape="id81" draw:end-glue-point="2" svg:d="M35271 21943l-2200-1374" svg:viewBox="0 0 2201 1375">
          <text:p text:style-name="P1"><text:span text:style-name="T3">sum</text:span></text:p>
        </draw:connector>
        <draw:connector draw:style-name="gr3" draw:text-style-name="P5" draw:layer="layout" draw:type="line" svg:x1="44.971cm" svg:y1="22.043cm" svg:x2="47.471cm" svg:y2="20.569cm" draw:start-shape="id97" draw:start-glue-point="0" draw:end-shape="id44" draw:end-glue-point="2" svg:d="M44971 22043l2500-1474" svg:viewBox="0 0 2501 1475">
          <text:p text:style-name="P1"><text:span text:style-name="T3">cout</text:span></text:p>
        </draw:connector>
        <draw:custom-shape draw:style-name="gr1" draw:text-style-name="P2" xml:id="id97" draw:id="id97" draw:layer="layout" svg:width="2.1cm" svg:height="0.9cm" svg:x="43.921cm" svg:y="22.043cm">
          <text:p text:style-name="P1"><text:span text:style-name="T1">FA</text:span></text:p>
          <text:p text:style-name="P1"><text:span text:style-name="T1">172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4.971cm" svg:y1="22.043cm" svg:x2="42.671cm" svg:y2="20.569cm" draw:start-shape="id97" draw:start-glue-point="0" draw:end-shape="id51" draw:end-glue-point="2" svg:d="M44971 22043l-2300-1474" svg:viewBox="0 0 2301 1475">
          <text:p text:style-name="P1"><text:span text:style-name="T3">sum</text:span></text:p>
        </draw:connector>
        <draw:connector draw:style-name="gr3" draw:text-style-name="P5" draw:layer="layout" draw:type="line" svg:x1="42.671cm" svg:y1="25.243cm" svg:x2="49.871cm" svg:y2="22.943cm" draw:start-shape="id98" draw:start-glue-point="0" draw:end-shape="id99" draw:end-glue-point="2" svg:d="M42671 25243l7200-2300" svg:viewBox="0 0 7201 2301">
          <text:p text:style-name="P1"><text:span text:style-name="T3">cout</text:span></text:p>
        </draw:connector>
        <draw:connector draw:style-name="gr3" draw:text-style-name="P5" draw:layer="layout" draw:type="line" svg:x1="44.335cm" svg:y1="27.337cm" svg:x2="42.671cm" svg:y2="26.143cm" draw:end-shape="id98" draw:end-glue-point="2" svg:d="M44335 27337l-1664-1194" svg:viewBox="0 0 1665 1195">
          <text:p text:style-name="P1"><text:span text:style-name="T3">L1_08</text:span></text:p>
        </draw:connector>
        <draw:connector draw:style-name="gr3" draw:text-style-name="P5" draw:layer="layout" draw:type="line" svg:x1="42.671cm" svg:y1="25.243cm" svg:x2="42.671cm" svg:y2="20.569cm" draw:start-shape="id98" draw:start-glue-point="0" draw:end-shape="id51" draw:end-glue-point="2" svg:d="M42671 25243v-4674" svg:viewBox="0 0 1 4675">
          <text:p text:style-name="P1"><text:span text:style-name="T3">sum</text:span></text:p>
        </draw:connector>
        <draw:connector draw:style-name="gr3" draw:text-style-name="P5" draw:layer="layout" draw:type="line" svg:x1="37.871cm" svg:y1="25.243cm" svg:x2="44.971cm" svg:y2="22.943cm" draw:start-shape="id95" draw:start-glue-point="0" draw:end-shape="id97" draw:end-glue-point="2" svg:d="M37871 25243l7100-2300" svg:viewBox="0 0 7101 2301">
          <text:p text:style-name="P1"><text:span text:style-name="T3">cout</text:span></text:p>
        </draw:connector>
        <draw:connector draw:style-name="gr3" draw:text-style-name="P5" draw:layer="layout" draw:type="line" svg:x1="49.871cm" svg:y1="22.043cm" svg:x2="52.271cm" svg:y2="20.569cm" draw:start-shape="id99" draw:start-glue-point="0" draw:end-shape="id43" draw:end-glue-point="2" svg:d="M49871 22043l2400-1474" svg:viewBox="0 0 2401 1475">
          <text:p text:style-name="P1"><text:span text:style-name="T3">cout</text:span></text:p>
        </draw:connector>
        <draw:connector draw:style-name="gr3" draw:text-style-name="P5" draw:layer="layout" draw:type="line" svg:x1="49.871cm" svg:y1="22.043cm" svg:x2="47.471cm" svg:y2="20.569cm" draw:start-shape="id99" draw:start-glue-point="0" draw:end-shape="id44" draw:end-glue-point="2" svg:d="M49871 22043l-2400-1474" svg:viewBox="0 0 2401 1475">
          <text:p text:style-name="P1"><text:span text:style-name="T3">sum</text:span></text:p>
        </draw:connector>
        <draw:connector draw:style-name="gr3" draw:text-style-name="P5" draw:layer="layout" draw:type="line" svg:x1="33.071cm" svg:y1="25.243cm" svg:x2="39.871cm" svg:y2="22.943cm" draw:start-shape="id100" draw:start-glue-point="0" draw:end-shape="id94" draw:end-glue-point="2" svg:d="M33071 25243l6800-2300" svg:viewBox="0 0 6801 2301">
          <text:p text:style-name="P1"><text:span text:style-name="T3">cout</text:span></text:p>
        </draw:connector>
        <draw:connector draw:style-name="gr3" draw:text-style-name="P5" draw:layer="layout" draw:type="line" svg:x1="31.794cm" svg:y1="27.443cm" svg:x2="33.071cm" svg:y2="26.143cm" draw:end-shape="id100" draw:end-glue-point="2" svg:d="M31794 27443l1277-1300" svg:viewBox="0 0 1278 1301">
          <text:p text:style-name="P1"><text:span text:style-name="T3">L1_06</text:span></text:p>
        </draw:connector>
        <draw:connector draw:style-name="gr3" draw:text-style-name="P5" draw:layer="layout" draw:type="line" svg:x1="33.071cm" svg:y1="25.243cm" svg:x2="33.071cm" svg:y2="20.569cm" draw:start-shape="id100" draw:start-glue-point="0" draw:end-shape="id81" draw:end-glue-point="2" svg:d="M33071 25243v-4674" svg:viewBox="0 0 1 4675">
          <text:p text:style-name="P1"><text:span text:style-name="T3">sum</text:span></text:p>
        </draw:connector>
        <draw:connector draw:style-name="gr3" draw:text-style-name="P5" draw:layer="layout" draw:type="line" svg:x1="30.471cm" svg:y1="22.043cm" svg:x2="33.071cm" svg:y2="20.569cm" draw:start-shape="id101" draw:start-glue-point="0" draw:end-shape="id81" draw:end-glue-point="2" svg:d="M30471 22043l2600-1474" svg:viewBox="0 0 2601 1475">
          <text:p text:style-name="P1"><text:span text:style-name="T3">cout</text:span></text:p>
        </draw:connector>
        <draw:custom-shape draw:style-name="gr1" draw:text-style-name="P2" xml:id="id101" draw:id="id101" draw:layer="layout" svg:width="2.1cm" svg:height="0.9cm" svg:x="29.421cm" svg:y="22.043cm">
          <text:p text:style-name="P1"><text:span text:style-name="T1">FA</text:span></text:p>
          <text:p text:style-name="P1"><text:span text:style-name="T1">16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0.498cm" svg:y1="24.189cm" svg:x2="30.471cm" svg:y2="22.943cm" draw:end-shape="id101" draw:end-glue-point="2" svg:d="M30498 24189l-27-1246" svg:viewBox="0 0 28 1247">
          <text:p text:style-name="P1"><text:span text:style-name="T3">L0_07</text:span></text:p>
        </draw:connector>
        <draw:connector draw:style-name="gr3" draw:text-style-name="P5" draw:layer="layout" draw:type="line" svg:x1="32.165cm" svg:y1="23.607cm" svg:x2="30.471cm" svg:y2="22.943cm" draw:end-shape="id101" draw:end-glue-point="2" svg:d="M32165 23607l-1694-664" svg:viewBox="0 0 1695 665">
          <text:p text:style-name="P1"><text:span text:style-name="T3">L1_05</text:span></text:p>
        </draw:connector>
        <draw:connector draw:style-name="gr3" draw:text-style-name="P5" draw:layer="layout" draw:type="line" svg:x1="30.471cm" svg:y1="22.043cm" svg:x2="28.271cm" svg:y2="20.569cm" draw:start-shape="id101" draw:start-glue-point="0" draw:end-shape="id39" draw:end-glue-point="2" svg:d="M30471 22043l-2200-1474" svg:viewBox="0 0 2201 1475">
          <text:p text:style-name="P1"><text:span text:style-name="T3">sum</text:span></text:p>
        </draw:connector>
        <draw:connector draw:style-name="gr3" draw:text-style-name="P5" draw:layer="layout" draw:type="line" svg:x1="28.271cm" svg:y1="25.149cm" svg:x2="35.271cm" svg:y2="22.843cm" draw:start-shape="id102" draw:start-glue-point="0" draw:end-shape="id96" draw:end-glue-point="2" svg:d="M28271 25149l7000-2306" svg:viewBox="0 0 7001 2307">
          <text:p text:style-name="P1"><text:span text:style-name="T3">cout</text:span></text:p>
        </draw:connector>
        <draw:connector draw:style-name="gr3" draw:text-style-name="P5" draw:layer="layout" draw:type="line" svg:x1="28.249cm" svg:y1="27.973cm" svg:x2="28.271cm" svg:y2="26.049cm" draw:end-shape="id102" draw:end-glue-point="2" svg:d="M28249 27973l22-1924" svg:viewBox="0 0 23 1925">
          <text:p text:style-name="P1"><text:span text:style-name="T3">L3_01</text:span></text:p>
        </draw:connector>
        <draw:connector draw:style-name="gr3" draw:text-style-name="P5" draw:layer="layout" draw:type="line" svg:x1="29.836cm" svg:y1="27.126cm" svg:x2="28.271cm" svg:y2="26.049cm" draw:end-shape="id102" draw:end-glue-point="2" svg:d="M29836 27126l-1565-1077" svg:viewBox="0 0 1566 1078">
          <text:p text:style-name="P1"><text:span text:style-name="T3">ARES00</text:span></text:p>
        </draw:connector>
        <draw:connector draw:style-name="gr3" draw:text-style-name="P5" draw:layer="layout" draw:type="line" svg:x1="28.271cm" svg:y1="25.149cm" svg:x2="28.271cm" svg:y2="20.569cm" draw:start-shape="id102" draw:start-glue-point="0" draw:end-shape="id39" draw:end-glue-point="2" svg:d="M28271 25149v-4580" svg:viewBox="0 0 1 4581">
          <text:p text:style-name="P1"><text:span text:style-name="T3">sum</text:span></text:p>
        </draw:connector>
        <draw:connector draw:style-name="gr3" draw:text-style-name="P5" draw:layer="layout" draw:type="line" svg:x1="47.471cm" svg:y1="25.243cm" svg:x2="54.671cm" svg:y2="22.843cm" draw:start-shape="id103" draw:start-glue-point="0" draw:end-shape="id91" draw:end-glue-point="2" svg:d="M47471 25243l7200-2400" svg:viewBox="0 0 7201 2401">
          <text:p text:style-name="P1"><text:span text:style-name="T3">cout</text:span></text:p>
        </draw:connector>
        <draw:custom-shape draw:style-name="gr1" draw:text-style-name="P2" xml:id="id103" draw:id="id103" draw:layer="layout" svg:width="2.1cm" svg:height="0.9cm" svg:x="46.421cm" svg:y="25.243cm">
          <text:p text:style-name="P1"><text:span text:style-name="T1">FA</text:span></text:p>
          <text:p text:style-name="P1"><text:span text:style-name="T1">14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8.49cm" svg:y1="27.364cm" svg:x2="47.471cm" svg:y2="26.143cm" draw:end-shape="id103" draw:end-glue-point="2" svg:d="M48490 27364l-1019-1221" svg:viewBox="0 0 1020 1222">
          <text:p text:style-name="P1"><text:span text:style-name="T3">L0_11</text:span></text:p>
        </draw:connector>
        <draw:connector draw:style-name="gr3" draw:text-style-name="P5" draw:layer="layout" draw:type="line" svg:x1="47.471cm" svg:y1="25.243cm" svg:x2="47.471cm" svg:y2="20.569cm" draw:start-shape="id103" draw:start-glue-point="0" draw:end-shape="id44" draw:end-glue-point="2" svg:d="M47471 25243v-4674" svg:viewBox="0 0 1 4675">
          <text:p text:style-name="P1"><text:span text:style-name="T3">sum</text:span></text:p>
        </draw:connector>
        <draw:connector draw:style-name="gr3" draw:text-style-name="P5" draw:layer="layout" draw:type="line" svg:x1="45.971cm" svg:y1="28.343cm" svg:x2="47.471cm" svg:y2="26.143cm" draw:start-shape="id104" draw:start-glue-point="0" draw:end-shape="id103" draw:end-glue-point="2" svg:d="M45971 28343l1500-2200" svg:viewBox="0 0 1501 2201">
          <text:p text:style-name="P1"><text:span text:style-name="T3">cout</text:span></text:p>
        </draw:connector>
        <draw:connector draw:style-name="gr3" draw:text-style-name="P5" draw:layer="layout" draw:type="line" svg:x1="23.371cm" svg:y1="25.143cm" svg:x2="30.471cm" svg:y2="22.943cm" draw:start-shape="id105" draw:start-glue-point="0" draw:end-shape="id101" draw:end-glue-point="2" svg:d="M23371 25143l7100-2200" svg:viewBox="0 0 7101 2201">
          <text:p text:style-name="P1"><text:span text:style-name="T3">cout</text:span></text:p>
        </draw:connector>
        <draw:connector draw:style-name="gr4" draw:text-style-name="P5" draw:layer="layout" draw:type="line" svg:x1="23.321cm" svg:y1="28.639cm" svg:x2="23.371cm" svg:y2="26.043cm" draw:start-shape="id106" draw:start-glue-point="0" draw:end-shape="id105" draw:end-glue-point="2" svg:d="M23321 28639l50-2596" svg:viewBox="0 0 51 2597">
          <text:p/>
        </draw:connector>
        <draw:connector draw:style-name="gr3" draw:text-style-name="P5" draw:layer="layout" draw:type="line" svg:x1="24.465cm" svg:y1="27.496cm" svg:x2="23.371cm" svg:y2="26.043cm" draw:end-shape="id105" draw:end-glue-point="2" svg:d="M24465 27496l-1094-1453" svg:viewBox="0 0 1095 1454">
          <text:p text:style-name="P1"><text:span text:style-name="T3">L3_00</text:span></text:p>
        </draw:connector>
        <draw:connector draw:style-name="gr3" draw:text-style-name="P5" draw:layer="layout" draw:type="line" svg:x1="23.371cm" svg:y1="25.143cm" svg:x2="24.571cm" svg:y2="22.943cm" draw:start-shape="id105" draw:start-glue-point="0" draw:end-shape="id41" draw:end-glue-point="2" svg:d="M23371 25143l1200-2200" svg:viewBox="0 0 1201 2201">
          <text:p text:style-name="P1"><text:span text:style-name="T3">sum</text:span></text:p>
        </draw:connector>
        <draw:connector draw:style-name="gr3" draw:text-style-name="P5" draw:layer="layout" draw:type="line" svg:x1="43.771cm" svg:y1="28.343cm" svg:x2="47.471cm" svg:y2="26.143cm" draw:start-shape="id107" draw:start-glue-point="0" draw:end-shape="id103" draw:end-glue-point="2" svg:d="M43771 28343l3700-2200" svg:viewBox="0 0 3701 2201">
          <text:p text:style-name="P1"><text:span text:style-name="T3">cout</text:span></text:p>
        </draw:connector>
        <draw:connector draw:style-name="gr3" draw:text-style-name="P5" draw:layer="layout" draw:type="line" svg:x1="42.483cm" svg:y1="30.38cm" svg:x2="43.771cm" svg:y2="29.243cm" draw:end-shape="id107" draw:end-glue-point="2" svg:d="M42483 30380l1288-1137" svg:viewBox="0 0 1289 1138">
          <text:p text:style-name="P1"><text:span text:style-name="T3">L2_06</text:span></text:p>
        </draw:connector>
        <draw:connector draw:style-name="gr3" draw:text-style-name="P5" draw:layer="layout" draw:type="line" svg:x1="43.771cm" svg:y1="28.343cm" svg:x2="44.971cm" svg:y2="22.943cm" draw:start-shape="id107" draw:start-glue-point="0" draw:end-shape="id97" draw:end-glue-point="2" svg:d="M43771 28343l1200-5400" svg:viewBox="0 0 1201 5401">
          <text:p text:style-name="P1"><text:span text:style-name="T3">sum</text:span></text:p>
        </draw:connector>
        <draw:connector draw:style-name="gr3" draw:text-style-name="P5" draw:layer="layout" draw:type="line" svg:x1="51.071cm" svg:y1="28.343cm" svg:x2="52.271cm" svg:y2="26.143cm" draw:start-shape="id108" draw:start-glue-point="0" draw:end-shape="id109" draw:end-glue-point="2" svg:d="M51071 28343l1200-2200" svg:viewBox="0 0 1201 2201">
          <text:p text:style-name="P1"><text:span text:style-name="T3">cout</text:span></text:p>
        </draw:connector>
        <draw:connector draw:style-name="gr3" draw:text-style-name="P5" draw:layer="layout" draw:type="line" svg:x1="51.071cm" svg:y1="28.343cm" svg:x2="49.871cm" svg:y2="22.943cm" draw:start-shape="id108" draw:start-glue-point="0" draw:end-shape="id99" draw:end-glue-point="2" svg:d="M51071 28343l-1200-5400" svg:viewBox="0 0 1201 5401">
          <text:p text:style-name="P1"><text:span text:style-name="T3">sum</text:span></text:p>
        </draw:connector>
        <draw:connector draw:style-name="gr3" draw:text-style-name="P5" draw:layer="layout" draw:type="line" svg:x1="50.897cm" svg:y1="31.492cm" svg:x2="51.071cm" svg:y2="29.243cm" draw:end-shape="id108" draw:end-glue-point="2" svg:d="M50897 31492l174-2249" svg:viewBox="0 0 175 2250">
          <text:p text:style-name="P1"><text:span text:style-name="T3">L2_07</text:span></text:p>
        </draw:connector>
        <draw:connector draw:style-name="gr4" draw:text-style-name="P5" draw:layer="layout" draw:type="line" svg:x1="37.682cm" svg:y1="48.693cm" svg:x2="40.082cm" svg:y2="48.693cm" draw:start-shape="id110" draw:start-glue-point="1" draw:end-shape="id111" draw:end-glue-point="3" svg:d="M37682 48693h2400" svg:viewBox="0 0 2401 1">
          <text:p/>
        </draw:connector>
        <draw:connector draw:style-name="gr3" draw:text-style-name="P5" draw:layer="layout" draw:type="line" svg:x1="39.871cm" svg:y1="28.443cm" svg:x2="42.671cm" svg:y2="26.143cm" draw:start-shape="id112" draw:start-glue-point="0" draw:end-shape="id98" draw:end-glue-point="2" svg:d="M39871 28443l2800-2300" svg:viewBox="0 0 2801 2301">
          <text:p text:style-name="P1"><text:span text:style-name="T3">cout</text:span></text:p>
        </draw:connector>
        <draw:connector draw:style-name="gr3" draw:text-style-name="P5" draw:layer="layout" draw:type="line" svg:x1="39.864cm" svg:y1="31.227cm" svg:x2="39.871cm" svg:y2="29.343cm" draw:end-shape="id112" draw:end-glue-point="2" svg:d="M39864 31227l7-1884" svg:viewBox="0 0 8 1885">
          <text:p text:style-name="P1"><text:span text:style-name="T3">L4_01</text:span></text:p>
        </draw:connector>
        <draw:connector draw:style-name="gr3" draw:text-style-name="P5" draw:layer="layout" draw:type="line" svg:x1="41.795cm" svg:y1="30.38cm" svg:x2="39.871cm" svg:y2="29.343cm" draw:end-shape="id112" draw:end-glue-point="2" svg:d="M41795 30380l-1924-1037" svg:viewBox="0 0 1925 1038">
          <text:p text:style-name="P1"><text:span text:style-name="T3">ARES02</text:span></text:p>
        </draw:connector>
        <draw:connector draw:style-name="gr3" draw:text-style-name="P5" draw:layer="layout" draw:type="line" svg:x1="39.871cm" svg:y1="28.443cm" svg:x2="39.871cm" svg:y2="22.943cm" draw:start-shape="id112" draw:start-glue-point="0" draw:end-shape="id94" draw:end-glue-point="2" svg:d="M39871 28443v-5500" svg:viewBox="0 0 1 5501">
          <text:p text:style-name="P1"><text:span text:style-name="T3">sum</text:span></text:p>
        </draw:connector>
        <draw:connector draw:style-name="gr4" draw:text-style-name="P5" draw:layer="layout" draw:type="line" svg:x1="46.021cm" svg:y1="31.943cm" svg:x2="45.971cm" svg:y2="29.243cm" draw:start-shape="id113" draw:start-glue-point="0" draw:end-shape="id104" draw:end-glue-point="2" svg:d="M46021 31943l-50-2700" svg:viewBox="0 0 51 2701">
          <text:p/>
        </draw:connector>
        <draw:connector draw:style-name="gr3" draw:text-style-name="P5" draw:layer="layout" draw:type="line" svg:x1="44.547cm" svg:y1="30.671cm" svg:x2="45.971cm" svg:y2="29.243cm" draw:end-shape="id104" draw:end-glue-point="2" svg:d="M44547 30671l1424-1428" svg:viewBox="0 0 1425 1429">
          <text:p text:style-name="P1"><text:span text:style-name="T3">L5_00</text:span></text:p>
        </draw:connector>
        <draw:connector draw:style-name="gr3" draw:text-style-name="P5" draw:layer="layout" draw:type="line" svg:x1="47.589cm" svg:y1="30.459cm" svg:x2="45.971cm" svg:y2="29.243cm" draw:end-shape="id104" draw:end-glue-point="2" svg:d="M47589 30459l-1618-1216" svg:viewBox="0 0 1619 1217">
          <text:p text:style-name="P1"><text:span text:style-name="T3">ARES03</text:span></text:p>
        </draw:connector>
        <draw:connector draw:style-name="gr3" draw:text-style-name="P5" draw:layer="layout" draw:type="line" svg:x1="45.971cm" svg:y1="28.343cm" svg:x2="44.971cm" svg:y2="22.943cm" draw:start-shape="id104" draw:start-glue-point="0" draw:end-shape="id97" draw:end-glue-point="2" svg:d="M45971 28343l-1000-5400" svg:viewBox="0 0 1001 5401">
          <text:p text:style-name="P1"><text:span text:style-name="T3">sum</text:span></text:p>
        </draw:connector>
        <draw:connector draw:style-name="gr4" draw:text-style-name="P5" draw:layer="layout" draw:type="line" svg:x1="35.321cm" svg:y1="29.343cm" svg:x2="35.271cm" svg:y2="26.143cm" draw:start-shape="id114" draw:start-glue-point="0" draw:end-shape="id115" draw:end-glue-point="2" svg:d="M35321 29343l-50-3200" svg:viewBox="0 0 51 3201">
          <text:p/>
        </draw:connector>
        <draw:connector draw:style-name="gr3" draw:text-style-name="P5" draw:layer="layout" draw:type="line" svg:x1="34.308cm" svg:y1="27.867cm" svg:x2="35.271cm" svg:y2="26.143cm" draw:end-shape="id115" draw:end-glue-point="2" svg:d="M34308 27867l963-1724" svg:viewBox="0 0 964 1725">
          <text:p text:style-name="P1"><text:span text:style-name="T3">L4_00</text:span></text:p>
        </draw:connector>
        <draw:connector draw:style-name="gr3" draw:text-style-name="P5" draw:layer="layout" draw:type="line" svg:x1="36.583cm" svg:y1="27.232cm" svg:x2="35.271cm" svg:y2="26.143cm" draw:end-shape="id115" draw:end-glue-point="2" svg:d="M36583 27232l-1312-1089" svg:viewBox="0 0 1313 1090">
          <text:p text:style-name="P1"><text:span text:style-name="T3">ARES01</text:span></text:p>
        </draw:connector>
        <draw:connector draw:style-name="gr3" draw:text-style-name="P5" draw:layer="layout" draw:type="line" svg:x1="35.271cm" svg:y1="25.243cm" svg:x2="35.271cm" svg:y2="22.843cm" draw:start-shape="id115" draw:start-glue-point="0" draw:end-shape="id96" draw:end-glue-point="2" svg:d="M35271 25243v-2400" svg:viewBox="0 0 1 2401">
          <text:p text:style-name="P1"><text:span text:style-name="T3">sum</text:span></text:p>
        </draw:connector>
        <draw:connector draw:style-name="gr3" draw:text-style-name="P5" draw:layer="layout" draw:type="line" svg:x1="35.271cm" svg:y1="25.243cm" svg:x2="39.871cm" svg:y2="22.943cm" draw:start-shape="id115" draw:start-glue-point="0" draw:end-shape="id94" draw:end-glue-point="2" svg:d="M35271 25243l4600-2300" svg:viewBox="0 0 4601 2301">
          <text:p text:style-name="P1"><text:span text:style-name="T3">cout</text:span></text:p>
        </draw:connector>
        <draw:connector draw:style-name="gr3" draw:text-style-name="P5" draw:layer="layout" draw:type="line" svg:x1="34.361cm" svg:y1="27.496cm" svg:x2="33.071cm" svg:y2="26.143cm" draw:end-shape="id100" draw:end-glue-point="2" svg:d="M34361 27496l-1290-1353" svg:viewBox="0 0 1291 1354">
          <text:p text:style-name="P1"><text:span text:style-name="T3">L3_02</text:span></text:p>
        </draw:connector>
        <draw:custom-shape draw:style-name="gr1" draw:text-style-name="P2" xml:id="id116" draw:id="id116" draw:layer="layout" svg:width="2.1cm" svg:height="0.9cm" svg:x="54.721cm" svg:y="28.343cm">
          <text:p text:style-name="P1"><text:span text:style-name="T1">FA</text:span></text:p>
          <text:p text:style-name="P1"><text:span text:style-name="T1">12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5.845cm" svg:y1="30.857cm" svg:x2="55.771cm" svg:y2="29.243cm" draw:end-shape="id116" draw:end-glue-point="2" svg:d="M55845 30857l-74-1614" svg:viewBox="0 0 75 1615">
          <text:p text:style-name="P1"><text:span text:style-name="T3">L5_02</text:span></text:p>
        </draw:connector>
        <draw:connector draw:style-name="gr3" draw:text-style-name="P5" draw:layer="layout" draw:type="line" svg:x1="57.406cm" svg:y1="30.169cm" svg:x2="55.771cm" svg:y2="29.243cm" draw:end-shape="id116" draw:end-glue-point="2" svg:d="M57406 30169l-1635-926" svg:viewBox="0 0 1636 927">
          <text:p text:style-name="P1"><text:span text:style-name="T3">ARES05</text:span></text:p>
        </draw:connector>
        <draw:connector draw:style-name="gr3" draw:text-style-name="P5" draw:layer="layout" draw:type="line" svg:x1="55.771cm" svg:y1="28.343cm" svg:x2="54.671cm" svg:y2="22.843cm" draw:start-shape="id116" draw:start-glue-point="0" draw:end-shape="id91" draw:end-glue-point="2" svg:d="M55771 28343l-1100-5500" svg:viewBox="0 0 1101 5501">
          <text:p text:style-name="P1"><text:span text:style-name="T3">sum</text:span></text:p>
        </draw:connector>
        <draw:connector draw:style-name="gr3" draw:text-style-name="P5" draw:layer="layout" draw:type="line" svg:x1="33.038cm" svg:y1="28.131cm" svg:x2="33.071cm" svg:y2="26.143cm" draw:end-shape="id100" draw:end-glue-point="2" svg:d="M33038 28131l33-1988" svg:viewBox="0 0 34 1989">
          <text:p text:style-name="P1"><text:span text:style-name="T3">L2_04</text:span></text:p>
        </draw:connector>
        <draw:connector draw:style-name="gr3" draw:text-style-name="P5" draw:layer="layout" draw:type="line" svg:x1="26.9cm" svg:y1="27.243cm" svg:x2="28.271cm" svg:y2="26.049cm" draw:end-shape="id102" draw:end-glue-point="2" svg:d="M26900 27243l1371-1194" svg:viewBox="0 0 1372 1195">
          <text:p text:style-name="P1"><text:span text:style-name="T3">L2_03</text:span></text:p>
        </draw:connector>
        <draw:connector draw:style-name="gr3" draw:text-style-name="P5" draw:layer="layout" draw:type="line" svg:x1="22.057cm" svg:y1="27.152cm" svg:x2="23.371cm" svg:y2="26.043cm" draw:end-shape="id105" draw:end-glue-point="2" svg:d="M22057 27152l1314-1109" svg:viewBox="0 0 1315 1110">
          <text:p text:style-name="P1"><text:span text:style-name="T3">L2_02</text:span></text:p>
        </draw:connector>
        <draw:connector draw:style-name="gr3" draw:text-style-name="P5" draw:layer="layout" draw:type="line" svg:x1="39.097cm" svg:y1="27.443cm" svg:x2="37.871cm" svg:y2="26.143cm" draw:end-shape="id95" draw:end-glue-point="2" svg:d="M39097 27443l-1226-1300" svg:viewBox="0 0 1227 1301">
          <text:p text:style-name="P1"><text:span text:style-name="T3">L2_05</text:span></text:p>
        </draw:connector>
        <draw:connector draw:style-name="gr4" draw:text-style-name="P5" draw:layer="layout" draw:type="line" svg:x1="37.735cm" svg:y1="38.642cm" svg:x2="40.035cm" svg:y2="38.693cm" draw:start-shape="id117" draw:start-glue-point="1" draw:end-shape="id118" svg:d="M37735 38642l2300 51" svg:viewBox="0 0 2301 52">
          <text:p/>
        </draw:connector>
        <draw:connector draw:style-name="gr3" draw:text-style-name="P5" draw:layer="layout" draw:type="line" svg:x1="45.023cm" svg:y1="30.221cm" svg:x2="43.771cm" svg:y2="29.243cm" draw:end-shape="id107" draw:end-glue-point="2" svg:d="M45023 30221l-1252-978" svg:viewBox="0 0 1253 979">
          <text:p text:style-name="P1"><text:span text:style-name="T3">L4_02</text:span></text:p>
        </draw:connector>
        <draw:connector draw:style-name="gr3" draw:text-style-name="P5" draw:layer="layout" draw:type="line" svg:x1="49.653cm" svg:y1="30.857cm" svg:x2="51.071cm" svg:y2="29.243cm" draw:end-shape="id108" draw:end-glue-point="2" svg:d="M49653 30857l1418-1614" svg:viewBox="0 0 1419 1615">
          <text:p text:style-name="P1"><text:span text:style-name="T3">L1_09</text:span></text:p>
        </draw:connector>
        <draw:connector draw:style-name="gr3" draw:text-style-name="P5" draw:layer="layout" draw:type="line" svg:x1="43.7cm" svg:y1="30.909cm" svg:x2="43.771cm" svg:y2="29.243cm" draw:end-shape="id107" draw:end-glue-point="2" svg:d="M43700 30909l71-1666" svg:viewBox="0 0 72 1667">
          <text:p text:style-name="P1"><text:span text:style-name="T3">L3_04</text:span></text:p>
        </draw:connector>
        <draw:connector draw:style-name="gr3" draw:text-style-name="P5" draw:layer="layout" draw:type="line" svg:x1="52.114cm" svg:y1="30.671cm" svg:x2="51.071cm" svg:y2="29.243cm" draw:end-shape="id108" draw:end-glue-point="2" svg:d="M52114 30671l-1043-1428" svg:viewBox="0 0 1044 1429">
          <text:p text:style-name="P1"><text:span text:style-name="T3">L3_05</text:span></text:p>
        </draw:connector>
        <draw:connector draw:style-name="gr3" draw:text-style-name="P5" draw:layer="layout" draw:type="line" svg:x1="38.647cm" svg:y1="30.592cm" svg:x2="39.871cm" svg:y2="29.343cm" draw:end-shape="id112" draw:end-glue-point="2" svg:d="M38647 30592l1224-1249" svg:viewBox="0 0 1225 1250">
          <text:p text:style-name="P1"><text:span text:style-name="T3">L3_03</text:span></text:p>
        </draw:connector>
        <draw:connector draw:style-name="gr4" draw:text-style-name="P5" draw:layer="layout" draw:type="line" svg:x1="47.135cm" svg:y1="38.693cm" svg:x2="49.635cm" svg:y2="38.693cm" draw:start-shape="id118" draw:start-glue-point="1" svg:d="M47135 38693h2500" svg:viewBox="0 0 2501 1">
          <text:p/>
        </draw:connector>
        <draw:connector draw:style-name="gr4" draw:text-style-name="P5" draw:layer="layout" draw:type="line" svg:x1="47.088cm" svg:y1="43.593cm" svg:x2="49.588cm" svg:y2="43.593cm" draw:start-shape="id119" draw:start-glue-point="1" draw:end-shape="id120" svg:d="M47088 43593h2500" svg:viewBox="0 0 2501 1">
          <text:p/>
        </draw:connector>
        <draw:connector draw:style-name="gr4" draw:text-style-name="P5" draw:layer="layout" draw:type="line" svg:x1="56.688cm" svg:y1="43.593cm" svg:x2="59.688cm" svg:y2="43.593cm" draw:start-shape="id120" draw:start-glue-point="1" draw:end-shape="id121" svg:d="M56688 43593h3000" svg:viewBox="0 0 3001 1">
          <text:p/>
        </draw:connector>
        <draw:connector draw:style-name="gr3" draw:text-style-name="P5" draw:layer="layout" draw:type="line" svg:x1="64.84cm" svg:y1="30.83cm" svg:x2="65.471cm" svg:y2="29.243cm" draw:end-shape="id122" draw:end-glue-point="2" svg:d="M64840 30830l631-1587" svg:viewBox="0 0 632 1588">
          <text:p text:style-name="P1"><text:span text:style-name="T3">L1_12</text:span></text:p>
        </draw:connector>
        <draw:connector draw:style-name="gr3" draw:text-style-name="P5" draw:layer="layout" draw:type="line" svg:x1="65.471cm" svg:y1="28.343cm" svg:x2="69.071cm" svg:y2="22.943cm" draw:start-shape="id122" draw:start-glue-point="0" draw:end-shape="id63" draw:end-glue-point="2" svg:d="M65471 28343l3600-5400" svg:viewBox="0 0 3601 5401">
          <text:p text:style-name="P1"><text:span text:style-name="T3">cout</text:span></text:p>
        </draw:connector>
        <draw:custom-shape draw:style-name="gr1" draw:text-style-name="P2" xml:id="id122" draw:id="id122" draw:layer="layout" svg:width="2.1cm" svg:height="0.9cm" svg:x="64.421cm" svg:y="28.343cm">
          <text:p text:style-name="P1"><text:span text:style-name="T1">FA</text:span></text:p>
          <text:p text:style-name="P1"><text:span text:style-name="T1">04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371cm" svg:y1="31.143cm" svg:x2="65.471cm" svg:y2="29.243cm" draw:start-shape="id123" draw:start-glue-point="0" draw:end-shape="id122" draw:end-glue-point="2" svg:d="M66371 31143l-900-1900" svg:viewBox="0 0 901 1901">
          <text:p text:style-name="P1"><text:span text:style-name="T3">sum</text:span></text:p>
        </draw:connector>
        <draw:connector draw:style-name="gr3" draw:text-style-name="P5" draw:layer="layout" draw:type="line" svg:x1="65.471cm" svg:y1="28.343cm" svg:x2="64.271cm" svg:y2="22.899cm" draw:start-shape="id122" draw:start-glue-point="0" draw:end-shape="id62" draw:end-glue-point="2" svg:d="M65471 28343l-1200-5444" svg:viewBox="0 0 1201 5445">
          <text:p text:style-name="P1"><text:span text:style-name="T3">sum</text:span></text:p>
        </draw:connector>
        <draw:connector draw:style-name="gr3" draw:text-style-name="P5" draw:layer="layout" draw:type="line" svg:x1="63.171cm" svg:y1="31.343cm" svg:x2="65.471cm" svg:y2="29.243cm" draw:start-shape="id124" draw:start-glue-point="0" draw:end-shape="id122" draw:end-glue-point="2" svg:d="M63171 31343l2300-2100" svg:viewBox="0 0 2301 2101">
          <text:p text:style-name="P1"><text:span text:style-name="T3">cout</text:span></text:p>
        </draw:connector>
        <draw:connector draw:style-name="gr3" draw:text-style-name="P5" draw:layer="layout" draw:type="line" svg:x1="55.771cm" svg:y1="28.343cm" svg:x2="59.571cm" svg:y2="26.043cm" draw:start-shape="id116" draw:start-glue-point="0" draw:end-shape="id125" draw:end-glue-point="2" svg:d="M55771 28343l3800-2300" svg:viewBox="0 0 3801 2301">
          <text:p text:style-name="P1"><text:span text:style-name="T3">cout</text:span></text:p>
        </draw:connector>
        <draw:custom-shape draw:style-name="gr1" draw:text-style-name="P2" xml:id="id125" draw:id="id125" draw:layer="layout" svg:width="2.1cm" svg:height="0.9cm" svg:x="58.521cm" svg:y="25.143cm">
          <text:p text:style-name="P1"><text:span text:style-name="T1">FA</text:span></text:p>
          <text:p text:style-name="P1"><text:span text:style-name="T1">02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371cm" svg:y1="31.143cm" svg:x2="71.071cm" svg:y2="25.543cm" draw:start-shape="id123" draw:start-glue-point="0" draw:end-shape="id54" draw:end-glue-point="2" svg:d="M66371 31143l4700-5600" svg:viewBox="0 0 4701 5601">
          <text:p text:style-name="P1"><text:span text:style-name="T3">cout</text:span></text:p>
        </draw:connector>
        <draw:custom-shape draw:style-name="gr1" draw:text-style-name="P2" xml:id="id54" draw:id="id54" draw:layer="layout" svg:width="2.1cm" svg:height="0.9cm" svg:x="70.021cm" svg:y="24.643cm">
          <text:p text:style-name="P1"><text:span text:style-name="T1">FA</text:span></text:p>
          <text:p text:style-name="P1"><text:span text:style-name="T1">03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3.471cm" svg:y1="24.943cm" svg:x2="78.864cm" svg:y2="22.843cm" draw:start-shape="id126" draw:start-glue-point="0" draw:end-shape="id67" draw:end-glue-point="2" svg:d="M73471 24943l5393-2100" svg:viewBox="0 0 5394 2101">
          <text:p text:style-name="P1"><text:span text:style-name="T3">cout</text:span></text:p>
        </draw:connector>
        <draw:connector draw:style-name="gr3" draw:text-style-name="P5" draw:layer="layout" draw:type="line" svg:x1="73.471cm" svg:y1="24.943cm" svg:x2="73.471cm" svg:y2="22.943cm" draw:start-shape="id126" draw:start-glue-point="0" draw:end-shape="id64" draw:end-glue-point="2" svg:d="M73471 24943v-2000" svg:viewBox="0 0 1 2001">
          <text:p text:style-name="P1"><text:span text:style-name="T3">sum</text:span></text:p>
        </draw:connector>
        <draw:connector draw:style-name="gr3" draw:text-style-name="P5" draw:layer="layout" draw:type="line" svg:x1="81.721cm" svg:y1="26.888cm" svg:x2="80.271cm" svg:y2="25.843cm" draw:end-shape="id127" draw:end-glue-point="2" svg:d="M81721 26888l-1450-1045" svg:viewBox="0 0 1451 1046">
          <text:p text:style-name="P1"><text:span text:style-name="T3">L3_11</text:span></text:p>
        </draw:connector>
        <draw:connector draw:style-name="gr3" draw:text-style-name="P5" draw:layer="layout" draw:type="line" svg:x1="80.271cm" svg:y1="24.943cm" svg:x2="83.471cm" svg:y2="22.977cm" draw:start-shape="id127" draw:start-glue-point="0" draw:end-shape="id69" draw:end-glue-point="2" svg:d="M80271 24943l3200-1966" svg:viewBox="0 0 3201 1967">
          <text:p text:style-name="P1"><text:span text:style-name="T3">cout</text:span></text:p>
        </draw:connector>
        <draw:connector draw:style-name="gr3" draw:text-style-name="P5" draw:layer="layout" draw:type="line" svg:x1="78.371cm" svg:y1="27.843cm" svg:x2="80.271cm" svg:y2="25.843cm" draw:start-shape="id66" draw:start-glue-point="0" draw:end-shape="id127" draw:end-glue-point="2" svg:d="M78371 27843l1900-2000" svg:viewBox="0 0 1901 2001">
          <text:p text:style-name="P1"><text:span text:style-name="T3">cout</text:span></text:p>
        </draw:connector>
        <draw:connector draw:style-name="gr3" draw:text-style-name="P5" draw:layer="layout" draw:type="line" svg:x1="80.292cm" svg:y1="27.443cm" svg:x2="80.271cm" svg:y2="25.843cm" draw:end-shape="id127" draw:end-glue-point="2" svg:d="M80292 27443l-21-1600" svg:viewBox="0 0 22 1601">
          <text:p text:style-name="P1"><text:span text:style-name="T3">/L2_12</text:span></text:p>
        </draw:connector>
        <draw:connector draw:style-name="gr3" draw:text-style-name="P5" draw:layer="layout" draw:type="line" svg:x1="80.271cm" svg:y1="24.943cm" svg:x2="78.864cm" svg:y2="22.843cm" draw:start-shape="id127" draw:start-glue-point="0" draw:end-shape="id67" draw:end-glue-point="2" svg:d="M80271 24943l-1407-2100" svg:viewBox="0 0 1408 2101">
          <text:p text:style-name="P1"><text:span text:style-name="T3">sum</text:span></text:p>
        </draw:connector>
        <draw:connector draw:style-name="gr3" draw:text-style-name="P5" draw:layer="layout" draw:type="line" svg:x1="83.997cm" svg:y1="26.993cm" svg:x2="82.471cm" svg:y2="25.843cm" draw:end-shape="id128" draw:end-glue-point="2" svg:d="M83997 26993l-1526-1150" svg:viewBox="0 0 1527 1151">
          <text:p text:style-name="P1"><text:span text:style-name="T3">ARES10</text:span></text:p>
        </draw:connector>
        <draw:connector draw:style-name="gr3" draw:text-style-name="P5" draw:layer="layout" draw:type="line" svg:x1="82.471cm" svg:y1="24.943cm" svg:x2="83.471cm" svg:y2="22.977cm" draw:start-shape="id128" draw:start-glue-point="0" draw:end-shape="id69" draw:end-glue-point="2" svg:d="M82471 24943l1000-1966" svg:viewBox="0 0 1001 1967">
          <text:p text:style-name="P1"><text:span text:style-name="T3">cout</text:span></text:p>
        </draw:connector>
        <draw:connector draw:style-name="gr3" draw:text-style-name="P5" draw:layer="layout" draw:type="line" svg:x1="81.377cm" svg:y1="27.099cm" svg:x2="82.471cm" svg:y2="25.843cm" draw:end-shape="id128" draw:end-glue-point="2" svg:d="M81377 27099l1094-1256" svg:viewBox="0 0 1095 1257">
          <text:p text:style-name="P1"><text:span text:style-name="T3">L4_09</text:span></text:p>
        </draw:connector>
        <draw:connector draw:style-name="gr3" draw:text-style-name="P5" draw:layer="layout" draw:type="line" svg:x1="82.594cm" svg:y1="27.682cm" svg:x2="82.471cm" svg:y2="25.843cm" draw:end-shape="id128" draw:end-glue-point="2" svg:d="M82594 27682l-123-1839" svg:viewBox="0 0 124 1840">
          <text:p text:style-name="P1"><text:span text:style-name="T3">L5_07</text:span></text:p>
        </draw:connector>
        <draw:connector draw:style-name="gr3" draw:text-style-name="P5" draw:layer="layout" draw:type="line" svg:x1="82.471cm" svg:y1="24.943cm" svg:x2="78.864cm" svg:y2="22.843cm" draw:start-shape="id128" draw:start-glue-point="0" draw:end-shape="id67" draw:end-glue-point="2" svg:d="M82471 24943l-3607-2100" svg:viewBox="0 0 3608 2101">
          <text:p text:style-name="P1"><text:span text:style-name="T3">sum</text:span></text:p>
        </draw:connector>
        <draw:connector draw:style-name="gr3" draw:text-style-name="P5" draw:layer="layout" draw:type="line" svg:x1="92.648cm" svg:y1="27.152cm" svg:x2="90.771cm" svg:y2="25.843cm" draw:end-shape="id129" draw:end-glue-point="2" svg:d="M92648 27152l-1877-1309" svg:viewBox="0 0 1878 1310">
          <text:p text:style-name="P1"><text:span text:style-name="T3">ARES12</text:span></text:p>
        </draw:connector>
        <draw:connector draw:style-name="gr3" draw:text-style-name="P5" draw:layer="layout" draw:type="line" svg:x1="90.771cm" svg:y1="24.943cm" svg:x2="93.071cm" svg:y2="22.998cm" draw:start-shape="id129" draw:start-glue-point="0" draw:end-shape="id92" draw:end-glue-point="2" svg:d="M90771 24943l2300-1945" svg:viewBox="0 0 2301 1946">
          <text:p text:style-name="P1"><text:span text:style-name="T3">cout</text:span></text:p>
        </draw:connector>
        <draw:connector draw:style-name="gr3" draw:text-style-name="P5" draw:layer="layout" draw:type="line" svg:x1="90.849cm" svg:y1="27.682cm" svg:x2="90.771cm" svg:y2="25.843cm" draw:end-shape="id129" draw:end-glue-point="2" svg:d="M90849 27682l-78-1839" svg:viewBox="0 0 79 1840">
          <text:p text:style-name="P1"><text:span text:style-name="T3">L5_09</text:span></text:p>
        </draw:connector>
        <draw:connector draw:style-name="gr3" draw:text-style-name="P5" draw:layer="layout" draw:type="line" svg:x1="90.771cm" svg:y1="24.943cm" svg:x2="88.571cm" svg:y2="22.934cm" draw:start-shape="id129" draw:start-glue-point="0" draw:end-shape="id71" draw:end-glue-point="2" svg:d="M90771 24943l-2200-2009" svg:viewBox="0 0 2201 2010">
          <text:p text:style-name="P1"><text:span text:style-name="T3">sum</text:span></text:p>
        </draw:connector>
        <draw:connector draw:style-name="gr3" draw:text-style-name="P5" draw:layer="layout" draw:type="line" svg:x1="53.146cm" svg:y1="27.628cm" svg:x2="52.271cm" svg:y2="26.143cm" draw:end-shape="id109" draw:end-glue-point="2" svg:d="M53146 27628l-875-1485" svg:viewBox="0 0 876 1486">
          <text:p text:style-name="P1"><text:span text:style-name="T3">L0_12</text:span></text:p>
        </draw:connector>
        <draw:connector draw:style-name="gr3" draw:text-style-name="P5" draw:layer="layout" draw:type="line" svg:x1="52.271cm" svg:y1="25.243cm" svg:x2="59.571cm" svg:y2="22.843cm" draw:start-shape="id109" draw:start-glue-point="0" draw:end-shape="id68" draw:end-glue-point="2" svg:d="M52271 25243l7300-2400" svg:viewBox="0 0 7301 2401">
          <text:p text:style-name="P1"><text:span text:style-name="T3">cout</text:span></text:p>
        </draw:connector>
        <draw:custom-shape draw:style-name="gr1" draw:text-style-name="P2" xml:id="id109" draw:id="id109" draw:layer="layout" svg:width="2.1cm" svg:height="0.9cm" svg:x="51.221cm" svg:y="25.243cm">
          <text:p text:style-name="P1"><text:span text:style-name="T1">FA</text:span></text:p>
          <text:p text:style-name="P1"><text:span text:style-name="T1">05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2.271cm" svg:y1="25.243cm" svg:x2="52.271cm" svg:y2="20.569cm" draw:start-shape="id109" draw:start-glue-point="0" draw:end-shape="id43" draw:end-glue-point="2" svg:d="M52271 25243v-4674" svg:viewBox="0 0 1 4675">
          <text:p text:style-name="P1"><text:span text:style-name="T3">sum</text:span></text:p>
        </draw:connector>
        <draw:connector draw:style-name="gr3" draw:text-style-name="P5" draw:layer="layout" draw:type="line" svg:x1="61.877cm" svg:y1="30.75cm" svg:x2="62.371cm" svg:y2="29.243cm" draw:end-shape="id130" draw:end-glue-point="2" svg:d="M61877 30750l494-1507" svg:viewBox="0 0 495 1508">
          <text:p text:style-name="P1"><text:span text:style-name="T3">L1_11</text:span></text:p>
        </draw:connector>
        <draw:connector draw:style-name="gr3" draw:text-style-name="P5" draw:layer="layout" draw:type="line" svg:x1="62.371cm" svg:y1="28.343cm" svg:x2="66.571cm" svg:y2="25.743cm" draw:start-shape="id130" draw:start-glue-point="0" draw:end-shape="id33" draw:end-glue-point="2" svg:d="M62371 28343l4200-2600" svg:viewBox="0 0 4201 2601">
          <text:p text:style-name="P1"><text:span text:style-name="T3">cout</text:span></text:p>
        </draw:connector>
        <draw:connector draw:style-name="gr3" draw:text-style-name="P5" draw:layer="layout" draw:type="line" svg:x1="60.793cm" svg:y1="30.036cm" svg:x2="62.371cm" svg:y2="29.243cm" draw:end-shape="id130" draw:end-glue-point="2" svg:d="M60793 30036l1578-793" svg:viewBox="0 0 1579 794">
          <text:p text:style-name="P1"><text:span text:style-name="T3">/L0_12</text:span></text:p>
        </draw:connector>
        <draw:connector draw:style-name="gr3" draw:text-style-name="P5" draw:layer="layout" draw:type="line" svg:x1="62.371cm" svg:y1="28.343cm" svg:x2="59.571cm" svg:y2="22.843cm" draw:start-shape="id130" draw:start-glue-point="0" draw:end-shape="id68" draw:end-glue-point="2" svg:d="M62371 28343l-2800-5500" svg:viewBox="0 0 2801 5501">
          <text:p text:style-name="P1"><text:span text:style-name="T3">sum</text:span></text:p>
        </draw:connector>
        <draw:connector draw:style-name="gr3" draw:text-style-name="P5" draw:layer="layout" draw:type="line" svg:x1="70.291cm" svg:y1="30.936cm" svg:x2="68.971cm" svg:y2="29.943cm" draw:end-shape="id131" draw:end-glue-point="2" svg:d="M70291 30936l-1320-993" svg:viewBox="0 0 1321 994">
          <text:p text:style-name="P1"><text:span text:style-name="T3">L3_09</text:span></text:p>
        </draw:connector>
        <draw:connector draw:style-name="gr3" draw:text-style-name="P5" draw:layer="layout" draw:type="line" svg:x1="67.831cm" svg:y1="31.148cm" svg:x2="68.971cm" svg:y2="29.943cm" draw:end-shape="id131" draw:end-glue-point="2" svg:d="M67831 31148l1140-1205" svg:viewBox="0 0 1141 1206">
          <text:p text:style-name="P1"><text:span text:style-name="T3">/L1_12</text:span></text:p>
        </draw:connector>
        <draw:connector draw:style-name="gr3" draw:text-style-name="P5" draw:layer="layout" draw:type="line" svg:x1="68.968cm" svg:y1="31.941cm" svg:x2="68.971cm" svg:y2="29.943cm" draw:end-shape="id131" draw:end-glue-point="2" svg:d="M68968 31941l3-1998" svg:viewBox="0 0 4 1999">
          <text:p text:style-name="P1"><text:span text:style-name="T3">L2_11</text:span></text:p>
        </draw:connector>
        <draw:connector draw:style-name="gr3" draw:text-style-name="P5" draw:layer="layout" draw:type="line" svg:x1="68.971cm" svg:y1="29.043cm" svg:x2="69.071cm" svg:y2="22.943cm" draw:start-shape="id131" draw:start-glue-point="0" draw:end-shape="id63" draw:end-glue-point="2" svg:d="M68971 29043l100-6100" svg:viewBox="0 0 101 6101">
          <text:p text:style-name="P1"><text:span text:style-name="T3">sum</text:span></text:p>
        </draw:connector>
        <draw:connector draw:style-name="gr3" draw:text-style-name="P5" draw:layer="layout" draw:type="line" svg:x1="72.567cm" svg:y1="31.147cm" svg:x2="71.271cm" svg:y2="29.943cm" draw:end-shape="id132" draw:end-glue-point="2" svg:d="M72567 31147l-1296-1204" svg:viewBox="0 0 1297 1205">
          <text:p text:style-name="P1"><text:span text:style-name="T3">L4_06</text:span></text:p>
        </draw:connector>
        <draw:connector draw:style-name="gr3" draw:text-style-name="P5" draw:layer="layout" draw:type="line" svg:x1="69.815cm" svg:y1="30.909cm" svg:x2="71.271cm" svg:y2="29.943cm" draw:end-shape="id132" draw:end-glue-point="2" svg:d="M69815 30909l1456-966" svg:viewBox="0 0 1457 967">
          <text:p text:style-name="P1"><text:span text:style-name="T3">L2_10</text:span></text:p>
        </draw:connector>
        <draw:connector draw:style-name="gr3" draw:text-style-name="P5" draw:layer="layout" draw:type="line" svg:x1="71.244cm" svg:y1="31.624cm" svg:x2="71.271cm" svg:y2="29.943cm" draw:end-shape="id132" draw:end-glue-point="2" svg:d="M71244 31624l27-1681" svg:viewBox="0 0 28 1682">
          <text:p text:style-name="P1"><text:span text:style-name="T3">L3_08</text:span></text:p>
        </draw:connector>
        <draw:connector draw:style-name="gr3" draw:text-style-name="P5" draw:layer="layout" draw:type="line" svg:x1="71.271cm" svg:y1="29.043cm" svg:x2="66.571cm" svg:y2="25.743cm" draw:start-shape="id132" draw:start-glue-point="0" draw:end-shape="id33" draw:end-glue-point="2" svg:d="M71271 29043l-4700-3300" svg:viewBox="0 0 4701 3301">
          <text:p text:style-name="P1"><text:span text:style-name="T3">sum</text:span></text:p>
        </draw:connector>
        <draw:connector draw:style-name="gr3" draw:text-style-name="P5" draw:layer="layout" draw:type="line" svg:x1="59.571cm" svg:y1="28.343cm" svg:x2="66.571cm" svg:y2="25.743cm" draw:start-shape="id133" draw:start-glue-point="0" draw:end-shape="id33" draw:end-glue-point="2" svg:d="M59571 28343l7000-2600" svg:viewBox="0 0 7001 2601">
          <text:p text:style-name="P1"><text:span text:style-name="T3">cout</text:span></text:p>
        </draw:connector>
        <draw:connector draw:style-name="gr3" draw:text-style-name="P5" draw:layer="layout" draw:type="line" svg:x1="58.173cm" svg:y1="30.459cm" svg:x2="59.571cm" svg:y2="29.243cm" draw:end-shape="id133" draw:end-glue-point="2" svg:d="M58173 30459l1398-1216" svg:viewBox="0 0 1399 1217">
          <text:p text:style-name="P1"><text:span text:style-name="T3">L2_09</text:span></text:p>
        </draw:connector>
        <draw:connector draw:style-name="gr3" draw:text-style-name="P5" draw:layer="layout" draw:type="line" svg:x1="59.496cm" svg:y1="30.989cm" svg:x2="59.571cm" svg:y2="29.243cm" draw:end-shape="id133" draw:end-glue-point="2" svg:d="M59496 30989l75-1746" svg:viewBox="0 0 76 1747">
          <text:p text:style-name="P1"><text:span text:style-name="T3">L3_07</text:span></text:p>
        </draw:connector>
        <draw:connector draw:style-name="gr3" draw:text-style-name="P5" draw:layer="layout" draw:type="line" svg:x1="59.571cm" svg:y1="28.343cm" svg:x2="59.571cm" svg:y2="26.043cm" draw:start-shape="id133" draw:start-glue-point="0" draw:end-shape="id125" draw:end-glue-point="2" svg:d="M59571 28343v-2300" svg:viewBox="0 0 1 2301">
          <text:p text:style-name="P1"><text:span text:style-name="T3">sum</text:span></text:p>
        </draw:connector>
        <draw:connector draw:style-name="gr3" draw:text-style-name="P5" draw:layer="layout" draw:type="line" svg:x1="68.971cm" svg:y1="29.043cm" svg:x2="76.271cm" svg:y2="25.843cm" draw:start-shape="id131" draw:start-glue-point="0" draw:end-shape="id65" draw:end-glue-point="2" svg:d="M68971 29043l7300-3200" svg:viewBox="0 0 7301 3201">
          <text:p text:style-name="P1"><text:span text:style-name="T3">cout</text:span></text:p>
        </draw:connector>
        <draw:connector draw:style-name="gr3" draw:text-style-name="P5" draw:layer="layout" draw:type="line" svg:x1="71.071cm" svg:y1="24.643cm" svg:x2="69.071cm" svg:y2="22.943cm" draw:start-shape="id54" draw:start-glue-point="0" draw:end-shape="id63" draw:end-glue-point="2" svg:d="M71071 24643l-2000-1700" svg:viewBox="0 0 2001 1701">
          <text:p text:style-name="P1"><text:span text:style-name="T3">sum</text:span></text:p>
        </draw:connector>
        <draw:connector draw:style-name="gr3" draw:text-style-name="P5" draw:layer="layout" draw:type="line" svg:x1="71.071cm" svg:y1="24.643cm" svg:x2="73.471cm" svg:y2="22.943cm" draw:start-shape="id54" draw:start-glue-point="0" draw:end-shape="id64" draw:end-glue-point="2" svg:d="M71071 24643l2400-1700" svg:viewBox="0 0 2401 1701">
          <text:p text:style-name="P1"><text:span text:style-name="T3">cout</text:span></text:p>
        </draw:connector>
        <draw:connector draw:style-name="gr3" draw:text-style-name="P5" draw:layer="layout" draw:type="line" svg:x1="59.571cm" svg:y1="25.143cm" svg:x2="59.571cm" svg:y2="22.843cm" draw:start-shape="id125" draw:start-glue-point="0" draw:end-shape="id68" draw:end-glue-point="2" svg:d="M59571 25143v-2300" svg:viewBox="0 0 1 2301">
          <text:p text:style-name="P1"><text:span text:style-name="T3">sum</text:span></text:p>
        </draw:connector>
        <draw:connector draw:style-name="gr3" draw:text-style-name="P5" draw:layer="layout" draw:type="line" svg:x1="59.571cm" svg:y1="25.143cm" svg:x2="64.271cm" svg:y2="22.899cm" draw:start-shape="id125" draw:start-glue-point="0" draw:end-shape="id62" draw:end-glue-point="2" svg:d="M59571 25143l4700-2244" svg:viewBox="0 0 4701 2245">
          <text:p text:style-name="P1"><text:span text:style-name="T3">cout</text:span></text:p>
        </draw:connector>
        <draw:connector draw:style-name="gr3" draw:text-style-name="P5" draw:layer="layout" draw:type="line" svg:x1="73.471cm" svg:y1="28.143cm" svg:x2="76.271cm" svg:y2="25.843cm" draw:start-shape="id53" draw:start-glue-point="0" draw:end-shape="id65" draw:end-glue-point="2" svg:d="M73471 28143l2800-2300" svg:viewBox="0 0 2801 2301">
          <text:p text:style-name="P1"><text:span text:style-name="T3">cout</text:span></text:p>
        </draw:connector>
        <draw:connector draw:style-name="gr3" draw:text-style-name="P5" draw:layer="layout" draw:type="line" svg:x1="48.871cm" svg:y1="28.343cm" svg:x2="52.271cm" svg:y2="26.143cm" draw:start-shape="id134" draw:start-glue-point="0" draw:end-shape="id109" draw:end-glue-point="2" svg:d="M48871 28343l3400-2200" svg:viewBox="0 0 3401 2201">
          <text:p text:style-name="P1"><text:span text:style-name="T3">cout</text:span></text:p>
        </draw:connector>
        <draw:connector draw:style-name="gr3" draw:text-style-name="P5" draw:layer="layout" draw:type="line" svg:x1="48.939cm" svg:y1="30.83cm" svg:x2="48.871cm" svg:y2="29.243cm" draw:end-shape="id134" draw:end-glue-point="2" svg:d="M48939 30830l-68-1587" svg:viewBox="0 0 69 1588">
          <text:p text:style-name="P1"><text:span text:style-name="T3">L4_03</text:span></text:p>
        </draw:connector>
        <draw:connector draw:style-name="gr3" draw:text-style-name="P5" draw:layer="layout" draw:type="line" svg:x1="47.166cm" svg:y1="30.618cm" svg:x2="48.871cm" svg:y2="29.243cm" draw:end-shape="id134" draw:end-glue-point="2" svg:d="M47166 30618l1705-1375" svg:viewBox="0 0 1706 1376">
          <text:p text:style-name="P1"><text:span text:style-name="T3">L5_01</text:span></text:p>
        </draw:connector>
        <draw:connector draw:style-name="gr3" draw:text-style-name="P5" draw:layer="layout" draw:type="line" svg:x1="48.871cm" svg:y1="28.343cm" svg:x2="49.871cm" svg:y2="22.943cm" draw:start-shape="id134" draw:start-glue-point="0" draw:end-shape="id99" draw:end-glue-point="2" svg:d="M48871 28343l1000-5400" svg:viewBox="0 0 1001 5401">
          <text:p text:style-name="P1"><text:span text:style-name="T3">sum</text:span></text:p>
        </draw:connector>
        <draw:connector draw:style-name="gr3" draw:text-style-name="P5" draw:layer="layout" draw:type="line" svg:x1="50.13cm" svg:y1="30.327cm" svg:x2="48.871cm" svg:y2="29.243cm" draw:end-shape="id134" draw:end-glue-point="2" svg:d="M50130 30327l-1259-1084" svg:viewBox="0 0 1260 1085">
          <text:p text:style-name="P1"><text:span text:style-name="T3">ARES04</text:span></text:p>
        </draw:connector>
        <draw:connector draw:style-name="gr3" draw:text-style-name="P5" draw:layer="layout" draw:type="line" svg:x1="42.589cm" svg:y1="27.681cm" svg:x2="42.671cm" svg:y2="26.143cm" draw:end-shape="id98" draw:end-glue-point="2" svg:d="M42589 27681l82-1538" svg:viewBox="0 0 83 1539">
          <text:p text:style-name="P1"><text:span text:style-name="T3">L0_10</text:span></text:p>
        </draw:connector>
        <draw:connector draw:style-name="gr3" draw:text-style-name="P5" draw:layer="layout" draw:type="line" svg:x1="53.571cm" svg:y1="28.343cm" svg:x2="59.571cm" svg:y2="26.043cm" draw:start-shape="id135" draw:start-glue-point="0" draw:end-shape="id125" draw:end-glue-point="2" svg:d="M53571 28343l6000-2300" svg:viewBox="0 0 6001 2301">
          <text:p text:style-name="P1"><text:span text:style-name="T3">cout</text:span></text:p>
        </draw:connector>
        <draw:connector draw:style-name="gr3" draw:text-style-name="P5" draw:layer="layout" draw:type="line" svg:x1="52.458cm" svg:y1="30.327cm" svg:x2="53.571cm" svg:y2="29.243cm" draw:end-shape="id135" draw:end-glue-point="2" svg:d="M52458 30327l1113-1084" svg:viewBox="0 0 1114 1085">
          <text:p text:style-name="P1"><text:span text:style-name="T3">L1_10</text:span></text:p>
        </draw:connector>
        <draw:connector draw:style-name="gr3" draw:text-style-name="P5" draw:layer="layout" draw:type="line" svg:x1="53.649cm" svg:y1="31.28cm" svg:x2="53.571cm" svg:y2="29.243cm" draw:end-shape="id135" draw:end-glue-point="2" svg:d="M53649 31280l-78-2037" svg:viewBox="0 0 79 2038">
          <text:p text:style-name="P1"><text:span text:style-name="T3">L2_08</text:span></text:p>
        </draw:connector>
        <draw:connector draw:style-name="gr3" draw:text-style-name="P5" draw:layer="layout" draw:type="line" svg:x1="53.571cm" svg:y1="28.343cm" svg:x2="54.671cm" svg:y2="22.843cm" draw:start-shape="id135" draw:start-glue-point="0" draw:end-shape="id91" draw:end-glue-point="2" svg:d="M53571 28343l1100-5500" svg:viewBox="0 0 1101 5501">
          <text:p text:style-name="P1"><text:span text:style-name="T3">sum</text:span></text:p>
        </draw:connector>
        <draw:connector draw:style-name="gr3" draw:text-style-name="P5" draw:layer="layout" draw:type="line" svg:x1="54.813cm" svg:y1="30.539cm" svg:x2="53.571cm" svg:y2="29.243cm" draw:end-shape="id135" draw:end-glue-point="2" svg:d="M54813 30539l-1242-1296" svg:viewBox="0 0 1243 1297">
          <text:p text:style-name="P1"><text:span text:style-name="T3">L3_06</text:span></text:p>
        </draw:connector>
        <draw:connector draw:style-name="gr3" draw:text-style-name="P5" draw:layer="layout" draw:type="line" svg:x1="71.271cm" svg:y1="29.043cm" svg:x2="71.071cm" svg:y2="25.543cm" draw:start-shape="id132" draw:start-glue-point="0" draw:end-shape="id54" draw:end-glue-point="2" svg:d="M71271 29043l-200-3500" svg:viewBox="0 0 201 3501">
          <text:p text:style-name="P1"><text:span text:style-name="T3">cout</text:span></text:p>
        </draw:connector>
        <draw:custom-shape draw:style-name="gr1" draw:text-style-name="P2" xml:id="id5" draw:id="id5" draw:layer="layout" svg:width="3.5cm" svg:height="0.9cm" svg:x="57.721cm" svg:y="11.643cm">
          <text:p text:style-name="P1"><text:span text:style-name="T1">WS1</text:span></text:p>
          <text:p text:style-name="P1"><text:span text:style-name="T1">16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4" draw:id="id74" draw:layer="layout" svg:width="3.5cm" svg:height="0.9cm" svg:x="96.021cm" svg:y="11.843cm">
          <text:p text:style-name="P1"><text:span text:style-name="T1">WS1</text:span></text:p>
          <text:p text:style-name="P1"><text:span text:style-name="T1">273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5cm" svg:height="0.9cm" svg:x="48.121cm" svg:y="11.643cm">
          <text:p text:style-name="P1"><text:span text:style-name="T1">WS1</text:span></text:p>
          <text:p text:style-name="P1"><text:span text:style-name="T1">20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3.5cm" svg:height="0.9cm" svg:x="38.621cm" svg:y="11.543cm">
          <text:p text:style-name="P1"><text:span text:style-name="T1">WS1 (POWER/in3, GROUND/in2)</text:span></text:p>
          <text:p text:style-name="P1"><text:span text:style-name="T1">27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0.9cm" svg:x="72.121cm" svg:y="8.543cm">
          <text:p text:style-name="P1"><text:span text:style-name="T1">WS2</text:span></text:p>
          <text:p text:style-name="P1"><text:span text:style-name="T1">12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5cm" svg:height="0.9cm" svg:x="62.421cm" svg:y="8.543cm">
          <text:p text:style-name="P1"><text:span text:style-name="T1">WS2</text:span></text:p>
          <text:p text:style-name="P1"><text:span text:style-name="T1">15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1.221cm" svg:y1="12.093cm" svg:x2="64.171cm" svg:y2="9.443cm" draw:start-shape="id5" draw:end-shape="id7" draw:end-glue-point="2" svg:d="M61221 12093l2950-2650" svg:viewBox="0 0 2951 2651">
          <text:p text:style-name="P1"><text:span text:style-name="T3">out2/in3</text:span></text:p>
        </draw:connector>
        <draw:connector draw:style-name="gr3" draw:text-style-name="P5" draw:layer="layout" draw:type="line" svg:x1="59.471cm" svg:y1="11.643cm" svg:x2="62.421cm" svg:y2="8.993cm" draw:start-shape="id5" draw:start-glue-point="0" draw:end-shape="id7" draw:end-glue-point="3" svg:d="M59471 11643l2950-2650" svg:viewBox="0 0 2951 2651">
          <text:p text:style-name="P1"><text:span text:style-name="T3">out3/in2</text:span></text:p>
        </draw:connector>
        <draw:custom-shape draw:style-name="gr1" draw:text-style-name="P2" xml:id="id10" draw:id="id10" draw:layer="layout" svg:width="3.5cm" svg:height="0.9cm" svg:x="52.921cm" svg:y="8.543cm">
          <text:p text:style-name="P1"><text:span text:style-name="T1">WS2</text:span></text:p>
          <text:p text:style-name="P1"><text:span text:style-name="T1">18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1.621cm" svg:y1="12.093cm" svg:x2="54.671cm" svg:y2="9.443cm" draw:start-shape="id18" draw:start-glue-point="1" draw:end-shape="id10" draw:end-glue-point="2" svg:d="M51621 12093l3050-2650" svg:viewBox="0 0 3051 2651">
          <text:p text:style-name="P1"><text:span text:style-name="T3">out2/in3</text:span></text:p>
        </draw:connector>
        <draw:connector draw:style-name="gr3" draw:text-style-name="P5" draw:layer="layout" draw:type="line" svg:x1="54.671cm" svg:y1="9.443cm" svg:x2="57.721cm" svg:y2="12.093cm" draw:start-shape="id10" draw:start-glue-point="2" draw:end-shape="id5" draw:end-glue-point="3" svg:d="M54671 9443l3050 2650" svg:viewBox="0 0 3051 2651">
          <text:p text:style-name="P1"><text:span text:style-name="T3">out3/in2</text:span></text:p>
        </draw:connector>
        <draw:custom-shape draw:style-name="gr1" draw:text-style-name="P2" xml:id="id21" draw:id="id21" draw:layer="layout" svg:width="3.5cm" svg:height="0.9cm" svg:x="81.821cm" svg:y="8.543cm">
          <text:p text:style-name="P1"><text:span text:style-name="T1">WS2</text:span></text:p>
          <text:p text:style-name="P1"><text:span text:style-name="T1">2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3.5cm" svg:height="0.9cm" svg:x="43.221cm" svg:y="8.743cm">
          <text:p text:style-name="P1"><text:span text:style-name="T1">WS2</text:span></text:p>
          <text:p text:style-name="P1"><text:span text:style-name="T1">26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0.371cm" svg:y1="11.543cm" svg:x2="43.221cm" svg:y2="9.193cm" draw:start-shape="id60" draw:start-glue-point="0" draw:end-shape="id31" draw:end-glue-point="3" svg:d="M40371 11543l2850-2350" svg:viewBox="0 0 2851 2351">
          <text:p text:style-name="P1"><text:span text:style-name="T3">out3/in2</text:span></text:p>
        </draw:connector>
        <draw:connector draw:style-name="gr3" draw:text-style-name="P5" draw:layer="layout" draw:type="line" svg:x1="42.121cm" svg:y1="11.993cm" svg:x2="44.971cm" svg:y2="9.643cm" draw:start-shape="id60" draw:start-glue-point="1" draw:end-shape="id31" draw:end-glue-point="2" svg:d="M42121 11993l2850-2350" svg:viewBox="0 0 2851 2351">
          <text:p text:style-name="P1"><text:span text:style-name="T3">out2/in3</text:span></text:p>
        </draw:connector>
        <draw:connector draw:style-name="gr3" draw:text-style-name="P5" draw:layer="layout" draw:type="line" svg:x1="46.721cm" svg:y1="9.193cm" svg:x2="49.871cm" svg:y2="11.643cm" draw:start-shape="id31" draw:end-shape="id18" draw:end-glue-point="0" svg:d="M46721 9193l3150 2450" svg:viewBox="0 0 3151 2451">
          <text:p text:style-name="P1"><text:span text:style-name="T3">out2/in3</text:span></text:p>
        </draw:connector>
        <draw:connector draw:style-name="gr3" draw:text-style-name="P5" draw:layer="layout" draw:type="line" svg:x1="44.971cm" svg:y1="9.643cm" svg:x2="48.121cm" svg:y2="12.093cm" draw:start-shape="id31" draw:start-glue-point="2" draw:end-shape="id18" svg:d="M44971 9643l3150 2450" svg:viewBox="0 0 3151 2451">
          <text:p text:style-name="P1"><text:span text:style-name="T3">out3/in2</text:span></text:p>
        </draw:connector>
        <draw:connector draw:style-name="gr3" draw:text-style-name="P5" draw:layer="layout" draw:type="line" svg:x1="49.871cm" svg:y1="11.643cm" svg:x2="52.921cm" svg:y2="8.993cm" draw:start-shape="id18" draw:start-glue-point="0" draw:end-shape="id10" svg:d="M49871 11643l3050-2650" svg:viewBox="0 0 3051 2651">
          <text:p text:style-name="P1"><text:span text:style-name="T3">out3/in2</text:span></text:p>
        </draw:connector>
        <draw:connector draw:style-name="gr3" draw:text-style-name="P5" draw:layer="layout" draw:type="line" svg:x1="56.421cm" svg:y1="8.993cm" svg:x2="59.471cm" svg:y2="11.643cm" draw:start-shape="id10" draw:end-shape="id5" draw:end-glue-point="0" svg:d="M56421 8993l3050 2650" svg:viewBox="0 0 3051 2651">
          <text:p text:style-name="P1"><text:span text:style-name="T3">out2/in3</text:span></text:p>
        </draw:connector>
        <draw:connector draw:style-name="gr4" draw:text-style-name="P1" draw:layer="layout" draw:type="line" svg:x1="59.471cm" svg:y1="11.643cm" svg:x2="59.571cm" svg:y2="7.043cm" draw:start-shape="id5" draw:start-glue-point="0" draw:end-shape="id136" svg:d="M59471 11643l100-4600" svg:viewBox="0 0 101 4601">
          <text:p/>
        </draw:connector>
        <draw:connector draw:style-name="gr4" draw:text-style-name="P1" draw:layer="layout" draw:type="line" svg:x1="49.871cm" svg:y1="11.643cm" svg:x2="49.871cm" svg:y2="7.043cm" draw:start-shape="id18" draw:start-glue-point="0" draw:end-shape="id137" draw:end-glue-point="2" svg:d="M49871 11643v-4600" svg:viewBox="0 0 1 4601">
          <text:p/>
        </draw:connector>
        <draw:connector draw:style-name="gr4" draw:text-style-name="P1" draw:layer="layout" draw:type="line" svg:x1="40.371cm" svg:y1="11.543cm" svg:x2="40.371cm" svg:y2="7.043cm" draw:start-shape="id60" draw:start-glue-point="0" draw:end-shape="id138" svg:d="M40371 11543v-4500" svg:viewBox="0 0 1 4501">
          <text:p/>
        </draw:connector>
        <draw:custom-shape draw:style-name="gr1" draw:text-style-name="P2" xml:id="id15" draw:id="id15" draw:layer="layout" svg:width="3.5cm" svg:height="0.9cm" svg:x="67.221cm" svg:y="11.843cm">
          <text:p text:style-name="P1"><text:span text:style-name="T1">WS1</text:span></text:p>
          <text:p text:style-name="P1"><text:span text:style-name="T1">13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4.171cm" svg:y1="9.443cm" svg:x2="67.221cm" svg:y2="12.293cm" draw:start-shape="id7" draw:start-glue-point="2" draw:end-shape="id15" draw:end-glue-point="3" svg:d="M64171 9443l3050 2850" svg:viewBox="0 0 3051 2851">
          <text:p text:style-name="P1"><text:span text:style-name="T3">out3/in2</text:span></text:p>
        </draw:connector>
        <draw:connector draw:style-name="gr3" draw:text-style-name="P5" draw:layer="layout" draw:type="line" svg:x1="65.921cm" svg:y1="8.993cm" svg:x2="68.971cm" svg:y2="11.843cm" draw:end-shape="id15" draw:end-glue-point="0" svg:d="M65921 8993l3050 2850" svg:viewBox="0 0 3051 2851">
          <text:p text:style-name="P1"><text:span text:style-name="T3">out2/in3</text:span></text:p>
        </draw:connector>
        <draw:connector draw:style-name="gr4" draw:text-style-name="P1" draw:layer="layout" draw:type="line" svg:x1="68.971cm" svg:y1="11.843cm" svg:x2="68.971cm" svg:y2="7.043cm" draw:start-shape="id15" draw:start-glue-point="0" draw:end-shape="id139" draw:end-glue-point="2" svg:d="M68971 11843v-4800" svg:viewBox="0 0 1 4801">
          <text:p/>
        </draw:connector>
        <draw:connector draw:style-name="gr3" draw:text-style-name="P5" draw:layer="layout" draw:type="line" svg:x1="68.971cm" svg:y1="11.843cm" svg:x2="72.121cm" svg:y2="8.993cm" draw:start-shape="id15" draw:start-glue-point="0" draw:end-shape="id2" draw:end-glue-point="3" svg:d="M68971 11843l3150-2850" svg:viewBox="0 0 3151 2851">
          <text:p text:style-name="P1"><text:span text:style-name="T3">out3/in2</text:span></text:p>
        </draw:connector>
        <draw:connector draw:style-name="gr3" draw:text-style-name="P5" draw:layer="layout" draw:type="line" svg:x1="70.721cm" svg:y1="12.293cm" svg:x2="73.871cm" svg:y2="9.443cm" draw:start-shape="id15" draw:start-glue-point="1" draw:end-shape="id2" draw:end-glue-point="2" svg:d="M70721 12293l3150-2850" svg:viewBox="0 0 3151 2851">
          <text:p text:style-name="P1"><text:span text:style-name="T3">out2/in3</text:span></text:p>
        </draw:connector>
        <draw:custom-shape draw:style-name="gr2" draw:text-style-name="P2" xml:id="id140" draw:id="id140" draw:layer="layout" svg:width="2.1cm" svg:height="0.9cm" svg:x="34.021cm" svg:y="72.643cm">
          <text:p text:style-name="P1"><text:span text:style-name="T1">DFF (clk2)</text:span></text:p>
          <text:p text:style-name="P1"><text:span text:style-name="T1">05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5.071cm" svg:y1="72.643cm" svg:x2="35.721cm" svg:y2="72.143cm" draw:start-shape="id140" draw:start-glue-point="0" draw:end-shape="id141" draw:end-glue-point="2" svg:d="M35071 72643l650-500" svg:viewBox="0 0 651 501">
          <text:p/>
        </draw:connector>
        <draw:connector draw:style-name="gr4" draw:text-style-name="P5" draw:layer="layout" draw:type="line" svg:x1="35.121cm" svg:y1="74.737cm" svg:x2="35.071cm" svg:y2="73.543cm" draw:start-shape="id142" draw:start-glue-point="0" draw:end-shape="id140" draw:end-glue-point="2" svg:d="M35121 74737l-50-1194" svg:viewBox="0 0 51 1195">
          <text:p/>
        </draw:connector>
        <draw:custom-shape draw:style-name="gr1" draw:text-style-name="P2" xml:id="id142" draw:id="id142" draw:layer="layout" svg:width="1cm" svg:height="0.9cm" svg:x="34.621cm" svg:y="74.737cm">
          <text:p text:style-name="P1"><text:span text:style-name="T1">NOT</text:span></text:p>
          <text:p text:style-name="P1"><text:span text:style-name="T1">0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1" draw:id="id141" draw:layer="layout" svg:width="1cm" svg:height="0.9cm" svg:x="35.221cm" svg:y="71.243cm">
          <text:p text:style-name="P1"><text:span text:style-name="T1">NOT</text:span></text:p>
          <text:p text:style-name="P1"><text:span text:style-name="T1">06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3" draw:id="id143" draw:layer="layout" svg:width="2.1cm" svg:height="0.9cm" svg:x="36.421cm" svg:y="72.643cm">
          <text:p text:style-name="P1"><text:span text:style-name="T1">DFF (clk2)</text:span></text:p>
          <text:p text:style-name="P1"><text:span text:style-name="T1">05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7.471cm" svg:y1="72.643cm" svg:x2="38.121cm" svg:y2="70.943cm" draw:start-shape="id143" draw:start-glue-point="0" draw:end-shape="id144" draw:end-glue-point="2" svg:d="M37471 72643l650-1700" svg:viewBox="0 0 651 1701">
          <text:p/>
        </draw:connector>
        <draw:connector draw:style-name="gr4" draw:text-style-name="P5" draw:layer="layout" draw:type="line" svg:x1="37.521cm" svg:y1="74.743cm" svg:x2="37.471cm" svg:y2="73.543cm" draw:start-shape="id145" draw:start-glue-point="0" draw:end-shape="id143" draw:end-glue-point="2" svg:d="M37521 74743l-50-1200" svg:viewBox="0 0 51 1201">
          <text:p/>
        </draw:connector>
        <draw:custom-shape draw:style-name="gr1" draw:text-style-name="P2" xml:id="id145" draw:id="id145" draw:layer="layout" svg:width="1cm" svg:height="0.9cm" svg:x="37.021cm" svg:y="74.743cm">
          <text:p text:style-name="P1"><text:span text:style-name="T1">NOT</text:span></text:p>
          <text:p text:style-name="P1"><text:span text:style-name="T1">04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4" draw:id="id144" draw:layer="layout" svg:width="1cm" svg:height="0.9cm" svg:x="37.621cm" svg:y="70.043cm">
          <text:p text:style-name="P1"><text:span text:style-name="T1">NOT</text:span></text:p>
          <text:p text:style-name="P1"><text:span text:style-name="T1">03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6" draw:id="id146" draw:layer="layout" svg:width="1cm" svg:height="0.9cm" svg:x="36.121cm" svg:y="70.043cm">
          <text:p text:style-name="P1"><text:span text:style-name="T1">NOT</text:span></text:p>
          <text:p text:style-name="P1"><text:span text:style-name="T1">04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7.621cm" svg:y1="70.493cm" svg:x2="37.121cm" svg:y2="70.493cm" draw:start-shape="id144" draw:start-glue-point="3" draw:end-shape="id146" draw:end-glue-point="1" svg:d="M37621 70493h-500" svg:viewBox="0 0 501 1">
          <text:p/>
        </draw:connector>
        <draw:custom-shape draw:style-name="gr2" draw:text-style-name="P2" xml:id="id147" draw:id="id147" draw:layer="layout" svg:width="2.1cm" svg:height="0.9cm" svg:x="58.021cm" svg:y="72.643cm">
          <text:p text:style-name="P1"><text:span text:style-name="T1">DFF (clk2)</text:span></text:p>
          <text:p text:style-name="P1"><text:span text:style-name="T1">09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9.071cm" svg:y1="72.643cm" svg:x2="59.821cm" svg:y2="72.043cm" draw:start-shape="id147" draw:start-glue-point="0" draw:end-shape="id148" draw:end-glue-point="2" svg:d="M59071 72643l750-600" svg:viewBox="0 0 751 601">
          <text:p/>
        </draw:connector>
        <draw:custom-shape draw:style-name="gr1" draw:text-style-name="P2" xml:id="id148" draw:id="id148" draw:layer="layout" svg:width="1cm" svg:height="0.9cm" svg:x="59.321cm" svg:y="71.143cm">
          <text:p text:style-name="P1"><text:span text:style-name="T1">NOT</text:span></text:p>
          <text:p text:style-name="P1"><text:span text:style-name="T1">10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9" draw:id="id149" draw:layer="layout" svg:width="1cm" svg:height="0.9cm" svg:x="57.821cm" svg:y="71.143cm">
          <text:p text:style-name="P1"><text:span text:style-name="T1">NOT</text:span></text:p>
          <text:p text:style-name="P1"><text:span text:style-name="T1">07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9.321cm" svg:y1="71.593cm" svg:x2="58.821cm" svg:y2="71.593cm" draw:start-shape="id148" draw:start-glue-point="3" draw:end-shape="id149" draw:end-glue-point="1" svg:d="M59321 71593h-500" svg:viewBox="0 0 501 1">
          <text:p/>
        </draw:connector>
        <draw:custom-shape draw:style-name="gr2" draw:text-style-name="P2" xml:id="id150" draw:id="id150" draw:layer="layout" svg:width="2.1cm" svg:height="0.9cm" svg:x="53.221cm" svg:y="72.643cm">
          <text:p text:style-name="P1"><text:span text:style-name="T1">DFF (clk2)</text:span></text:p>
          <text:p text:style-name="P1"><text:span text:style-name="T1">10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4.271cm" svg:y1="72.643cm" svg:x2="55.021cm" svg:y2="72.043cm" draw:start-shape="id150" draw:start-glue-point="0" draw:end-shape="id151" draw:end-glue-point="2" svg:d="M54271 72643l750-600" svg:viewBox="0 0 751 601">
          <text:p/>
        </draw:connector>
        <draw:custom-shape draw:style-name="gr1" draw:text-style-name="P2" xml:id="id151" draw:id="id151" draw:layer="layout" svg:width="1cm" svg:height="0.9cm" svg:x="54.521cm" svg:y="71.143cm">
          <text:p text:style-name="P1"><text:span text:style-name="T1">NOT</text:span></text:p>
          <text:p text:style-name="P1"><text:span text:style-name="T1">07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2" draw:id="id152" draw:layer="layout" svg:width="1cm" svg:height="0.9cm" svg:x="53.021cm" svg:y="71.143cm">
          <text:p text:style-name="P1"><text:span text:style-name="T1">NOT</text:span></text:p>
          <text:p text:style-name="P1"><text:span text:style-name="T1">09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4.521cm" svg:y1="71.593cm" svg:x2="54.021cm" svg:y2="71.593cm" draw:start-shape="id151" draw:start-glue-point="3" draw:end-shape="id152" draw:end-glue-point="1" svg:d="M54521 71593h-500" svg:viewBox="0 0 501 1">
          <text:p/>
        </draw:connector>
        <draw:connector draw:style-name="gr4" draw:text-style-name="P5" draw:layer="layout" draw:type="line" svg:x1="56.751cm" svg:y1="59.293cm" svg:x2="59.751cm" svg:y2="59.293cm" draw:start-shape="id153" draw:start-glue-point="1" draw:end-shape="id154" svg:d="M56751 59293h3000" svg:viewBox="0 0 3001 1">
          <text:p/>
        </draw:connector>
        <draw:connector draw:style-name="gr4" draw:text-style-name="P5" draw:layer="layout" draw:type="line" svg:x1="56.794cm" svg:y1="64.585cm" svg:x2="59.794cm" svg:y2="64.585cm" draw:start-shape="id155" draw:start-glue-point="1" draw:end-shape="id156" svg:d="M56794 64585h3000" svg:viewBox="0 0 3001 1">
          <text:p/>
        </draw:connector>
        <draw:custom-shape draw:style-name="gr2" draw:text-style-name="P2" xml:id="id157" draw:id="id157" draw:layer="layout" svg:width="2.1cm" svg:height="0.9cm" svg:x="55.621cm" svg:y="72.643cm">
          <text:p text:style-name="P1"><text:span text:style-name="T1">DFF (clk2)</text:span></text:p>
          <text:p text:style-name="P1"><text:span text:style-name="T1">11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6.671cm" svg:y1="72.643cm" svg:x2="57.321cm" svg:y2="70.843cm" draw:start-shape="id157" draw:start-glue-point="0" draw:end-shape="id158" draw:end-glue-point="2" svg:d="M56671 72643l650-1800" svg:viewBox="0 0 651 1801">
          <text:p/>
        </draw:connector>
        <draw:custom-shape draw:style-name="gr1" draw:text-style-name="P2" xml:id="id158" draw:id="id158" draw:layer="layout" svg:width="1cm" svg:height="0.9cm" svg:x="56.821cm" svg:y="69.943cm">
          <text:p text:style-name="P1"><text:span text:style-name="T1">NOT</text:span></text:p>
          <text:p text:style-name="P1"><text:span text:style-name="T1">1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6.821cm" svg:y1="70.393cm" svg:x2="56.321cm" svg:y2="70.393cm" draw:start-shape="id158" draw:start-glue-point="3" draw:end-shape="id159" draw:end-glue-point="1" svg:d="M56821 70393h-500" svg:viewBox="0 0 501 1">
          <text:p/>
        </draw:connector>
        <draw:custom-shape draw:style-name="gr1" draw:text-style-name="P2" xml:id="id159" draw:id="id159" draw:layer="layout" svg:width="1cm" svg:height="0.9cm" svg:x="55.321cm" svg:y="69.943cm">
          <text:p text:style-name="P1"><text:span text:style-name="T1">NOT</text:span></text:p>
          <text:p text:style-name="P1"><text:span text:style-name="T1">08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0" draw:id="id160" draw:layer="layout" svg:width="2.1cm" svg:height="0.9cm" svg:x="38.821cm" svg:y="72.643cm">
          <text:p text:style-name="P1"><text:span text:style-name="T1">DFF (clk2)</text:span></text:p>
          <text:p text:style-name="P1"><text:span text:style-name="T1">15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9.871cm" svg:y1="72.643cm" svg:x2="40.521cm" svg:y2="72.043cm" draw:start-shape="id160" draw:start-glue-point="0" draw:end-shape="id161" draw:end-glue-point="2" svg:d="M39871 72643l650-600" svg:viewBox="0 0 651 601">
          <text:p/>
        </draw:connector>
        <draw:custom-shape draw:style-name="gr1" draw:text-style-name="P2" xml:id="id161" draw:id="id161" draw:layer="layout" svg:width="1cm" svg:height="0.9cm" svg:x="40.021cm" svg:y="71.143cm">
          <text:p text:style-name="P1"><text:span text:style-name="T1">NOT</text:span></text:p>
          <text:p text:style-name="P1"><text:span text:style-name="T1">13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0.021cm" svg:y1="71.593cm" svg:x2="39.521cm" svg:y2="71.593cm" draw:start-shape="id161" draw:start-glue-point="3" draw:end-shape="id162" draw:end-glue-point="1" svg:d="M40021 71593h-500" svg:viewBox="0 0 501 1">
          <text:p/>
        </draw:connector>
        <draw:connector draw:style-name="gr4" draw:text-style-name="P5" draw:layer="layout" draw:type="line" svg:x1="47.194cm" svg:y1="64.585cm" svg:x2="49.694cm" svg:y2="64.585cm" draw:start-shape="id163" draw:start-glue-point="1" draw:end-shape="id155" svg:d="M47194 64585h2500" svg:viewBox="0 0 2501 1">
          <text:p/>
        </draw:connector>
        <draw:connector draw:style-name="gr4" draw:text-style-name="P5" draw:layer="layout" draw:type="line" svg:x1="47.151cm" svg:y1="59.293cm" svg:x2="49.651cm" svg:y2="59.293cm" draw:start-shape="id164" draw:start-glue-point="1" draw:end-shape="id153" svg:d="M47151 59293h2500" svg:viewBox="0 0 2501 1">
          <text:p/>
        </draw:connector>
        <draw:custom-shape draw:style-name="gr2" draw:text-style-name="P2" xml:id="id165" draw:id="id165" draw:layer="layout" svg:width="2.1cm" svg:height="0.9cm" svg:x="43.621cm" svg:y="72.643cm">
          <text:p text:style-name="P1"><text:span text:style-name="T1">DFF (clk2)</text:span></text:p>
          <text:p text:style-name="P1"><text:span text:style-name="T1">16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4.671cm" svg:y1="72.643cm" svg:x2="45.421cm" svg:y2="72.043cm" draw:start-shape="id165" draw:start-glue-point="0" draw:end-shape="id166" draw:end-glue-point="2" svg:d="M44671 72643l750-600" svg:viewBox="0 0 751 601">
          <text:p/>
        </draw:connector>
        <draw:custom-shape draw:style-name="gr1" draw:text-style-name="P2" xml:id="id166" draw:id="id166" draw:layer="layout" svg:width="1cm" svg:height="0.9cm" svg:x="44.921cm" svg:y="71.143cm">
          <text:p text:style-name="P1"><text:span text:style-name="T1">NOT</text:span></text:p>
          <text:p text:style-name="P1"><text:span text:style-name="T1">12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7" draw:id="id167" draw:layer="layout" svg:width="1cm" svg:height="0.9cm" svg:x="33.721cm" svg:y="71.243cm">
          <text:p text:style-name="P1"><text:span text:style-name="T1">NOT</text:span></text:p>
          <text:p text:style-name="P1"><text:span text:style-name="T1">10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5.221cm" svg:y1="71.693cm" svg:x2="34.721cm" svg:y2="71.693cm" draw:start-shape="id141" draw:start-glue-point="3" draw:end-shape="id167" draw:end-glue-point="1" svg:d="M35221 71693h-500" svg:viewBox="0 0 501 1">
          <text:p/>
        </draw:connector>
        <draw:connector draw:style-name="gr3" draw:text-style-name="P5" draw:layer="layout" draw:type="line" svg:x1="35.641cm" svg:y1="61.079cm" svg:x2="35.65cm" svg:y2="59.76cm" draw:end-shape="id168" draw:end-glue-point="11" svg:d="M35641 61079l9-1319" svg:viewBox="0 0 10 1320">
          <text:p text:style-name="P1"><text:span text:style-name="T3">S1_00/10</text:span></text:p>
        </draw:connector>
        <draw:connector draw:style-name="gr4" draw:text-style-name="P5" draw:layer="layout" draw:type="line" svg:x1="37.688cm" svg:y1="43.603cm" svg:x2="39.988cm" svg:y2="43.593cm" draw:start-shape="id169" draw:start-glue-point="1" draw:end-shape="id119" draw:end-glue-point="3" svg:d="M37688 43603l2300-10" svg:viewBox="0 0 2301 11">
          <text:p/>
        </draw:connector>
        <draw:connector draw:style-name="gr4" draw:text-style-name="P5" draw:layer="layout" draw:type="line" svg:x1="37.751cm" svg:y1="59.31cm" svg:x2="40.051cm" svg:y2="59.293cm" draw:start-shape="id168" draw:start-glue-point="1" draw:end-shape="id164" draw:end-glue-point="3" svg:d="M37751 59310l2300-17" svg:viewBox="0 0 2301 18">
          <text:p/>
        </draw:connector>
        <draw:connector draw:style-name="gr4" draw:text-style-name="P5" draw:layer="layout" draw:type="line" svg:x1="37.794cm" svg:y1="64.585cm" svg:x2="40.094cm" svg:y2="64.585cm" draw:start-shape="id170" draw:start-glue-point="1" draw:end-shape="id163" draw:end-glue-point="3" svg:d="M37794 64585h2300" svg:viewBox="0 0 2301 1">
          <text:p/>
        </draw:connector>
        <draw:connector draw:style-name="gr4" draw:text-style-name="P5" draw:layer="layout" draw:type="line" svg:x1="49.721cm" svg:y1="71.593cm" svg:x2="49.221cm" svg:y2="71.593cm" draw:start-shape="id171" draw:start-glue-point="3" draw:end-shape="id172" draw:end-glue-point="1" svg:d="M49721 71593h-500" svg:viewBox="0 0 501 1">
          <text:p/>
        </draw:connector>
        <draw:custom-shape draw:style-name="gr1" draw:text-style-name="P2" xml:id="id172" draw:id="id172" draw:layer="layout" svg:width="1cm" svg:height="0.9cm" svg:x="48.221cm" svg:y="71.143cm">
          <text:p text:style-name="P1"><text:span text:style-name="T1">NOT</text:span></text:p>
          <text:p text:style-name="P1"><text:span text:style-name="T1">04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1" draw:id="id171" draw:layer="layout" svg:width="1cm" svg:height="0.9cm" svg:x="49.721cm" svg:y="71.143cm">
          <text:p text:style-name="P1"><text:span text:style-name="T1">NOT</text:span></text:p>
          <text:p text:style-name="P1"><text:span text:style-name="T1">17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3" draw:id="id173" draw:layer="layout" svg:width="2.1cm" svg:height="0.9cm" svg:x="48.421cm" svg:y="72.643cm">
          <text:p text:style-name="P1"><text:span text:style-name="T1">DFF (clk2)</text:span></text:p>
          <text:p text:style-name="P1"><text:span text:style-name="T1">17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9.471cm" svg:y1="72.643cm" svg:x2="50.221cm" svg:y2="72.043cm" draw:start-shape="id173" draw:start-glue-point="0" draw:end-shape="id171" draw:end-glue-point="2" svg:d="M49471 72643l750-600" svg:viewBox="0 0 751 601">
          <text:p/>
        </draw:connector>
        <draw:custom-shape draw:style-name="gr1" draw:text-style-name="P2" xml:id="id175" draw:id="id175" draw:layer="layout" svg:width="1cm" svg:height="0.9cm" svg:x="52.021cm" svg:y="70.043cm">
          <text:p text:style-name="P1"><text:span text:style-name="T1">NOT</text:span></text:p>
          <text:p text:style-name="P1"><text:span text:style-name="T1">16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4" draw:id="id174" draw:layer="layout" svg:width="2.1cm" svg:height="0.9cm" svg:x="50.821cm" svg:y="72.643cm">
          <text:p text:style-name="P1"><text:span text:style-name="T1">DFF (clk2)</text:span></text:p>
          <text:p text:style-name="P1"><text:span text:style-name="T1">180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1.871cm" svg:y1="72.643cm" svg:x2="52.521cm" svg:y2="70.943cm" draw:start-shape="id174" draw:start-glue-point="0" draw:end-shape="id175" draw:end-glue-point="2" svg:d="M51871 72643l650-1700" svg:viewBox="0 0 651 1701">
          <text:p/>
        </draw:connector>
        <draw:connector draw:style-name="gr4" draw:text-style-name="P5" draw:layer="layout" draw:type="line" svg:x1="52.021cm" svg:y1="70.493cm" svg:x2="51.521cm" svg:y2="70.493cm" draw:start-shape="id175" draw:start-glue-point="3" draw:end-shape="id176" draw:end-glue-point="1" svg:d="M52021 70493h-500" svg:viewBox="0 0 501 1">
          <text:p/>
        </draw:connector>
        <draw:custom-shape draw:style-name="gr1" draw:text-style-name="P2" xml:id="id177" draw:id="id177" draw:layer="layout" svg:width="1cm" svg:height="0.9cm" svg:x="64.121cm" svg:y="71.143cm">
          <text:p text:style-name="P1"><text:span text:style-name="T1">NOT</text:span></text:p>
          <text:p text:style-name="P1"><text:span text:style-name="T1">17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4.121cm" svg:y1="71.593cm" svg:x2="63.621cm" svg:y2="71.593cm" draw:start-shape="id177" draw:start-glue-point="3" draw:end-shape="id178" draw:end-glue-point="1" svg:d="M64121 71593h-500" svg:viewBox="0 0 501 1">
          <text:p/>
        </draw:connector>
        <draw:custom-shape draw:style-name="gr2" draw:text-style-name="P2" xml:id="id179" draw:id="id179" draw:layer="layout" svg:width="2.1cm" svg:height="0.9cm" svg:x="62.821cm" svg:y="72.643cm">
          <text:p text:style-name="P1"><text:span text:style-name="T1">DFF (clk2)</text:span></text:p>
          <text:p text:style-name="P1"><text:span text:style-name="T1">18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3.871cm" svg:y1="72.643cm" svg:x2="64.621cm" svg:y2="72.043cm" draw:start-shape="id179" draw:start-glue-point="0" draw:end-shape="id177" draw:end-glue-point="2" svg:d="M63871 72643l750-600" svg:viewBox="0 0 751 601">
          <text:p/>
        </draw:connector>
        <draw:custom-shape draw:style-name="gr2" draw:text-style-name="P2" xml:id="id180" draw:id="id180" draw:layer="layout" svg:width="2.1cm" svg:height="0.9cm" svg:x="60.421cm" svg:y="72.643cm">
          <text:p text:style-name="P1"><text:span text:style-name="T1">DFF (clk2)</text:span></text:p>
          <text:p text:style-name="P1"><text:span text:style-name="T1">181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1.471cm" svg:y1="72.643cm" svg:x2="62.074cm" svg:y2="70.843cm" draw:start-shape="id180" draw:start-glue-point="0" draw:end-shape="id181" draw:end-glue-point="2" svg:d="M61471 72643l603-1800" svg:viewBox="0 0 604 1801">
          <text:p/>
        </draw:connector>
        <draw:custom-shape draw:style-name="gr1" draw:text-style-name="P2" xml:id="id181" draw:id="id181" draw:layer="layout" svg:width="1cm" svg:height="0.9cm" svg:x="61.574cm" svg:y="69.943cm">
          <text:p text:style-name="P1"><text:span text:style-name="T1">NOT</text:span></text:p>
          <text:p text:style-name="P1"><text:span text:style-name="T1">18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1.574cm" svg:y1="70.393cm" svg:x2="61.021cm" svg:y2="70.393cm" draw:start-shape="id181" draw:start-glue-point="3" draw:end-shape="id182" draw:end-glue-point="1" svg:d="M61574 70393h-553" svg:viewBox="0 0 554 1">
          <text:p/>
        </draw:connector>
        <draw:custom-shape draw:style-name="gr2" draw:text-style-name="P2" xml:id="id183" draw:id="id183" draw:layer="layout" svg:width="2.1cm" svg:height="0.9cm" svg:x="41.221cm" svg:y="72.643cm">
          <text:p text:style-name="P1"><text:span text:style-name="T1">DFF (clk2)</text:span></text:p>
          <text:p text:style-name="P1"><text:span text:style-name="T1">13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2.271cm" svg:y1="72.643cm" svg:x2="42.921cm" svg:y2="70.943cm" draw:start-shape="id183" draw:start-glue-point="0" draw:end-shape="id184" draw:end-glue-point="2" svg:d="M42271 72643l650-1700" svg:viewBox="0 0 651 1701">
          <text:p/>
        </draw:connector>
        <draw:custom-shape draw:style-name="gr1" draw:text-style-name="P2" xml:id="id184" draw:id="id184" draw:layer="layout" svg:width="1cm" svg:height="0.9cm" svg:x="42.421cm" svg:y="70.043cm">
          <text:p text:style-name="P1"><text:span text:style-name="T1">NOT</text:span></text:p>
          <text:p text:style-name="P1"><text:span text:style-name="T1">13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2.421cm" svg:y1="70.493cm" svg:x2="41.921cm" svg:y2="70.493cm" draw:start-shape="id184" draw:start-glue-point="3" draw:end-shape="id185" draw:end-glue-point="1" svg:d="M42421 70493h-500" svg:viewBox="0 0 501 1">
          <text:p/>
        </draw:connector>
        <draw:connector draw:style-name="gr4" draw:text-style-name="P5" draw:layer="layout" draw:type="line" svg:x1="44.921cm" svg:y1="71.593cm" svg:x2="44.421cm" svg:y2="71.593cm" draw:start-shape="id166" draw:start-glue-point="3" draw:end-shape="id186" draw:end-glue-point="1" svg:d="M44921 71593h-500" svg:viewBox="0 0 501 1">
          <text:p/>
        </draw:connector>
        <draw:custom-shape draw:style-name="gr2" draw:text-style-name="P2" xml:id="id187" draw:id="id187" draw:layer="layout" svg:width="2.1cm" svg:height="0.9cm" svg:x="46.021cm" svg:y="72.643cm">
          <text:p text:style-name="P1"><text:span text:style-name="T1">DFF (clk2)</text:span></text:p>
          <text:p text:style-name="P1"><text:span text:style-name="T1">11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7.071cm" svg:y1="72.643cm" svg:x2="47.721cm" svg:y2="70.943cm" draw:start-shape="id187" draw:start-glue-point="0" draw:end-shape="id188" draw:end-glue-point="2" svg:d="M47071 72643l650-1700" svg:viewBox="0 0 651 1701">
          <text:p/>
        </draw:connector>
        <draw:custom-shape draw:style-name="gr1" draw:text-style-name="P2" xml:id="id188" draw:id="id188" draw:layer="layout" svg:width="1cm" svg:height="0.9cm" svg:x="47.221cm" svg:y="70.043cm">
          <text:p text:style-name="P1"><text:span text:style-name="T1">NOT</text:span></text:p>
          <text:p text:style-name="P1"><text:span text:style-name="T1">10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7.221cm" svg:y1="70.493cm" svg:x2="46.721cm" svg:y2="70.493cm" draw:start-shape="id188" draw:start-glue-point="3" draw:end-shape="id189" draw:end-glue-point="1" svg:d="M47221 70493h-500" svg:viewBox="0 0 501 1">
          <text:p/>
        </draw:connector>
        <draw:connector draw:style-name="gr3" draw:text-style-name="P5" draw:layer="layout" draw:type="line" svg:x1="75.212cm" svg:y1="30.169cm" svg:x2="73.471cm" svg:y2="29.043cm" draw:end-shape="id53" draw:end-glue-point="2" svg:d="M75212 30169l-1741-1126" svg:viewBox="0 0 1742 1127">
          <text:p text:style-name="P1"><text:span text:style-name="T3">ARES08</text:span></text:p>
        </draw:connector>
        <draw:connector draw:style-name="gr3" draw:text-style-name="P6" draw:layer="layout" draw:type="line" svg:x1="70.271cm" svg:y1="16.843cm" svg:x2="68.971cm" svg:y2="12.743cm" draw:start-shape="id35" draw:start-glue-point="0" draw:end-shape="id15" draw:end-glue-point="2" svg:d="M70271 16843l-1300-4100" svg:viewBox="0 0 1301 4101">
          <text:p text:style-name="P1"><text:span text:style-name="T4">in4</text:span></text:p>
        </draw:connector>
        <draw:connector draw:style-name="gr3" draw:text-style-name="P5" draw:layer="layout" draw:type="line" svg:x1="73.871cm" svg:y1="9.443cm" svg:x2="75.621cm" svg:y2="10.793cm" draw:start-shape="id2" draw:start-glue-point="2" draw:end-shape="id190" draw:end-glue-point="3" svg:d="M73871 9443l1750 1350" svg:viewBox="0 0 1751 1351">
          <text:p text:style-name="P1"><text:span text:style-name="T3">out3/c</text:span></text:p>
        </draw:connector>
        <draw:connector draw:style-name="gr3" draw:text-style-name="P5" draw:layer="layout" draw:type="line" svg:x1="75.621cm" svg:y1="8.993cm" svg:x2="76.121cm" svg:y2="10.343cm" draw:start-shape="id2" draw:start-glue-point="1" draw:end-shape="id190" draw:end-glue-point="0" svg:d="M75621 8993l500 1350" svg:viewBox="0 0 501 1351">
          <text:p text:style-name="P1"><text:span text:style-name="T3">out2/b</text:span></text:p>
        </draw:connector>
        <draw:connector draw:style-name="gr3" draw:text-style-name="P5" draw:layer="layout" draw:type="line" svg:x1="36.621cm" svg:y1="10.493cm" svg:x2="43.221cm" svg:y2="9.193cm" draw:start-shape="id58" draw:start-glue-point="1" draw:end-shape="id31" draw:end-glue-point="3" svg:d="M36621 10493l6600-1300" svg:viewBox="0 0 6601 1301">
          <text:p text:style-name="P1"><text:span text:style-name="T3">cout/in1</text:span></text:p>
        </draw:connector>
        <draw:connector draw:style-name="gr3" draw:text-style-name="P5" draw:layer="layout" draw:type="line" svg:x1="36.621cm" svg:y1="10.493cm" svg:x2="38.621cm" svg:y2="11.993cm" draw:start-shape="id58" draw:start-glue-point="1" draw:end-shape="id60" draw:end-glue-point="3" svg:d="M36621 10493l2000 1500" svg:viewBox="0 0 2001 1501">
          <text:p text:style-name="P1"><text:span text:style-name="T3">cout/in1</text:span></text:p>
        </draw:connector>
        <draw:connector draw:style-name="gr3" draw:text-style-name="P5" draw:layer="layout" draw:type="line" svg:x1="36.621cm" svg:y1="10.493cm" svg:x2="52.921cm" svg:y2="8.993cm" draw:start-shape="id58" draw:start-glue-point="1" draw:end-shape="id10" draw:end-glue-point="3" svg:d="M36621 10493l16300-1500" svg:viewBox="0 0 16301 1501">
          <text:p text:style-name="P1"><text:span text:style-name="T3">cout/in1</text:span></text:p>
        </draw:connector>
        <draw:connector draw:style-name="gr3" draw:text-style-name="P5" draw:layer="layout" draw:type="line" svg:x1="36.621cm" svg:y1="10.493cm" svg:x2="48.121cm" svg:y2="12.093cm" draw:start-shape="id58" draw:start-glue-point="1" draw:end-shape="id18" draw:end-glue-point="3" svg:d="M36621 10493l11500 1600" svg:viewBox="0 0 11501 1601">
          <text:p text:style-name="P1"><text:span text:style-name="T3">cout/in1</text:span></text:p>
        </draw:connector>
        <draw:connector draw:style-name="gr3" draw:text-style-name="P5" draw:layer="layout" draw:type="line" svg:x1="36.621cm" svg:y1="10.493cm" svg:x2="62.421cm" svg:y2="8.993cm" draw:start-shape="id58" draw:start-glue-point="1" draw:end-shape="id7" draw:end-glue-point="3" svg:d="M36621 10493l25800-1500" svg:viewBox="0 0 25801 1501">
          <text:p text:style-name="P1"><text:span text:style-name="T3">cout/in1</text:span></text:p>
        </draw:connector>
        <draw:connector draw:style-name="gr3" draw:text-style-name="P5" draw:layer="layout" draw:type="line" svg:x1="36.621cm" svg:y1="10.493cm" svg:x2="57.721cm" svg:y2="12.093cm" draw:start-shape="id58" draw:start-glue-point="1" draw:end-shape="id5" draw:end-glue-point="3" svg:d="M36621 10493l21100 1600" svg:viewBox="0 0 21101 1601">
          <text:p text:style-name="P1"><text:span text:style-name="T3">cout/in1</text:span></text:p>
        </draw:connector>
        <draw:connector draw:style-name="gr3" draw:text-style-name="P5" draw:layer="layout" draw:type="line" svg:x1="36.621cm" svg:y1="10.493cm" svg:x2="72.121cm" svg:y2="8.993cm" draw:start-shape="id58" draw:start-glue-point="1" draw:end-shape="id2" draw:end-glue-point="3" svg:d="M36621 10493l35500-1500" svg:viewBox="0 0 35501 1501">
          <text:p text:style-name="P1"><text:span text:style-name="T3">cout/in1</text:span></text:p>
        </draw:connector>
        <draw:connector draw:style-name="gr3" draw:text-style-name="P5" draw:layer="layout" draw:type="line" svg:x1="36.621cm" svg:y1="10.493cm" svg:x2="67.221cm" svg:y2="12.293cm" draw:start-shape="id58" draw:start-glue-point="1" draw:end-shape="id15" draw:end-glue-point="3" svg:d="M36621 10493l30600 1800" svg:viewBox="0 0 30601 1801">
          <text:p text:style-name="P1"><text:span text:style-name="T3">cout/in1</text:span></text:p>
        </draw:connector>
        <draw:custom-shape draw:style-name="gr1" draw:text-style-name="P2" xml:id="id12" draw:id="id12" draw:layer="layout" svg:width="3.5cm" svg:height="0.9cm" svg:x="76.921cm" svg:y="11.843cm">
          <text:p text:style-name="P1"><text:span text:style-name="T1">WS1 (POWER/in3, GROUND/in2)</text:span></text:p>
          <text:p text:style-name="P1"><text:span text:style-name="T1">20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8.671cm" svg:y1="11.843cm" svg:x2="81.821cm" svg:y2="8.993cm" draw:start-shape="id12" draw:start-glue-point="0" draw:end-shape="id21" draw:end-glue-point="3" svg:d="M78671 11843l3150-2850" svg:viewBox="0 0 3151 2851">
          <text:p text:style-name="P1"><text:span text:style-name="T3">out3/in2</text:span></text:p>
        </draw:connector>
        <draw:connector draw:style-name="gr3" draw:text-style-name="P5" draw:layer="layout" draw:type="line" svg:x1="80.421cm" svg:y1="12.293cm" svg:x2="83.571cm" svg:y2="9.443cm" draw:start-shape="id12" draw:start-glue-point="1" draw:end-shape="id21" draw:end-glue-point="2" svg:d="M80421 12293l3150-2850" svg:viewBox="0 0 3151 2851">
          <text:p text:style-name="P1"><text:span text:style-name="T3">out2/in3</text:span></text:p>
        </draw:connector>
        <draw:connector draw:style-name="gr4" draw:text-style-name="P1" draw:layer="layout" draw:type="line" svg:x1="78.671cm" svg:y1="11.843cm" svg:x2="78.771cm" svg:y2="7.043cm" draw:start-shape="id12" draw:start-glue-point="0" draw:end-shape="id191" draw:end-glue-point="2" svg:d="M78671 11843l100-4800" svg:viewBox="0 0 101 4801">
          <text:p/>
        </draw:connector>
        <draw:connector draw:style-name="gr3" draw:text-style-name="P5" draw:layer="layout" draw:type="line" svg:x1="76.621cm" svg:y1="10.793cm" svg:x2="76.921cm" svg:y2="12.293cm" draw:start-shape="id190" draw:start-glue-point="1" draw:end-shape="id12" draw:end-glue-point="3" svg:d="M76621 10793l300 1500" svg:viewBox="0 0 301 1501">
          <text:p text:style-name="P1"><text:span text:style-name="T3">in1</text:span></text:p>
        </draw:connector>
        <draw:connector draw:style-name="gr3" draw:text-style-name="P5" draw:layer="layout" draw:type="line" svg:x1="83.571cm" svg:y1="9.443cm" svg:x2="86.521cm" svg:y2="12.293cm" draw:start-shape="id21" draw:start-glue-point="2" draw:end-shape="id23" draw:end-glue-point="3" svg:d="M83571 9443l2950 2850" svg:viewBox="0 0 2951 2851">
          <text:p text:style-name="P1"><text:span text:style-name="T3">out3/in2</text:span></text:p>
        </draw:connector>
        <draw:connector draw:style-name="gr3" draw:text-style-name="P5" draw:layer="layout" draw:type="line" svg:x1="85.321cm" svg:y1="8.993cm" svg:x2="88.271cm" svg:y2="11.843cm" draw:start-shape="id21" draw:start-glue-point="1" draw:end-shape="id23" draw:end-glue-point="0" svg:d="M85321 8993l2950 2850" svg:viewBox="0 0 2951 2851">
          <text:p text:style-name="P1"><text:span text:style-name="T3">out2/in3</text:span></text:p>
        </draw:connector>
        <draw:connector draw:style-name="gr3" draw:text-style-name="P5" draw:layer="layout" draw:type="line" svg:x1="76.621cm" svg:y1="10.793cm" svg:x2="81.821cm" svg:y2="8.993cm" draw:start-shape="id190" draw:start-glue-point="1" draw:end-shape="id21" svg:d="M76621 10793l5200-1800" svg:viewBox="0 0 5201 1801">
          <text:p text:style-name="P1"><text:span text:style-name="T3">in1</text:span></text:p>
        </draw:connector>
        <draw:connector draw:style-name="gr3" draw:text-style-name="P5" draw:layer="layout" draw:type="line" svg:x1="76.621cm" svg:y1="10.793cm" svg:x2="86.521cm" svg:y2="12.293cm" draw:start-shape="id190" draw:start-glue-point="1" draw:end-shape="id23" draw:end-glue-point="3" svg:d="M76621 10793l9900 1500" svg:viewBox="0 0 9901 1501">
          <text:p text:style-name="P1"><text:span text:style-name="T3">in1</text:span></text:p>
        </draw:connector>
        <draw:connector draw:style-name="gr4" draw:text-style-name="P1" draw:layer="layout" draw:type="line" svg:x1="88.271cm" svg:y1="11.843cm" svg:x2="88.371cm" svg:y2="7.043cm" draw:start-shape="id23" draw:start-glue-point="0" draw:end-shape="id192" draw:end-glue-point="2" svg:d="M88271 11843l100-4800" svg:viewBox="0 0 101 4801">
          <text:p/>
        </draw:connector>
        <draw:connector draw:style-name="gr4" draw:text-style-name="P1" draw:layer="layout" draw:type="line" svg:x1="97.771cm" svg:y1="11.843cm" svg:x2="97.771cm" svg:y2="7.043cm" draw:start-shape="id74" draw:start-glue-point="0" draw:end-shape="id193" draw:end-glue-point="2" svg:d="M97771 11843v-4800" svg:viewBox="0 0 1 4801">
          <text:p/>
        </draw:connector>
        <draw:custom-shape draw:style-name="gr1" draw:text-style-name="P2" xml:id="id28" draw:id="id28" draw:layer="layout" svg:width="3.5cm" svg:height="0.9cm" svg:x="91.521cm" svg:y="8.543cm">
          <text:p text:style-name="P1"><text:span text:style-name="T1">WS2</text:span></text:p>
          <text:p text:style-name="P1"><text:span text:style-name="T1">24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8.271cm" svg:y1="11.843cm" svg:x2="91.521cm" svg:y2="8.993cm" draw:start-shape="id23" draw:start-glue-point="0" draw:end-shape="id28" draw:end-glue-point="3" svg:d="M88271 11843l3250-2850" svg:viewBox="0 0 3251 2851">
          <text:p text:style-name="P1"><text:span text:style-name="T3">out3/in2</text:span></text:p>
        </draw:connector>
        <draw:connector draw:style-name="gr3" draw:text-style-name="P5" draw:layer="layout" draw:type="line" svg:x1="90.021cm" svg:y1="12.293cm" svg:x2="93.271cm" svg:y2="9.443cm" draw:start-shape="id23" draw:start-glue-point="1" draw:end-shape="id28" draw:end-glue-point="2" svg:d="M90021 12293l3250-2850" svg:viewBox="0 0 3251 2851">
          <text:p text:style-name="P1"><text:span text:style-name="T3">out2/in3</text:span></text:p>
        </draw:connector>
        <draw:connector draw:style-name="gr3" draw:text-style-name="P5" draw:layer="layout" draw:type="line" svg:x1="76.621cm" svg:y1="10.793cm" svg:x2="91.521cm" svg:y2="8.993cm" draw:start-shape="id190" draw:start-glue-point="1" draw:end-shape="id28" draw:end-glue-point="3" svg:d="M76621 10793l14900-1800" svg:viewBox="0 0 14901 1801">
          <text:p text:style-name="P1"><text:span text:style-name="T3">in1</text:span></text:p>
        </draw:connector>
        <draw:connector draw:style-name="gr3" draw:text-style-name="P5" draw:layer="layout" draw:type="line" svg:x1="93.271cm" svg:y1="9.443cm" svg:x2="96.021cm" svg:y2="12.293cm" draw:start-shape="id28" draw:start-glue-point="2" draw:end-shape="id74" draw:end-glue-point="3" svg:d="M93271 9443l2750 2850" svg:viewBox="0 0 2751 2851">
          <text:p text:style-name="P1"><text:span text:style-name="T3">out3/in2</text:span></text:p>
        </draw:connector>
        <draw:connector draw:style-name="gr3" draw:text-style-name="P5" draw:layer="layout" draw:type="line" svg:x1="95.021cm" svg:y1="8.993cm" svg:x2="97.771cm" svg:y2="11.843cm" draw:start-shape="id28" draw:start-glue-point="1" draw:end-shape="id74" draw:end-glue-point="0" svg:d="M95021 8993l2750 2850" svg:viewBox="0 0 2751 2851">
          <text:p text:style-name="P1"><text:span text:style-name="T3">out2/in3</text:span></text:p>
        </draw:connector>
        <draw:connector draw:style-name="gr3" draw:text-style-name="P5" draw:layer="layout" draw:type="line" svg:x1="87.119cm" svg:y1="24.295cm" svg:x2="88.571cm" svg:y2="22.934cm" draw:end-shape="id71" draw:end-glue-point="2" svg:d="M87119 24295l1452-1361" svg:viewBox="0 0 1453 1362">
          <text:p text:style-name="P1"><text:span text:style-name="T3">/L3_12</text:span></text:p>
        </draw:connector>
        <draw:connector draw:style-name="gr4" draw:text-style-name="P5" draw:layer="layout" draw:type="line" svg:x1="65.881cm" svg:y1="48.243cm" svg:x2="65.894cm" svg:y2="47.643cm" draw:start-shape="id194" draw:start-glue-point="15" draw:end-shape="id195" draw:end-glue-point="2" svg:d="M65881 48243l13-600" svg:viewBox="0 0 14 601">
          <text:p/>
        </draw:connector>
        <draw:connector draw:style-name="gr3" draw:text-style-name="P5" draw:layer="layout" draw:type="line" svg:x1="85.875cm" svg:y1="27.761cm" svg:x2="85.871cm" svg:y2="25.843cm" draw:end-shape="id90" draw:end-glue-point="2" svg:d="M85875 27761l-4-1918" svg:viewBox="0 0 5 1919">
          <text:p text:style-name="P1"><text:span text:style-name="T3">L4_10</text:span></text:p>
        </draw:connector>
        <draw:connector draw:style-name="gr3" draw:text-style-name="P5" draw:layer="layout" draw:type="line" svg:x1="89.685cm" svg:y1="27.073cm" svg:x2="90.771cm" svg:y2="25.843cm" draw:end-shape="id129" draw:end-glue-point="2" svg:d="M89685 27073l1086-1230" svg:viewBox="0 0 1087 1231">
          <text:p text:style-name="P1"><text:span text:style-name="T3">L4_11</text:span></text:p>
        </draw:connector>
        <draw:custom-shape draw:style-name="gr1" draw:text-style-name="P2" xml:id="id196" draw:id="id196" draw:layer="layout" svg:width="1cm" svg:height="0.9cm" svg:x="65.3cm" svg:y="41.643cm">
          <text:p text:style-name="P1"><text:span text:style-name="T1">NOT</text:span></text:p>
          <text:p text:style-name="P1"><text:span text:style-name="T1">241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5.787cm" svg:y1="43.143cm" svg:x2="65.8cm" svg:y2="42.543cm" draw:start-shape="id121" draw:start-glue-point="15" draw:end-shape="id196" draw:end-glue-point="2" svg:d="M65787 43143l13-600" svg:viewBox="0 0 14 601">
          <text:p/>
        </draw:connector>
        <draw:connector draw:style-name="gr3" draw:text-style-name="P5" draw:layer="layout" draw:type="line" svg:x1="98.178cm" svg:y1="24.771cm" svg:x2="98.171cm" svg:y2="22.943cm" draw:end-shape="id93" draw:end-glue-point="2" svg:d="M98178 24771l-7-1828" svg:viewBox="0 0 8 1829">
          <text:p text:style-name="P1"><text:span text:style-name="T3">L5_11</text:span></text:p>
        </draw:connector>
        <draw:custom-shape draw:style-name="gr1" draw:text-style-name="P2" xml:id="id78" draw:id="id78" draw:layer="layout" svg:width="3.5cm" svg:height="0.9cm" svg:x="100.921cm" svg:y="8.443cm">
          <text:p text:style-name="P1"><text:span text:style-name="T1">WS2</text:span></text:p>
          <text:p text:style-name="P1"><text:span text:style-name="T1">282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7.771cm" svg:y1="11.843cm" svg:x2="100.921cm" svg:y2="8.893cm" draw:start-shape="id74" draw:start-glue-point="0" draw:end-shape="id78" draw:end-glue-point="3" svg:d="M97771 11843l3150-2950" svg:viewBox="0 0 3151 2951">
          <text:p text:style-name="P1"><text:span text:style-name="T3">out3/in2</text:span></text:p>
        </draw:connector>
        <draw:connector draw:style-name="gr3" draw:text-style-name="P5" draw:layer="layout" draw:type="line" svg:x1="99.521cm" svg:y1="12.293cm" svg:x2="102.671cm" svg:y2="9.343cm" draw:start-shape="id74" draw:start-glue-point="1" draw:end-shape="id78" draw:end-glue-point="2" svg:d="M99521 12293l3150-2950" svg:viewBox="0 0 3151 2951">
          <text:p text:style-name="P1"><text:span text:style-name="T3">out2/in3</text:span></text:p>
        </draw:connector>
        <draw:connector draw:style-name="gr3" draw:text-style-name="P5" draw:layer="layout" draw:type="line" svg:x1="76.621cm" svg:y1="10.793cm" svg:x2="96.021cm" svg:y2="12.293cm" draw:start-shape="id190" draw:start-glue-point="1" draw:end-shape="id74" draw:end-glue-point="3" svg:d="M76621 10793l19400 1500" svg:viewBox="0 0 19401 1501">
          <text:p text:style-name="P1"><text:span text:style-name="T3">in1</text:span></text:p>
        </draw:connector>
        <draw:connector draw:style-name="gr3" draw:text-style-name="P5" draw:layer="layout" draw:type="line" svg:x1="76.621cm" svg:y1="10.793cm" svg:x2="100.921cm" svg:y2="8.893cm" draw:start-shape="id190" draw:start-glue-point="1" draw:end-shape="id78" draw:end-glue-point="3" svg:d="M76621 10793l24300-1900" svg:viewBox="0 0 24301 1901">
          <text:p text:style-name="P1"><text:span text:style-name="T3">in1</text:span></text:p>
        </draw:connector>
        <draw:custom-shape draw:style-name="gr1" draw:text-style-name="P2" xml:id="id198" draw:id="id198" draw:layer="layout" svg:width="1cm" svg:height="0.9cm" svg:x="65.294cm" svg:y="36.743cm">
          <text:p text:style-name="P1"><text:span text:style-name="T1">NOT</text:span></text:p>
          <text:p text:style-name="P1"><text:span text:style-name="T1">251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5.834cm" svg:y1="38.243cm" svg:x2="65.794cm" svg:y2="37.643cm" draw:start-shape="id197" draw:start-glue-point="15" draw:end-shape="id198" draw:end-glue-point="2" svg:d="M65834 38243l-40-600" svg:viewBox="0 0 41 601">
          <text:p/>
        </draw:connector>
        <draw:connector draw:style-name="gr4" draw:text-style-name="P5" draw:layer="layout" draw:type="line" svg:x1="65.92cm" svg:y1="53.402cm" svg:x2="65.894cm" svg:y2="52.843cm" draw:start-shape="id199" draw:start-glue-point="15" draw:end-shape="id200" draw:end-glue-point="2" svg:d="M65920 53402l-26-559" svg:viewBox="0 0 27 560">
          <text:p/>
        </draw:connector>
        <draw:connector draw:style-name="gr3" draw:text-style-name="P5" draw:layer="layout" draw:type="line" svg:x1="73.493cm" svg:y1="27.337cm" svg:x2="73.471cm" svg:y2="25.843cm" draw:end-shape="id126" draw:end-glue-point="2" svg:d="M73493 27337l-22-1494" svg:viewBox="0 0 23 1495">
          <text:p text:style-name="P1"><text:span text:style-name="T3">L3_10</text:span></text:p>
        </draw:connector>
        <draw:connector draw:style-name="gr3" draw:text-style-name="P5" draw:layer="layout" draw:type="line" svg:x1="75.398cm" svg:y1="26.888cm" svg:x2="73.471cm" svg:y2="25.843cm" draw:end-shape="id126" draw:end-glue-point="2" svg:d="M75398 26888l-1927-1045" svg:viewBox="0 0 1928 1046">
          <text:p text:style-name="P1"><text:span text:style-name="T3">L4_08</text:span></text:p>
        </draw:connector>
        <draw:connector draw:style-name="gr3" draw:text-style-name="P5" draw:layer="layout" draw:type="line" svg:x1="71.826cm" svg:y1="26.835cm" svg:x2="73.471cm" svg:y2="25.843cm" draw:end-shape="id126" draw:end-glue-point="2" svg:d="M71826 26835l1645-992" svg:viewBox="0 0 1646 993">
          <text:p text:style-name="P1"><text:span text:style-name="T3">L2_12</text:span></text:p>
        </draw:connector>
        <draw:connector draw:style-name="gr4" draw:text-style-name="P5" draw:layer="layout" draw:type="line" svg:x1="65.85cm" svg:y1="58.843cm" svg:x2="65.894cm" svg:y2="58.243cm" draw:start-shape="id154" draw:start-glue-point="15" draw:end-shape="id201" draw:end-glue-point="2" svg:d="M65850 58843l44-600" svg:viewBox="0 0 45 601">
          <text:p/>
        </draw:connector>
        <draw:connector draw:style-name="gr3" draw:text-style-name="P5" draw:layer="layout" draw:type="line" svg:x1="63.171cm" svg:y1="31.343cm" svg:x2="62.371cm" svg:y2="29.243cm" draw:start-shape="id124" draw:start-glue-point="0" draw:end-shape="id130" draw:end-glue-point="2" svg:d="M63171 31343l-800-2100" svg:viewBox="0 0 801 2101">
          <text:p text:style-name="P1"><text:span text:style-name="T3">sum</text:span></text:p>
        </draw:connector>
        <draw:connector draw:style-name="gr4" draw:text-style-name="P5" draw:layer="layout" draw:type="line" svg:x1="65.893cm" svg:y1="64.135cm" svg:x2="65.894cm" svg:y2="63.543cm" draw:start-shape="id156" draw:start-glue-point="15" draw:end-shape="id202" draw:end-glue-point="2" svg:d="M65893 64135l1-592" svg:viewBox="0 0 2 593">
          <text:p/>
        </draw:connector>
        <draw:custom-shape draw:style-name="gr1" draw:text-style-name="P2" xml:id="id58" draw:id="id58" draw:layer="layout" svg:width="2.1cm" svg:height="0.9cm" svg:x="34.521cm" svg:y="10.043cm">
          <text:p text:style-name="P1"><text:span text:style-name="T1">FA</text:span></text:p>
          <text:p text:style-name="P1"><text:span text:style-name="T1">28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" draw:id="id83" draw:layer="layout" svg:width="2.1cm" svg:height="0.9cm" svg:x="29.821cm" svg:y="11.943cm">
          <text:p text:style-name="P1"><text:span text:style-name="T1">FA</text:span></text:p>
          <text:p text:style-name="P1"><text:span text:style-name="T1">283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0.871cm" svg:y1="11.943cm" svg:x2="35.571cm" svg:y2="10.943cm" draw:start-shape="id83" draw:start-glue-point="0" draw:end-shape="id58" draw:end-glue-point="2" svg:d="M30871 11943l4700-1000" svg:viewBox="0 0 4701 1001">
          <text:p text:style-name="P1"><text:span text:style-name="T3">cout</text:span></text:p>
        </draw:connector>
        <draw:connector draw:style-name="gr3" draw:text-style-name="P5" draw:layer="layout" draw:type="line" svg:x1="36.621cm" svg:y1="10.493cm" svg:x2="75.621cm" svg:y2="10.793cm" draw:start-shape="id58" draw:start-glue-point="1" draw:end-shape="id190" draw:end-glue-point="3" svg:d="M36621 10493l39000 300" svg:viewBox="0 0 39001 301">
          <text:p text:style-name="P1"><text:span text:style-name="T3">cout/a</text:span></text:p>
        </draw:connector>
        <draw:connector draw:style-name="gr3" draw:text-style-name="P5" draw:layer="layout" draw:type="line" svg:x1="35.571cm" svg:y1="10.043cm" svg:x2="35.571cm" svg:y2="7.043cm" draw:start-shape="id58" draw:end-shape="id203" svg:d="M35571 10043v-3000" svg:viewBox="0 0 1 3001">
          <text:p text:style-name="P1"><text:span text:style-name="T3">sum</text:span></text:p>
        </draw:connector>
        <draw:custom-shape draw:style-name="gr1" draw:text-style-name="P2" xml:id="id85" draw:id="id85" draw:layer="layout" svg:width="2.1cm" svg:height="0.9cm" svg:x="23.621cm" svg:y="13.543cm">
          <text:p text:style-name="P1"><text:span text:style-name="T1">FA</text:span></text:p>
          <text:p text:style-name="P1"><text:span text:style-name="T1">252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671cm" svg:y1="13.543cm" svg:x2="30.871cm" svg:y2="12.843cm" draw:start-shape="id85" draw:start-glue-point="0" draw:end-shape="id83" draw:end-glue-point="2" svg:d="M24671 13543l6200-700" svg:viewBox="0 0 6201 701">
          <text:p text:style-name="P1"><text:span text:style-name="T3">cout</text:span></text:p>
        </draw:connector>
        <draw:connector draw:style-name="gr3" draw:text-style-name="P5" draw:layer="layout" draw:type="line" svg:x1="30.871cm" svg:y1="11.943cm" svg:x2="30.871cm" svg:y2="7.043cm" draw:start-shape="id83" draw:start-glue-point="0" draw:end-shape="id204" svg:d="M30871 11943v-4900" svg:viewBox="0 0 1 4901">
          <text:p text:style-name="P1"><text:span text:style-name="T3">sum</text:span></text:p>
        </draw:connector>
        <draw:connector draw:style-name="gr3" draw:text-style-name="P5" draw:layer="layout" draw:type="line" svg:x1="24.671cm" svg:y1="13.543cm" svg:x2="24.671cm" svg:y2="7.043cm" draw:start-shape="id85" draw:start-glue-point="0" draw:end-shape="id205" draw:end-glue-point="2" svg:d="M24671 13543v-6500" svg:viewBox="0 0 1 6501">
          <text:p text:style-name="P1"><text:span text:style-name="T3">sum</text:span></text:p>
        </draw:connector>
        <draw:custom-shape draw:style-name="gr1" draw:text-style-name="P2" xml:id="id40" draw:id="id40" draw:layer="layout" svg:width="2.1cm" svg:height="0.9cm" svg:x="24.618cm" svg:y="28.643cm">
          <text:p text:style-name="P1"><text:span text:style-name="T1">FA</text:span></text:p>
          <text:p text:style-name="P1"><text:span text:style-name="T1">110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5.668cm" svg:y1="28.643cm" svg:x2="18.614cm" svg:y2="26.843cm" draw:start-shape="id40" draw:start-glue-point="0" draw:end-shape="id206" draw:end-glue-point="2" svg:d="M25668 28643l-7054-1800" svg:viewBox="0 0 7055 1801">
          <text:p text:style-name="P1"><text:span text:style-name="T3">sum</text:span></text:p>
        </draw:connector>
        <draw:connector draw:style-name="gr3" draw:text-style-name="P5" draw:layer="layout" draw:type="line" svg:x1="25.745cm" svg:y1="31.531cm" svg:x2="25.668cm" svg:y2="29.543cm" draw:end-shape="id40" draw:end-glue-point="2" svg:d="M25745 31531l-77-1988" svg:viewBox="0 0 78 1989">
          <text:p text:style-name="P1"><text:span text:style-name="T3">L1_03</text:span></text:p>
        </draw:connector>
        <draw:connector draw:style-name="gr3" draw:text-style-name="P5" draw:layer="layout" draw:type="line" svg:x1="27.121cm" svg:y1="30.737cm" svg:x2="25.668cm" svg:y2="29.543cm" draw:end-shape="id40" draw:end-glue-point="2" svg:d="M27121 30737l-1453-1194" svg:viewBox="0 0 1454 1195">
          <text:p text:style-name="P1"><text:span text:style-name="T3">L2_01</text:span></text:p>
        </draw:connector>
        <draw:connector draw:style-name="gr3" draw:text-style-name="P5" draw:layer="layout" draw:type="line" svg:x1="24.74cm" svg:y1="30.711cm" svg:x2="25.668cm" svg:y2="29.543cm" draw:end-shape="id40" draw:end-glue-point="2" svg:d="M24740 30711l928-1168" svg:viewBox="0 0 929 1169">
          <text:p text:style-name="P1"><text:span text:style-name="T3">L0_05</text:span></text:p>
        </draw:connector>
        <draw:connector draw:style-name="gr3" draw:text-style-name="P5" draw:layer="layout" draw:type="line" svg:x1="74.807cm" svg:y1="46.686cm" svg:x2="72.421cm" svg:y2="47.193cm" draw:end-shape="id207" draw:end-glue-point="1" svg:d="M74807 46686l-2386 507" svg:viewBox="0 0 2387 508">
          <text:p text:style-name="P1"><text:span text:style-name="T3">RES1_12</text:span></text:p>
        </draw:connector>
        <draw:custom-shape draw:style-name="gr2" draw:text-style-name="P2" xml:id="id269" draw:id="id269" draw:layer="layout" svg:width="2.1cm" svg:height="0.9cm" svg:x="82.521cm" svg:y="6.143cm">
          <text:p text:style-name="P1"><text:span text:style-name="T1">DFF (clk3)</text:span></text:p>
          <text:p text:style-name="P1"><text:span text:style-name="T1">21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5.211cm" svg:y1="33.079cm" svg:x2="66.371cm" svg:y2="32.043cm" draw:end-shape="id123" draw:end-glue-point="2" svg:d="M65211 33079l1160-1036" svg:viewBox="0 0 1161 1037">
          <text:p text:style-name="P1"><text:span text:style-name="T3">L5_04</text:span></text:p>
        </draw:connector>
        <draw:connector draw:style-name="gr3" draw:text-style-name="P5" draw:layer="layout" draw:type="line" svg:x1="61.56cm" svg:y1="33.423cm" svg:x2="63.171cm" svg:y2="32.243cm" draw:end-shape="id124" draw:end-glue-point="2" svg:d="M61560 33423l1611-1180" svg:viewBox="0 0 1612 1181">
          <text:p text:style-name="P1"><text:span text:style-name="T3">L5_03</text:span></text:p>
        </draw:connector>
        <draw:connector draw:style-name="gr3" draw:text-style-name="P5" draw:layer="layout" draw:type="line" svg:x1="87.013cm" svg:y1="30.01cm" svg:x2="88.571cm" svg:y2="29.043cm" draw:end-shape="id70" draw:end-glue-point="2" svg:d="M87013 30010l1558-967" svg:viewBox="0 0 1559 968">
          <text:p text:style-name="P1"><text:span text:style-name="T3">L5_08</text:span></text:p>
        </draw:connector>
        <draw:connector draw:style-name="gr3" draw:text-style-name="P5" draw:layer="layout" draw:type="line" svg:x1="76.562cm" svg:y1="30.116cm" svg:x2="78.371cm" svg:y2="28.743cm" draw:end-shape="id66" draw:end-glue-point="2" svg:d="M76562 30116l1809-1373" svg:viewBox="0 0 1810 1374">
          <text:p text:style-name="P1"><text:span text:style-name="T3">L5_06</text:span></text:p>
        </draw:connector>
        <draw:connector draw:style-name="gr3" draw:text-style-name="P5" draw:layer="layout" draw:type="line" svg:x1="100.559cm" svg:y1="24.321cm" svg:x2="102.171cm" svg:y2="22.943cm" draw:end-shape="id77" draw:end-glue-point="2" svg:d="M100559 24321l1612-1378" svg:viewBox="0 0 1613 1379">
          <text:p text:style-name="P1"><text:span text:style-name="T3">L5_12</text:span></text:p>
        </draw:connector>
        <draw:connector draw:style-name="gr3" draw:text-style-name="P5" draw:layer="layout" draw:type="line" svg:x1="93.76cm" svg:y1="26.861cm" svg:x2="95.471cm" svg:y2="25.843cm" draw:end-shape="id50" draw:end-glue-point="2" svg:d="M93760 26861l1711-1018" svg:viewBox="0 0 1712 1019">
          <text:p text:style-name="P1"><text:span text:style-name="T3">L5_10</text:span></text:p>
        </draw:connector>
        <draw:custom-shape draw:style-name="gr2" draw:text-style-name="P2" xml:id="id268" draw:id="id268" draw:layer="layout" svg:width="2.1cm" svg:height="0.9cm" svg:x="92.221cm" svg:y="6.143cm">
          <text:p text:style-name="P1"><text:span text:style-name="T1">DFF (clk3)</text:span></text:p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33cm" svg:y1="44.213cm" svg:x2="72.421cm" svg:y2="44.593cm" draw:end-shape="id208" draw:end-glue-point="1" svg:d="M74733 44213l-2312 380" svg:viewBox="0 0 2313 381">
          <text:p text:style-name="P1"><text:span text:style-name="T3">RES1_14</text:span></text:p>
        </draw:connector>
        <draw:custom-shape draw:style-name="gr2" draw:text-style-name="P2" xml:id="id271" draw:id="id271" draw:layer="layout" svg:width="2.1cm" svg:height="0.9cm" svg:x="72.821cm" svg:y="6.143cm">
          <text:p text:style-name="P1"><text:span text:style-name="T1">DFF (clk3)</text:span></text:p>
          <text:p text:style-name="P1"><text:span text:style-name="T1">13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81cm" svg:y1="49.406cm" svg:x2="72.421cm" svg:y2="49.793cm" draw:end-shape="id209" draw:end-glue-point="1" svg:d="M74881 49406l-2460 387" svg:viewBox="0 0 2461 388">
          <text:p text:style-name="P1"><text:span text:style-name="T3">RES1_10</text:span></text:p>
        </draw:connector>
        <draw:custom-shape draw:style-name="gr1" draw:text-style-name="P2" xml:id="id210" draw:id="id210" draw:layer="layout" svg:width="1cm" svg:height="0.9cm" svg:x="71.421cm" svg:y="42.843cm">
          <text:p text:style-name="P1"><text:span text:style-name="T1">AND</text:span></text:p>
          <text:p text:style-name="P1"><text:span text:style-name="T1">23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4.29cm" svg:y1="24.215cm" svg:x2="102.171cm" svg:y2="22.943cm" draw:end-shape="id77" draw:end-glue-point="2" svg:d="M104290 24215l-2119-1272" svg:viewBox="0 0 2120 1273">
          <text:p text:style-name="P1"><text:span text:style-name="T3">ARES15</text:span></text:p>
        </draw:connector>
        <draw:custom-shape draw:style-name="gr2" draw:text-style-name="P2" xml:id="id193" draw:id="id193" draw:layer="layout" svg:width="2.1cm" svg:height="0.9cm" svg:x="96.721cm" svg:y="6.143cm">
          <text:p text:style-name="P1"><text:span text:style-name="T1">DFF (clk3)</text:span></text:p>
          <text:p text:style-name="P1"><text:span text:style-name="T1">273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56cm" svg:y1="42.828cm" svg:x2="72.421cm" svg:y2="43.293cm" draw:end-shape="id210" draw:end-glue-point="1" svg:d="M74856 42828l-2435 465" svg:viewBox="0 0 2436 466">
          <text:p text:style-name="P1"><text:span text:style-name="T3">RES1_15</text:span></text:p>
        </draw:connector>
        <draw:connector draw:style-name="gr3" draw:text-style-name="P5" draw:layer="layout" draw:type="line" svg:x1="97.384cm" svg:y1="27.099cm" svg:x2="95.471cm" svg:y2="25.843cm" draw:end-shape="id50" draw:end-glue-point="2" svg:d="M97384 27099l-1913-1256" svg:viewBox="0 0 1914 1257">
          <text:p text:style-name="P1"><text:span text:style-name="T3">ARES13</text:span></text:p>
        </draw:connector>
        <draw:custom-shape draw:style-name="gr2" draw:text-style-name="P2" xml:id="id192" draw:id="id192" draw:layer="layout" svg:width="2.1cm" svg:height="0.9cm" svg:x="87.321cm" svg:y="6.143cm">
          <text:p text:style-name="P1"><text:span text:style-name="T1">DFF (clk3)</text:span></text:p>
          <text:p text:style-name="P1"><text:span text:style-name="T1">22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0.003cm" svg:y1="30.195cm" svg:x2="88.571cm" svg:y2="29.043cm" draw:end-shape="id70" draw:end-glue-point="2" svg:d="M90003 30195l-1432-1152" svg:viewBox="0 0 1433 1153">
          <text:p text:style-name="P1"><text:span text:style-name="T3">ARES11</text:span></text:p>
        </draw:connector>
        <draw:custom-shape draw:style-name="gr2" draw:text-style-name="P2" xml:id="id191" draw:id="id191" draw:layer="layout" svg:width="2.1cm" svg:height="0.9cm" svg:x="77.721cm" svg:y="6.143cm">
          <text:p text:style-name="P1"><text:span text:style-name="T1">DFF (clk3)</text:span></text:p>
          <text:p text:style-name="P1"><text:span text:style-name="T1">19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82cm" svg:y1="48.145cm" svg:x2="72.421cm" svg:y2="48.493cm" draw:end-shape="id211" draw:end-glue-point="1" svg:d="M74782 48145l-2361 348" svg:viewBox="0 0 2362 349">
          <text:p text:style-name="P1"><text:span text:style-name="T3">RES1_11</text:span></text:p>
        </draw:connector>
        <draw:custom-shape draw:style-name="gr2" draw:text-style-name="P2" xml:id="id272" draw:id="id272" draw:layer="layout" svg:width="2.1cm" svg:height="0.9cm" svg:x="63.121cm" svg:y="6.143cm">
          <text:p text:style-name="P1"><text:span text:style-name="T1">DFF (clk3)</text:span></text:p>
          <text:p text:style-name="P1"><text:span text:style-name="T1">17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57cm" svg:y1="52.175cm" svg:x2="72.421cm" svg:y2="52.593cm" draw:end-shape="id212" draw:end-glue-point="1" svg:d="M74757 52175l-2336 418" svg:viewBox="0 0 2337 419">
          <text:p text:style-name="P1"><text:span text:style-name="T3">RES1_08</text:span></text:p>
        </draw:connector>
        <draw:custom-shape draw:style-name="gr2" draw:text-style-name="P2" xml:id="id275" draw:id="id275" draw:layer="layout" svg:width="2.1cm" svg:height="0.9cm" svg:x="43.921cm" svg:y="6.143cm">
          <text:p text:style-name="P1"><text:span text:style-name="T1">DFF (clk3)</text:span></text:p>
          <text:p text:style-name="P1"><text:span text:style-name="T1">25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57cm" svg:y1="57.764cm" svg:x2="72.421cm" svg:y2="58.193cm" draw:end-shape="id213" draw:end-glue-point="1" svg:d="M74757 57764l-2336 429" svg:viewBox="0 0 2337 430">
          <text:p text:style-name="P1"><text:span text:style-name="T3">RES1_04</text:span></text:p>
        </draw:connector>
        <draw:custom-shape draw:style-name="gr2" draw:text-style-name="P2" xml:id="id138" draw:id="id138" draw:layer="layout" svg:width="2.1cm" svg:height="0.9cm" svg:x="39.321cm" svg:y="6.143cm">
          <text:p text:style-name="P1"><text:span text:style-name="T1">DFF (clk3)</text:span></text:p>
          <text:p text:style-name="P1"><text:span text:style-name="T1">261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59.149cm" svg:x2="72.421cm" svg:y2="59.593cm" draw:end-shape="id214" draw:end-glue-point="1" svg:d="M74807 59149l-2386 444" svg:viewBox="0 0 2387 445">
          <text:p text:style-name="P1"><text:span text:style-name="T3">RES1_03</text:span></text:p>
        </draw:connector>
        <draw:connector draw:style-name="gr3" draw:text-style-name="P5" draw:layer="layout" draw:type="line" svg:x1="74.733cm" svg:y1="45.425cm" svg:x2="72.421cm" svg:y2="45.893cm" draw:end-shape="id215" draw:end-glue-point="1" svg:d="M74733 45425l-2312 468" svg:viewBox="0 0 2313 469">
          <text:p text:style-name="P1"><text:span text:style-name="T3">RES1_13</text:span></text:p>
        </draw:connector>
        <draw:custom-shape draw:style-name="gr2" draw:text-style-name="P2" xml:id="id203" draw:id="id203" draw:layer="layout" svg:width="2.1cm" svg:height="0.9cm" svg:x="34.521cm" svg:y="6.143cm">
          <text:p text:style-name="P1"><text:span text:style-name="T1">DFF (clk3)</text:span></text:p>
          <text:p text:style-name="P1"><text:span text:style-name="T1">274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82cm" svg:y1="60.583cm" svg:x2="72.421cm" svg:y2="60.993cm" draw:end-shape="id216" draw:end-glue-point="1" svg:d="M74782 60583l-2361 410" svg:viewBox="0 0 2362 411">
          <text:p text:style-name="P1"><text:span text:style-name="T3">RES1_02</text:span></text:p>
        </draw:connector>
        <draw:custom-shape draw:style-name="gr2" draw:text-style-name="P2" xml:id="id205" draw:id="id205" draw:layer="layout" svg:width="2.1cm" svg:height="0.9cm" svg:x="23.621cm" svg:y="6.143cm">
          <text:p text:style-name="P1"><text:span text:style-name="T1">DFF (clk3)</text:span></text:p>
          <text:p text:style-name="P1"><text:span text:style-name="T1">252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57cm" svg:y1="63.352cm" svg:x2="72.421cm" svg:y2="63.693cm" draw:end-shape="id217" draw:end-glue-point="1" svg:d="M74757 63352l-2336 341" svg:viewBox="0 0 2337 342">
          <text:p text:style-name="P1"><text:span text:style-name="T3">RES1_00</text:span></text:p>
        </draw:connector>
        <draw:connector draw:style-name="gr3" draw:text-style-name="P5" draw:layer="layout" draw:type="line" svg:x1="79.975cm" svg:y1="29.851cm" svg:x2="78.371cm" svg:y2="28.743cm" draw:end-shape="id66" draw:end-glue-point="2" svg:d="M79975 29851l-1604-1108" svg:viewBox="0 0 1605 1109">
          <text:p text:style-name="P1"><text:span text:style-name="T3">ARES09</text:span></text:p>
        </draw:connector>
        <draw:custom-shape draw:style-name="gr2" draw:text-style-name="P2" xml:id="id139" draw:id="id139" draw:layer="layout" svg:width="2.1cm" svg:height="0.9cm" svg:x="67.921cm" svg:y="6.143cm">
          <text:p text:style-name="P1"><text:span text:style-name="T1">DFF (clk3)</text:span></text:p>
          <text:p text:style-name="P1"><text:span text:style-name="T1">14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33cm" svg:y1="50.717cm" svg:x2="72.421cm" svg:y2="51.193cm" draw:end-shape="id218" draw:end-glue-point="1" svg:d="M74733 50717l-2312 476" svg:viewBox="0 0 2313 477">
          <text:p text:style-name="P1"><text:span text:style-name="T3">RES1_09</text:span></text:p>
        </draw:connector>
        <draw:connector draw:style-name="gr3" draw:text-style-name="P5" draw:layer="layout" draw:type="line" svg:x1="67.434cm" svg:y1="33.132cm" svg:x2="66.371cm" svg:y2="32.043cm" draw:end-shape="id123" draw:end-glue-point="2" svg:d="M67434 33132l-1063-1089" svg:viewBox="0 0 1064 1090">
          <text:p text:style-name="P1"><text:span text:style-name="T3">ARES07</text:span></text:p>
        </draw:connector>
        <draw:custom-shape draw:style-name="gr2" draw:text-style-name="P2" xml:id="id136" draw:id="id136" draw:layer="layout" svg:width="2.1cm" svg:height="0.9cm" svg:x="58.521cm" svg:y="6.143cm">
          <text:p text:style-name="P1"><text:span text:style-name="T1">DFF (clk3)</text:span></text:p>
          <text:p text:style-name="P1"><text:span text:style-name="T1">17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33cm" svg:y1="53.535cm" svg:x2="72.421cm" svg:y2="53.993cm" draw:end-shape="id219" draw:end-glue-point="1" svg:d="M74733 53535l-2312 458" svg:viewBox="0 0 2313 459">
          <text:p text:style-name="P1"><text:span text:style-name="T3">RES1_07</text:span></text:p>
        </draw:connector>
        <draw:connector draw:style-name="gr3" draw:text-style-name="P5" draw:layer="layout" draw:type="line" svg:x1="64.576cm" svg:y1="33.37cm" svg:x2="63.171cm" svg:y2="32.243cm" draw:end-shape="id124" draw:end-glue-point="2" svg:d="M64576 33370l-1405-1127" svg:viewBox="0 0 1406 1128">
          <text:p text:style-name="P1"><text:span text:style-name="T3">ARES06</text:span></text:p>
        </draw:connector>
        <draw:custom-shape draw:style-name="gr2" draw:text-style-name="P2" xml:id="id274" draw:id="id274" draw:layer="layout" svg:width="2.1cm" svg:height="0.9cm" svg:x="53.621cm" svg:y="6.143cm">
          <text:p text:style-name="P1"><text:span text:style-name="T1">DFF (clk3)</text:span></text:p>
          <text:p text:style-name="P1"><text:span text:style-name="T1">19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55.019cm" svg:x2="72.421cm" svg:y2="55.393cm" draw:end-shape="id220" draw:end-glue-point="1" svg:d="M74807 55019l-2386 374" svg:viewBox="0 0 2387 375">
          <text:p text:style-name="P1"><text:span text:style-name="T3">RES1_06</text:span></text:p>
        </draw:connector>
        <draw:custom-shape draw:style-name="gr2" draw:text-style-name="P2" xml:id="id137" draw:id="id137" draw:layer="layout" svg:width="2.1cm" svg:height="0.9cm" svg:x="48.821cm" svg:y="6.143cm">
          <text:p text:style-name="P1"><text:span text:style-name="T1">DFF (clk3)</text:span></text:p>
          <text:p text:style-name="P1"><text:span text:style-name="T1">19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56.429cm" svg:x2="72.421cm" svg:y2="56.793cm" draw:end-shape="id221" draw:end-glue-point="1" svg:d="M74807 56429l-2386 364" svg:viewBox="0 0 2387 365">
          <text:p text:style-name="P1"><text:span text:style-name="T3">RES1_05</text:span></text:p>
        </draw:connector>
        <draw:custom-shape draw:style-name="gr2" draw:text-style-name="P2" xml:id="id204" draw:id="id204" draw:layer="layout" svg:width="2.1cm" svg:height="0.9cm" svg:x="29.821cm" svg:y="6.143cm">
          <text:p text:style-name="P1"><text:span text:style-name="T1">DFF (clk3)</text:span></text:p>
          <text:p text:style-name="P1"><text:span text:style-name="T1">274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62.066cm" svg:x2="72.421cm" svg:y2="62.393cm" svg:d="M74807 62066l-2386 327" svg:viewBox="0 0 2387 328">
          <text:p text:style-name="P1"><text:span text:style-name="T3">RES1_01</text:span></text:p>
        </draw:connector>
        <draw:custom-shape draw:style-name="gr2" draw:text-style-name="P2" xml:id="id267" draw:id="id267" draw:layer="layout" svg:width="2.1cm" svg:height="0.9cm" svg:x="101.621cm" svg:y="6.143cm">
          <text:p text:style-name="P1"><text:span text:style-name="T1">DFF (clk3)</text:span></text:p>
          <text:p text:style-name="P1"><text:span text:style-name="T1">292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659cm" svg:y1="41.468cm" svg:x2="72.421cm" svg:y2="41.993cm" draw:end-shape="id222" draw:end-glue-point="1" svg:d="M74659 41468l-2238 525" svg:viewBox="0 0 2239 526">
          <text:p text:style-name="P1"><text:span text:style-name="T3">RES1_16</text:span></text:p>
        </draw:connector>
        <draw:connector draw:style-name="gr3" draw:text-style-name="P5" draw:layer="layout" draw:type="line" svg:x1="105.825cm" svg:y1="21.808cm" svg:x2="103.829cm" svg:y2="20.569cm" draw:end-shape="id89" draw:end-glue-point="2" svg:d="M105825 21808l-1996-1239" svg:viewBox="0 0 1997 1240">
          <text:p text:style-name="P1"><text:span text:style-name="T3">ARES16</text:span></text:p>
        </draw:connector>
        <draw:custom-shape draw:style-name="gr1" draw:text-style-name="P2" xml:id="id206" draw:id="id206" draw:layer="layout" svg:width="2.1cm" svg:height="0.9cm" svg:x="17.564cm" svg:y="25.943cm">
          <text:p text:style-name="P1"><text:span text:style-name="T1">HA</text:span></text:p>
          <text:p text:style-name="P1"><text:span text:style-name="T1">20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3" draw:id="id223" draw:layer="layout" svg:width="2.1cm" svg:height="0.9cm" svg:x="17.564cm" svg:y="30.843cm">
          <text:p text:style-name="P1"><text:span text:style-name="T1">FA</text:span></text:p>
          <text:p text:style-name="P1"><text:span text:style-name="T1">20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614cm" svg:y1="30.843cm" svg:x2="18.614cm" svg:y2="26.843cm" draw:start-shape="id223" draw:start-glue-point="0" draw:end-shape="id206" draw:end-glue-point="2" svg:d="M18614 30843v-4000" svg:viewBox="0 0 1 4001">
          <text:p text:style-name="P1"><text:span text:style-name="T3">cout</text:span></text:p>
        </draw:connector>
        <draw:connector draw:style-name="gr3" draw:text-style-name="P5" draw:layer="layout" draw:type="line" svg:x1="18.614cm" svg:y1="25.943cm" svg:x2="18.671cm" svg:y2="21.443cm" draw:start-shape="id206" draw:start-glue-point="0" draw:end-shape="id56" draw:end-glue-point="2" svg:d="M18614 25943l57-4500" svg:viewBox="0 0 58 4501">
          <text:p text:style-name="P1"><text:span text:style-name="T3">cout/in4</text:span></text:p>
        </draw:connector>
        <draw:connector draw:style-name="gr3" draw:text-style-name="P5" draw:layer="layout" draw:type="line" svg:x1="18.614cm" svg:y1="25.943cm" svg:x2="15.071cm" svg:y2="23.843cm" draw:start-shape="id206" draw:start-glue-point="0" draw:end-shape="id224" draw:end-glue-point="2" svg:d="M18614 25943l-3543-2100" svg:viewBox="0 0 3544 2101">
          <text:p text:style-name="P1"><text:span text:style-name="T3">sum/in5</text:span></text:p>
        </draw:connector>
        <draw:connector draw:style-name="gr3" draw:text-style-name="P5" draw:layer="layout" draw:type="line" svg:x1="18.614cm" svg:y1="30.843cm" svg:x2="11.728cm" svg:y2="26.943cm" draw:start-shape="id223" draw:start-glue-point="0" draw:end-shape="id225" draw:end-glue-point="2" svg:d="M18614 30843l-6886-3900" svg:viewBox="0 0 6887 3901">
          <text:p text:style-name="P1"><text:span text:style-name="T3">sum/in4</text:span></text:p>
        </draw:connector>
        <draw:connector draw:style-name="gr3" draw:text-style-name="P5" draw:layer="layout" draw:type="line" svg:x1="17.48cm" svg:y1="32.893cm" svg:x2="18.614cm" svg:y2="31.743cm" draw:end-shape="id223" draw:end-glue-point="2" svg:d="M17480 32893l1134-1150" svg:viewBox="0 0 1135 1151">
          <text:p text:style-name="P1"><text:span text:style-name="T3">L1_02</text:span></text:p>
        </draw:connector>
        <draw:connector draw:style-name="gr3" draw:text-style-name="P5" draw:layer="layout" draw:type="line" svg:x1="19.861cm" svg:y1="32.92cm" svg:x2="18.614cm" svg:y2="31.743cm" draw:end-shape="id223" draw:end-glue-point="2" svg:d="M19861 32920l-1247-1177" svg:viewBox="0 0 1248 1178">
          <text:p text:style-name="P1"><text:span text:style-name="T3">L2_00</text:span></text:p>
        </draw:connector>
        <draw:connector draw:style-name="gr4" draw:text-style-name="P5" draw:layer="layout" draw:type="line" svg:x1="18.664cm" svg:y1="34.443cm" svg:x2="18.614cm" svg:y2="31.743cm" draw:start-shape="id226" draw:start-glue-point="0" draw:end-shape="id223" draw:end-glue-point="2" svg:d="M18664 34443l-50-2700" svg:viewBox="0 0 51 2701">
          <text:p/>
        </draw:connector>
        <draw:connector draw:style-name="gr3" draw:text-style-name="P5" draw:layer="layout" draw:type="line" svg:x1="6.949cm" svg:y1="36.65cm" svg:x2="8.087cm" svg:y2="35.343cm" draw:end-shape="id227" draw:end-glue-point="2" svg:d="M6949 36650l1138-1307" svg:viewBox="0 0 1139 1308">
          <text:p text:style-name="P1"><text:span text:style-name="T3">L0_01</text:span></text:p>
        </draw:connector>
        <draw:custom-shape draw:style-name="gr1" draw:text-style-name="P2" xml:id="id227" draw:id="id227" draw:layer="layout" svg:width="2.1cm" svg:height="0.9cm" svg:x="7.037cm" svg:y="34.443cm">
          <text:p text:style-name="P1"><text:span text:style-name="T1">HA</text:span></text:p>
          <text:p text:style-name="P1"><text:span text:style-name="T1">000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1cm" svg:y1="38.019cm" svg:x2="8.087cm" svg:y2="35.343cm" draw:start-shape="id228" draw:start-glue-point="0" draw:end-shape="id227" draw:end-glue-point="2" svg:d="M8100 38019l-13-2676" svg:viewBox="0 0 14 2677">
          <text:p text:style-name="P1"><text:span text:style-name="T3">cout</text:span></text:p>
        </draw:connector>
        <draw:custom-shape draw:style-name="gr1" draw:text-style-name="P2" xml:id="id229" draw:id="id229" draw:layer="layout" svg:width="2.1cm" svg:height="0.9cm" svg:x="7.021cm" svg:y="31.043cm">
          <text:p text:style-name="P1"><text:span text:style-name="T1">FA</text:span></text:p>
          <text:p text:style-name="P1"><text:span text:style-name="T1">01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087cm" svg:y1="34.443cm" svg:x2="8.071cm" svg:y2="31.943cm" draw:start-shape="id227" draw:start-glue-point="0" draw:end-shape="id229" draw:end-glue-point="2" svg:d="M8087 34443l-16-2500" svg:viewBox="0 0 17 2501">
          <text:p text:style-name="P1"><text:span text:style-name="T3">cout</text:span></text:p>
        </draw:connector>
        <draw:custom-shape draw:style-name="gr1" draw:text-style-name="P2" xml:id="id230" draw:id="id230" draw:layer="layout" svg:width="2.1cm" svg:height="0.9cm" svg:x="9.721cm" svg:y="34.443cm">
          <text:p text:style-name="P1"><text:span text:style-name="T1">HA</text:span></text:p>
          <text:p text:style-name="P1"><text:span text:style-name="T1">00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771cm" svg:y1="34.443cm" svg:x2="8.071cm" svg:y2="31.943cm" draw:start-shape="id230" draw:start-glue-point="0" draw:end-shape="id229" draw:end-glue-point="2" svg:d="M10771 34443l-2700-2500" svg:viewBox="0 0 2701 2501">
          <text:p text:style-name="P1"><text:span text:style-name="T3">sum</text:span></text:p>
        </draw:connector>
        <draw:custom-shape draw:style-name="gr1" draw:text-style-name="P2" xml:id="id231" draw:id="id231" draw:layer="layout" svg:width="2.1cm" svg:height="0.9cm" svg:x="7.021cm" svg:y="27.743cm">
          <text:p text:style-name="P1"><text:span text:style-name="T1">FA</text:span></text:p>
          <text:p text:style-name="P1"><text:span text:style-name="T1">030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771cm" svg:y1="34.443cm" svg:x2="8.071cm" svg:y2="28.643cm" draw:start-shape="id230" draw:start-glue-point="0" draw:end-shape="id231" draw:end-glue-point="2" svg:d="M10771 34443l-2700-5800" svg:viewBox="0 0 2701 5801">
          <text:p text:style-name="P1"><text:span text:style-name="T3">cout</text:span></text:p>
        </draw:connector>
        <draw:connector draw:style-name="gr4" draw:text-style-name="P5" draw:layer="layout" draw:type="line" svg:x1="10.753cm" svg:y1="38.043cm" svg:x2="10.771cm" svg:y2="35.343cm" draw:start-shape="id232" draw:start-glue-point="0" draw:end-shape="id230" draw:end-glue-point="2" svg:d="M10753 38043l18-2700" svg:viewBox="0 0 19 2701">
          <text:p/>
        </draw:connector>
        <draw:connector draw:style-name="gr3" draw:text-style-name="P5" draw:layer="layout" draw:type="line" svg:x1="9.728cm" svg:y1="36.651cm" svg:x2="10.771cm" svg:y2="35.343cm" draw:end-shape="id230" draw:end-glue-point="2" svg:d="M9728 36651l1043-1308" svg:viewBox="0 0 1044 1309">
          <text:p text:style-name="P1"><text:span text:style-name="T3">L1_00</text:span></text:p>
        </draw:connector>
        <draw:connector draw:style-name="gr3" draw:text-style-name="P5" draw:layer="layout" draw:type="line" svg:x1="60.634cm" svg:y1="30.354cm" svg:x2="59.571cm" svg:y2="29.243cm" draw:end-shape="id133" draw:end-glue-point="2" svg:d="M60634 30354l-1063-1111" svg:viewBox="0 0 1064 1112">
          <text:p text:style-name="P1"><text:span text:style-name="T3">L4_05</text:span></text:p>
        </draw:connector>
        <draw:connector draw:style-name="gr4" draw:text-style-name="P5" draw:layer="layout" draw:type="line" svg:x1="8.135cm" svg:y1="41.147cm" svg:x2="8.1cm" svg:y2="38.919cm" draw:start-shape="id233" draw:start-glue-point="0" draw:end-shape="id228" draw:end-glue-point="2" svg:d="M8135 41147l-35-2228" svg:viewBox="0 0 36 2229">
          <text:p/>
        </draw:connector>
        <draw:connector draw:style-name="gr3" draw:text-style-name="P5" draw:layer="layout" draw:type="line" svg:x1="35.293cm" svg:y1="64.135cm" svg:x2="35.299cm" svg:y2="62.885cm" draw:start-shape="id170" draw:start-glue-point="12" svg:d="M35293 64135l6-1250" svg:viewBox="0 0 7 1251">
          <text:p text:style-name="P1"><text:span text:style-name="T3">L0_00</text:span></text:p>
        </draw:connector>
        <draw:connector draw:style-name="gr3" draw:text-style-name="P2" draw:layer="layout" draw:type="line" svg:x1="6.976cm" svg:y1="33.237cm" svg:x2="8.071cm" svg:y2="31.943cm" draw:end-shape="id229" draw:end-glue-point="2" svg:d="M6976 33237l1095-1294" svg:viewBox="0 0 1096 1295">
          <text:p text:style-name="P1"><text:span text:style-name="T3">L0_02</text:span></text:p>
        </draw:connector>
        <draw:connector draw:style-name="gr3" draw:text-style-name="P5" draw:layer="layout" draw:type="line" svg:x1="8.071cm" svg:y1="31.043cm" svg:x2="8.071cm" svg:y2="28.643cm" draw:start-shape="id229" draw:start-glue-point="0" draw:end-shape="id231" draw:end-glue-point="2" svg:d="M8071 31043v-2400" svg:viewBox="0 0 1 2401">
          <text:p text:style-name="P1"><text:span text:style-name="T3">cout</text:span></text:p>
        </draw:connector>
        <draw:connector draw:style-name="gr3" draw:text-style-name="P5" draw:layer="layout" draw:type="line" svg:x1="15.271cm" svg:y1="34.466cm" svg:x2="8.071cm" svg:y2="28.643cm" draw:start-shape="id234" draw:start-glue-point="0" draw:end-shape="id231" draw:end-glue-point="2" svg:d="M15271 34466l-7200-5823" svg:viewBox="0 0 7201 5824">
          <text:p text:style-name="P1"><text:span text:style-name="T3">sum</text:span></text:p>
        </draw:connector>
        <draw:connector draw:style-name="gr3" draw:text-style-name="P5" draw:layer="layout" draw:type="line" svg:x1="15.271cm" svg:y1="34.466cm" svg:x2="15.253cm" svg:y2="31.756cm" draw:start-shape="id234" draw:start-glue-point="0" draw:end-shape="id235" draw:end-glue-point="2" svg:d="M15271 34466l-18-2710" svg:viewBox="0 0 19 2711">
          <text:p text:style-name="P1"><text:span text:style-name="T3">cout</text:span></text:p>
        </draw:connector>
        <draw:connector draw:style-name="gr3" draw:text-style-name="P5" draw:layer="layout" draw:type="line" svg:x1="14.373cm" svg:y1="36.64cm" svg:x2="15.271cm" svg:y2="35.366cm" draw:end-shape="id234" draw:end-glue-point="2" svg:d="M14373 36640l898-1274" svg:viewBox="0 0 899 1275">
          <text:p text:style-name="P1"><text:span text:style-name="T3">L0_03</text:span></text:p>
        </draw:connector>
        <draw:connector draw:style-name="gr3" draw:text-style-name="P5" draw:layer="layout" draw:type="line" svg:x1="16.474cm" svg:y1="36.651cm" svg:x2="15.271cm" svg:y2="35.366cm" draw:end-shape="id234" draw:end-glue-point="2" svg:d="M16474 36651l-1203-1285" svg:viewBox="0 0 1204 1286">
          <text:p text:style-name="P1"><text:span text:style-name="T3">L1_01</text:span></text:p>
        </draw:connector>
        <draw:connector draw:style-name="gr3" draw:text-style-name="P5" draw:layer="layout" draw:type="line" svg:x1="16.921cm" svg:y1="32.943cm" svg:x2="15.253cm" svg:y2="31.756cm" draw:end-shape="id235" draw:end-glue-point="2" svg:d="M16921 32943l-1668-1187" svg:viewBox="0 0 1669 1188">
          <text:p text:style-name="P1"><text:span text:style-name="T3">L0_04</text:span></text:p>
        </draw:connector>
        <draw:connector draw:style-name="gr3" draw:text-style-name="P5" draw:layer="layout" draw:type="line" svg:x1="15.253cm" svg:y1="30.856cm" svg:x2="15.071cm" svg:y2="23.843cm" draw:start-shape="id235" draw:start-glue-point="0" draw:end-shape="id224" draw:end-glue-point="2" svg:d="M15253 30856l-182-7013" svg:viewBox="0 0 183 7014">
          <text:p text:style-name="P1"><text:span text:style-name="T3">cout/in4</text:span></text:p>
        </draw:connector>
        <draw:connector draw:style-name="gr3" draw:text-style-name="P5" draw:layer="layout" draw:type="line" svg:x1="15.253cm" svg:y1="30.856cm" svg:x2="11.728cm" svg:y2="26.943cm" draw:start-shape="id235" draw:start-glue-point="0" draw:end-shape="id225" draw:end-glue-point="2" svg:d="M15253 30856l-3525-3913" svg:viewBox="0 0 3526 3914">
          <text:p text:style-name="P1"><text:span text:style-name="T3">sum/in5</text:span></text:p>
        </draw:connector>
        <draw:connector draw:style-name="gr3" draw:text-style-name="P5" draw:layer="layout" draw:type="line" svg:x1="8.071cm" svg:y1="27.743cm" svg:x2="8.521cm" svg:y2="25.343cm" draw:start-shape="id231" draw:start-glue-point="0" draw:end-shape="id236" draw:end-glue-point="2" svg:d="M8071 27743l450-2400" svg:viewBox="0 0 451 2401">
          <text:p text:style-name="P1"><text:span text:style-name="T3">cout/a</text:span></text:p>
        </draw:connector>
        <draw:connector draw:style-name="gr3" draw:text-style-name="P5" draw:layer="layout" draw:type="line" svg:x1="8.071cm" svg:y1="27.743cm" svg:x2="9.978cm" svg:y2="26.493cm" draw:start-shape="id231" draw:start-glue-point="0" draw:end-shape="id225" svg:d="M8071 27743l1907-1250" svg:viewBox="0 0 1908 1251">
          <text:p text:style-name="P1"><text:span text:style-name="T3">cout/in1</text:span></text:p>
        </draw:connector>
        <draw:custom-shape draw:style-name="gr1" draw:text-style-name="P2" xml:id="id237" draw:id="id237" draw:layer="layout" svg:width="1cm" svg:height="0.9cm" svg:x="22.178cm" svg:y="62.886cm">
          <text:p text:style-name="P1"><text:span text:style-name="T1">NOT</text:span></text:p>
          <text:p text:style-name="P1"><text:span text:style-name="T1">09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78cm" svg:y1="63.336cm" svg:x2="26.972cm" svg:y2="63.353cm" draw:start-shape="id237" draw:start-glue-point="1" svg:d="M23178 63336l3794 17" svg:viewBox="0 0 3795 18">
          <text:p text:style-name="P1"><text:span text:style-name="T5">L0_c2</text:span></text:p>
        </draw:connector>
        <draw:custom-shape draw:style-name="gr1" draw:text-style-name="P2" xml:id="id238" draw:id="id238" draw:layer="layout" svg:width="1cm" svg:height="0.9cm" svg:x="23.978cm" svg:y="61.886cm">
          <text:p text:style-name="P1"><text:span text:style-name="T1">NOT</text:span></text:p>
          <text:p text:style-name="P1"><text:span text:style-name="T1">04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78cm" svg:y1="63.336cm" svg:x2="23.978cm" svg:y2="62.336cm" draw:start-shape="id237" draw:start-glue-point="1" draw:end-shape="id238" draw:end-glue-point="3" svg:d="M23178 63336l800-1000" svg:viewBox="0 0 801 1001">
          <text:p/>
        </draw:connector>
        <draw:connector draw:style-name="gr3" draw:text-style-name="P5" draw:layer="layout" draw:type="line" svg:x1="24.978cm" svg:y1="62.336cm" svg:x2="26.93cm" svg:y2="62.278cm" draw:start-shape="id238" draw:start-glue-point="1" svg:d="M24978 62336l1952-58" svg:viewBox="0 0 1953 59">
          <text:p text:style-name="P1"><text:span text:style-name="T3">L0_c1</text:span></text:p>
        </draw:connector>
        <draw:connector draw:style-name="gr3" draw:text-style-name="P5" draw:layer="layout" draw:type="line" svg:x1="20.032cm" svg:y1="63.325cm" svg:x2="22.178cm" svg:y2="63.336cm" draw:end-shape="id237" draw:end-glue-point="3" svg:d="M20032 63325l2146 11" svg:viewBox="0 0 2147 12">
          <text:p text:style-name="P1"><text:span text:style-name="T3">RLE01</text:span></text:p>
        </draw:connector>
        <draw:connector draw:style-name="gr3" draw:text-style-name="P5" draw:layer="layout" draw:type="line" svg:x1="18.641cm" svg:y1="61.852cm" svg:x2="20.378cm" svg:y2="61.305cm" draw:end-shape="id239" draw:end-glue-point="3" svg:d="M18641 61852l1737-547" svg:viewBox="0 0 1738 548">
          <text:p text:style-name="P1"><text:span text:style-name="T3">RLE01</text:span></text:p>
        </draw:connector>
        <draw:connector draw:style-name="gr3" draw:text-style-name="P5" draw:layer="layout" draw:type="line" svg:x1="18.532cm" svg:y1="63.898cm" svg:x2="20.378cm" svg:y2="64.302cm" draw:end-shape="id240" draw:end-glue-point="3" svg:d="M18532 63898l1846 404" svg:viewBox="0 0 1847 405">
          <text:p text:style-name="P1"><text:span text:style-name="T3">RLE01</text:span></text:p>
        </draw:connector>
        <draw:connector draw:style-name="gr3" draw:text-style-name="P5" draw:layer="layout" draw:type="line" svg:x1="28.965cm" svg:y1="65.285cm" svg:x2="30.694cm" svg:y2="65.035cm" draw:end-shape="id170" draw:end-glue-point="18" svg:d="M28965 65285l1729-250" svg:viewBox="0 0 1730 251">
          <text:p text:style-name="P1"><text:span text:style-name="T3">L0_d2</text:span></text:p>
        </draw:connector>
        <draw:connector draw:style-name="gr3" draw:text-style-name="P5" draw:layer="layout" draw:type="line" svg:x1="28.806cm" svg:y1="64.942cm" svg:x2="30.694cm" svg:y2="64.834cm" draw:end-shape="id170" draw:end-glue-point="17" svg:d="M28806 64942l1888-108" svg:viewBox="0 0 1889 109">
          <text:p text:style-name="P1"><text:span text:style-name="T3">L0_d1</text:span></text:p>
        </draw:connector>
        <draw:connector draw:style-name="gr4" draw:text-style-name="P5" draw:layer="layout" draw:type="line" svg:x1="35.121cm" svg:y1="76.943cm" svg:x2="35.121cm" svg:y2="75.637cm" draw:start-shape="id241" draw:start-glue-point="0" draw:end-shape="id142" draw:end-glue-point="2" svg:d="M35121 76943v-1306" svg:viewBox="0 0 1 1307">
          <text:p/>
        </draw:connector>
        <draw:custom-shape draw:style-name="gr1" draw:text-style-name="P2" xml:id="id241" draw:id="id241" draw:layer="layout" svg:width="1cm" svg:height="0.9cm" svg:x="34.621cm" svg:y="76.943cm">
          <text:p text:style-name="P1"><text:span text:style-name="T1">IMUX</text:span></text:p>
          <text:p text:style-name="P1"><text:span text:style-name="T1">030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17" draw:id="id317" draw:layer="layout" svg:width="30.9cm" svg:height="2.4cm" svg:x="34.121cm" svg:y="81.843cm">
          <draw:glue-point draw:id="4" svg:x="-2.443cm" svg:y="-5cm"/>
          <draw:glue-point draw:id="5" svg:x="3.09cm" svg:y="-5cm"/>
          <draw:glue-point draw:id="6" svg:x="-4.644cm" svg:y="-5cm"/>
          <draw:glue-point draw:id="7" svg:x="-4.288cm" svg:y="-5cm"/>
          <draw:glue-point draw:id="8" svg:x="-3.932cm" svg:y="-5cm"/>
          <draw:glue-point draw:id="9" svg:x="-3.576cm" svg:y="-5cm"/>
          <draw:glue-point draw:id="10" svg:x="-3.187cm" svg:y="-5cm"/>
          <draw:glue-point draw:id="11" svg:x="-2.831cm" svg:y="-5cm"/>
          <draw:glue-point draw:id="12" svg:x="-2.022cm" svg:y="-5cm"/>
          <draw:glue-point draw:id="13" svg:x="-1.666cm" svg:y="-5cm"/>
          <draw:glue-point draw:id="14" svg:x="-1.31cm" svg:y="-5cm"/>
          <draw:glue-point draw:id="15" svg:x="-0.922cm" svg:y="-5cm"/>
          <draw:glue-point draw:id="16" svg:x="-0.533cm" svg:y="-5cm"/>
          <draw:glue-point draw:id="17" svg:x="-0.177cm" svg:y="-5cm"/>
          <draw:glue-point draw:id="18" svg:x="0.177cm" svg:y="-5cm"/>
          <draw:glue-point draw:id="19" svg:x="0.501cm" svg:y="-5cm"/>
          <draw:glue-point draw:id="20" svg:x="0.889cm" svg:y="-5cm"/>
          <draw:glue-point draw:id="21" svg:x="1.278cm" svg:y="-5cm"/>
          <draw:glue-point draw:id="22" svg:x="1.634cm" svg:y="-5cm"/>
          <draw:glue-point draw:id="23" svg:x="2.022cm" svg:y="-5cm"/>
          <draw:glue-point draw:id="24" svg:x="2.378cm" svg:y="-5cm"/>
          <draw:glue-point draw:id="25" svg:x="2.734cm" svg:y="-5cm"/>
          <draw:glue-point draw:id="26" svg:x="3.478cm" svg:y="-5cm"/>
          <draw:glue-point draw:id="27" svg:x="3.867cm" svg:y="-5cm"/>
          <draw:glue-point draw:id="28" svg:x="4.255cm" svg:y="-5cm"/>
          <draw:glue-point draw:id="29" svg:x="4.644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644cm" svg:y="5cm"/>
          <draw:glue-point draw:id="36" svg:x="-4.288cm" svg:y="5cm"/>
          <draw:glue-point draw:id="37" svg:x="-3.932cm" svg:y="5cm"/>
          <draw:glue-point draw:id="38" svg:x="-3.576cm" svg:y="5cm"/>
          <draw:glue-point draw:id="39" svg:x="-3.187cm" svg:y="5cm"/>
          <draw:glue-point draw:id="40" svg:x="-2.831cm" svg:y="5cm"/>
          <draw:glue-point draw:id="41" svg:x="-2.443cm" svg:y="5cm"/>
          <draw:glue-point draw:id="42" svg:x="-2.055cm" svg:y="5cm"/>
          <draw:glue-point draw:id="43" svg:x="-1.666cm" svg:y="5cm"/>
          <draw:glue-point draw:id="44" svg:x="-1.278cm" svg:y="5cm"/>
          <draw:glue-point draw:id="45" svg:x="-0.889cm" svg:y="5cm"/>
          <draw:glue-point draw:id="46" svg:x="-0.533cm" svg:y="5cm"/>
          <draw:glue-point draw:id="47" svg:x="-0.177cm" svg:y="5cm"/>
          <draw:glue-point draw:id="48" svg:x="0.177cm" svg:y="5cm"/>
          <draw:glue-point draw:id="49" svg:x="0.533cm" svg:y="5cm"/>
          <draw:glue-point draw:id="50" svg:x="0.922cm" svg:y="5cm"/>
          <draw:glue-point draw:id="51" svg:x="1.278cm" svg:y="5cm"/>
          <draw:glue-point draw:id="52" svg:x="1.634cm" svg:y="5cm"/>
          <draw:glue-point draw:id="53" svg:x="2.022cm" svg:y="5cm"/>
          <draw:glue-point draw:id="54" svg:x="2.378cm" svg:y="5cm"/>
          <draw:glue-point draw:id="55" svg:x="2.734cm" svg:y="5cm"/>
          <draw:glue-point draw:id="56" svg:x="3.09cm" svg:y="5cm"/>
          <draw:glue-point draw:id="57" svg:x="3.478cm" svg:y="5cm"/>
          <draw:glue-point draw:id="58" svg:x="3.867cm" svg:y="5cm"/>
          <draw:glue-point draw:id="59" svg:x="4.255cm" svg:y="5cm"/>
          <draw:glue-point draw:id="60" svg:x="4.644cm" svg:y="5cm"/>
          <text:p text:style-name="P1">UNIT 00</text:p>
          <text:p text:style-name="P1">ScaleTableMatrix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33.622cm" svg:y1="75.994cm" svg:x2="34.621cm" svg:y2="77.393cm" draw:end-shape="id241" draw:end-glue-point="3" svg:d="M33622 75994l999 1399" svg:viewBox="0 0 1000 1400">
          <text:p text:style-name="P1"><text:span text:style-name="T3">STMU_00/b</text:span></text:p>
        </draw:connector>
        <draw:connector draw:style-name="gr3" draw:text-style-name="P5" draw:layer="layout" draw:type="line" svg:x1="33.648cm" svg:y1="78.852cm" svg:x2="34.621cm" svg:y2="77.393cm" draw:end-shape="id241" draw:end-glue-point="3" svg:d="M33648 78852l973-1459" svg:viewBox="0 0 974 1460">
          <text:p text:style-name="P1"><text:span text:style-name="T3">STMU_13/c</text:span></text:p>
        </draw:connector>
        <draw:connector draw:style-name="gr3" draw:text-style-name="P5" draw:layer="layout" draw:type="line" svg:x1="35.081cm" svg:y1="79.415cm" svg:x2="35.121cm" svg:y2="77.843cm" draw:end-shape="id241" draw:end-glue-point="2" svg:d="M35081 79415l40-1572" svg:viewBox="0 0 41 1573">
          <text:p text:style-name="P1"><text:span text:style-name="T3">STMU_SEL_1/a</text:span></text:p>
        </draw:connector>
        <draw:custom-shape draw:style-name="gr1" draw:text-style-name="P2" xml:id="id242" draw:id="id242" draw:layer="layout" svg:width="1cm" svg:height="0.9cm" svg:x="37.021cm" svg:y="76.943cm">
          <text:p text:style-name="P1"><text:span text:style-name="T1">IMUX</text:span></text:p>
          <text:p text:style-name="P1"><text:span text:style-name="T1">07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7.521cm" svg:y1="76.943cm" svg:x2="37.521cm" svg:y2="75.643cm" draw:start-shape="id242" draw:start-glue-point="0" draw:end-shape="id145" draw:end-glue-point="2" svg:d="M37521 76943v-1300" svg:viewBox="0 0 1 1301">
          <text:p/>
        </draw:connector>
        <draw:connector draw:style-name="gr3" draw:text-style-name="P5" draw:layer="layout" draw:type="line" svg:x1="37.499cm" svg:y1="79.415cm" svg:x2="37.521cm" svg:y2="77.843cm" draw:end-shape="id242" draw:end-glue-point="2" svg:d="M37499 79415l22-1572" svg:viewBox="0 0 23 1573">
          <text:p text:style-name="P1"><text:span text:style-name="T3">STMU_SEL_1/a</text:span></text:p>
        </draw:connector>
        <draw:connector draw:style-name="gr3" draw:text-style-name="P5" draw:layer="layout" draw:type="line" svg:x1="36.162cm" svg:y1="76.021cm" svg:x2="37.021cm" svg:y2="77.393cm" draw:end-shape="id242" draw:end-glue-point="3" svg:d="M36162 76021l859 1372" svg:viewBox="0 0 860 1373">
          <text:p text:style-name="P1"><text:span text:style-name="T3">STMU_01/b</text:span></text:p>
        </draw:connector>
        <draw:connector draw:style-name="gr3" draw:text-style-name="P5" draw:layer="layout" draw:type="line" svg:x1="36.241cm" svg:y1="78.931cm" svg:x2="37.021cm" svg:y2="77.393cm" draw:end-shape="id242" draw:end-glue-point="3" svg:d="M36241 78931l780-1538" svg:viewBox="0 0 781 1539">
          <text:p text:style-name="P1"><text:span text:style-name="T3">STMU_14/c</text:span></text:p>
        </draw:connector>
        <draw:custom-shape draw:style-name="gr1" draw:text-style-name="P2" xml:id="id243" draw:id="id243" draw:layer="layout" svg:width="1cm" svg:height="0.9cm" svg:x="58.621cm" svg:y="76.943cm">
          <text:p text:style-name="P1"><text:span text:style-name="T1">IMUX</text:span></text:p>
          <text:p text:style-name="P1"><text:span text:style-name="T1">09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4" draw:id="id244" draw:layer="layout" svg:width="1cm" svg:height="0.9cm" svg:x="58.621cm" svg:y="74.743cm">
          <text:p text:style-name="P1"><text:span text:style-name="T1">NOT</text:span></text:p>
          <text:p text:style-name="P1"><text:span text:style-name="T1">09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9.121cm" svg:y1="76.943cm" svg:x2="59.121cm" svg:y2="75.643cm" draw:start-shape="id243" draw:start-glue-point="0" draw:end-shape="id244" draw:end-glue-point="2" svg:d="M59121 76943v-1300" svg:viewBox="0 0 1 1301">
          <text:p/>
        </draw:connector>
        <draw:connector draw:style-name="gr3" draw:text-style-name="P5" draw:layer="layout" draw:type="line" svg:x1="59.121cm" svg:y1="79.501cm" svg:x2="59.121cm" svg:y2="77.843cm" draw:end-shape="id243" draw:end-glue-point="2" svg:d="M59121 79501v-1658" svg:viewBox="0 0 1 1659">
          <text:p text:style-name="P1"><text:span text:style-name="T3">STMU_SEL_1/a</text:span></text:p>
        </draw:connector>
        <draw:connector draw:style-name="gr4" draw:text-style-name="P5" draw:layer="layout" draw:type="line" svg:x1="59.121cm" svg:y1="74.743cm" svg:x2="59.071cm" svg:y2="73.543cm" draw:start-shape="id244" draw:start-glue-point="0" draw:end-shape="id147" draw:end-glue-point="2" svg:d="M59121 74743l-50-1200" svg:viewBox="0 0 51 1201">
          <text:p/>
        </draw:connector>
        <draw:connector draw:style-name="gr3" draw:text-style-name="P5" draw:layer="layout" draw:type="line" svg:x1="57.831cm" svg:y1="78.904cm" svg:x2="58.621cm" svg:y2="77.393cm" draw:end-shape="id243" draw:end-glue-point="3" svg:d="M57831 78904l790-1511" svg:viewBox="0 0 791 1512">
          <text:p text:style-name="P1"><text:span text:style-name="T3">STMU_23/c</text:span></text:p>
        </draw:connector>
        <draw:connector draw:style-name="gr3" draw:text-style-name="P5" draw:layer="layout" draw:type="line" svg:x1="57.751cm" svg:y1="75.967cm" svg:x2="58.621cm" svg:y2="77.393cm" draw:end-shape="id243" draw:end-glue-point="3" svg:d="M57751 75967l870 1426" svg:viewBox="0 0 871 1427">
          <text:p text:style-name="P1"><text:span text:style-name="T3">STMU_10/b</text:span></text:p>
        </draw:connector>
        <draw:custom-shape draw:style-name="gr1" draw:text-style-name="P2" xml:id="id246" draw:id="id246" draw:layer="layout" svg:width="1cm" svg:height="0.9cm" svg:x="53.821cm" svg:y="74.743cm">
          <text:p text:style-name="P1"><text:span text:style-name="T1">NOT</text:span></text:p>
          <text:p text:style-name="P1"><text:span text:style-name="T1">10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4.321cm" svg:y1="76.943cm" svg:x2="54.321cm" svg:y2="75.643cm" draw:start-shape="id245" draw:start-glue-point="0" draw:end-shape="id246" draw:end-glue-point="2" svg:d="M54321 76943v-1300" svg:viewBox="0 0 1 1301">
          <text:p/>
        </draw:connector>
        <draw:connector draw:style-name="gr4" draw:text-style-name="P5" draw:layer="layout" draw:type="line" svg:x1="54.321cm" svg:y1="74.743cm" svg:x2="54.271cm" svg:y2="73.543cm" draw:start-shape="id246" draw:start-glue-point="0" draw:end-shape="id150" draw:end-glue-point="2" svg:d="M54321 74743l-50-1200" svg:viewBox="0 0 51 1201">
          <text:p/>
        </draw:connector>
        <draw:connector draw:style-name="gr3" draw:text-style-name="P5" draw:layer="layout" draw:type="line" svg:x1="53.069cm" svg:y1="76.1cm" svg:x2="53.821cm" svg:y2="77.393cm" draw:end-shape="id245" draw:end-glue-point="3" svg:d="M53069 76100l752 1293" svg:viewBox="0 0 753 1294">
          <text:p text:style-name="P1"><text:span text:style-name="T3">STMU_08/b</text:span></text:p>
        </draw:connector>
        <draw:connector draw:style-name="gr3" draw:text-style-name="P5" draw:layer="layout" draw:type="line" svg:x1="52.857cm" svg:y1="79.01cm" svg:x2="53.821cm" svg:y2="77.393cm" draw:end-shape="id245" draw:end-glue-point="3" svg:d="M52857 79010l964-1617" svg:viewBox="0 0 965 1618">
          <text:p text:style-name="P1"><text:span text:style-name="T3">STMU_21/c</text:span></text:p>
        </draw:connector>
        <draw:custom-shape draw:style-name="gr1" draw:text-style-name="P2" xml:id="id247" draw:id="id247" draw:layer="layout" svg:width="1cm" svg:height="0.9cm" svg:x="41.821cm" svg:y="76.943cm">
          <text:p text:style-name="P1"><text:span text:style-name="T1">IMUX</text:span></text:p>
          <text:p text:style-name="P1"><text:span text:style-name="T1">15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8" draw:id="id248" draw:layer="layout" svg:width="1cm" svg:height="0.9cm" svg:x="41.821cm" svg:y="74.743cm">
          <text:p text:style-name="P1"><text:span text:style-name="T1">NOT</text:span></text:p>
          <text:p text:style-name="P1"><text:span text:style-name="T1">151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2.321cm" svg:y1="76.943cm" svg:x2="42.321cm" svg:y2="75.643cm" draw:start-shape="id247" draw:start-glue-point="0" draw:end-shape="id248" draw:end-glue-point="2" svg:d="M42321 76943v-1300" svg:viewBox="0 0 1 1301">
          <text:p/>
        </draw:connector>
        <draw:connector draw:style-name="gr4" draw:text-style-name="P5" draw:layer="layout" draw:type="line" svg:x1="42.321cm" svg:y1="74.743cm" svg:x2="42.271cm" svg:y2="73.543cm" draw:start-shape="id248" draw:start-glue-point="0" draw:end-shape="id183" svg:d="M42321 74743l-50-1200" svg:viewBox="0 0 51 1201">
          <text:p/>
        </draw:connector>
        <draw:connector draw:style-name="gr3" draw:text-style-name="P5" draw:layer="layout" draw:type="line" svg:x1="41.083cm" svg:y1="78.826cm" svg:x2="41.821cm" svg:y2="77.393cm" draw:end-shape="id247" draw:end-glue-point="3" svg:d="M41083 78826l738-1433" svg:viewBox="0 0 739 1434">
          <text:p text:style-name="P1"><text:span text:style-name="T3">STMU_16/c</text:span></text:p>
        </draw:connector>
        <draw:connector draw:style-name="gr3" draw:text-style-name="P5" draw:layer="layout" draw:type="line" svg:x1="41.136cm" svg:y1="76.048cm" svg:x2="41.821cm" svg:y2="77.393cm" draw:end-shape="id247" draw:end-glue-point="3" svg:d="M41136 76048l685 1345" svg:viewBox="0 0 686 1346">
          <text:p text:style-name="P1"><text:span text:style-name="T3">STMU_03/b</text:span></text:p>
        </draw:connector>
        <draw:custom-shape draw:style-name="gr1" draw:text-style-name="P2" xml:id="id249" draw:id="id249" draw:layer="layout" svg:width="1cm" svg:height="0.9cm" svg:x="49.021cm" svg:y="76.943cm">
          <text:p text:style-name="P1"><text:span text:style-name="T1">IMUX</text:span></text:p>
          <text:p text:style-name="P1"><text:span text:style-name="T1">16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0" draw:id="id250" draw:layer="layout" svg:width="1cm" svg:height="0.9cm" svg:x="49.021cm" svg:y="74.743cm">
          <text:p text:style-name="P1"><text:span text:style-name="T1">NOT</text:span></text:p>
          <text:p text:style-name="P1"><text:span text:style-name="T1">170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9.521cm" svg:y1="76.943cm" svg:x2="49.521cm" svg:y2="75.643cm" draw:start-shape="id249" draw:start-glue-point="0" draw:end-shape="id250" draw:end-glue-point="2" svg:d="M49521 76943v-1300" svg:viewBox="0 0 1 1301">
          <text:p/>
        </draw:connector>
        <draw:connector draw:style-name="gr4" draw:text-style-name="P5" draw:layer="layout" draw:type="line" svg:x1="49.521cm" svg:y1="74.743cm" svg:x2="49.471cm" svg:y2="73.543cm" draw:start-shape="id250" draw:start-glue-point="0" draw:end-shape="id173" draw:end-glue-point="2" svg:d="M49521 74743l-50-1200" svg:viewBox="0 0 51 1201">
          <text:p/>
        </draw:connector>
        <draw:connector draw:style-name="gr3" draw:text-style-name="P5" draw:layer="layout" draw:type="line" svg:x1="48.253cm" svg:y1="76.047cm" svg:x2="49.021cm" svg:y2="77.393cm" draw:end-shape="id249" draw:end-glue-point="3" svg:d="M48253 76047l768 1346" svg:viewBox="0 0 769 1347">
          <text:p text:style-name="P1"><text:span text:style-name="T3">STMU_06/b</text:span></text:p>
        </draw:connector>
        <draw:connector draw:style-name="gr3" draw:text-style-name="P5" draw:layer="layout" draw:type="line" svg:x1="48.2cm" svg:y1="78.958cm" svg:x2="49.021cm" svg:y2="77.393cm" draw:end-shape="id249" draw:end-glue-point="3" svg:d="M48200 78958l821-1565" svg:viewBox="0 0 822 1566">
          <text:p text:style-name="P1"><text:span text:style-name="T3">STMU_19/c</text:span></text:p>
        </draw:connector>
        <draw:connector draw:style-name="gr3" draw:text-style-name="P5" draw:layer="layout" draw:type="line" svg:x1="42.307cm" svg:y1="79.301cm" svg:x2="42.321cm" svg:y2="77.843cm" draw:end-shape="id247" draw:end-glue-point="2" svg:d="M42307 79301l14-1458" svg:viewBox="0 0 15 1459">
          <text:p text:style-name="P1"><text:span text:style-name="T3">STMU_SEL_1/a</text:span></text:p>
        </draw:connector>
        <draw:connector draw:style-name="gr3" draw:text-style-name="P5" draw:layer="layout" draw:type="line" svg:x1="49.562cm" svg:y1="79.387cm" svg:x2="49.521cm" svg:y2="77.843cm" draw:end-shape="id249" draw:end-glue-point="2" svg:d="M49562 79387l-41-1544" svg:viewBox="0 0 42 1545">
          <text:p text:style-name="P1"><text:span text:style-name="T3">STMU_SEL_1/a</text:span></text:p>
        </draw:connector>
        <draw:connector draw:style-name="gr3" draw:text-style-name="P5" draw:layer="layout" draw:type="line" svg:x1="54.341cm" svg:y1="79.529cm" svg:x2="54.321cm" svg:y2="77.843cm" draw:end-shape="id245" draw:end-glue-point="2" svg:d="M54341 79529l-20-1686" svg:viewBox="0 0 21 1687">
          <text:p text:style-name="P1"><text:span text:style-name="T3">STMU_SEL_1/a</text:span></text:p>
        </draw:connector>
        <draw:custom-shape draw:style-name="gr1" draw:text-style-name="P2" xml:id="id251" draw:id="id251" draw:layer="layout" svg:width="1cm" svg:height="0.9cm" svg:x="44.221cm" svg:y="76.943cm">
          <text:p text:style-name="P1"><text:span text:style-name="T1">IMUX</text:span></text:p>
          <text:p text:style-name="P1"><text:span text:style-name="T1">17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2" draw:id="id252" draw:layer="layout" svg:width="1cm" svg:height="0.9cm" svg:x="44.221cm" svg:y="74.743cm">
          <text:p text:style-name="P1"><text:span text:style-name="T1">NOT</text:span></text:p>
          <text:p text:style-name="P1"><text:span text:style-name="T1">17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4.721cm" svg:y1="76.943cm" svg:x2="44.721cm" svg:y2="75.643cm" draw:start-shape="id251" draw:start-glue-point="0" draw:end-shape="id252" draw:end-glue-point="2" svg:d="M44721 76943v-1300" svg:viewBox="0 0 1 1301">
          <text:p/>
        </draw:connector>
        <draw:connector draw:style-name="gr4" draw:text-style-name="P5" draw:layer="layout" draw:type="line" svg:x1="44.721cm" svg:y1="74.743cm" svg:x2="44.671cm" svg:y2="73.543cm" draw:start-shape="id252" draw:start-glue-point="0" draw:end-shape="id165" draw:end-glue-point="2" svg:d="M44721 74743l-50-1200" svg:viewBox="0 0 51 1201">
          <text:p/>
        </draw:connector>
        <draw:connector draw:style-name="gr3" draw:text-style-name="P5" draw:layer="layout" draw:type="line" svg:x1="43.491cm" svg:y1="76.021cm" svg:x2="44.221cm" svg:y2="77.393cm" draw:end-shape="id251" draw:end-glue-point="3" svg:d="M43491 76021l730 1372" svg:viewBox="0 0 731 1373">
          <text:p text:style-name="P1"><text:span text:style-name="T3">SMTU_04/b</text:span></text:p>
        </draw:connector>
        <draw:connector draw:style-name="gr3" draw:text-style-name="P5" draw:layer="layout" draw:type="line" svg:x1="44.725cm" svg:y1="79.245cm" svg:x2="44.721cm" svg:y2="77.843cm" draw:end-shape="id251" draw:end-glue-point="2" svg:d="M44725 79245l-4-1402" svg:viewBox="0 0 5 1403">
          <text:p text:style-name="P1"><text:span text:style-name="T3">STMU_SEL_1/a</text:span></text:p>
        </draw:connector>
        <draw:connector draw:style-name="gr3" draw:text-style-name="P5" draw:layer="layout" draw:type="line" svg:x1="43.597cm" svg:y1="78.72cm" svg:x2="44.221cm" svg:y2="77.393cm" draw:end-shape="id251" draw:end-glue-point="3" svg:d="M43597 78720l624-1327" svg:viewBox="0 0 625 1328">
          <text:p text:style-name="P1"><text:span text:style-name="T3">SMTU_17/c</text:span></text:p>
        </draw:connector>
        <draw:custom-shape draw:style-name="gr1" draw:text-style-name="P2" xml:id="id253" draw:id="id253" draw:layer="layout" svg:width="1cm" svg:height="0.9cm" svg:x="61.021cm" svg:y="76.943cm">
          <text:p text:style-name="P1"><text:span text:style-name="T1">IMUX</text:span></text:p>
          <text:p text:style-name="P1"><text:span text:style-name="T1">18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4" draw:id="id254" draw:layer="layout" svg:width="1cm" svg:height="0.9cm" svg:x="61.021cm" svg:y="74.743cm">
          <text:p text:style-name="P1"><text:span text:style-name="T1">NOT</text:span></text:p>
          <text:p text:style-name="P1"><text:span text:style-name="T1">180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1.521cm" svg:y1="76.943cm" svg:x2="61.521cm" svg:y2="75.643cm" draw:start-shape="id253" draw:start-glue-point="0" draw:end-shape="id254" draw:end-glue-point="2" svg:d="M61521 76943v-1300" svg:viewBox="0 0 1 1301">
          <text:p/>
        </draw:connector>
        <draw:connector draw:style-name="gr4" draw:text-style-name="P5" draw:layer="layout" draw:type="line" svg:x1="61.521cm" svg:y1="74.743cm" svg:x2="61.471cm" svg:y2="73.543cm" draw:start-shape="id254" draw:start-glue-point="0" draw:end-shape="id180" draw:end-glue-point="2" svg:d="M61521 74743l-50-1200" svg:viewBox="0 0 51 1201">
          <text:p/>
        </draw:connector>
        <draw:connector draw:style-name="gr3" draw:text-style-name="P5" draw:layer="layout" draw:type="line" svg:x1="61.511cm" svg:y1="79.671cm" svg:x2="61.521cm" svg:y2="77.843cm" draw:end-shape="id253" draw:end-glue-point="2" svg:d="M61511 79671l10-1828" svg:viewBox="0 0 11 1829">
          <text:p text:style-name="P1"><text:span text:style-name="T3">STMU_SEL_1/a</text:span></text:p>
        </draw:connector>
        <draw:connector draw:style-name="gr3" draw:text-style-name="P5" draw:layer="layout" draw:type="line" svg:x1="60.186cm" svg:y1="78.852cm" svg:x2="61.021cm" svg:y2="77.393cm" draw:end-shape="id253" draw:end-glue-point="3" svg:d="M60186 78852l835-1459" svg:viewBox="0 0 836 1460">
          <text:p text:style-name="P1"><text:span text:style-name="T3">STMU_24/c</text:span></text:p>
        </draw:connector>
        <draw:connector draw:style-name="gr3" draw:text-style-name="P5" draw:layer="layout" draw:type="line" svg:x1="60.239cm" svg:y1="75.994cm" svg:x2="61.021cm" svg:y2="77.393cm" draw:end-shape="id253" draw:end-glue-point="3" svg:d="M60239 75994l782 1399" svg:viewBox="0 0 783 1400">
          <text:p text:style-name="P1"><text:span text:style-name="T3">STMU_11/b</text:span></text:p>
        </draw:connector>
        <draw:custom-shape draw:style-name="gr1" draw:text-style-name="P2" xml:id="id256" draw:id="id256" draw:layer="layout" svg:width="1cm" svg:height="0.9cm" svg:x="51.421cm" svg:y="74.743cm">
          <text:p text:style-name="P1"><text:span text:style-name="T1">NOT</text:span></text:p>
          <text:p text:style-name="P1"><text:span text:style-name="T1">180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1.921cm" svg:y1="76.943cm" svg:x2="51.921cm" svg:y2="75.643cm" draw:start-shape="id255" draw:start-glue-point="0" draw:end-shape="id256" draw:end-glue-point="2" svg:d="M51921 76943v-1300" svg:viewBox="0 0 1 1301">
          <text:p/>
        </draw:connector>
        <draw:connector draw:style-name="gr4" draw:text-style-name="P5" draw:layer="layout" draw:type="line" svg:x1="51.921cm" svg:y1="74.743cm" svg:x2="51.871cm" svg:y2="73.543cm" draw:start-shape="id256" draw:start-glue-point="0" draw:end-shape="id174" draw:end-glue-point="2" svg:d="M51921 74743l-50-1200" svg:viewBox="0 0 51 1201">
          <text:p/>
        </draw:connector>
        <draw:connector draw:style-name="gr3" draw:text-style-name="P8" draw:layer="layout" draw:type="line" svg:x1="51.923cm" svg:y1="79.586cm" svg:x2="51.921cm" svg:y2="77.843cm" draw:end-shape="id255" draw:end-glue-point="2" svg:d="M51923 79586l-2-1743" svg:viewBox="0 0 3 1744">
          <text:p text:style-name="P1"><text:span text:style-name="T5">STMU_SEL_1/a</text:span></text:p>
        </draw:connector>
        <draw:connector draw:style-name="gr3" draw:text-style-name="P5" draw:layer="layout" draw:type="line" svg:x1="50.581cm" svg:y1="76.02cm" svg:x2="51.421cm" svg:y2="77.393cm" draw:end-shape="id255" draw:end-glue-point="3" svg:d="M50581 76020l840 1373" svg:viewBox="0 0 841 1374">
          <text:p text:style-name="P1"><text:span text:style-name="T3">STMU_07/b</text:span></text:p>
        </draw:connector>
        <draw:connector draw:style-name="gr3" draw:text-style-name="P5" draw:layer="layout" draw:type="line" svg:x1="50.873cm" svg:y1="78.746cm" svg:x2="51.421cm" svg:y2="77.393cm" draw:end-shape="id255" draw:end-glue-point="3" svg:d="M50873 78746l548-1353" svg:viewBox="0 0 549 1354">
          <text:p text:style-name="P1"><text:span text:style-name="T3">STMU_20/c</text:span></text:p>
        </draw:connector>
        <draw:custom-shape draw:style-name="gr1" draw:text-style-name="P2" xml:id="id258" draw:id="id258" draw:layer="layout" svg:width="1cm" svg:height="0.9cm" svg:x="46.621cm" svg:y="74.743cm">
          <text:p text:style-name="P1"><text:span text:style-name="T1">NOT</text:span></text:p>
          <text:p text:style-name="P1"><text:span text:style-name="T1">11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7.121cm" svg:y1="76.943cm" svg:x2="47.121cm" svg:y2="75.643cm" draw:start-shape="id257" draw:start-glue-point="0" draw:end-shape="id258" draw:end-glue-point="2" svg:d="M47121 76943v-1300" svg:viewBox="0 0 1 1301">
          <text:p/>
        </draw:connector>
        <draw:connector draw:style-name="gr4" draw:text-style-name="P5" draw:layer="layout" draw:type="line" svg:x1="47.121cm" svg:y1="74.743cm" svg:x2="47.071cm" svg:y2="73.543cm" draw:start-shape="id258" draw:start-glue-point="0" draw:end-shape="id187" draw:end-glue-point="2" svg:d="M47121 74743l-50-1200" svg:viewBox="0 0 51 1201">
          <text:p/>
        </draw:connector>
        <draw:connector draw:style-name="gr3" draw:text-style-name="P5" draw:layer="layout" draw:type="line" svg:x1="45.713cm" svg:y1="76.021cm" svg:x2="46.621cm" svg:y2="77.393cm" draw:end-shape="id257" draw:end-glue-point="3" svg:d="M45713 76021l908 1372" svg:viewBox="0 0 909 1373">
          <text:p text:style-name="P1"><text:span text:style-name="T3">STMU_05/b</text:span></text:p>
        </draw:connector>
        <draw:connector draw:style-name="gr3" draw:text-style-name="P5" draw:layer="layout" draw:type="line" svg:x1="45.475cm" svg:y1="78.878cm" svg:x2="46.621cm" svg:y2="77.393cm" draw:end-shape="id257" draw:end-glue-point="3" svg:d="M45475 78878l1146-1485" svg:viewBox="0 0 1147 1486">
          <text:p text:style-name="P1"><text:span text:style-name="T3">STMU_18/c</text:span></text:p>
        </draw:connector>
        <draw:connector draw:style-name="gr3" draw:text-style-name="P5" draw:layer="layout" draw:type="line" svg:x1="47.087cm" svg:y1="79.273cm" svg:x2="47.121cm" svg:y2="77.843cm" draw:end-shape="id257" draw:end-glue-point="2" svg:d="M47087 79273l34-1430" svg:viewBox="0 0 35 1431">
          <text:p text:style-name="P1"><text:span text:style-name="T3">STMU_SEL_1/a</text:span></text:p>
        </draw:connector>
        <draw:custom-shape draw:style-name="gr1" draw:text-style-name="P2" xml:id="id259" draw:id="id259" draw:layer="layout" svg:width="1cm" svg:height="0.9cm" svg:x="63.421cm" svg:y="76.943cm">
          <text:p text:style-name="P1"><text:span text:style-name="T1">IMUX</text:span></text:p>
          <text:p text:style-name="P1"><text:span text:style-name="T1">23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0" draw:id="id260" draw:layer="layout" svg:width="1cm" svg:height="0.9cm" svg:x="63.421cm" svg:y="74.743cm">
          <text:p text:style-name="P1"><text:span text:style-name="T1">NOT</text:span></text:p>
          <text:p text:style-name="P1"><text:span text:style-name="T1">200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3.921cm" svg:y1="76.943cm" svg:x2="63.921cm" svg:y2="75.643cm" draw:start-shape="id259" draw:start-glue-point="0" draw:end-shape="id260" draw:end-glue-point="2" svg:d="M63921 76943v-1300" svg:viewBox="0 0 1 1301">
          <text:p/>
        </draw:connector>
        <draw:connector draw:style-name="gr4" draw:text-style-name="P5" draw:layer="layout" draw:type="line" svg:x1="63.921cm" svg:y1="74.743cm" svg:x2="63.871cm" svg:y2="73.543cm" draw:start-shape="id260" draw:start-glue-point="0" svg:d="M63921 74743l-50-1200" svg:viewBox="0 0 51 1201">
          <text:p/>
        </draw:connector>
        <draw:connector draw:style-name="gr3" draw:text-style-name="P5" draw:layer="layout" draw:type="line" svg:x1="63.901cm" svg:y1="79.614cm" svg:x2="63.921cm" svg:y2="77.843cm" draw:end-shape="id259" draw:end-glue-point="2" svg:d="M63901 79614l20-1771" svg:viewBox="0 0 21 1772">
          <text:p text:style-name="P1"><text:span text:style-name="T3">STMU_SEL_1/a</text:span></text:p>
        </draw:connector>
        <draw:connector draw:style-name="gr3" draw:text-style-name="P5" draw:layer="layout" draw:type="line" svg:x1="62.54cm" svg:y1="75.968cm" svg:x2="63.421cm" svg:y2="77.393cm" draw:end-shape="id259" draw:end-glue-point="3" svg:d="M62540 75968l881 1425" svg:viewBox="0 0 882 1426">
          <text:p text:style-name="P1"><text:span text:style-name="T3">SMTU_12/b</text:span></text:p>
        </draw:connector>
        <draw:connector draw:style-name="gr3" draw:text-style-name="P5" draw:layer="layout" draw:type="line" svg:x1="62.462cm" svg:y1="79.143cm" svg:x2="63.421cm" svg:y2="77.393cm" draw:end-shape="id259" draw:end-glue-point="3" svg:d="M62462 79143l959-1750" svg:viewBox="0 0 960 1751">
          <text:p text:style-name="P1"><text:span text:style-name="T3">SMTU_25/c</text:span></text:p>
        </draw:connector>
        <draw:custom-shape draw:style-name="gr1" draw:text-style-name="P2" xml:id="id262" draw:id="id262" draw:layer="layout" svg:width="1cm" svg:height="0.9cm" svg:x="39.421cm" svg:y="74.743cm">
          <text:p text:style-name="P1"><text:span text:style-name="T1">NOT</text:span></text:p>
          <text:p text:style-name="P1"><text:span text:style-name="T1">150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9.921cm" svg:y1="76.943cm" svg:x2="39.921cm" svg:y2="75.643cm" draw:start-shape="id261" draw:start-glue-point="0" draw:end-shape="id262" draw:end-glue-point="2" svg:d="M39921 76943v-1300" svg:viewBox="0 0 1 1301">
          <text:p/>
        </draw:connector>
        <draw:connector draw:style-name="gr4" draw:text-style-name="P5" draw:layer="layout" draw:type="line" svg:x1="39.921cm" svg:y1="74.743cm" svg:x2="39.871cm" svg:y2="73.543cm" draw:start-shape="id262" draw:start-glue-point="0" draw:end-shape="id160" draw:end-glue-point="2" svg:d="M39921 74743l-50-1200" svg:viewBox="0 0 51 1201">
          <text:p/>
        </draw:connector>
        <draw:connector draw:style-name="gr3" draw:text-style-name="P5" draw:layer="layout" draw:type="line" svg:x1="38.649cm" svg:y1="78.905cm" svg:x2="39.421cm" svg:y2="77.393cm" draw:end-shape="id261" draw:end-glue-point="3" svg:d="M38649 78905l772-1512" svg:viewBox="0 0 773 1513">
          <text:p text:style-name="P1"><text:span text:style-name="T3">STMU_15/c</text:span></text:p>
        </draw:connector>
        <draw:connector draw:style-name="gr3" draw:text-style-name="P5" draw:layer="layout" draw:type="line" svg:x1="38.702cm" svg:y1="76.074cm" svg:x2="39.421cm" svg:y2="77.393cm" draw:end-shape="id261" draw:end-glue-point="3" svg:d="M38702 76074l719 1319" svg:viewBox="0 0 720 1320">
          <text:p text:style-name="P1"><text:span text:style-name="T3">STMU_02/b</text:span></text:p>
        </draw:connector>
        <draw:custom-shape draw:style-name="gr1" draw:text-style-name="P2" xml:id="id264" draw:id="id264" draw:layer="layout" svg:width="1cm" svg:height="0.9cm" svg:x="56.221cm" svg:y="74.743cm">
          <text:p text:style-name="P1"><text:span text:style-name="T1">NOT</text:span></text:p>
          <text:p text:style-name="P1"><text:span text:style-name="T1">15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6.721cm" svg:y1="76.943cm" svg:x2="56.721cm" svg:y2="75.643cm" draw:start-shape="id263" draw:start-glue-point="0" draw:end-shape="id264" draw:end-glue-point="2" svg:d="M56721 76943v-1300" svg:viewBox="0 0 1 1301">
          <text:p/>
        </draw:connector>
        <draw:connector draw:style-name="gr4" draw:text-style-name="P5" draw:layer="layout" draw:type="line" svg:x1="56.721cm" svg:y1="74.743cm" svg:x2="56.671cm" svg:y2="73.543cm" draw:start-shape="id264" draw:start-glue-point="0" draw:end-shape="id157" draw:end-glue-point="2" svg:d="M56721 74743l-50-1200" svg:viewBox="0 0 51 1201">
          <text:p/>
        </draw:connector>
        <draw:connector draw:style-name="gr3" draw:text-style-name="P5" draw:layer="layout" draw:type="line" svg:x1="56.76cm" svg:y1="79.501cm" svg:x2="56.721cm" svg:y2="77.843cm" draw:end-shape="id263" draw:end-glue-point="2" svg:d="M56760 79501l-39-1658" svg:viewBox="0 0 40 1659">
          <text:p text:style-name="P1"><text:span text:style-name="T3">STMU_SEL_1/a</text:span></text:p>
        </draw:connector>
        <draw:connector draw:style-name="gr3" draw:text-style-name="P5" draw:layer="layout" draw:type="line" svg:x1="55.344cm" svg:y1="79.037cm" svg:x2="56.221cm" svg:y2="77.393cm" draw:end-shape="id263" draw:end-glue-point="3" svg:d="M55344 79037l877-1644" svg:viewBox="0 0 878 1645">
          <text:p text:style-name="P1"><text:span text:style-name="T3">STMU_22/c</text:span></text:p>
        </draw:connector>
        <draw:connector draw:style-name="gr3" draw:text-style-name="P5" draw:layer="layout" draw:type="line" svg:x1="55.529cm" svg:y1="76.126cm" svg:x2="56.221cm" svg:y2="77.393cm" draw:end-shape="id263" draw:end-glue-point="3" svg:d="M55529 76126l692 1267" svg:viewBox="0 0 693 1268">
          <text:p text:style-name="P1"><text:span text:style-name="T3">STMU_09/b</text:span></text:p>
        </draw:connector>
        <draw:connector draw:style-name="gr3" draw:text-style-name="P5" draw:layer="layout" draw:type="line" svg:x1="34.221cm" svg:y1="71.243cm" svg:x2="34.206cm" svg:y2="69.176cm" draw:start-shape="id167" draw:start-glue-point="0" svg:d="M34221 71243l-15-2067" svg:viewBox="0 0 16 2068">
          <text:p text:style-name="P1"><text:span text:style-name="T3">S1_00</text:span></text:p>
        </draw:connector>
        <draw:connector draw:style-name="gr3" draw:text-style-name="P5" draw:layer="layout" draw:type="line" svg:x1="28.794cm" svg:y1="59.307cm" svg:x2="30.651cm" svg:y2="59.31cm" draw:end-shape="id168" draw:end-glue-point="3" svg:d="M28794 59307l1857 3" svg:viewBox="0 0 1858 4">
          <text:p text:style-name="P1"><text:span text:style-name="T3">POWER</text:span></text:p>
        </draw:connector>
        <draw:connector draw:style-name="gr3" draw:text-style-name="P5" draw:layer="layout" draw:type="line" svg:x1="28.7cm" svg:y1="43.618cm" svg:x2="30.588cm" svg:y2="43.603cm" draw:end-shape="id169" draw:end-glue-point="3" svg:d="M28700 43618l1888-15" svg:viewBox="0 0 1889 16">
          <text:p text:style-name="P1"><text:span text:style-name="T3">POWER</text:span></text:p>
        </draw:connector>
        <draw:connector draw:style-name="gr3" draw:text-style-name="P5" draw:layer="layout" draw:type="line" svg:x1="35.721cm" svg:y1="71.243cm" svg:x2="35.706cm" svg:y2="69.176cm" svg:d="M35721 71243l-15-2067" svg:viewBox="0 0 16 2068">
          <text:p text:style-name="P1"><text:span text:style-name="T3">/S1_00</text:span></text:p>
        </draw:connector>
        <draw:connector draw:style-name="gr3" draw:text-style-name="P5" draw:layer="layout" draw:type="line" svg:x1="34.98cm" svg:y1="61.714cm" svg:x2="34.95cm" svg:y2="59.76cm" draw:end-shape="id168" draw:end-glue-point="10" svg:d="M34980 61714l-30-1954" svg:viewBox="0 0 31 1955">
          <text:p text:style-name="P1"><text:span text:style-name="T3">/S1_00/11</text:span></text:p>
        </draw:connector>
        <draw:connector draw:style-name="gr3" draw:text-style-name="P5" draw:layer="layout" draw:type="line" svg:x1="35.579cm" svg:y1="45.362cm" svg:x2="35.587cm" svg:y2="44.053cm" draw:end-shape="id169" draw:end-glue-point="11" svg:d="M35579 45362l8-1309" svg:viewBox="0 0 9 1310">
          <text:p text:style-name="P1"><text:span text:style-name="T3">S1_00/10</text:span></text:p>
        </draw:connector>
        <draw:connector draw:style-name="gr3" draw:text-style-name="P5" draw:layer="layout" draw:type="line" svg:x1="34.918cm" svg:y1="45.997cm" svg:x2="34.887cm" svg:y2="44.053cm" draw:end-shape="id169" draw:end-glue-point="10" svg:d="M34918 45997l-31-1944" svg:viewBox="0 0 32 1945">
          <text:p text:style-name="P1"><text:span text:style-name="T3">/S1_00/11</text:span></text:p>
        </draw:connector>
        <draw:connector draw:style-name="gr3" draw:text-style-name="P5" draw:layer="layout" draw:type="line" svg:x1="36.621cm" svg:y1="70.043cm" svg:x2="36.606cm" svg:y2="67.976cm" draw:start-shape="id146" draw:start-glue-point="0" svg:d="M36621 70043l-15-2067" svg:viewBox="0 0 16 2068">
          <text:p text:style-name="P1"><text:span text:style-name="T3">S1_01</text:span></text:p>
        </draw:connector>
        <draw:connector draw:style-name="gr3" draw:text-style-name="P5" draw:layer="layout" draw:type="line" svg:x1="37.142cm" svg:y1="61.062cm" svg:x2="37.15cm" svg:y2="59.76cm" draw:end-shape="id168" draw:end-glue-point="14" svg:d="M37142 61062l8-1302" svg:viewBox="0 0 9 1303">
          <text:p text:style-name="P1"><text:span text:style-name="T3">S1_01/00</text:span></text:p>
        </draw:connector>
        <draw:connector draw:style-name="gr3" draw:text-style-name="P5" draw:layer="layout" draw:type="line" svg:x1="37.079cm" svg:y1="45.343cm" svg:x2="37.087cm" svg:y2="44.053cm" draw:end-shape="id169" draw:end-glue-point="14" svg:d="M37079 45343l8-1290" svg:viewBox="0 0 9 1291">
          <text:p text:style-name="P1"><text:span text:style-name="T3">S1_01/00</text:span></text:p>
        </draw:connector>
        <draw:connector draw:style-name="gr3" draw:text-style-name="P5" draw:layer="layout" draw:type="line" svg:x1="38.121cm" svg:y1="70.043cm" svg:x2="38.121cm" svg:y2="67.976cm" draw:start-shape="id144" draw:start-glue-point="0" svg:d="M38121 70043v-2067" svg:viewBox="0 0 1 2068">
          <text:p text:style-name="P1"><text:span text:style-name="T3">/S1_01</text:span></text:p>
        </draw:connector>
        <draw:connector draw:style-name="gr3" draw:text-style-name="P5" draw:layer="layout" draw:type="line" svg:x1="36.481cm" svg:y1="61.697cm" svg:x2="36.451cm" svg:y2="59.743cm" svg:d="M36481 61697l-30-1954" svg:viewBox="0 0 31 1955">
          <text:p text:style-name="P1"><text:span text:style-name="T3">/S1_01/01</text:span></text:p>
        </draw:connector>
        <draw:connector draw:style-name="gr3" draw:text-style-name="P5" draw:layer="layout" draw:type="line" svg:x1="36.419cm" svg:y1="45.997cm" svg:x2="36.387cm" svg:y2="44.053cm" draw:end-shape="id169" draw:end-glue-point="13" svg:d="M36419 45997l-32-1944" svg:viewBox="0 0 33 1945">
          <text:p text:style-name="P1"><text:span text:style-name="T3">/S1_01/01</text:span></text:p>
        </draw:connector>
        <draw:connector draw:style-name="gr3" draw:text-style-name="P5" draw:layer="layout" draw:type="line" svg:x1="39.021cm" svg:y1="71.143cm" svg:x2="39.021cm" svg:y2="69.043cm" draw:start-shape="id162" draw:start-glue-point="0" svg:d="M39021 71143v-2100" svg:viewBox="0 0 1 2101">
          <text:p text:style-name="P1"><text:span text:style-name="T3">S1_02</text:span></text:p>
        </draw:connector>
        <draw:connector draw:style-name="gr3" draw:text-style-name="P5" draw:layer="layout" draw:type="line" svg:x1="41.351cm" svg:y1="60.962cm" svg:x2="41.352cm" svg:y2="59.743cm" draw:end-shape="id164" draw:end-glue-point="5" svg:d="M41351 60962l1-1219" svg:viewBox="0 0 2 1220">
          <text:p text:style-name="P1"><text:span text:style-name="T3">S1_02/30</text:span></text:p>
        </draw:connector>
        <draw:connector draw:style-name="gr3" draw:text-style-name="P5" draw:layer="layout" draw:type="line" svg:x1="41.288cm" svg:y1="45.292cm" svg:x2="41.289cm" svg:y2="44.043cm" draw:end-shape="id119" draw:end-glue-point="5" svg:d="M41288 45292l1-1249" svg:viewBox="0 0 2 1250">
          <text:p text:style-name="P1"><text:span text:style-name="T3">S1_02/30</text:span></text:p>
        </draw:connector>
        <draw:connector draw:style-name="gr3" draw:text-style-name="P5" draw:layer="layout" draw:type="line" svg:x1="40.521cm" svg:y1="71.143cm" svg:x2="40.521cm" svg:y2="69.076cm" draw:start-shape="id161" draw:start-glue-point="0" svg:d="M40521 71143v-2067" svg:viewBox="0 0 1 2068">
          <text:p text:style-name="P1"><text:span text:style-name="T3">/S1_02</text:span></text:p>
        </draw:connector>
        <draw:connector draw:style-name="gr3" draw:text-style-name="P5" draw:layer="layout" draw:type="line" svg:x1="40.72cm" svg:y1="45.997cm" svg:x2="40.689cm" svg:y2="44.043cm" draw:end-shape="id119" draw:end-glue-point="4" svg:d="M40720 45997l-31-1954" svg:viewBox="0 0 32 1955">
          <text:p text:style-name="P1"><text:span text:style-name="T3">/S1_02/31</text:span></text:p>
        </draw:connector>
        <draw:connector draw:style-name="gr3" draw:text-style-name="P5" draw:layer="layout" draw:type="line" svg:x1="40.782cm" svg:y1="61.643cm" svg:x2="40.752cm" svg:y2="59.743cm" draw:end-shape="id164" draw:end-glue-point="4" svg:d="M40782 61643l-30-1900" svg:viewBox="0 0 31 1901">
          <text:p text:style-name="P1"><text:span text:style-name="T3">/S1_02/31</text:span></text:p>
        </draw:connector>
        <draw:connector draw:style-name="gr3" draw:text-style-name="P5" draw:layer="layout" draw:type="line" svg:x1="41.421cm" svg:y1="70.043cm" svg:x2="41.421cm" svg:y2="67.943cm" draw:start-shape="id185" draw:start-glue-point="0" svg:d="M41421 70043v-2100" svg:viewBox="0 0 1 2101">
          <text:p text:style-name="P1"><text:span text:style-name="T3">S1_03</text:span></text:p>
        </draw:connector>
        <draw:connector draw:style-name="gr3" draw:text-style-name="P5" draw:layer="layout" draw:type="line" svg:x1="42.921cm" svg:y1="70.043cm" svg:x2="42.921cm" svg:y2="67.943cm" draw:start-shape="id184" draw:start-glue-point="0" svg:d="M42921 70043v-2100" svg:viewBox="0 0 1 2101">
          <text:p text:style-name="P1"><text:span text:style-name="T3">/S1_03</text:span></text:p>
        </draw:connector>
        <draw:connector draw:style-name="gr3" draw:text-style-name="P5" draw:layer="layout" draw:type="line" svg:x1="42.775cm" svg:y1="45.259cm" svg:x2="42.789cm" svg:y2="44.043cm" draw:end-shape="id119" draw:end-glue-point="8" svg:d="M42775 45259l14-1216" svg:viewBox="0 0 15 1217">
          <text:p text:style-name="P1"><text:span text:style-name="T3">S1_03/20</text:span></text:p>
        </draw:connector>
        <draw:connector draw:style-name="gr3" draw:text-style-name="P5" draw:layer="layout" draw:type="line" svg:x1="42.114cm" svg:y1="46cm" svg:x2="42.089cm" svg:y2="44.043cm" draw:end-shape="id119" draw:end-glue-point="7" svg:d="M42114 46000l-25-1957" svg:viewBox="0 0 26 1958">
          <text:p text:style-name="P1"><text:span text:style-name="T3">/S1_03/21</text:span></text:p>
        </draw:connector>
        <draw:connector draw:style-name="gr3" draw:text-style-name="P5" draw:layer="layout" draw:type="line" svg:x1="42.837cm" svg:y1="60.902cm" svg:x2="42.852cm" svg:y2="59.743cm" draw:end-shape="id164" draw:end-glue-point="8" svg:d="M42837 60902l15-1159" svg:viewBox="0 0 16 1160">
          <text:p text:style-name="P1"><text:span text:style-name="T3">S1_03/20</text:span></text:p>
        </draw:connector>
        <draw:connector draw:style-name="gr3" draw:text-style-name="P5" draw:layer="layout" draw:type="line" svg:x1="42.176cm" svg:y1="61.643cm" svg:x2="42.152cm" svg:y2="59.743cm" draw:end-shape="id164" draw:end-glue-point="7" svg:d="M42176 61643l-24-1900" svg:viewBox="0 0 25 1901">
          <text:p text:style-name="P1"><text:span text:style-name="T3">/S1_03/21</text:span></text:p>
        </draw:connector>
        <draw:connector draw:style-name="gr3" draw:text-style-name="P5" draw:layer="layout" draw:type="line" svg:x1="43.921cm" svg:y1="71.143cm" svg:x2="43.921cm" svg:y2="69.043cm" draw:start-shape="id186" draw:start-glue-point="0" svg:d="M43921 71143v-2100" svg:viewBox="0 0 1 2101">
          <text:p text:style-name="P1"><text:span text:style-name="T3">S1_04</text:span></text:p>
        </draw:connector>
        <draw:connector draw:style-name="gr3" draw:text-style-name="P5" draw:layer="layout" draw:type="line" svg:x1="45.421cm" svg:y1="71.143cm" svg:x2="45.421cm" svg:y2="69.043cm" draw:start-shape="id166" draw:start-glue-point="0" svg:d="M45421 71143v-2100" svg:viewBox="0 0 1 2101">
          <text:p text:style-name="P1"><text:span text:style-name="T3">/S1_04</text:span></text:p>
        </draw:connector>
        <draw:connector draw:style-name="gr3" draw:text-style-name="P5" draw:layer="layout" draw:type="line" svg:x1="44.31cm" svg:y1="46.027cm" svg:x2="44.287cm" svg:y2="44.043cm" draw:end-shape="id119" draw:end-glue-point="10" svg:d="M44310 46027l-23-1984" svg:viewBox="0 0 24 1985">
          <text:p text:style-name="P1"><text:span text:style-name="T3">/S1_04/11</text:span></text:p>
        </draw:connector>
        <draw:connector draw:style-name="gr3" draw:text-style-name="P5" draw:layer="layout" draw:type="line" svg:x1="45.061cm" svg:y1="60.867cm" svg:x2="45.05cm" svg:y2="59.743cm" draw:end-shape="id164" draw:end-glue-point="11" svg:d="M45061 60867l-11-1124" svg:viewBox="0 0 12 1125">
          <text:p text:style-name="P1"><text:span text:style-name="T3">S1_04/10</text:span></text:p>
        </draw:connector>
        <draw:connector draw:style-name="gr3" draw:text-style-name="P5" draw:layer="layout" draw:type="line" svg:x1="44.374cm" svg:y1="61.643cm" svg:x2="44.35cm" svg:y2="59.743cm" draw:end-shape="id164" draw:end-glue-point="10" svg:d="M44374 61643l-24-1900" svg:viewBox="0 0 25 1901">
          <text:p text:style-name="P1"><text:span text:style-name="T3">/S1_04/11</text:span></text:p>
        </draw:connector>
        <draw:connector draw:style-name="gr3" draw:text-style-name="P5" draw:layer="layout" draw:type="line" svg:x1="28.753cm" svg:y1="64.624cm" svg:x2="30.694cm" svg:y2="64.585cm" draw:end-shape="id170" svg:d="M28753 64624l1941-39" svg:viewBox="0 0 1942 40">
          <text:p text:style-name="P1"><text:span text:style-name="T3">POWER</text:span></text:p>
        </draw:connector>
        <draw:connector draw:style-name="gr3" draw:text-style-name="P5" draw:layer="layout" draw:type="line" svg:x1="35.686cm" svg:y1="66.354cm" svg:x2="35.693cm" svg:y2="65.035cm" draw:end-shape="id170" draw:end-glue-point="11" svg:d="M35686 66354l7-1319" svg:viewBox="0 0 8 1320">
          <text:p text:style-name="P1"><text:span text:style-name="T3">S1_00/10</text:span></text:p>
        </draw:connector>
        <draw:connector draw:style-name="gr3" draw:text-style-name="P5" draw:layer="layout" draw:type="line" svg:x1="35.025cm" svg:y1="66.989cm" svg:x2="34.993cm" svg:y2="65.035cm" draw:end-shape="id170" draw:end-glue-point="10" svg:d="M35025 66989l-32-1954" svg:viewBox="0 0 33 1955">
          <text:p text:style-name="P1"><text:span text:style-name="T3">/S1_00/11</text:span></text:p>
        </draw:connector>
        <draw:connector draw:style-name="gr3" draw:text-style-name="P5" draw:layer="layout" draw:type="line" svg:x1="37.186cm" svg:y1="66.335cm" svg:x2="37.193cm" svg:y2="65.035cm" draw:end-shape="id170" draw:end-glue-point="14" svg:d="M37186 66335l7-1300" svg:viewBox="0 0 8 1301">
          <text:p text:style-name="P1"><text:span text:style-name="T3">S1_01/00</text:span></text:p>
        </draw:connector>
        <draw:connector draw:style-name="gr3" draw:text-style-name="P5" draw:layer="layout" draw:type="line" svg:x1="36.526cm" svg:y1="66.989cm" svg:x2="36.493cm" svg:y2="65.035cm" draw:end-shape="id170" draw:end-glue-point="13" svg:d="M36526 66989l-33-1954" svg:viewBox="0 0 34 1955">
          <text:p text:style-name="P1"><text:span text:style-name="T3">/S1_01/01</text:span></text:p>
        </draw:connector>
        <draw:connector draw:style-name="gr3" draw:text-style-name="P5" draw:layer="layout" draw:type="line" svg:x1="41.393cm" svg:y1="66.3cm" svg:x2="41.395cm" svg:y2="65.035cm" draw:end-shape="id163" draw:end-glue-point="5" svg:d="M41393 66300l2-1265" svg:viewBox="0 0 3 1266">
          <text:p text:style-name="P1"><text:span text:style-name="T3">S1_02/30</text:span></text:p>
        </draw:connector>
        <draw:connector draw:style-name="gr3" draw:text-style-name="P5" draw:layer="layout" draw:type="line" svg:x1="40.825cm" svg:y1="67.005cm" svg:x2="40.795cm" svg:y2="65.035cm" draw:end-shape="id163" draw:end-glue-point="4" svg:d="M40825 67005l-30-1970" svg:viewBox="0 0 31 1971">
          <text:p text:style-name="P1"><text:span text:style-name="T3">/S1_02/31</text:span></text:p>
        </draw:connector>
        <draw:connector draw:style-name="gr3" draw:text-style-name="P5" draw:layer="layout" draw:type="line" svg:x1="42.88cm" svg:y1="66.267cm" svg:x2="42.895cm" svg:y2="65.035cm" draw:end-shape="id163" draw:end-glue-point="8" svg:d="M42880 66267l15-1232" svg:viewBox="0 0 16 1233">
          <text:p text:style-name="P1"><text:span text:style-name="T3">S1_03/20</text:span></text:p>
        </draw:connector>
        <draw:connector draw:style-name="gr3" draw:text-style-name="P5" draw:layer="layout" draw:type="line" svg:x1="42.219cm" svg:y1="67.092cm" svg:x2="42.195cm" svg:y2="65.035cm" draw:end-shape="id163" draw:end-glue-point="7" svg:d="M42219 67092l-24-2057" svg:viewBox="0 0 25 2058">
          <text:p text:style-name="P1"><text:span text:style-name="T3">/S1_03/21</text:span></text:p>
        </draw:connector>
        <draw:connector draw:style-name="gr3" draw:text-style-name="P5" draw:layer="layout" draw:type="line" svg:x1="45.129cm" svg:y1="66.241cm" svg:x2="45.093cm" svg:y2="65.035cm" draw:end-shape="id163" draw:end-glue-point="11" svg:d="M45129 66241l-36-1206" svg:viewBox="0 0 37 1207">
          <text:p text:style-name="P1"><text:span text:style-name="T3">S1_04/10</text:span></text:p>
        </draw:connector>
        <draw:connector draw:style-name="gr3" draw:text-style-name="P5" draw:layer="layout" draw:type="line" svg:x1="44.415cm" svg:y1="67.035cm" svg:x2="44.393cm" svg:y2="65.035cm" draw:end-shape="id163" draw:end-glue-point="10" svg:d="M44415 67035l-22-2000" svg:viewBox="0 0 23 2001">
          <text:p text:style-name="P1"><text:span text:style-name="T3">/S1_04/11</text:span></text:p>
        </draw:connector>
        <draw:connector draw:style-name="gr3" draw:text-style-name="P5" draw:layer="layout" draw:type="line" svg:x1="31.981cm" svg:y1="66.265cm" svg:x2="31.995cm" svg:y2="65.035cm" draw:end-shape="id170" draw:end-glue-point="5" svg:d="M31981 66265l14-1230" svg:viewBox="0 0 15 1231">
          <text:p text:style-name="P1"><text:span text:style-name="T3">GROUND/30</text:span></text:p>
        </draw:connector>
        <draw:connector draw:style-name="gr3" draw:text-style-name="P5" draw:layer="layout" draw:type="line" svg:x1="31.426cm" svg:y1="66.989cm" svg:x2="31.395cm" svg:y2="65.035cm" draw:end-shape="id170" draw:end-glue-point="4" svg:d="M31426 66989l-31-1954" svg:viewBox="0 0 32 1955">
          <text:p text:style-name="P1"><text:span text:style-name="T3">GROUND/31</text:span></text:p>
        </draw:connector>
        <draw:connector draw:style-name="gr3" draw:text-style-name="P5" draw:layer="layout" draw:type="line" svg:x1="24.978cm" svg:y1="65.336cm" svg:x2="26.904cm" svg:y2="65.341cm" draw:start-shape="id265" draw:start-glue-point="1" svg:d="M24978 65336l1926 5" svg:viewBox="0 0 1927 6">
          <text:p text:style-name="P1"><text:span text:style-name="T3">L0_d1</text:span></text:p>
        </draw:connector>
        <draw:connector draw:style-name="gr3" draw:text-style-name="P5" draw:layer="layout" draw:type="line" svg:x1="24.973cm" svg:y1="64.336cm" svg:x2="26.978cm" svg:y2="64.347cm" draw:start-shape="id266" draw:start-glue-point="1" svg:d="M24973 64336l2005 11" svg:viewBox="0 0 2006 12">
          <text:p text:style-name="P1"><text:span text:style-name="T3">L0_d2</text:span></text:p>
        </draw:connector>
        <draw:connector draw:style-name="gr3" draw:text-style-name="P5" draw:layer="layout" draw:type="line" svg:x1="38.463cm" svg:y1="64.915cm" svg:x2="40.094cm" svg:y2="64.834cm" draw:end-shape="id163" draw:end-glue-point="17" svg:d="M38463 64915l1631-81" svg:viewBox="0 0 1632 82">
          <text:p text:style-name="P1"><text:span text:style-name="T3">L0_d1</text:span></text:p>
        </draw:connector>
        <draw:connector draw:style-name="gr3" draw:text-style-name="P5" draw:layer="layout" draw:type="line" svg:x1="38.49cm" svg:y1="65.338cm" svg:x2="40.094cm" svg:y2="65.035cm" draw:end-shape="id163" draw:end-glue-point="18" svg:d="M38490 65338l1604-303" svg:viewBox="0 0 1605 304">
          <text:p text:style-name="P1"><text:span text:style-name="T3">L0_d2</text:span></text:p>
        </draw:connector>
        <draw:connector draw:style-name="gr3" draw:text-style-name="P5" draw:layer="layout" draw:type="line" svg:x1="33.489cm" svg:y1="66.264cm" svg:x2="33.495cm" svg:y2="65.035cm" draw:end-shape="id170" draw:end-glue-point="8" svg:d="M33489 66264l6-1229" svg:viewBox="0 0 7 1230">
          <text:p text:style-name="P1"><text:span text:style-name="T3">L0_c2/20</text:span></text:p>
        </draw:connector>
        <draw:connector draw:style-name="gr3" draw:text-style-name="P5" draw:layer="layout" draw:type="line" svg:x1="32.854cm" svg:y1="66.952cm" svg:x2="32.795cm" svg:y2="65.035cm" draw:end-shape="id170" draw:end-glue-point="7" svg:d="M32854 66952l-59-1917" svg:viewBox="0 0 60 1918">
          <text:p text:style-name="P1"><text:span text:style-name="T3">L0_c2/21</text:span></text:p>
        </draw:connector>
        <draw:connector draw:style-name="gr3" draw:text-style-name="P5" draw:layer="layout" draw:type="line" svg:x1="28.885cm" svg:y1="63.936cm" svg:x2="30.694cm" svg:y2="64.135cm" draw:end-shape="id170" draw:end-glue-point="19" svg:d="M28885 63936l1809 199" svg:viewBox="0 0 1810 200">
          <text:p text:style-name="P1"><text:span text:style-name="T3">L0_c1</text:span></text:p>
        </draw:connector>
        <draw:connector draw:style-name="gr3" draw:text-style-name="P7" draw:layer="layout" draw:type="line" svg:x1="28.806cm" svg:y1="64.28cm" svg:x2="30.694cm" svg:y2="64.336cm" draw:end-shape="id170" draw:end-glue-point="16" svg:d="M28806 64280l1888 56" svg:viewBox="0 0 1889 57">
          <text:p text:style-name="P1"><text:span text:style-name="T5">L0_c2</text:span></text:p>
        </draw:connector>
        <draw:connector draw:style-name="gr3" draw:text-style-name="P5" draw:layer="layout" draw:type="line" svg:x1="38.273cm" svg:y1="63.935cm" svg:x2="40.094cm" svg:y2="64.135cm" draw:end-shape="id163" draw:end-glue-point="19" svg:d="M38273 63935l1821 200" svg:viewBox="0 0 1822 201">
          <text:p text:style-name="P1"><text:span text:style-name="T3">L0_c1</text:span></text:p>
        </draw:connector>
        <draw:connector draw:style-name="gr3" draw:text-style-name="P7" draw:layer="layout" draw:type="line" svg:x1="38.194cm" svg:y1="64.279cm" svg:x2="40.094cm" svg:y2="64.336cm" draw:end-shape="id163" draw:end-glue-point="16" svg:d="M38194 64279l1900 57" svg:viewBox="0 0 1901 58">
          <text:p text:style-name="P1"><text:span text:style-name="T5">L0_c2</text:span></text:p>
        </draw:connector>
        <draw:connector draw:style-name="gr3" draw:text-style-name="P5" draw:layer="layout" draw:type="line" svg:x1="46.221cm" svg:y1="70.043cm" svg:x2="46.221cm" svg:y2="67.943cm" draw:start-shape="id189" draw:start-glue-point="0" svg:d="M46221 70043v-2100" svg:viewBox="0 0 1 2101">
          <text:p text:style-name="P1"><text:span text:style-name="T3">S1_05</text:span></text:p>
        </draw:connector>
        <draw:connector draw:style-name="gr3" draw:text-style-name="P5" draw:layer="layout" draw:type="line" svg:x1="47.721cm" svg:y1="70.043cm" svg:x2="47.721cm" svg:y2="67.943cm" draw:start-shape="id188" draw:start-glue-point="0" svg:d="M47721 70043v-2100" svg:viewBox="0 0 1 2101">
          <text:p text:style-name="P1"><text:span text:style-name="T3">/S1_05</text:span></text:p>
        </draw:connector>
        <draw:connector draw:style-name="gr3" draw:text-style-name="P5" draw:layer="layout" draw:type="line" svg:x1="46.638cm" svg:y1="66.211cm" svg:x2="46.593cm" svg:y2="65.035cm" draw:end-shape="id163" draw:end-glue-point="14" svg:d="M46638 66211l-45-1176" svg:viewBox="0 0 46 1177">
          <text:p text:style-name="P1"><text:span text:style-name="T3">S1_05/00</text:span></text:p>
        </draw:connector>
        <draw:connector draw:style-name="gr3" draw:text-style-name="P5" draw:layer="layout" draw:type="line" svg:x1="45.897cm" svg:y1="66.979cm" svg:x2="45.893cm" svg:y2="65.035cm" draw:end-shape="id163" draw:end-glue-point="13" svg:d="M45897 66979l-4-1944" svg:viewBox="0 0 5 1945">
          <text:p text:style-name="P1"><text:span text:style-name="T3">/S1_05/01</text:span></text:p>
        </draw:connector>
        <draw:connector draw:style-name="gr3" draw:text-style-name="P5" draw:layer="layout" draw:type="line" svg:x1="46.479cm" svg:y1="45.18cm" svg:x2="46.487cm" svg:y2="44.043cm" draw:end-shape="id119" draw:end-glue-point="14" svg:d="M46479 45180l8-1137" svg:viewBox="0 0 9 1138">
          <text:p text:style-name="P1"><text:span text:style-name="T3">S1_05/00</text:span></text:p>
        </draw:connector>
        <draw:connector draw:style-name="gr3" draw:text-style-name="P5" draw:layer="layout" draw:type="line" svg:x1="45.844cm" svg:y1="46.053cm" svg:x2="45.787cm" svg:y2="44.043cm" draw:end-shape="id119" draw:end-glue-point="13" svg:d="M45844 46053l-57-2010" svg:viewBox="0 0 58 2011">
          <text:p text:style-name="P1"><text:span text:style-name="T3">/S1_05/01</text:span></text:p>
        </draw:connector>
        <draw:connector draw:style-name="gr3" draw:text-style-name="P5" draw:layer="layout" draw:type="line" svg:x1="46.543cm" svg:y1="60.78cm" svg:x2="46.55cm" svg:y2="59.743cm" draw:end-shape="id164" draw:end-glue-point="14" svg:d="M46543 60780l7-1037" svg:viewBox="0 0 8 1038">
          <text:p text:style-name="P1"><text:span text:style-name="T3">S1_05/00</text:span></text:p>
        </draw:connector>
        <draw:connector draw:style-name="gr3" draw:text-style-name="P5" draw:layer="layout" draw:type="line" svg:x1="45.908cm" svg:y1="61.653cm" svg:x2="45.85cm" svg:y2="59.743cm" draw:end-shape="id164" draw:end-glue-point="13" svg:d="M45908 61653l-58-1910" svg:viewBox="0 0 59 1911">
          <text:p text:style-name="P1"><text:span text:style-name="T3">/S1_05/01</text:span></text:p>
        </draw:connector>
        <draw:connector draw:style-name="gr4" draw:text-style-name="P1" draw:layer="layout" draw:type="line" svg:x1="102.671cm" svg:y1="8.443cm" svg:x2="102.671cm" svg:y2="7.043cm" draw:start-shape="id78" draw:start-glue-point="0" draw:end-shape="id267" draw:end-glue-point="2" svg:d="M102671 8443v-1400" svg:viewBox="0 0 1 1401">
          <text:p/>
        </draw:connector>
        <draw:connector draw:style-name="gr3" draw:text-style-name="P5" draw:layer="layout" draw:type="line" svg:x1="48.721cm" svg:y1="71.143cm" svg:x2="48.721cm" svg:y2="69.043cm" draw:start-shape="id172" draw:start-glue-point="0" svg:d="M48721 71143v-2100" svg:viewBox="0 0 1 2101">
          <text:p text:style-name="P1"><text:span text:style-name="T3">S1_06</text:span></text:p>
        </draw:connector>
        <draw:connector draw:style-name="gr3" draw:text-style-name="P5" draw:layer="layout" draw:type="line" svg:x1="50.221cm" svg:y1="71.143cm" svg:x2="50.221cm" svg:y2="69.043cm" draw:start-shape="id171" draw:start-glue-point="0" svg:d="M50221 71143v-2100" svg:viewBox="0 0 1 2101">
          <text:p text:style-name="P1"><text:span text:style-name="T3">/S1_06</text:span></text:p>
        </draw:connector>
        <draw:connector draw:style-name="gr3" draw:text-style-name="P5" draw:layer="layout" draw:type="line" svg:x1="50.952cm" svg:y1="60.962cm" svg:x2="50.952cm" svg:y2="59.743cm" draw:end-shape="id153" draw:end-glue-point="5" svg:d="M50952 60962v-1219" svg:viewBox="0 0 1 1220">
          <text:p text:style-name="P1"><text:span text:style-name="T3">S1_06/30</text:span></text:p>
        </draw:connector>
        <draw:connector draw:style-name="gr3" draw:text-style-name="P5" draw:layer="layout" draw:type="line" svg:x1="50.383cm" svg:y1="61.643cm" svg:x2="50.352cm" svg:y2="59.743cm" draw:end-shape="id153" draw:end-glue-point="4" svg:d="M50383 61643l-31-1900" svg:viewBox="0 0 32 1901">
          <text:p text:style-name="P1"><text:span text:style-name="T3">/S1_06/31</text:span></text:p>
        </draw:connector>
        <draw:connector draw:style-name="gr3" draw:text-style-name="P5" draw:layer="layout" draw:type="line" svg:x1="52.438cm" svg:y1="60.902cm" svg:x2="52.452cm" svg:y2="59.743cm" draw:end-shape="id153" draw:end-glue-point="8" svg:d="M52438 60902l14-1159" svg:viewBox="0 0 15 1160">
          <text:p text:style-name="P1"><text:span text:style-name="T3">S1_07/20</text:span></text:p>
        </draw:connector>
        <draw:connector draw:style-name="gr3" draw:text-style-name="P5" draw:layer="layout" draw:type="line" svg:x1="51.777cm" svg:y1="61.643cm" svg:x2="51.752cm" svg:y2="59.743cm" draw:end-shape="id153" draw:end-glue-point="7" svg:d="M51777 61643l-25-1900" svg:viewBox="0 0 26 1901">
          <text:p text:style-name="P1"><text:span text:style-name="T3">/S1_07/21</text:span></text:p>
        </draw:connector>
        <draw:connector draw:style-name="gr3" draw:text-style-name="P5" draw:layer="layout" draw:type="line" svg:x1="54.665cm" svg:y1="60.761cm" svg:x2="54.65cm" svg:y2="59.743cm" draw:end-shape="id153" draw:end-glue-point="11" svg:d="M54665 60761l-15-1018" svg:viewBox="0 0 16 1019">
          <text:p text:style-name="P1"><text:span text:style-name="T3">S1_08/10</text:span></text:p>
        </draw:connector>
        <draw:connector draw:style-name="gr3" draw:text-style-name="P5" draw:layer="layout" draw:type="line" svg:x1="53.975cm" svg:y1="61.643cm" svg:x2="53.95cm" svg:y2="59.743cm" draw:end-shape="id153" draw:end-glue-point="10" svg:d="M53975 61643l-25-1900" svg:viewBox="0 0 26 1901">
          <text:p text:style-name="P1"><text:span text:style-name="T3">/S1_08/11</text:span></text:p>
        </draw:connector>
        <draw:connector draw:style-name="gr3" draw:text-style-name="P5" draw:layer="layout" draw:type="line" svg:x1="56.144cm" svg:y1="60.78cm" svg:x2="56.15cm" svg:y2="59.743cm" draw:end-shape="id153" draw:end-glue-point="14" svg:d="M56144 60780l6-1037" svg:viewBox="0 0 7 1038">
          <text:p text:style-name="P1"><text:span text:style-name="T3">S1_09/00</text:span></text:p>
        </draw:connector>
        <draw:connector draw:style-name="gr3" draw:text-style-name="P5" draw:layer="layout" draw:type="line" svg:x1="55.432cm" svg:y1="61.582cm" svg:x2="55.45cm" svg:y2="59.743cm" draw:end-shape="id153" draw:end-glue-point="13" svg:d="M55432 61582l18-1839" svg:viewBox="0 0 19 1840">
          <text:p text:style-name="P1"><text:span text:style-name="T3">/S1_09/01</text:span></text:p>
        </draw:connector>
        <draw:connector draw:style-name="gr3" draw:text-style-name="P5" draw:layer="layout" draw:type="line" svg:x1="50.89cm" svg:y1="45.262cm" svg:x2="50.889cm" svg:y2="44.043cm" draw:end-shape="id120" draw:end-glue-point="5" svg:d="M50890 45262l-1-1219" svg:viewBox="0 0 2 1220">
          <text:p text:style-name="P1"><text:span text:style-name="T3">S1_06/30</text:span></text:p>
        </draw:connector>
        <draw:connector draw:style-name="gr3" draw:text-style-name="P5" draw:layer="layout" draw:type="line" svg:x1="50.321cm" svg:y1="45.943cm" svg:x2="50.289cm" svg:y2="44.043cm" draw:end-shape="id120" draw:end-glue-point="4" svg:d="M50321 45943l-32-1900" svg:viewBox="0 0 33 1901">
          <text:p text:style-name="P1"><text:span text:style-name="T3">/S1_06/31</text:span></text:p>
        </draw:connector>
        <draw:connector draw:style-name="gr3" draw:text-style-name="P5" draw:layer="layout" draw:type="line" svg:x1="52.376cm" svg:y1="45.202cm" svg:x2="52.389cm" svg:y2="44.043cm" draw:end-shape="id120" draw:end-glue-point="8" svg:d="M52376 45202l13-1159" svg:viewBox="0 0 14 1160">
          <text:p text:style-name="P1"><text:span text:style-name="T3">S1_07/20</text:span></text:p>
        </draw:connector>
        <draw:connector draw:style-name="gr3" draw:text-style-name="P5" draw:layer="layout" draw:type="line" svg:x1="51.715cm" svg:y1="45.943cm" svg:x2="51.689cm" svg:y2="44.043cm" draw:end-shape="id120" draw:end-glue-point="7" svg:d="M51715 45943l-26-1900" svg:viewBox="0 0 27 1901">
          <text:p text:style-name="P1"><text:span text:style-name="T3">/S1_07/21</text:span></text:p>
        </draw:connector>
        <draw:connector draw:style-name="gr3" draw:text-style-name="P5" draw:layer="layout" draw:type="line" svg:x1="54.603cm" svg:y1="45.061cm" svg:x2="54.587cm" svg:y2="44.043cm" draw:end-shape="id120" draw:end-glue-point="11" svg:d="M54603 45061l-16-1018" svg:viewBox="0 0 17 1019">
          <text:p text:style-name="P1"><text:span text:style-name="T3">S1_08/10</text:span></text:p>
        </draw:connector>
        <draw:connector draw:style-name="gr3" draw:text-style-name="P5" draw:layer="layout" draw:type="line" svg:x1="53.913cm" svg:y1="45.943cm" svg:x2="53.887cm" svg:y2="44.043cm" draw:end-shape="id120" draw:end-glue-point="10" svg:d="M53913 45943l-26-1900" svg:viewBox="0 0 27 1901">
          <text:p text:style-name="P1"><text:span text:style-name="T3">/S1_08/11</text:span></text:p>
        </draw:connector>
        <draw:connector draw:style-name="gr3" draw:text-style-name="P5" draw:layer="layout" draw:type="line" svg:x1="56.082cm" svg:y1="45.08cm" svg:x2="56.087cm" svg:y2="44.043cm" draw:end-shape="id120" draw:end-glue-point="14" svg:d="M56082 45080l5-1037" svg:viewBox="0 0 6 1038">
          <text:p text:style-name="P1"><text:span text:style-name="T3">S1_09/00</text:span></text:p>
        </draw:connector>
        <draw:connector draw:style-name="gr3" draw:text-style-name="P5" draw:layer="layout" draw:type="line" svg:x1="55.37cm" svg:y1="45.882cm" svg:x2="55.387cm" svg:y2="44.043cm" draw:end-shape="id120" draw:end-glue-point="13" svg:d="M55370 45882l17-1839" svg:viewBox="0 0 18 1840">
          <text:p text:style-name="P1"><text:span text:style-name="T3">/S1_09/01</text:span></text:p>
        </draw:connector>
        <draw:connector draw:style-name="gr3" draw:text-style-name="P5" draw:layer="layout" draw:type="line" svg:x1="50.996cm" svg:y1="66.254cm" svg:x2="50.995cm" svg:y2="65.035cm" draw:end-shape="id155" draw:end-glue-point="5" svg:d="M50996 66254l-1-1219" svg:viewBox="0 0 2 1220">
          <text:p text:style-name="P1"><text:span text:style-name="T3">S1_06/30</text:span></text:p>
        </draw:connector>
        <draw:connector draw:style-name="gr3" draw:text-style-name="P5" draw:layer="layout" draw:type="line" svg:x1="50.427cm" svg:y1="66.935cm" svg:x2="50.395cm" svg:y2="65.035cm" draw:end-shape="id155" draw:end-glue-point="4" svg:d="M50427 66935l-32-1900" svg:viewBox="0 0 33 1901">
          <text:p text:style-name="P1"><text:span text:style-name="T3">/S1_06/31</text:span></text:p>
        </draw:connector>
        <draw:connector draw:style-name="gr3" draw:text-style-name="P5" draw:layer="layout" draw:type="line" svg:x1="52.482cm" svg:y1="66.194cm" svg:x2="52.495cm" svg:y2="65.035cm" draw:end-shape="id155" draw:end-glue-point="8" svg:d="M52482 66194l13-1159" svg:viewBox="0 0 14 1160">
          <text:p text:style-name="P1"><text:span text:style-name="T3">S1_07/20</text:span></text:p>
        </draw:connector>
        <draw:connector draw:style-name="gr3" draw:text-style-name="P5" draw:layer="layout" draw:type="line" svg:x1="51.821cm" svg:y1="66.935cm" svg:x2="51.795cm" svg:y2="65.035cm" draw:end-shape="id155" draw:end-glue-point="7" svg:d="M51821 66935l-26-1900" svg:viewBox="0 0 27 1901">
          <text:p text:style-name="P1"><text:span text:style-name="T3">/S1_07/21</text:span></text:p>
        </draw:connector>
        <draw:connector draw:style-name="gr3" draw:text-style-name="P5" draw:layer="layout" draw:type="line" svg:x1="54.709cm" svg:y1="66.053cm" svg:x2="54.693cm" svg:y2="65.035cm" draw:end-shape="id155" draw:end-glue-point="11" svg:d="M54709 66053l-16-1018" svg:viewBox="0 0 17 1019">
          <text:p text:style-name="P1"><text:span text:style-name="T3">S1_08/10</text:span></text:p>
        </draw:connector>
        <draw:connector draw:style-name="gr3" draw:text-style-name="P5" draw:layer="layout" draw:type="line" svg:x1="54.019cm" svg:y1="66.935cm" svg:x2="53.993cm" svg:y2="65.035cm" draw:end-shape="id155" draw:end-glue-point="10" svg:d="M54019 66935l-26-1900" svg:viewBox="0 0 27 1901">
          <text:p text:style-name="P1"><text:span text:style-name="T3">/S1_08/11</text:span></text:p>
        </draw:connector>
        <draw:connector draw:style-name="gr3" draw:text-style-name="P5" draw:layer="layout" draw:type="line" svg:x1="56.188cm" svg:y1="66.072cm" svg:x2="56.193cm" svg:y2="65.035cm" draw:end-shape="id155" draw:end-glue-point="14" svg:d="M56188 66072l5-1037" svg:viewBox="0 0 6 1038">
          <text:p text:style-name="P1"><text:span text:style-name="T3">S1_09/00</text:span></text:p>
        </draw:connector>
        <draw:connector draw:style-name="gr3" draw:text-style-name="P5" draw:layer="layout" draw:type="line" svg:x1="55.476cm" svg:y1="66.874cm" svg:x2="55.493cm" svg:y2="65.035cm" draw:end-shape="id155" draw:end-glue-point="13" svg:d="M55476 66874l17-1839" svg:viewBox="0 0 18 1840">
          <text:p text:style-name="P1"><text:span text:style-name="T3">/S1_09/01</text:span></text:p>
        </draw:connector>
        <draw:connector draw:style-name="gr3" draw:text-style-name="P5" draw:layer="layout" draw:type="line" svg:x1="48.063cm" svg:y1="64.915cm" svg:x2="49.694cm" svg:y2="64.834cm" draw:end-shape="id155" draw:end-glue-point="17" svg:d="M48063 64915l1631-81" svg:viewBox="0 0 1632 82">
          <text:p text:style-name="P1"><text:span text:style-name="T3">L0_d1</text:span></text:p>
        </draw:connector>
        <draw:connector draw:style-name="gr3" draw:text-style-name="P5" draw:layer="layout" draw:type="line" svg:x1="48.09cm" svg:y1="65.338cm" svg:x2="49.694cm" svg:y2="65.035cm" draw:end-shape="id155" draw:end-glue-point="18" svg:d="M48090 65338l1604-303" svg:viewBox="0 0 1605 304">
          <text:p text:style-name="P1"><text:span text:style-name="T3">L0_d2</text:span></text:p>
        </draw:connector>
        <draw:connector draw:style-name="gr3" draw:text-style-name="P5" draw:layer="layout" draw:type="line" svg:x1="47.873cm" svg:y1="63.935cm" svg:x2="49.694cm" svg:y2="64.135cm" svg:d="M47873 63935l1821 200" svg:viewBox="0 0 1822 201">
          <text:p text:style-name="P1"><text:span text:style-name="T3">L0_c1</text:span></text:p>
        </draw:connector>
        <draw:connector draw:style-name="gr3" draw:text-style-name="P7" draw:layer="layout" draw:type="line" svg:x1="47.794cm" svg:y1="64.279cm" svg:x2="49.694cm" svg:y2="64.336cm" draw:end-shape="id155" draw:end-glue-point="16" svg:d="M47794 64279l1900 57" svg:viewBox="0 0 1901 58">
          <text:p text:style-name="P1"><text:span text:style-name="T5">L0_c2</text:span></text:p>
        </draw:connector>
        <draw:connector draw:style-name="gr3" draw:text-style-name="P5" draw:layer="layout" draw:type="line" svg:x1="51.021cm" svg:y1="70.043cm" svg:x2="51.021cm" svg:y2="68.043cm" draw:start-shape="id176" draw:start-glue-point="0" svg:d="M51021 70043v-2000" svg:viewBox="0 0 1 2001">
          <text:p text:style-name="P1"><text:span text:style-name="T3">S1_07</text:span></text:p>
        </draw:connector>
        <draw:connector draw:style-name="gr3" draw:text-style-name="P5" draw:layer="layout" draw:type="line" svg:x1="52.521cm" svg:y1="70.043cm" svg:x2="52.521cm" svg:y2="68.043cm" draw:start-shape="id175" draw:start-glue-point="0" svg:d="M52521 70043v-2000" svg:viewBox="0 0 1 2001">
          <text:p text:style-name="P1"><text:span text:style-name="T3">/S1_07</text:span></text:p>
        </draw:connector>
        <draw:connector draw:style-name="gr3" draw:text-style-name="P5" draw:layer="layout" draw:type="line" svg:x1="53.521cm" svg:y1="71.143cm" svg:x2="53.521cm" svg:y2="69.043cm" draw:start-shape="id152" draw:start-glue-point="0" svg:d="M53521 71143v-2100" svg:viewBox="0 0 1 2101">
          <text:p text:style-name="P1"><text:span text:style-name="T3">S1_08</text:span></text:p>
        </draw:connector>
        <draw:connector draw:style-name="gr3" draw:text-style-name="P5" draw:layer="layout" draw:type="line" svg:x1="55.021cm" svg:y1="71.143cm" svg:x2="55.021cm" svg:y2="69.043cm" draw:start-shape="id151" draw:start-glue-point="0" svg:d="M55021 71143v-2100" svg:viewBox="0 0 1 2101">
          <text:p text:style-name="P1"><text:span text:style-name="T3">/S1_08</text:span></text:p>
        </draw:connector>
        <draw:connector draw:style-name="gr3" draw:text-style-name="P5" draw:layer="layout" draw:type="line" svg:x1="55.821cm" svg:y1="69.943cm" svg:x2="55.821cm" svg:y2="67.943cm" draw:start-shape="id159" draw:start-glue-point="0" svg:d="M55821 69943v-2000" svg:viewBox="0 0 1 2001">
          <text:p text:style-name="P1"><text:span text:style-name="T3">S1_09</text:span></text:p>
        </draw:connector>
        <draw:connector draw:style-name="gr3" draw:text-style-name="P5" draw:layer="layout" draw:type="line" svg:x1="57.321cm" svg:y1="69.943cm" svg:x2="57.321cm" svg:y2="67.943cm" draw:start-shape="id158" draw:start-glue-point="0" svg:d="M57321 69943v-2000" svg:viewBox="0 0 1 2001">
          <text:p text:style-name="P1"><text:span text:style-name="T3">/S1_09</text:span></text:p>
        </draw:connector>
        <draw:connector draw:style-name="gr4" draw:text-style-name="P1" draw:layer="layout" draw:type="line" svg:x1="93.271cm" svg:y1="8.543cm" svg:x2="93.271cm" svg:y2="7.043cm" draw:start-shape="id28" draw:start-glue-point="0" draw:end-shape="id268" draw:end-glue-point="2" svg:d="M93271 8543v-1500" svg:viewBox="0 0 1 1501">
          <text:p/>
        </draw:connector>
        <draw:connector draw:style-name="gr3" draw:text-style-name="P5" draw:layer="layout" draw:type="line" svg:x1="58.321cm" svg:y1="71.143cm" svg:x2="58.321cm" svg:y2="69.043cm" draw:start-shape="id149" draw:start-glue-point="0" svg:d="M58321 71143v-2100" svg:viewBox="0 0 1 2101">
          <text:p text:style-name="P1"><text:span text:style-name="T3">S1_10</text:span></text:p>
        </draw:connector>
        <draw:connector draw:style-name="gr3" draw:text-style-name="P5" draw:layer="layout" draw:type="line" svg:x1="59.821cm" svg:y1="71.143cm" svg:x2="59.821cm" svg:y2="69.043cm" draw:start-shape="id148" draw:start-glue-point="0" svg:d="M59821 71143v-2100" svg:viewBox="0 0 1 2101">
          <text:p text:style-name="P1"><text:span text:style-name="T3">/S1_10</text:span></text:p>
        </draw:connector>
        <draw:connector draw:style-name="gr3" draw:text-style-name="P5" draw:layer="layout" draw:type="line" svg:x1="61.095cm" svg:y1="66.254cm" svg:x2="61.095cm" svg:y2="65.035cm" draw:end-shape="id156" draw:end-glue-point="5" svg:d="M61095 66254v-1219" svg:viewBox="0 0 1 1220">
          <text:p text:style-name="P1"><text:span text:style-name="T3">S1_10/30</text:span></text:p>
        </draw:connector>
        <draw:connector draw:style-name="gr3" draw:text-style-name="P5" draw:layer="layout" draw:type="line" svg:x1="60.526cm" svg:y1="66.935cm" svg:x2="60.495cm" svg:y2="65.035cm" draw:end-shape="id156" draw:end-glue-point="4" svg:d="M60526 66935l-31-1900" svg:viewBox="0 0 32 1901">
          <text:p text:style-name="P1"><text:span text:style-name="T3">/S1_10/31</text:span></text:p>
        </draw:connector>
        <draw:connector draw:style-name="gr3" draw:text-style-name="P5" draw:layer="layout" draw:type="line" svg:x1="62.581cm" svg:y1="66.194cm" svg:x2="62.595cm" svg:y2="65.035cm" draw:end-shape="id156" draw:end-glue-point="8" svg:d="M62581 66194l14-1159" svg:viewBox="0 0 15 1160">
          <text:p text:style-name="P1"><text:span text:style-name="T3">S1_11/20</text:span></text:p>
        </draw:connector>
        <draw:connector draw:style-name="gr3" draw:text-style-name="P5" draw:layer="layout" draw:type="line" svg:x1="61.92cm" svg:y1="66.935cm" svg:x2="61.895cm" svg:y2="65.035cm" draw:end-shape="id156" draw:end-glue-point="7" svg:d="M61920 66935l-25-1900" svg:viewBox="0 0 26 1901">
          <text:p text:style-name="P1"><text:span text:style-name="T3">/S1_11/21</text:span></text:p>
        </draw:connector>
        <draw:connector draw:style-name="gr3" draw:text-style-name="P5" draw:layer="layout" draw:type="line" svg:x1="64.808cm" svg:y1="66.053cm" svg:x2="64.793cm" svg:y2="65.035cm" draw:end-shape="id156" draw:end-glue-point="11" svg:d="M64808 66053l-15-1018" svg:viewBox="0 0 16 1019">
          <text:p text:style-name="P1"><text:span text:style-name="T3">S1_12/10</text:span></text:p>
        </draw:connector>
        <draw:connector draw:style-name="gr3" draw:text-style-name="P5" draw:layer="layout" draw:type="line" svg:x1="64.118cm" svg:y1="66.935cm" svg:x2="64.093cm" svg:y2="65.035cm" draw:end-shape="id156" draw:end-glue-point="10" svg:d="M64118 66935l-25-1900" svg:viewBox="0 0 26 1901">
          <text:p text:style-name="P1"><text:span text:style-name="T3">/S1_12/11</text:span></text:p>
        </draw:connector>
        <draw:connector draw:style-name="gr3" draw:text-style-name="P5" draw:layer="layout" draw:type="line" svg:x1="66.287cm" svg:y1="66.072cm" svg:x2="66.293cm" svg:y2="65.035cm" draw:end-shape="id156" draw:end-glue-point="14" svg:d="M66287 66072l6-1037" svg:viewBox="0 0 7 1038">
          <text:p text:style-name="P1"><text:span text:style-name="T3">S1_12/00</text:span></text:p>
        </draw:connector>
        <draw:connector draw:style-name="gr3" draw:text-style-name="P5" draw:layer="layout" draw:type="line" svg:x1="65.575cm" svg:y1="66.874cm" svg:x2="65.593cm" svg:y2="65.035cm" draw:end-shape="id156" draw:end-glue-point="13" svg:d="M65575 66874l18-1839" svg:viewBox="0 0 19 1840">
          <text:p text:style-name="P1"><text:span text:style-name="T3">/S1_12/01</text:span></text:p>
        </draw:connector>
        <draw:connector draw:style-name="gr3" draw:text-style-name="P5" draw:layer="layout" draw:type="line" svg:x1="58.163cm" svg:y1="64.915cm" svg:x2="59.794cm" svg:y2="64.834cm" draw:end-shape="id156" draw:end-glue-point="17" svg:d="M58163 64915l1631-81" svg:viewBox="0 0 1632 82">
          <text:p text:style-name="P1"><text:span text:style-name="T3">L0_d1</text:span></text:p>
        </draw:connector>
        <draw:connector draw:style-name="gr3" draw:text-style-name="P5" draw:layer="layout" draw:type="line" svg:x1="58.19cm" svg:y1="65.338cm" svg:x2="59.794cm" svg:y2="65.035cm" draw:end-shape="id156" draw:end-glue-point="18" svg:d="M58190 65338l1604-303" svg:viewBox="0 0 1605 304">
          <text:p text:style-name="P1"><text:span text:style-name="T3">L0_d2</text:span></text:p>
        </draw:connector>
        <draw:connector draw:style-name="gr3" draw:text-style-name="P5" draw:layer="layout" draw:type="line" svg:x1="57.973cm" svg:y1="63.935cm" svg:x2="59.794cm" svg:y2="64.135cm" draw:end-shape="id156" draw:end-glue-point="19" svg:d="M57973 63935l1821 200" svg:viewBox="0 0 1822 201">
          <text:p text:style-name="P1"><text:span text:style-name="T3">L0_c1</text:span></text:p>
        </draw:connector>
        <draw:connector draw:style-name="gr3" draw:text-style-name="P7" draw:layer="layout" draw:type="line" svg:x1="57.894cm" svg:y1="64.279cm" svg:x2="59.794cm" svg:y2="64.336cm" draw:end-shape="id156" draw:end-glue-point="16" svg:d="M57894 64279l1900 57" svg:viewBox="0 0 1901 58">
          <text:p text:style-name="P1"><text:span text:style-name="T5">L0_c2</text:span></text:p>
        </draw:connector>
        <draw:connector draw:style-name="gr3" draw:text-style-name="P5" draw:layer="layout" draw:type="line" svg:x1="60.988cm" svg:y1="45.262cm" svg:x2="60.989cm" svg:y2="44.043cm" draw:end-shape="id121" draw:end-glue-point="5" svg:d="M60988 45262l1-1219" svg:viewBox="0 0 2 1220">
          <text:p text:style-name="P1"><text:span text:style-name="T3">S1_10/30</text:span></text:p>
        </draw:connector>
        <draw:connector draw:style-name="gr3" draw:text-style-name="P5" draw:layer="layout" draw:type="line" svg:x1="60.419cm" svg:y1="45.943cm" svg:x2="60.389cm" svg:y2="44.043cm" draw:end-shape="id121" draw:end-glue-point="4" svg:d="M60419 45943l-30-1900" svg:viewBox="0 0 31 1901">
          <text:p text:style-name="P1"><text:span text:style-name="T3">/S1_10/31</text:span></text:p>
        </draw:connector>
        <draw:connector draw:style-name="gr3" draw:text-style-name="P5" draw:layer="layout" draw:type="line" svg:x1="62.474cm" svg:y1="45.202cm" svg:x2="62.489cm" svg:y2="44.043cm" draw:end-shape="id121" draw:end-glue-point="8" svg:d="M62474 45202l15-1159" svg:viewBox="0 0 16 1160">
          <text:p text:style-name="P1"><text:span text:style-name="T3">S1_11/20</text:span></text:p>
        </draw:connector>
        <draw:connector draw:style-name="gr3" draw:text-style-name="P5" draw:layer="layout" draw:type="line" svg:x1="61.813cm" svg:y1="45.943cm" svg:x2="61.789cm" svg:y2="44.043cm" draw:end-shape="id121" draw:end-glue-point="7" svg:d="M61813 45943l-24-1900" svg:viewBox="0 0 25 1901">
          <text:p text:style-name="P1"><text:span text:style-name="T3">/S1_11/21</text:span></text:p>
        </draw:connector>
        <draw:connector draw:style-name="gr3" draw:text-style-name="P5" draw:layer="layout" draw:type="line" svg:x1="64.701cm" svg:y1="45.061cm" svg:x2="64.687cm" svg:y2="44.043cm" draw:end-shape="id121" draw:end-glue-point="11" svg:d="M64701 45061l-14-1018" svg:viewBox="0 0 15 1019">
          <text:p text:style-name="P1"><text:span text:style-name="T3">S1_12/10</text:span></text:p>
        </draw:connector>
        <draw:connector draw:style-name="gr3" draw:text-style-name="P5" draw:layer="layout" draw:type="line" svg:x1="64.011cm" svg:y1="45.943cm" svg:x2="63.987cm" svg:y2="44.043cm" draw:end-shape="id121" draw:end-glue-point="10" svg:d="M64011 45943l-24-1900" svg:viewBox="0 0 25 1901">
          <text:p text:style-name="P1"><text:span text:style-name="T3">/S1_12/11</text:span></text:p>
        </draw:connector>
        <draw:connector draw:style-name="gr3" draw:text-style-name="P5" draw:layer="layout" draw:type="line" svg:x1="66.18cm" svg:y1="45.08cm" svg:x2="66.187cm" svg:y2="44.043cm" draw:end-shape="id121" draw:end-glue-point="14" svg:d="M66180 45080l7-1037" svg:viewBox="0 0 8 1038">
          <text:p text:style-name="P1"><text:span text:style-name="T3">S1_12/00</text:span></text:p>
        </draw:connector>
        <draw:connector draw:style-name="gr3" draw:text-style-name="P5" draw:layer="layout" draw:type="line" svg:x1="65.468cm" svg:y1="45.882cm" svg:x2="65.487cm" svg:y2="44.043cm" draw:end-shape="id121" draw:end-glue-point="13" svg:d="M65468 45882l19-1839" svg:viewBox="0 0 20 1840">
          <text:p text:style-name="P1"><text:span text:style-name="T3">/S1_12/01</text:span></text:p>
        </draw:connector>
        <draw:connector draw:style-name="gr3" draw:text-style-name="P5" draw:layer="layout" draw:type="line" svg:x1="61.051cm" svg:y1="60.962cm" svg:x2="61.052cm" svg:y2="59.743cm" draw:end-shape="id154" draw:end-glue-point="5" svg:d="M61051 60962l1-1219" svg:viewBox="0 0 2 1220">
          <text:p text:style-name="P1"><text:span text:style-name="T3">S1_10/30</text:span></text:p>
        </draw:connector>
        <draw:connector draw:style-name="gr3" draw:text-style-name="P5" draw:layer="layout" draw:type="line" svg:x1="60.482cm" svg:y1="61.643cm" svg:x2="60.452cm" svg:y2="59.743cm" draw:end-shape="id154" draw:end-glue-point="4" svg:d="M60482 61643l-30-1900" svg:viewBox="0 0 31 1901">
          <text:p text:style-name="P1"><text:span text:style-name="T3">/S1_10/31</text:span></text:p>
        </draw:connector>
        <draw:connector draw:style-name="gr3" draw:text-style-name="P5" draw:layer="layout" draw:type="line" svg:x1="62.537cm" svg:y1="60.902cm" svg:x2="62.552cm" svg:y2="59.743cm" draw:end-shape="id154" draw:end-glue-point="8" svg:d="M62537 60902l15-1159" svg:viewBox="0 0 16 1160">
          <text:p text:style-name="P1"><text:span text:style-name="T3">S1_11/20</text:span></text:p>
        </draw:connector>
        <draw:connector draw:style-name="gr3" draw:text-style-name="P5" draw:layer="layout" draw:type="line" svg:x1="61.876cm" svg:y1="61.643cm" svg:x2="61.852cm" svg:y2="59.743cm" draw:end-shape="id154" draw:end-glue-point="7" svg:d="M61876 61643l-24-1900" svg:viewBox="0 0 25 1901">
          <text:p text:style-name="P1"><text:span text:style-name="T3">/S1_11/21</text:span></text:p>
        </draw:connector>
        <draw:connector draw:style-name="gr3" draw:text-style-name="P5" draw:layer="layout" draw:type="line" svg:x1="64.764cm" svg:y1="60.761cm" svg:x2="64.75cm" svg:y2="59.743cm" draw:end-shape="id154" draw:end-glue-point="11" svg:d="M64764 60761l-14-1018" svg:viewBox="0 0 15 1019">
          <text:p text:style-name="P1"><text:span text:style-name="T3">S1_12/10</text:span></text:p>
        </draw:connector>
        <draw:connector draw:style-name="gr3" draw:text-style-name="P5" draw:layer="layout" draw:type="line" svg:x1="64.074cm" svg:y1="61.643cm" svg:x2="64.05cm" svg:y2="59.743cm" draw:end-shape="id154" draw:end-glue-point="10" svg:d="M64074 61643l-24-1900" svg:viewBox="0 0 25 1901">
          <text:p text:style-name="P1"><text:span text:style-name="T3">/S1_12/11</text:span></text:p>
        </draw:connector>
        <draw:connector draw:style-name="gr3" draw:text-style-name="P5" draw:layer="layout" draw:type="line" svg:x1="66.243cm" svg:y1="60.78cm" svg:x2="66.25cm" svg:y2="59.743cm" draw:end-shape="id154" draw:end-glue-point="14" svg:d="M66243 60780l7-1037" svg:viewBox="0 0 8 1038">
          <text:p text:style-name="P1"><text:span text:style-name="T3">S1_12/00</text:span></text:p>
        </draw:connector>
        <draw:connector draw:style-name="gr3" draw:text-style-name="P5" draw:layer="layout" draw:type="line" svg:x1="65.531cm" svg:y1="61.582cm" svg:x2="65.55cm" svg:y2="59.743cm" draw:end-shape="id154" draw:end-glue-point="13" svg:d="M65531 61582l19-1839" svg:viewBox="0 0 20 1840">
          <text:p text:style-name="P1"><text:span text:style-name="T3">/S1_12/01</text:span></text:p>
        </draw:connector>
        <draw:connector draw:style-name="gr3" draw:text-style-name="P5" draw:layer="layout" draw:type="line" svg:x1="60.521cm" svg:y1="69.943cm" svg:x2="60.521cm" svg:y2="67.943cm" draw:start-shape="id182" draw:start-glue-point="0" svg:d="M60521 69943v-2000" svg:viewBox="0 0 1 2001">
          <text:p text:style-name="P1"><text:span text:style-name="T3">S1_11</text:span></text:p>
        </draw:connector>
        <draw:connector draw:style-name="gr3" draw:text-style-name="P5" draw:layer="layout" draw:type="line" svg:x1="62.074cm" svg:y1="69.943cm" svg:x2="62.102cm" svg:y2="67.974cm" draw:start-shape="id181" draw:start-glue-point="0" svg:d="M62074 69943l28-1969" svg:viewBox="0 0 29 1970">
          <text:p text:style-name="P1"><text:span text:style-name="T3">/S1_11</text:span></text:p>
        </draw:connector>
        <draw:connector draw:style-name="gr3" draw:text-style-name="P5" draw:layer="layout" draw:type="line" svg:x1="63.121cm" svg:y1="71.143cm" svg:x2="63.121cm" svg:y2="69.043cm" draw:start-shape="id178" draw:start-glue-point="0" svg:d="M63121 71143v-2100" svg:viewBox="0 0 1 2101">
          <text:p text:style-name="P1"><text:span text:style-name="T3">S1_12</text:span></text:p>
        </draw:connector>
        <draw:connector draw:style-name="gr3" draw:text-style-name="P5" draw:layer="layout" draw:type="line" svg:x1="64.621cm" svg:y1="71.143cm" svg:x2="64.621cm" svg:y2="69.043cm" draw:start-shape="id177" draw:start-glue-point="0" svg:d="M64621 71143v-2100" svg:viewBox="0 0 1 2101">
          <text:p text:style-name="P1"><text:span text:style-name="T3">/S1_12</text:span></text:p>
        </draw:connector>
        <draw:connector draw:style-name="gr4" draw:text-style-name="P1" draw:layer="layout" draw:type="line" svg:x1="83.571cm" svg:y1="8.543cm" svg:x2="83.571cm" svg:y2="7.043cm" draw:start-shape="id21" draw:start-glue-point="0" draw:end-shape="id269" draw:end-glue-point="2" svg:d="M83571 8543v-1500" svg:viewBox="0 0 1 1501">
          <text:p/>
        </draw:connector>
        <draw:connector draw:style-name="gr3" draw:text-style-name="P5" draw:layer="layout" draw:type="line" svg:x1="28.906cm" svg:y1="39.392cm" svg:x2="30.635cm" svg:y2="39.092cm" draw:end-shape="id117" draw:end-glue-point="18" svg:d="M28906 39392l1729-300" svg:viewBox="0 0 1730 301">
          <text:p text:style-name="P1"><text:span text:style-name="T3">L5_d2</text:span></text:p>
        </draw:connector>
        <draw:connector draw:style-name="gr3" draw:text-style-name="P5" draw:layer="layout" draw:type="line" svg:x1="28.747cm" svg:y1="39.049cm" svg:x2="30.635cm" svg:y2="38.891cm" draw:end-shape="id117" draw:end-glue-point="17" svg:d="M28747 39049l1888-158" svg:viewBox="0 0 1889 159">
          <text:p text:style-name="P1"><text:span text:style-name="T3">L5_d1</text:span></text:p>
        </draw:connector>
        <draw:connector draw:style-name="gr3" draw:text-style-name="P5" draw:layer="layout" draw:type="line" svg:x1="28.694cm" svg:y1="38.731cm" svg:x2="30.635cm" svg:y2="38.642cm" draw:end-shape="id117" svg:d="M28694 38731l1941-89" svg:viewBox="0 0 1942 90">
          <text:p text:style-name="P1"><text:span text:style-name="T3">POWER</text:span></text:p>
        </draw:connector>
        <draw:connector draw:style-name="gr3" draw:text-style-name="P5" draw:layer="layout" draw:type="line" svg:x1="28.826cm" svg:y1="38.043cm" svg:x2="30.635cm" svg:y2="38.192cm" draw:end-shape="id117" draw:end-glue-point="19" svg:d="M28826 38043l1809 149" svg:viewBox="0 0 1810 150">
          <text:p text:style-name="P1"><text:span text:style-name="T3">L5_c1</text:span></text:p>
        </draw:connector>
        <draw:connector draw:style-name="gr3" draw:text-style-name="P7" draw:layer="layout" draw:type="line" svg:x1="28.826cm" svg:y1="38.354cm" svg:x2="30.635cm" svg:y2="38.393cm" draw:end-shape="id117" draw:end-glue-point="16" svg:d="M28826 38354l1809 39" svg:viewBox="0 0 1810 40">
          <text:p text:style-name="P1"><text:span text:style-name="T5">L5_c2</text:span></text:p>
        </draw:connector>
        <draw:connector draw:style-name="gr3" draw:text-style-name="P5" draw:layer="layout" draw:type="line" svg:x1="35.626cm" svg:y1="40.391cm" svg:x2="35.634cm" svg:y2="39.092cm" draw:end-shape="id117" draw:end-glue-point="11" svg:d="M35626 40391l8-1299" svg:viewBox="0 0 9 1300">
          <text:p text:style-name="P1"><text:span text:style-name="T3">S1_00/10</text:span></text:p>
        </draw:connector>
        <draw:connector draw:style-name="gr3" draw:text-style-name="P5" draw:layer="layout" draw:type="line" svg:x1="34.938cm" svg:y1="41.026cm" svg:x2="34.934cm" svg:y2="39.092cm" draw:end-shape="id117" draw:end-glue-point="10" svg:d="M34938 41026l-4-1934" svg:viewBox="0 0 5 1935">
          <text:p text:style-name="P1"><text:span text:style-name="T3">/S1_00/11</text:span></text:p>
        </draw:connector>
        <draw:connector draw:style-name="gr3" draw:text-style-name="P5" draw:layer="layout" draw:type="line" svg:x1="37.161cm" svg:y1="40.338cm" svg:x2="37.134cm" svg:y2="39.092cm" draw:end-shape="id117" draw:end-glue-point="14" svg:d="M37161 40338l-27-1246" svg:viewBox="0 0 28 1247">
          <text:p text:style-name="P1"><text:span text:style-name="T3">S1_01/00</text:span></text:p>
        </draw:connector>
        <draw:connector draw:style-name="gr3" draw:text-style-name="P5" draw:layer="layout" draw:type="line" svg:x1="36.446cm" svg:y1="41.053cm" svg:x2="36.434cm" svg:y2="39.092cm" draw:end-shape="id117" draw:end-glue-point="13" svg:d="M36446 41053l-12-1961" svg:viewBox="0 0 13 1962">
          <text:p text:style-name="P1"><text:span text:style-name="T3">/S1_01/01</text:span></text:p>
        </draw:connector>
        <draw:connector draw:style-name="gr3" draw:text-style-name="P5" draw:layer="layout" draw:type="line" svg:x1="31.948cm" svg:y1="40.312cm" svg:x2="31.936cm" svg:y2="39.092cm" draw:end-shape="id117" draw:end-glue-point="5" svg:d="M31948 40312l-12-1220" svg:viewBox="0 0 13 1221">
          <text:p text:style-name="P1"><text:span text:style-name="T3">GROUND/30</text:span></text:p>
        </draw:connector>
        <draw:connector draw:style-name="gr3" draw:text-style-name="P5" draw:layer="layout" draw:type="line" svg:x1="31.34cm" svg:y1="41.079cm" svg:x2="31.336cm" svg:y2="39.092cm" draw:end-shape="id117" draw:end-glue-point="4" svg:d="M31340 41079l-4-1987" svg:viewBox="0 0 5 1988">
          <text:p text:style-name="P1"><text:span text:style-name="T3">GROUND/31</text:span></text:p>
        </draw:connector>
        <draw:connector draw:style-name="gr3" draw:text-style-name="P5" draw:layer="layout" draw:type="line" svg:x1="38.226cm" svg:y1="38.143cm" svg:x2="40.035cm" svg:y2="38.243cm" draw:end-shape="id118" draw:end-glue-point="19" svg:d="M38226 38143l1809 100" svg:viewBox="0 0 1810 101">
          <text:p text:style-name="P1"><text:span text:style-name="T3">L5_c1</text:span></text:p>
        </draw:connector>
        <draw:connector draw:style-name="gr3" draw:text-style-name="P7" draw:layer="layout" draw:type="line" svg:x1="38.147cm" svg:y1="38.487cm" svg:x2="40.035cm" svg:y2="38.444cm" draw:end-shape="id118" draw:end-glue-point="16" svg:d="M38147 38487l1888-43" svg:viewBox="0 0 1889 44">
          <text:p text:style-name="P1"><text:span text:style-name="T5">L5_c2</text:span></text:p>
        </draw:connector>
        <draw:connector draw:style-name="gr3" draw:text-style-name="P5" draw:layer="layout" draw:type="line" svg:x1="38.306cm" svg:y1="39.443cm" svg:x2="40.035cm" svg:y2="39.143cm" draw:end-shape="id118" draw:end-glue-point="18" svg:d="M38306 39443l1729-300" svg:viewBox="0 0 1730 301">
          <text:p text:style-name="P1"><text:span text:style-name="T3">L5_d2</text:span></text:p>
        </draw:connector>
        <draw:connector draw:style-name="gr3" draw:text-style-name="P5" draw:layer="layout" draw:type="line" svg:x1="38.147cm" svg:y1="39.1cm" svg:x2="40.035cm" svg:y2="38.942cm" draw:end-shape="id118" draw:end-glue-point="17" svg:d="M38147 39100l1888-158" svg:viewBox="0 0 1889 159">
          <text:p text:style-name="P1"><text:span text:style-name="T3">L5_d1</text:span></text:p>
        </draw:connector>
        <draw:connector draw:style-name="gr3" draw:text-style-name="P5" draw:layer="layout" draw:type="line" svg:x1="41.39cm" svg:y1="40.408cm" svg:x2="41.336cm" svg:y2="39.143cm" draw:end-shape="id118" draw:end-glue-point="5" svg:d="M41390 40408l-54-1265" svg:viewBox="0 0 55 1266">
          <text:p text:style-name="P1"><text:span text:style-name="T3">S1_02/30</text:span></text:p>
        </draw:connector>
        <draw:connector draw:style-name="gr3" draw:text-style-name="P5" draw:layer="layout" draw:type="line" svg:x1="40.759cm" svg:y1="41.026cm" svg:x2="40.736cm" svg:y2="39.143cm" draw:end-shape="id118" draw:end-glue-point="4" svg:d="M40759 41026l-23-1883" svg:viewBox="0 0 24 1884">
          <text:p text:style-name="P1"><text:span text:style-name="T3">/S1_02/31</text:span></text:p>
        </draw:connector>
        <draw:connector draw:style-name="gr3" draw:text-style-name="P5" draw:layer="layout" draw:type="line" svg:x1="42.877cm" svg:y1="40.375cm" svg:x2="42.836cm" svg:y2="39.143cm" draw:end-shape="id118" draw:end-glue-point="8" svg:d="M42877 40375l-41-1232" svg:viewBox="0 0 42 1233">
          <text:p text:style-name="P1"><text:span text:style-name="T3">S1_03/20</text:span></text:p>
        </draw:connector>
        <draw:connector draw:style-name="gr3" draw:text-style-name="P5" draw:layer="layout" draw:type="line" svg:x1="42.216cm" svg:y1="41.116cm" svg:x2="42.136cm" svg:y2="39.143cm" draw:end-shape="id118" draw:end-glue-point="7" svg:d="M42216 41116l-80-1973" svg:viewBox="0 0 81 1974">
          <text:p text:style-name="P1"><text:span text:style-name="T3">/S1_03/21</text:span></text:p>
        </draw:connector>
        <draw:connector draw:style-name="gr3" draw:text-style-name="P5" draw:layer="layout" draw:type="line" svg:x1="45.126cm" svg:y1="40.349cm" svg:x2="45.034cm" svg:y2="39.143cm" draw:end-shape="id118" draw:end-glue-point="11" svg:d="M45126 40349l-92-1206" svg:viewBox="0 0 93 1207">
          <text:p text:style-name="P1"><text:span text:style-name="T3">S1_04/10</text:span></text:p>
        </draw:connector>
        <draw:connector draw:style-name="gr3" draw:text-style-name="P5" draw:layer="layout" draw:type="line" svg:x1="44.412cm" svg:y1="41.143cm" svg:x2="44.334cm" svg:y2="39.143cm" draw:end-shape="id118" draw:end-glue-point="10" svg:d="M44412 41143l-78-2000" svg:viewBox="0 0 79 2001">
          <text:p text:style-name="P1"><text:span text:style-name="T3">/S1_04/11</text:span></text:p>
        </draw:connector>
        <draw:connector draw:style-name="gr3" draw:text-style-name="P5" draw:layer="layout" draw:type="line" svg:x1="46.58cm" svg:y1="40.365cm" svg:x2="46.534cm" svg:y2="39.143cm" draw:end-shape="id118" draw:end-glue-point="14" svg:d="M46580 40365l-46-1222" svg:viewBox="0 0 47 1223">
          <text:p text:style-name="P1"><text:span text:style-name="T3">S1_05/00</text:span></text:p>
        </draw:connector>
        <draw:connector draw:style-name="gr3" draw:text-style-name="P5" draw:layer="layout" draw:type="line" svg:x1="45.894cm" svg:y1="41.087cm" svg:x2="45.834cm" svg:y2="39.143cm" draw:end-shape="id118" draw:end-glue-point="13" svg:d="M45894 41087l-60-1944" svg:viewBox="0 0 61 1945">
          <text:p text:style-name="P1"><text:span text:style-name="T3">/S1_05/01</text:span></text:p>
        </draw:connector>
        <draw:connector draw:style-name="gr3" draw:text-style-name="P5" draw:layer="layout" draw:type="line" svg:x1="50.937cm" svg:y1="40.362cm" svg:x2="50.936cm" svg:y2="39.143cm" draw:end-shape="id270" draw:end-glue-point="5" svg:d="M50937 40362l-1-1219" svg:viewBox="0 0 2 1220">
          <text:p text:style-name="P1"><text:span text:style-name="T3">S1_06/30</text:span></text:p>
        </draw:connector>
        <draw:connector draw:style-name="gr3" draw:text-style-name="P5" draw:layer="layout" draw:type="line" svg:x1="50.368cm" svg:y1="41.043cm" svg:x2="50.336cm" svg:y2="39.143cm" draw:end-shape="id270" draw:end-glue-point="4" svg:d="M50368 41043l-32-1900" svg:viewBox="0 0 33 1901">
          <text:p text:style-name="P1"><text:span text:style-name="T3">/S1_06/31</text:span></text:p>
        </draw:connector>
        <draw:connector draw:style-name="gr3" draw:text-style-name="P5" draw:layer="layout" draw:type="line" svg:x1="52.423cm" svg:y1="40.302cm" svg:x2="52.436cm" svg:y2="39.143cm" draw:end-shape="id270" draw:end-glue-point="8" svg:d="M52423 40302l13-1159" svg:viewBox="0 0 14 1160">
          <text:p text:style-name="P1"><text:span text:style-name="T3">S1_07/20</text:span></text:p>
        </draw:connector>
        <draw:connector draw:style-name="gr3" draw:text-style-name="P5" draw:layer="layout" draw:type="line" svg:x1="51.762cm" svg:y1="41.043cm" svg:x2="51.736cm" svg:y2="39.143cm" draw:end-shape="id270" draw:end-glue-point="7" svg:d="M51762 41043l-26-1900" svg:viewBox="0 0 27 1901">
          <text:p text:style-name="P1"><text:span text:style-name="T3">/S1_07/21</text:span></text:p>
        </draw:connector>
        <draw:connector draw:style-name="gr3" draw:text-style-name="P5" draw:layer="layout" draw:type="line" svg:x1="54.65cm" svg:y1="40.161cm" svg:x2="54.634cm" svg:y2="39.143cm" draw:end-shape="id270" draw:end-glue-point="11" svg:d="M54650 40161l-16-1018" svg:viewBox="0 0 17 1019">
          <text:p text:style-name="P1"><text:span text:style-name="T3">S1_08/10</text:span></text:p>
        </draw:connector>
        <draw:connector draw:style-name="gr3" draw:text-style-name="P5" draw:layer="layout" draw:type="line" svg:x1="53.96cm" svg:y1="41.043cm" svg:x2="53.934cm" svg:y2="39.143cm" draw:end-shape="id270" draw:end-glue-point="10" svg:d="M53960 41043l-26-1900" svg:viewBox="0 0 27 1901">
          <text:p text:style-name="P1"><text:span text:style-name="T3">/S1_08/11</text:span></text:p>
        </draw:connector>
        <draw:connector draw:style-name="gr3" draw:text-style-name="P5" draw:layer="layout" draw:type="line" svg:x1="56.129cm" svg:y1="40.18cm" svg:x2="56.134cm" svg:y2="39.143cm" draw:end-shape="id270" draw:end-glue-point="14" svg:d="M56129 40180l5-1037" svg:viewBox="0 0 6 1038">
          <text:p text:style-name="P1"><text:span text:style-name="T3">S1_09/00</text:span></text:p>
        </draw:connector>
        <draw:connector draw:style-name="gr3" draw:text-style-name="P5" draw:layer="layout" draw:type="line" svg:x1="55.417cm" svg:y1="40.982cm" svg:x2="55.434cm" svg:y2="39.143cm" draw:end-shape="id270" draw:end-glue-point="13" svg:d="M55417 40982l17-1839" svg:viewBox="0 0 18 1840">
          <text:p text:style-name="P1"><text:span text:style-name="T3">/S1_09/01</text:span></text:p>
        </draw:connector>
        <draw:connector draw:style-name="gr3" draw:text-style-name="P5" draw:layer="layout" draw:type="line" svg:x1="48.004cm" svg:y1="39.023cm" svg:x2="49.635cm" svg:y2="38.942cm" draw:end-shape="id270" draw:end-glue-point="17" svg:d="M48004 39023l1631-81" svg:viewBox="0 0 1632 82">
          <text:p text:style-name="P1"><text:span text:style-name="T3">L5_d1</text:span></text:p>
        </draw:connector>
        <draw:connector draw:style-name="gr3" draw:text-style-name="P5" draw:layer="layout" draw:type="line" svg:x1="48.031cm" svg:y1="39.446cm" svg:x2="49.635cm" svg:y2="39.143cm" draw:end-shape="id270" draw:end-glue-point="18" svg:d="M48031 39446l1604-303" svg:viewBox="0 0 1605 304">
          <text:p text:style-name="P1"><text:span text:style-name="T3">L5_d2</text:span></text:p>
        </draw:connector>
        <draw:connector draw:style-name="gr3" draw:text-style-name="P5" draw:layer="layout" draw:type="line" svg:x1="47.814cm" svg:y1="38.043cm" svg:x2="49.635cm" svg:y2="38.243cm" svg:d="M47814 38043l1821 200" svg:viewBox="0 0 1822 201">
          <text:p text:style-name="P1"><text:span text:style-name="T3">L5_c1</text:span></text:p>
        </draw:connector>
        <draw:connector draw:style-name="gr3" draw:text-style-name="P7" draw:layer="layout" draw:type="line" svg:x1="47.735cm" svg:y1="38.387cm" svg:x2="49.635cm" svg:y2="38.444cm" draw:end-shape="id270" draw:end-glue-point="16" svg:d="M47735 38387l1900 57" svg:viewBox="0 0 1901 58">
          <text:p text:style-name="P1"><text:span text:style-name="T5">L5_c2</text:span></text:p>
        </draw:connector>
        <draw:connector draw:style-name="gr4" draw:text-style-name="P5" draw:layer="layout" draw:type="line" svg:x1="56.735cm" svg:y1="38.693cm" svg:x2="59.735cm" svg:y2="38.693cm" draw:start-shape="id270" draw:start-glue-point="1" draw:end-shape="id197" svg:d="M56735 38693h3000" svg:viewBox="0 0 3001 1">
          <text:p/>
        </draw:connector>
        <draw:connector draw:style-name="gr3" draw:text-style-name="P5" draw:layer="layout" draw:type="line" svg:x1="61.036cm" svg:y1="40.362cm" svg:x2="61.036cm" svg:y2="39.143cm" draw:end-shape="id197" draw:end-glue-point="5" svg:d="M61036 40362v-1219" svg:viewBox="0 0 1 1220">
          <text:p text:style-name="P1"><text:span text:style-name="T3">S1_10/30</text:span></text:p>
        </draw:connector>
        <draw:connector draw:style-name="gr3" draw:text-style-name="P5" draw:layer="layout" draw:type="line" svg:x1="60.467cm" svg:y1="41.043cm" svg:x2="60.436cm" svg:y2="39.143cm" draw:end-shape="id197" draw:end-glue-point="4" svg:d="M60467 41043l-31-1900" svg:viewBox="0 0 32 1901">
          <text:p text:style-name="P1"><text:span text:style-name="T3">/S1_10/31</text:span></text:p>
        </draw:connector>
        <draw:connector draw:style-name="gr3" draw:text-style-name="P5" draw:layer="layout" draw:type="line" svg:x1="62.522cm" svg:y1="40.302cm" svg:x2="62.536cm" svg:y2="39.143cm" draw:end-shape="id197" draw:end-glue-point="8" svg:d="M62522 40302l14-1159" svg:viewBox="0 0 15 1160">
          <text:p text:style-name="P1"><text:span text:style-name="T3">S1_11/20</text:span></text:p>
        </draw:connector>
        <draw:connector draw:style-name="gr3" draw:text-style-name="P5" draw:layer="layout" draw:type="line" svg:x1="61.861cm" svg:y1="41.043cm" svg:x2="61.836cm" svg:y2="39.143cm" draw:end-shape="id197" draw:end-glue-point="7" svg:d="M61861 41043l-25-1900" svg:viewBox="0 0 26 1901">
          <text:p text:style-name="P1"><text:span text:style-name="T3">/S1_11/21</text:span></text:p>
        </draw:connector>
        <draw:connector draw:style-name="gr3" draw:text-style-name="P5" draw:layer="layout" draw:type="line" svg:x1="64.749cm" svg:y1="40.161cm" svg:x2="64.734cm" svg:y2="39.143cm" draw:end-shape="id197" draw:end-glue-point="11" svg:d="M64749 40161l-15-1018" svg:viewBox="0 0 16 1019">
          <text:p text:style-name="P1"><text:span text:style-name="T3">S1_12/10</text:span></text:p>
        </draw:connector>
        <draw:connector draw:style-name="gr3" draw:text-style-name="P5" draw:layer="layout" draw:type="line" svg:x1="64.059cm" svg:y1="41.043cm" svg:x2="64.034cm" svg:y2="39.143cm" draw:end-shape="id197" draw:end-glue-point="10" svg:d="M64059 41043l-25-1900" svg:viewBox="0 0 26 1901">
          <text:p text:style-name="P1"><text:span text:style-name="T3">/S1_12/11</text:span></text:p>
        </draw:connector>
        <draw:connector draw:style-name="gr3" draw:text-style-name="P5" draw:layer="layout" draw:type="line" svg:x1="66.228cm" svg:y1="40.18cm" svg:x2="66.234cm" svg:y2="39.143cm" draw:end-shape="id197" draw:end-glue-point="14" svg:d="M66228 40180l6-1037" svg:viewBox="0 0 7 1038">
          <text:p text:style-name="P1"><text:span text:style-name="T3">S1_12/00</text:span></text:p>
        </draw:connector>
        <draw:connector draw:style-name="gr3" draw:text-style-name="P5" draw:layer="layout" draw:type="line" svg:x1="65.516cm" svg:y1="40.982cm" svg:x2="65.534cm" svg:y2="39.143cm" draw:end-shape="id197" draw:end-glue-point="13" svg:d="M65516 40982l18-1839" svg:viewBox="0 0 19 1840">
          <text:p text:style-name="P1"><text:span text:style-name="T3">/S1_12/01</text:span></text:p>
        </draw:connector>
        <draw:connector draw:style-name="gr3" draw:text-style-name="P5" draw:layer="layout" draw:type="line" svg:x1="58.104cm" svg:y1="39.023cm" svg:x2="59.735cm" svg:y2="38.942cm" draw:end-shape="id197" draw:end-glue-point="17" svg:d="M58104 39023l1631-81" svg:viewBox="0 0 1632 82">
          <text:p text:style-name="P1"><text:span text:style-name="T3">L5_d1</text:span></text:p>
        </draw:connector>
        <draw:connector draw:style-name="gr3" draw:text-style-name="P5" draw:layer="layout" draw:type="line" svg:x1="58.131cm" svg:y1="39.446cm" svg:x2="59.735cm" svg:y2="39.143cm" draw:end-shape="id197" draw:end-glue-point="18" svg:d="M58131 39446l1604-303" svg:viewBox="0 0 1605 304">
          <text:p text:style-name="P1"><text:span text:style-name="T3">L5_d2</text:span></text:p>
        </draw:connector>
        <draw:connector draw:style-name="gr3" draw:text-style-name="P5" draw:layer="layout" draw:type="line" svg:x1="57.914cm" svg:y1="38.043cm" svg:x2="59.735cm" svg:y2="38.243cm" draw:end-shape="id197" draw:end-glue-point="19" svg:d="M57914 38043l1821 200" svg:viewBox="0 0 1822 201">
          <text:p text:style-name="P1"><text:span text:style-name="T3">L5_c1</text:span></text:p>
        </draw:connector>
        <draw:connector draw:style-name="gr3" draw:text-style-name="P7" draw:layer="layout" draw:type="line" svg:x1="57.835cm" svg:y1="38.387cm" svg:x2="59.735cm" svg:y2="38.444cm" draw:end-shape="id197" draw:end-glue-point="16" svg:d="M57835 38387l1900 57" svg:viewBox="0 0 1901 58">
          <text:p text:style-name="P1"><text:span text:style-name="T5">L5_c2</text:span></text:p>
        </draw:connector>
        <draw:connector draw:style-name="gr4" draw:text-style-name="P1" draw:layer="layout" draw:type="line" svg:x1="73.871cm" svg:y1="8.543cm" svg:x2="73.871cm" svg:y2="7.043cm" draw:start-shape="id2" draw:start-glue-point="0" draw:end-shape="id271" draw:end-glue-point="2" svg:d="M73871 8543v-1500" svg:viewBox="0 0 1 1501">
          <text:p/>
        </draw:connector>
        <draw:connector draw:style-name="gr4" draw:text-style-name="P1" draw:layer="layout" draw:type="line" svg:x1="64.171cm" svg:y1="8.543cm" svg:x2="64.171cm" svg:y2="7.043cm" draw:start-shape="id7" draw:start-glue-point="0" draw:end-shape="id272" draw:end-glue-point="2" svg:d="M64171 8543v-1500" svg:viewBox="0 0 1 1501">
          <text:p/>
        </draw:connector>
        <draw:connector draw:style-name="gr3" draw:text-style-name="P5" draw:layer="layout" draw:type="line" svg:x1="28.694cm" svg:y1="48.718cm" svg:x2="30.582cm" svg:y2="48.693cm" draw:end-shape="id110" draw:end-glue-point="3" svg:d="M28694 48718l1888-25" svg:viewBox="0 0 1889 26">
          <text:p text:style-name="P1"><text:span text:style-name="T3">POWER</text:span></text:p>
        </draw:connector>
        <draw:connector draw:style-name="gr3" draw:text-style-name="P5" draw:layer="layout" draw:type="line" svg:x1="35.573cm" svg:y1="50.462cm" svg:x2="35.581cm" svg:y2="49.143cm" draw:end-shape="id110" draw:end-glue-point="11" svg:d="M35573 50462l8-1319" svg:viewBox="0 0 9 1320">
          <text:p text:style-name="P1"><text:span text:style-name="T3">S1_00/10</text:span></text:p>
        </draw:connector>
        <draw:connector draw:style-name="gr3" draw:text-style-name="P5" draw:layer="layout" draw:type="line" svg:x1="34.912cm" svg:y1="51.097cm" svg:x2="34.881cm" svg:y2="49.143cm" draw:end-shape="id110" draw:end-glue-point="10" svg:d="M34912 51097l-31-1954" svg:viewBox="0 0 32 1955">
          <text:p text:style-name="P1"><text:span text:style-name="T3">/S1_00/11</text:span></text:p>
        </draw:connector>
        <draw:connector draw:style-name="gr3" draw:text-style-name="P5" draw:layer="layout" draw:type="line" svg:x1="37.073cm" svg:y1="50.443cm" svg:x2="37.081cm" svg:y2="49.143cm" draw:end-shape="id110" draw:end-glue-point="14" svg:d="M37073 50443l8-1300" svg:viewBox="0 0 9 1301">
          <text:p text:style-name="P1"><text:span text:style-name="T3">S1_01/00</text:span></text:p>
        </draw:connector>
        <draw:connector draw:style-name="gr3" draw:text-style-name="P5" draw:layer="layout" draw:type="line" svg:x1="36.413cm" svg:y1="51.097cm" svg:x2="36.381cm" svg:y2="49.143cm" draw:end-shape="id110" draw:end-glue-point="13" svg:d="M36413 51097l-32-1954" svg:viewBox="0 0 33 1955">
          <text:p text:style-name="P1"><text:span text:style-name="T3">/S1_01/01</text:span></text:p>
        </draw:connector>
        <draw:connector draw:style-name="gr4" draw:text-style-name="P5" draw:layer="layout" draw:type="line" svg:x1="47.182cm" svg:y1="48.693cm" svg:x2="49.682cm" svg:y2="48.693cm" draw:start-shape="id111" draw:start-glue-point="1" draw:end-shape="id273" svg:d="M47182 48693h2500" svg:viewBox="0 0 2501 1">
          <text:p/>
        </draw:connector>
        <draw:connector draw:style-name="gr3" draw:text-style-name="P5" draw:layer="layout" draw:type="line" svg:x1="41.382cm" svg:y1="50.392cm" svg:x2="41.383cm" svg:y2="49.143cm" draw:end-shape="id111" draw:end-glue-point="5" svg:d="M41382 50392l1-1249" svg:viewBox="0 0 2 1250">
          <text:p text:style-name="P1"><text:span text:style-name="T3">S1_02/30</text:span></text:p>
        </draw:connector>
        <draw:connector draw:style-name="gr3" draw:text-style-name="P5" draw:layer="layout" draw:type="line" svg:x1="40.814cm" svg:y1="51.097cm" svg:x2="40.783cm" svg:y2="49.143cm" draw:end-shape="id111" draw:end-glue-point="4" svg:d="M40814 51097l-31-1954" svg:viewBox="0 0 32 1955">
          <text:p text:style-name="P1"><text:span text:style-name="T3">/S1_02/31</text:span></text:p>
        </draw:connector>
        <draw:connector draw:style-name="gr3" draw:text-style-name="P5" draw:layer="layout" draw:type="line" svg:x1="42.869cm" svg:y1="50.359cm" svg:x2="42.883cm" svg:y2="49.143cm" draw:end-shape="id111" draw:end-glue-point="8" svg:d="M42869 50359l14-1216" svg:viewBox="0 0 15 1217">
          <text:p text:style-name="P1"><text:span text:style-name="T3">S1_03/20</text:span></text:p>
        </draw:connector>
        <draw:connector draw:style-name="gr3" draw:text-style-name="P5" draw:layer="layout" draw:type="line" svg:x1="42.208cm" svg:y1="51.1cm" svg:x2="42.183cm" svg:y2="49.143cm" draw:end-shape="id111" draw:end-glue-point="7" svg:d="M42208 51100l-25-1957" svg:viewBox="0 0 26 1958">
          <text:p text:style-name="P1"><text:span text:style-name="T3">/S1_03/21</text:span></text:p>
        </draw:connector>
        <draw:connector draw:style-name="gr3" draw:text-style-name="P5" draw:layer="layout" draw:type="line" svg:x1="45.118cm" svg:y1="50.333cm" svg:x2="45.081cm" svg:y2="49.143cm" draw:end-shape="id111" draw:end-glue-point="11" svg:d="M45118 50333l-37-1190" svg:viewBox="0 0 38 1191">
          <text:p text:style-name="P1"><text:span text:style-name="T3">S1_04/10</text:span></text:p>
        </draw:connector>
        <draw:connector draw:style-name="gr3" draw:text-style-name="P5" draw:layer="layout" draw:type="line" svg:x1="44.404cm" svg:y1="51.127cm" svg:x2="44.381cm" svg:y2="49.143cm" draw:end-shape="id111" draw:end-glue-point="10" svg:d="M44404 51127l-23-1984" svg:viewBox="0 0 24 1985">
          <text:p text:style-name="P1"><text:span text:style-name="T3">/S1_04/11</text:span></text:p>
        </draw:connector>
        <draw:connector draw:style-name="gr3" draw:text-style-name="P5" draw:layer="layout" draw:type="line" svg:x1="46.573cm" svg:y1="50.28cm" svg:x2="46.581cm" svg:y2="49.143cm" draw:end-shape="id111" draw:end-glue-point="14" svg:d="M46573 50280l8-1137" svg:viewBox="0 0 9 1138">
          <text:p text:style-name="P1"><text:span text:style-name="T3">S1_05/00</text:span></text:p>
        </draw:connector>
        <draw:connector draw:style-name="gr3" draw:text-style-name="P5" draw:layer="layout" draw:type="line" svg:x1="45.938cm" svg:y1="51.153cm" svg:x2="45.881cm" svg:y2="49.143cm" draw:end-shape="id111" draw:end-glue-point="13" svg:d="M45938 51153l-57-2010" svg:viewBox="0 0 58 2011">
          <text:p text:style-name="P1"><text:span text:style-name="T3">/S1_05/01</text:span></text:p>
        </draw:connector>
        <draw:connector draw:style-name="gr3" draw:text-style-name="P5" draw:layer="layout" draw:type="line" svg:x1="45.024cm" svg:y1="45.249cm" svg:x2="44.987cm" svg:y2="44.043cm" draw:end-shape="id119" draw:end-glue-point="11" svg:d="M45024 45249l-37-1206" svg:viewBox="0 0 38 1207">
          <text:p text:style-name="P1"><text:span text:style-name="T3">S1_04/10</text:span></text:p>
        </draw:connector>
        <draw:connector draw:style-name="gr4" draw:text-style-name="P5" draw:layer="layout" draw:type="line" svg:x1="56.782cm" svg:y1="48.693cm" svg:x2="59.782cm" svg:y2="48.693cm" draw:start-shape="id273" draw:start-glue-point="1" draw:end-shape="id194" svg:d="M56782 48693h3000" svg:viewBox="0 0 3001 1">
          <text:p/>
        </draw:connector>
        <draw:connector draw:style-name="gr3" draw:text-style-name="P5" draw:layer="layout" draw:type="line" svg:x1="50.984cm" svg:y1="50.362cm" svg:x2="50.983cm" svg:y2="49.143cm" draw:end-shape="id273" draw:end-glue-point="5" svg:d="M50984 50362l-1-1219" svg:viewBox="0 0 2 1220">
          <text:p text:style-name="P1"><text:span text:style-name="T3">S1_06/30</text:span></text:p>
        </draw:connector>
        <draw:connector draw:style-name="gr3" draw:text-style-name="P5" draw:layer="layout" draw:type="line" svg:x1="50.415cm" svg:y1="51.043cm" svg:x2="50.383cm" svg:y2="49.143cm" draw:end-shape="id273" draw:end-glue-point="4" svg:d="M50415 51043l-32-1900" svg:viewBox="0 0 33 1901">
          <text:p text:style-name="P1"><text:span text:style-name="T3">/S1_06/31</text:span></text:p>
        </draw:connector>
        <draw:connector draw:style-name="gr3" draw:text-style-name="P5" draw:layer="layout" draw:type="line" svg:x1="52.47cm" svg:y1="50.302cm" svg:x2="52.483cm" svg:y2="49.143cm" draw:end-shape="id273" draw:end-glue-point="8" svg:d="M52470 50302l13-1159" svg:viewBox="0 0 14 1160">
          <text:p text:style-name="P1"><text:span text:style-name="T3">S1_07/20</text:span></text:p>
        </draw:connector>
        <draw:connector draw:style-name="gr3" draw:text-style-name="P5" draw:layer="layout" draw:type="line" svg:x1="51.809cm" svg:y1="51.043cm" svg:x2="51.783cm" svg:y2="49.143cm" draw:end-shape="id273" draw:end-glue-point="7" svg:d="M51809 51043l-26-1900" svg:viewBox="0 0 27 1901">
          <text:p text:style-name="P1"><text:span text:style-name="T3">/S1_07/21</text:span></text:p>
        </draw:connector>
        <draw:connector draw:style-name="gr3" draw:text-style-name="P5" draw:layer="layout" draw:type="line" svg:x1="54.697cm" svg:y1="50.161cm" svg:x2="54.681cm" svg:y2="49.143cm" draw:end-shape="id273" draw:end-glue-point="11" svg:d="M54697 50161l-16-1018" svg:viewBox="0 0 17 1019">
          <text:p text:style-name="P1"><text:span text:style-name="T3">S1_08/10</text:span></text:p>
        </draw:connector>
        <draw:connector draw:style-name="gr3" draw:text-style-name="P5" draw:layer="layout" draw:type="line" svg:x1="54.007cm" svg:y1="51.043cm" svg:x2="53.981cm" svg:y2="49.143cm" draw:end-shape="id273" draw:end-glue-point="10" svg:d="M54007 51043l-26-1900" svg:viewBox="0 0 27 1901">
          <text:p text:style-name="P1"><text:span text:style-name="T3">/S1_08/11</text:span></text:p>
        </draw:connector>
        <draw:connector draw:style-name="gr3" draw:text-style-name="P5" draw:layer="layout" draw:type="line" svg:x1="56.176cm" svg:y1="50.18cm" svg:x2="56.181cm" svg:y2="49.143cm" draw:end-shape="id273" draw:end-glue-point="14" svg:d="M56176 50180l5-1037" svg:viewBox="0 0 6 1038">
          <text:p text:style-name="P1"><text:span text:style-name="T3">S1_09/00</text:span></text:p>
        </draw:connector>
        <draw:connector draw:style-name="gr3" draw:text-style-name="P5" draw:layer="layout" draw:type="line" svg:x1="55.464cm" svg:y1="50.982cm" svg:x2="55.481cm" svg:y2="49.143cm" draw:end-shape="id273" draw:end-glue-point="13" svg:d="M55464 50982l17-1839" svg:viewBox="0 0 18 1840">
          <text:p text:style-name="P1"><text:span text:style-name="T3">/S1_09/01</text:span></text:p>
        </draw:connector>
        <draw:connector draw:style-name="gr3" draw:text-style-name="P5" draw:layer="layout" draw:type="line" svg:x1="61.082cm" svg:y1="50.362cm" svg:x2="61.083cm" svg:y2="49.143cm" draw:end-shape="id194" draw:end-glue-point="5" svg:d="M61082 50362l1-1219" svg:viewBox="0 0 2 1220">
          <text:p text:style-name="P1"><text:span text:style-name="T3">S1_10/30</text:span></text:p>
        </draw:connector>
        <draw:connector draw:style-name="gr3" draw:text-style-name="P5" draw:layer="layout" draw:type="line" svg:x1="60.513cm" svg:y1="51.043cm" svg:x2="60.483cm" svg:y2="49.143cm" draw:end-shape="id194" draw:end-glue-point="4" svg:d="M60513 51043l-30-1900" svg:viewBox="0 0 31 1901">
          <text:p text:style-name="P1"><text:span text:style-name="T3">/S1_10/31</text:span></text:p>
        </draw:connector>
        <draw:connector draw:style-name="gr3" draw:text-style-name="P5" draw:layer="layout" draw:type="line" svg:x1="62.568cm" svg:y1="50.302cm" svg:x2="62.583cm" svg:y2="49.143cm" draw:end-shape="id194" draw:end-glue-point="8" svg:d="M62568 50302l15-1159" svg:viewBox="0 0 16 1160">
          <text:p text:style-name="P1"><text:span text:style-name="T3">S1_11/20</text:span></text:p>
        </draw:connector>
        <draw:connector draw:style-name="gr3" draw:text-style-name="P5" draw:layer="layout" draw:type="line" svg:x1="61.907cm" svg:y1="51.043cm" svg:x2="61.883cm" svg:y2="49.143cm" draw:end-shape="id194" draw:end-glue-point="7" svg:d="M61907 51043l-24-1900" svg:viewBox="0 0 25 1901">
          <text:p text:style-name="P1"><text:span text:style-name="T3">/S1_11/21</text:span></text:p>
        </draw:connector>
        <draw:connector draw:style-name="gr3" draw:text-style-name="P5" draw:layer="layout" draw:type="line" svg:x1="64.795cm" svg:y1="50.161cm" svg:x2="64.781cm" svg:y2="49.143cm" draw:end-shape="id194" draw:end-glue-point="11" svg:d="M64795 50161l-14-1018" svg:viewBox="0 0 15 1019">
          <text:p text:style-name="P1"><text:span text:style-name="T3">S1_12/10</text:span></text:p>
        </draw:connector>
        <draw:connector draw:style-name="gr3" draw:text-style-name="P5" draw:layer="layout" draw:type="line" svg:x1="64.105cm" svg:y1="51.043cm" svg:x2="64.081cm" svg:y2="49.143cm" draw:end-shape="id194" draw:end-glue-point="10" svg:d="M64105 51043l-24-1900" svg:viewBox="0 0 25 1901">
          <text:p text:style-name="P1"><text:span text:style-name="T3">/S1_12/11</text:span></text:p>
        </draw:connector>
        <draw:connector draw:style-name="gr3" draw:text-style-name="P5" draw:layer="layout" draw:type="line" svg:x1="66.274cm" svg:y1="50.18cm" svg:x2="66.281cm" svg:y2="49.143cm" draw:end-shape="id194" draw:end-glue-point="14" svg:d="M66274 50180l7-1037" svg:viewBox="0 0 8 1038">
          <text:p text:style-name="P1"><text:span text:style-name="T3">S1_12/00</text:span></text:p>
        </draw:connector>
        <draw:connector draw:style-name="gr3" draw:text-style-name="P5" draw:layer="layout" draw:type="line" svg:x1="65.562cm" svg:y1="50.982cm" svg:x2="65.581cm" svg:y2="49.143cm" draw:end-shape="id194" draw:end-glue-point="13" svg:d="M65562 50982l19-1839" svg:viewBox="0 0 20 1840">
          <text:p text:style-name="P1"><text:span text:style-name="T3">/S1_12/01</text:span></text:p>
        </draw:connector>
        <draw:connector draw:style-name="gr4" draw:text-style-name="P1" draw:layer="layout" draw:type="line" svg:x1="54.671cm" svg:y1="8.543cm" svg:x2="54.671cm" svg:y2="7.043cm" draw:start-shape="id10" draw:start-glue-point="0" draw:end-shape="id274" draw:end-glue-point="2" svg:d="M54671 8543v-1500" svg:viewBox="0 0 1 1501">
          <text:p/>
        </draw:connector>
        <draw:connector draw:style-name="gr4" draw:text-style-name="P1" draw:layer="layout" draw:type="line" svg:x1="44.971cm" svg:y1="8.743cm" svg:x2="44.971cm" svg:y2="7.043cm" draw:start-shape="id31" draw:start-glue-point="0" draw:end-shape="id275" svg:d="M44971 8743v-1700" svg:viewBox="0 0 1 1701">
          <text:p/>
        </draw:connector>
        <draw:custom-shape draw:style-name="gr1" draw:text-style-name="P2" xml:id="id276" draw:id="id276" draw:layer="layout" svg:width="7.1cm" svg:height="0.9cm" svg:x="30.609cm" svg:y="53.40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.001cm" svg:y="5.011cm"/>
          <draw:glue-point draw:id="19" svg:x="-5.001cm" svg:y="-5.011cm"/>
          <text:p text:style-name="P1"><text:span text:style-name="T1">PL</text:span></text:p>
          <text:p text:style-name="P1"><text:span text:style-name="T1">130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7.709cm" svg:y1="53.852cm" svg:x2="40.121cm" svg:y2="53.842cm" draw:start-shape="id276" draw:start-glue-point="1" draw:end-shape="id277" svg:d="M37709 53852l2412-10" svg:viewBox="0 0 2413 11">
          <text:p/>
        </draw:connector>
        <draw:connector draw:style-name="gr3" draw:text-style-name="P5" draw:layer="layout" draw:type="line" svg:x1="28.721cm" svg:y1="53.877cm" svg:x2="30.609cm" svg:y2="53.852cm" draw:end-shape="id276" draw:end-glue-point="3" svg:d="M28721 53877l1888-25" svg:viewBox="0 0 1889 26">
          <text:p text:style-name="P1"><text:span text:style-name="T3">POWER</text:span></text:p>
        </draw:connector>
        <draw:connector draw:style-name="gr3" draw:text-style-name="P5" draw:layer="layout" draw:type="line" svg:x1="35.6cm" svg:y1="55.621cm" svg:x2="35.608cm" svg:y2="54.302cm" draw:end-shape="id276" draw:end-glue-point="11" svg:d="M35600 55621l8-1319" svg:viewBox="0 0 9 1320">
          <text:p text:style-name="P1"><text:span text:style-name="T3">S1_00/10</text:span></text:p>
        </draw:connector>
        <draw:connector draw:style-name="gr3" draw:text-style-name="P5" draw:layer="layout" draw:type="line" svg:x1="34.902cm" svg:y1="56.133cm" svg:x2="34.908cm" svg:y2="54.302cm" draw:end-shape="id276" draw:end-glue-point="10" svg:d="M34902 56133l6-1831" svg:viewBox="0 0 7 1832">
          <text:p text:style-name="P1"><text:span text:style-name="T3">/S1_00/11</text:span></text:p>
        </draw:connector>
        <draw:connector draw:style-name="gr3" draw:text-style-name="P5" draw:layer="layout" draw:type="line" svg:x1="37.1cm" svg:y1="55.602cm" svg:x2="37.108cm" svg:y2="54.302cm" draw:end-shape="id276" draw:end-glue-point="14" svg:d="M37100 55602l8-1300" svg:viewBox="0 0 9 1301">
          <text:p text:style-name="P1"><text:span text:style-name="T3">S1_01/00</text:span></text:p>
        </draw:connector>
        <draw:connector draw:style-name="gr3" draw:text-style-name="P5" draw:layer="layout" draw:type="line" svg:x1="36.41cm" svg:y1="56.186cm" svg:x2="36.408cm" svg:y2="54.302cm" draw:end-shape="id276" draw:end-glue-point="13" svg:d="M36410 56186l-2-1884" svg:viewBox="0 0 3 1885">
          <text:p text:style-name="P1"><text:span text:style-name="T3">/S1_01/01</text:span></text:p>
        </draw:connector>
        <draw:custom-shape draw:style-name="gr1" draw:text-style-name="P2" xml:id="id277" draw:id="id277" draw:layer="layout" svg:width="7.1cm" svg:height="0.9cm" svg:x="40.121cm" svg:y="53.39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1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7.221cm" svg:y1="53.842cm" svg:x2="49.721cm" svg:y2="53.852cm" draw:start-shape="id277" draw:start-glue-point="1" draw:end-shape="id278" svg:d="M47221 53842l2500 10" svg:viewBox="0 0 2501 11">
          <text:p/>
        </draw:connector>
        <draw:connector draw:style-name="gr3" draw:text-style-name="P5" draw:layer="layout" draw:type="line" svg:x1="41.421cm" svg:y1="55.541cm" svg:x2="41.422cm" svg:y2="54.292cm" draw:end-shape="id277" draw:end-glue-point="5" svg:d="M41421 55541l1-1249" svg:viewBox="0 0 2 1250">
          <text:p text:style-name="P1"><text:span text:style-name="T3">S1_02/30</text:span></text:p>
        </draw:connector>
        <draw:connector draw:style-name="gr3" draw:text-style-name="P5" draw:layer="layout" draw:type="line" svg:x1="40.83cm" svg:y1="56.107cm" svg:x2="40.822cm" svg:y2="54.292cm" draw:end-shape="id277" draw:end-glue-point="4" svg:d="M40830 56107l-8-1815" svg:viewBox="0 0 9 1816">
          <text:p text:style-name="P1"><text:span text:style-name="T3">/S1_02/31</text:span></text:p>
        </draw:connector>
        <draw:connector draw:style-name="gr3" draw:text-style-name="P5" draw:layer="layout" draw:type="line" svg:x1="42.908cm" svg:y1="55.508cm" svg:x2="42.922cm" svg:y2="54.292cm" draw:end-shape="id277" draw:end-glue-point="8" svg:d="M42908 55508l14-1216" svg:viewBox="0 0 15 1217">
          <text:p text:style-name="P1"><text:span text:style-name="T3">S1_03/20</text:span></text:p>
        </draw:connector>
        <draw:connector draw:style-name="gr3" draw:text-style-name="P5" draw:layer="layout" draw:type="line" svg:x1="42.259cm" svg:y1="56.054cm" svg:x2="42.222cm" svg:y2="54.292cm" draw:end-shape="id277" draw:end-glue-point="7" svg:d="M42259 56054l-37-1762" svg:viewBox="0 0 38 1763">
          <text:p text:style-name="P1"><text:span text:style-name="T3">/S1_03/21</text:span></text:p>
        </draw:connector>
        <draw:connector draw:style-name="gr3" draw:text-style-name="P5" draw:layer="layout" draw:type="line" svg:x1="45.157cm" svg:y1="55.482cm" svg:x2="45.12cm" svg:y2="54.292cm" draw:end-shape="id277" draw:end-glue-point="11" svg:d="M45157 55482l-37-1190" svg:viewBox="0 0 38 1191">
          <text:p text:style-name="P1"><text:span text:style-name="T3">S1_04/10</text:span></text:p>
        </draw:connector>
        <draw:connector draw:style-name="gr3" draw:text-style-name="P5" draw:layer="layout" draw:type="line" svg:x1="44.455cm" svg:y1="55.869cm" svg:x2="44.42cm" svg:y2="54.292cm" draw:end-shape="id277" draw:end-glue-point="10" svg:d="M44455 55869l-35-1577" svg:viewBox="0 0 36 1578">
          <text:p text:style-name="P1"><text:span text:style-name="T3">/S1_04/11</text:span></text:p>
        </draw:connector>
        <draw:connector draw:style-name="gr3" draw:text-style-name="P5" draw:layer="layout" draw:type="line" svg:x1="46.612cm" svg:y1="55.429cm" svg:x2="46.62cm" svg:y2="54.292cm" draw:end-shape="id277" draw:end-glue-point="14" svg:d="M46612 55429l8-1137" svg:viewBox="0 0 9 1138">
          <text:p text:style-name="P1"><text:span text:style-name="T3">S1_05/00</text:span></text:p>
        </draw:connector>
        <draw:connector draw:style-name="gr3" draw:text-style-name="P5" draw:layer="layout" draw:type="line" svg:x1="45.963cm" svg:y1="55.869cm" svg:x2="45.92cm" svg:y2="54.292cm" draw:end-shape="id277" draw:end-glue-point="13" svg:d="M45963 55869l-43-1577" svg:viewBox="0 0 44 1578">
          <text:p text:style-name="P1"><text:span text:style-name="T3">/S1_05/01</text:span></text:p>
        </draw:connector>
        <draw:custom-shape draw:style-name="gr1" draw:text-style-name="P2" xml:id="id278" draw:id="id278" draw:layer="layout" svg:width="7.1cm" svg:height="0.9cm" svg:x="49.721cm" svg:y="53.40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6.821cm" svg:y1="53.852cm" svg:x2="59.821cm" svg:y2="53.852cm" draw:start-shape="id278" draw:start-glue-point="1" draw:end-shape="id199" svg:d="M56821 53852h3000" svg:viewBox="0 0 3001 1">
          <text:p/>
        </draw:connector>
        <draw:connector draw:style-name="gr3" draw:text-style-name="P5" draw:layer="layout" draw:type="line" svg:x1="51.023cm" svg:y1="55.521cm" svg:x2="51.022cm" svg:y2="54.302cm" draw:end-shape="id278" draw:end-glue-point="5" svg:d="M51023 55521l-1-1219" svg:viewBox="0 0 2 1220">
          <text:p text:style-name="P1"><text:span text:style-name="T3">S1_06/30</text:span></text:p>
        </draw:connector>
        <draw:connector draw:style-name="gr3" draw:text-style-name="P5" draw:layer="layout" draw:type="line" svg:x1="50.46cm" svg:y1="56.239cm" svg:x2="50.422cm" svg:y2="54.302cm" draw:end-shape="id278" draw:end-glue-point="4" svg:d="M50460 56239l-38-1937" svg:viewBox="0 0 39 1938">
          <text:p text:style-name="P1"><text:span text:style-name="T3">/S1_06/31</text:span></text:p>
        </draw:connector>
        <draw:connector draw:style-name="gr3" draw:text-style-name="P5" draw:layer="layout" draw:type="line" svg:x1="52.509cm" svg:y1="55.461cm" svg:x2="52.522cm" svg:y2="54.302cm" draw:end-shape="id278" draw:end-glue-point="8" svg:d="M52509 55461l13-1159" svg:viewBox="0 0 14 1160">
          <text:p text:style-name="P1"><text:span text:style-name="T3">S1_07/20</text:span></text:p>
        </draw:connector>
        <draw:connector draw:style-name="gr3" draw:text-style-name="P5" draw:layer="layout" draw:type="line" svg:x1="51.73cm" svg:y1="56.266cm" svg:x2="51.822cm" svg:y2="54.302cm" draw:end-shape="id278" draw:end-glue-point="7" svg:d="M51730 56266l92-1964" svg:viewBox="0 0 93 1965">
          <text:p text:style-name="P1"><text:span text:style-name="T3">/S1_07/21</text:span></text:p>
        </draw:connector>
        <draw:connector draw:style-name="gr3" draw:text-style-name="P5" draw:layer="layout" draw:type="line" svg:x1="54.736cm" svg:y1="55.32cm" svg:x2="54.72cm" svg:y2="54.302cm" draw:end-shape="id278" draw:end-glue-point="11" svg:d="M54736 55320l-16-1018" svg:viewBox="0 0 17 1019">
          <text:p text:style-name="P1"><text:span text:style-name="T3">S1_08/10</text:span></text:p>
        </draw:connector>
        <draw:connector draw:style-name="gr3" draw:text-style-name="P5" draw:layer="layout" draw:type="line" svg:x1="54.032cm" svg:y1="56.107cm" svg:x2="54.02cm" svg:y2="54.302cm" draw:end-shape="id278" draw:end-glue-point="10" svg:d="M54032 56107l-12-1805" svg:viewBox="0 0 13 1806">
          <text:p text:style-name="P1"><text:span text:style-name="T3">/S1_08/11</text:span></text:p>
        </draw:connector>
        <draw:connector draw:style-name="gr3" draw:text-style-name="P5" draw:layer="layout" draw:type="line" svg:x1="56.215cm" svg:y1="55.339cm" svg:x2="56.22cm" svg:y2="54.302cm" draw:end-shape="id278" draw:end-glue-point="14" svg:d="M56215 55339l5-1037" svg:viewBox="0 0 6 1038">
          <text:p text:style-name="P1"><text:span text:style-name="T3">S1_09/00</text:span></text:p>
        </draw:connector>
        <draw:connector draw:style-name="gr3" draw:text-style-name="P5" draw:layer="layout" draw:type="line" svg:x1="55.503cm" svg:y1="56.141cm" svg:x2="55.52cm" svg:y2="54.302cm" draw:end-shape="id278" draw:end-glue-point="13" svg:d="M55503 56141l17-1839" svg:viewBox="0 0 18 1840">
          <text:p text:style-name="P1"><text:span text:style-name="T3">/S1_09/01</text:span></text:p>
        </draw:connector>
        <draw:custom-shape draw:style-name="gr1" draw:text-style-name="P2" xml:id="id199" draw:id="id199" draw:layer="layout" svg:width="7.1cm" svg:height="0.9cm" svg:x="59.821cm" svg:y="53.40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1.121cm" svg:y1="55.521cm" svg:x2="61.122cm" svg:y2="54.302cm" draw:end-shape="id199" draw:end-glue-point="5" svg:d="M61121 55521l1-1219" svg:viewBox="0 0 2 1220">
          <text:p text:style-name="P1"><text:span text:style-name="T3">S1_10/30</text:span></text:p>
        </draw:connector>
        <draw:connector draw:style-name="gr3" draw:text-style-name="P5" draw:layer="layout" draw:type="line" svg:x1="60.567cm" svg:y1="56.187cm" svg:x2="60.522cm" svg:y2="54.302cm" draw:end-shape="id199" draw:end-glue-point="4" svg:d="M60567 56187l-45-1885" svg:viewBox="0 0 46 1886">
          <text:p text:style-name="P1"><text:span text:style-name="T3">/S1_10/31</text:span></text:p>
        </draw:connector>
        <draw:connector draw:style-name="gr3" draw:text-style-name="P5" draw:layer="layout" draw:type="line" svg:x1="62.607cm" svg:y1="55.461cm" svg:x2="62.622cm" svg:y2="54.302cm" draw:end-shape="id199" draw:end-glue-point="8" svg:d="M62607 55461l15-1159" svg:viewBox="0 0 16 1160">
          <text:p text:style-name="P1"><text:span text:style-name="T3">S1_11/20</text:span></text:p>
        </draw:connector>
        <draw:connector draw:style-name="gr3" draw:text-style-name="P5" draw:layer="layout" draw:type="line" svg:x1="61.916cm" svg:y1="56.213cm" svg:x2="61.922cm" svg:y2="54.302cm" draw:end-shape="id199" draw:end-glue-point="7" svg:d="M61916 56213l6-1911" svg:viewBox="0 0 7 1912">
          <text:p text:style-name="P1"><text:span text:style-name="T3">/S1_11/21</text:span></text:p>
        </draw:connector>
        <draw:connector draw:style-name="gr3" draw:text-style-name="P5" draw:layer="layout" draw:type="line" svg:x1="64.834cm" svg:y1="55.32cm" svg:x2="64.82cm" svg:y2="54.302cm" draw:end-shape="id199" draw:end-glue-point="11" svg:d="M64834 55320l-14-1018" svg:viewBox="0 0 15 1019">
          <text:p text:style-name="P1"><text:span text:style-name="T3">S1_12/10</text:span></text:p>
        </draw:connector>
        <draw:connector draw:style-name="gr3" draw:text-style-name="P5" draw:layer="layout" draw:type="line" svg:x1="64.165cm" svg:y1="56.028cm" svg:x2="64.12cm" svg:y2="54.302cm" draw:end-shape="id199" draw:end-glue-point="10" svg:d="M64165 56028l-45-1726" svg:viewBox="0 0 46 1727">
          <text:p text:style-name="P1"><text:span text:style-name="T3">/S1_12/11</text:span></text:p>
        </draw:connector>
        <draw:connector draw:style-name="gr3" draw:text-style-name="P5" draw:layer="layout" draw:type="line" svg:x1="66.313cm" svg:y1="55.339cm" svg:x2="66.32cm" svg:y2="54.302cm" draw:end-shape="id199" draw:end-glue-point="14" svg:d="M66313 55339l7-1037" svg:viewBox="0 0 8 1038">
          <text:p text:style-name="P1"><text:span text:style-name="T3">S1_12/00</text:span></text:p>
        </draw:connector>
        <draw:connector draw:style-name="gr3" draw:text-style-name="P5" draw:layer="layout" draw:type="line" svg:x1="65.601cm" svg:y1="56.141cm" svg:x2="65.62cm" svg:y2="54.302cm" draw:end-shape="id199" draw:end-glue-point="13" svg:d="M65601 56141l19-1839" svg:viewBox="0 0 20 1840">
          <text:p text:style-name="P1"><text:span text:style-name="T3">/S1_12/01</text:span></text:p>
        </draw:connector>
        <draw:custom-shape draw:style-name="gr1" draw:text-style-name="P2" xml:id="id190" draw:id="id190" draw:layer="layout" svg:width="1cm" svg:height="0.9cm" svg:x="75.621cm" svg:y="10.343cm">
          <text:p text:style-name="P1"><text:span text:style-name="T1">MUX</text:span></text:p>
          <text:p text:style-name="P1"><text:span text:style-name="T1">14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4.628cm" svg:y1="30.089cm" svg:x2="55.771cm" svg:y2="29.243cm" draw:end-shape="id116" draw:end-glue-point="2" svg:d="M54628 30089l1143-846" svg:viewBox="0 0 1144 847">
          <text:p text:style-name="P1"><text:span text:style-name="T3">L4_04</text:span></text:p>
        </draw:connector>
        <draw:custom-shape draw:style-name="gr1" draw:text-style-name="P2" xml:id="id113" draw:id="id113" draw:layer="layout" svg:width="1cm" svg:height="0.9cm" svg:x="45.521cm" svg:y="31.943cm">
          <text:p text:style-name="P1"><text:span text:style-name="T1">12-OAI</text:span></text:p>
          <text:p text:style-name="P1"><text:span text:style-name="T1">27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3" draw:id="id233" draw:layer="layout" svg:width="1cm" svg:height="0.9cm" svg:x="7.635cm" svg:y="41.147cm">
          <text:p text:style-name="P1"><text:span text:style-name="T1">12-OAI</text:span></text:p>
          <text:p text:style-name="P1"><text:span text:style-name="T1">09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.463cm" svg:y1="43.239cm" svg:x2="8.135cm" svg:y2="42.047cm" draw:end-shape="id233" draw:end-glue-point="2" svg:d="M9463 43239l-1328-1192" svg:viewBox="0 0 1329 1193">
          <text:p text:style-name="P1"><text:span text:style-name="T3">L0_c2/a</text:span></text:p>
        </draw:connector>
        <draw:connector draw:style-name="gr3" draw:text-style-name="P5" draw:layer="layout" draw:type="line" svg:x1="6.5cm" svg:y1="43.344cm" svg:x2="8.135cm" svg:y2="42.047cm" draw:end-shape="id233" draw:end-glue-point="2" svg:d="M6500 43344l1635-1297" svg:viewBox="0 0 1636 1298">
          <text:p text:style-name="P1"><text:span text:style-name="T3">GROUND/b</text:span></text:p>
        </draw:connector>
        <draw:connector draw:style-name="gr3" draw:text-style-name="P5" draw:layer="layout" draw:type="line" svg:x1="18.505cm" svg:y1="65.071cm" svg:x2="20.378cm" svg:y2="65.302cm" draw:end-shape="id279" draw:end-glue-point="3" svg:d="M18505 65071l1873 231" svg:viewBox="0 0 1874 232">
          <text:p text:style-name="P1"><text:span text:style-name="T3">RLE00</text:span></text:p>
        </draw:connector>
        <draw:connector draw:style-name="gr3" draw:text-style-name="P5" draw:layer="layout" draw:type="line" svg:x1="8.087cm" svg:y1="44.138cm" svg:x2="8.135cm" svg:y2="42.047cm" draw:end-shape="id233" draw:end-glue-point="2" svg:d="M8087 44138l48-2091" svg:viewBox="0 0 49 2092">
          <text:p text:style-name="P1"><text:span text:style-name="T3">RLE00/c</text:span></text:p>
        </draw:connector>
        <draw:connector draw:style-name="gr3" draw:text-style-name="P5" draw:layer="layout" draw:type="line" svg:x1="18.505cm" svg:y1="64.771cm" svg:x2="20.378cm" svg:y2="64.302cm" draw:end-shape="id240" draw:end-glue-point="3" svg:d="M18505 64771l1873-469" svg:viewBox="0 0 1874 470">
          <text:p text:style-name="P1"><text:span text:style-name="T3">RLE00</text:span></text:p>
        </draw:connector>
        <draw:connector draw:style-name="gr3" draw:text-style-name="P5" draw:layer="layout" draw:type="line" svg:x1="102.671cm" svg:y1="6.143cm" svg:x2="102.653cm" svg:y2="4.634cm" draw:start-shape="id267" draw:start-glue-point="0" svg:d="M102671 6143l-18-1509" svg:viewBox="0 0 19 1510">
          <text:p text:style-name="P1"><text:span text:style-name="T3">RES16</text:span></text:p>
        </draw:connector>
        <draw:connector draw:style-name="gr3" draw:text-style-name="P5" draw:layer="layout" draw:type="line" svg:x1="97.771cm" svg:y1="6.143cm" svg:x2="97.784cm" svg:y2="4.581cm" draw:start-shape="id193" draw:start-glue-point="0" svg:d="M97771 6143l13-1562" svg:viewBox="0 0 14 1563">
          <text:p text:style-name="P1"><text:span text:style-name="T3">RES15</text:span></text:p>
        </draw:connector>
        <draw:connector draw:style-name="gr3" draw:text-style-name="P5" draw:layer="layout" draw:type="line" svg:x1="93.271cm" svg:y1="6.143cm" svg:x2="93.321cm" svg:y2="4.581cm" draw:start-shape="id268" draw:start-glue-point="0" svg:d="M93271 6143l50-1562" svg:viewBox="0 0 51 1563">
          <text:p text:style-name="P1"><text:span text:style-name="T3">RES14</text:span></text:p>
        </draw:connector>
        <draw:connector draw:style-name="gr3" draw:text-style-name="P5" draw:layer="layout" draw:type="line" svg:x1="88.371cm" svg:y1="6.143cm" svg:x2="88.421cm" svg:y2="4.543cm" draw:start-shape="id192" draw:start-glue-point="0" svg:d="M88371 6143l50-1600" svg:viewBox="0 0 51 1601">
          <text:p text:style-name="P1"><text:span text:style-name="T3">RES13</text:span></text:p>
        </draw:connector>
        <draw:connector draw:style-name="gr3" draw:text-style-name="P5" draw:layer="layout" draw:type="line" svg:x1="83.571cm" svg:y1="6.143cm" svg:x2="83.55cm" svg:y2="4.528cm" draw:start-shape="id269" draw:start-glue-point="0" svg:d="M83571 6143l-21-1615" svg:viewBox="0 0 22 1616">
          <text:p text:style-name="P1"><text:span text:style-name="T3">RES12</text:span></text:p>
        </draw:connector>
        <draw:connector draw:style-name="gr3" draw:text-style-name="P5" draw:layer="layout" draw:type="line" svg:x1="78.771cm" svg:y1="6.143cm" svg:x2="78.8cm" svg:y2="4.628cm" draw:start-shape="id191" draw:start-glue-point="0" svg:d="M78771 6143l29-1515" svg:viewBox="0 0 30 1516">
          <text:p text:style-name="P1"><text:span text:style-name="T3">RES11</text:span></text:p>
        </draw:connector>
        <draw:connector draw:style-name="gr3" draw:text-style-name="P5" draw:layer="layout" draw:type="line" svg:x1="73.871cm" svg:y1="6.143cm" svg:x2="73.921cm" svg:y2="4.628cm" draw:start-shape="id271" draw:start-glue-point="0" svg:d="M73871 6143l50-1515" svg:viewBox="0 0 51 1516">
          <text:p text:style-name="P1"><text:span text:style-name="T3">RES10</text:span></text:p>
        </draw:connector>
        <draw:connector draw:style-name="gr3" draw:text-style-name="P5" draw:layer="layout" draw:type="line" svg:x1="68.971cm" svg:y1="6.143cm" svg:x2="69.021cm" svg:y2="4.528cm" draw:start-shape="id139" draw:start-glue-point="0" svg:d="M68971 6143l50-1615" svg:viewBox="0 0 51 1616">
          <text:p text:style-name="P1"><text:span text:style-name="T3">RES09</text:span></text:p>
        </draw:connector>
        <draw:connector draw:style-name="gr3" draw:text-style-name="P5" draw:layer="layout" draw:type="line" svg:x1="64.171cm" svg:y1="6.143cm" svg:x2="64.221cm" svg:y2="4.543cm" draw:start-shape="id272" draw:start-glue-point="0" svg:d="M64171 6143l50-1600" svg:viewBox="0 0 51 1601">
          <text:p text:style-name="P1"><text:span text:style-name="T3">RES08</text:span></text:p>
        </draw:connector>
        <draw:connector draw:style-name="gr3" draw:text-style-name="P5" draw:layer="layout" draw:type="line" svg:x1="59.571cm" svg:y1="6.143cm" svg:x2="59.621cm" svg:y2="4.443cm" draw:start-shape="id136" draw:start-glue-point="0" svg:d="M59571 6143l50-1700" svg:viewBox="0 0 51 1701">
          <text:p text:style-name="P1"><text:span text:style-name="T3">RES07</text:span></text:p>
        </draw:connector>
        <draw:connector draw:style-name="gr3" draw:text-style-name="P5" draw:layer="layout" draw:type="line" svg:x1="54.671cm" svg:y1="6.143cm" svg:x2="54.721cm" svg:y2="4.443cm" draw:start-shape="id274" draw:start-glue-point="0" svg:d="M54671 6143l50-1700" svg:viewBox="0 0 51 1701">
          <text:p text:style-name="P1"><text:span text:style-name="T3">RES06</text:span></text:p>
        </draw:connector>
        <draw:connector draw:style-name="gr3" draw:text-style-name="P5" draw:layer="layout" draw:type="line" svg:x1="49.871cm" svg:y1="6.143cm" svg:x2="49.871cm" svg:y2="4.343cm" draw:start-shape="id137" draw:start-glue-point="0" svg:d="M49871 6143v-1800" svg:viewBox="0 0 1 1801">
          <text:p text:style-name="P1"><text:span text:style-name="T3">RES05</text:span></text:p>
        </draw:connector>
        <draw:connector draw:style-name="gr3" draw:text-style-name="P5" draw:layer="layout" draw:type="line" svg:x1="44.971cm" svg:y1="6.143cm" svg:x2="45.021cm" svg:y2="4.343cm" draw:start-shape="id275" draw:start-glue-point="0" svg:d="M44971 6143l50-1800" svg:viewBox="0 0 51 1801">
          <text:p text:style-name="P1"><text:span text:style-name="T3">RES04</text:span></text:p>
        </draw:connector>
        <draw:connector draw:style-name="gr3" draw:text-style-name="P5" draw:layer="layout" draw:type="line" svg:x1="40.371cm" svg:y1="6.143cm" svg:x2="40.421cm" svg:y2="4.343cm" draw:start-shape="id138" draw:start-glue-point="0" svg:d="M40371 6143l50-1800" svg:viewBox="0 0 51 1801">
          <text:p text:style-name="P1"><text:span text:style-name="T3">RES03</text:span></text:p>
        </draw:connector>
        <draw:connector draw:style-name="gr3" draw:text-style-name="P5" draw:layer="layout" draw:type="line" svg:x1="35.571cm" svg:y1="6.143cm" svg:x2="35.555cm" svg:y2="4.369cm" draw:start-shape="id203" draw:start-glue-point="0" svg:d="M35571 6143l-16-1774" svg:viewBox="0 0 17 1775">
          <text:p text:style-name="P1"><text:span text:style-name="T3">RES02</text:span></text:p>
        </draw:connector>
        <draw:connector draw:style-name="gr3" draw:text-style-name="P5" draw:layer="layout" draw:type="line" svg:x1="30.871cm" svg:y1="6.143cm" svg:x2="30.821cm" svg:y2="4.369cm" draw:start-shape="id204" draw:start-glue-point="0" svg:d="M30871 6143l-50-1774" svg:viewBox="0 0 51 1775">
          <text:p text:style-name="P1"><text:span text:style-name="T3">RES01</text:span></text:p>
        </draw:connector>
        <draw:connector draw:style-name="gr3" draw:text-style-name="P5" draw:layer="layout" draw:type="line" svg:x1="24.671cm" svg:y1="6.143cm" svg:x2="24.671cm" svg:y2="4.269cm" draw:start-shape="id205" draw:start-glue-point="0" svg:d="M24671 6143v-1874" svg:viewBox="0 0 1 1875">
          <text:p text:style-name="P1"><text:span text:style-name="T3">RES00</text:span></text:p>
        </draw:connector>
        <draw:connector draw:style-name="gr3" draw:text-style-name="P5" draw:layer="layout" draw:type="line" svg:x1="47.921cm" svg:y1="53.202cm" svg:x2="49.721cm" svg:y2="53.402cm" draw:end-shape="id278" draw:end-glue-point="18" svg:d="M47921 53202l1800 200" svg:viewBox="0 0 1801 201">
          <text:p text:style-name="P1"><text:span text:style-name="T3">L2_c1</text:span></text:p>
        </draw:connector>
        <draw:connector draw:style-name="gr3" draw:text-style-name="P5" draw:layer="layout" draw:type="line" svg:x1="58.021cm" svg:y1="53.202cm" svg:x2="59.821cm" svg:y2="53.402cm" draw:end-shape="id199" draw:end-glue-point="18" svg:d="M58021 53202l1800 200" svg:viewBox="0 0 1801 201">
          <text:p text:style-name="P1"><text:span text:style-name="T3">L2_c1</text:span></text:p>
        </draw:connector>
        <draw:connector draw:style-name="gr3" draw:text-style-name="P5" draw:layer="layout" draw:type="line" svg:x1="38.321cm" svg:y1="53.202cm" svg:x2="40.121cm" svg:y2="53.392cm" draw:end-shape="id277" draw:end-glue-point="18" svg:d="M38321 53202l1800 190" svg:viewBox="0 0 1801 191">
          <text:p text:style-name="P1"><text:span text:style-name="T3">L2_c1</text:span></text:p>
        </draw:connector>
        <draw:connector draw:style-name="gr3" draw:text-style-name="P5" draw:layer="layout" draw:type="line" svg:x1="28.821cm" svg:y1="53.202cm" svg:x2="30.609cm" svg:y2="53.402cm" draw:end-shape="id276" draw:end-glue-point="19" svg:d="M28821 53202l1788 200" svg:viewBox="0 0 1789 201">
          <text:p text:style-name="P1"><text:span text:style-name="T3">L2_c1</text:span></text:p>
        </draw:connector>
        <draw:connector draw:style-name="gr3" draw:text-style-name="P7" draw:layer="layout" draw:type="line" svg:x1="28.733cm" svg:y1="53.546cm" svg:x2="30.609cm" svg:y2="53.603cm" draw:end-shape="id276" draw:end-glue-point="16" svg:d="M28733 53546l1876 57" svg:viewBox="0 0 1877 58">
          <text:p text:style-name="P1"><text:span text:style-name="T5">L2_c2</text:span></text:p>
        </draw:connector>
        <draw:connector draw:style-name="gr3" draw:text-style-name="P7" draw:layer="layout" draw:type="line" svg:x1="47.845cm" svg:y1="53.545cm" svg:x2="49.721cm" svg:y2="53.603cm" draw:end-shape="id278" draw:end-glue-point="16" svg:d="M47845 53545l1876 58" svg:viewBox="0 0 1877 59">
          <text:p text:style-name="P1"><text:span text:style-name="T5">L2_c2</text:span></text:p>
        </draw:connector>
        <draw:connector draw:style-name="gr3" draw:text-style-name="P7" draw:layer="layout" draw:type="line" svg:x1="57.921cm" svg:y1="53.545cm" svg:x2="59.821cm" svg:y2="53.603cm" draw:end-shape="id199" draw:end-glue-point="16" svg:d="M57921 53545l1900 58" svg:viewBox="0 0 1901 59">
          <text:p text:style-name="P1"><text:span text:style-name="T5">L2_c2</text:span></text:p>
        </draw:connector>
        <draw:connector draw:style-name="gr3" draw:text-style-name="P5" draw:layer="layout" draw:type="line" svg:x1="33.415cm" svg:y1="55.531cm" svg:x2="33.41cm" svg:y2="54.302cm" draw:end-shape="id276" draw:end-glue-point="8" svg:d="M33415 55531l-5-1229" svg:viewBox="0 0 6 1230">
          <text:p text:style-name="P1"><text:span text:style-name="T3">L2_c2/20</text:span></text:p>
        </draw:connector>
        <draw:connector draw:style-name="gr3" draw:text-style-name="P7" draw:layer="layout" draw:type="line" svg:x1="38.221cm" svg:y1="53.545cm" svg:x2="40.121cm" svg:y2="53.593cm" draw:end-shape="id277" draw:end-glue-point="16" svg:d="M38221 53545l1900 48" svg:viewBox="0 0 1901 49">
          <text:p text:style-name="P1"><text:span text:style-name="T5">L2_c2</text:span></text:p>
        </draw:connector>
        <draw:connector draw:style-name="gr3" draw:text-style-name="P5" draw:layer="layout" draw:type="line" svg:x1="32.722cm" svg:y1="56.098cm" svg:x2="32.71cm" svg:y2="54.302cm" draw:end-shape="id276" draw:end-glue-point="7" svg:d="M32722 56098l-12-1796" svg:viewBox="0 0 13 1797">
          <text:p text:style-name="P1"><text:span text:style-name="T3">L2_c2/21</text:span></text:p>
        </draw:connector>
        <draw:connector draw:style-name="gr3" draw:text-style-name="P5" draw:layer="layout" draw:type="line" svg:x1="31.875cm" svg:y1="55.596cm" svg:x2="31.91cm" svg:y2="54.302cm" draw:end-shape="id276" draw:end-glue-point="5" svg:d="M31875 55596l35-1294" svg:viewBox="0 0 36 1295">
          <text:p text:style-name="P1"><text:span text:style-name="T3">GROUND/30</text:span></text:p>
        </draw:connector>
        <draw:connector draw:style-name="gr3" draw:text-style-name="P5" draw:layer="layout" draw:type="line" svg:x1="31.266cm" svg:y1="56.125cm" svg:x2="31.31cm" svg:y2="54.302cm" draw:end-shape="id276" draw:end-glue-point="4" svg:d="M31266 56125l44-1823" svg:viewBox="0 0 45 1824">
          <text:p text:style-name="P1"><text:span text:style-name="T3">GROUND/31</text:span></text:p>
        </draw:connector>
        <draw:custom-shape draw:style-name="gr1" draw:text-style-name="P2" xml:id="id226" draw:id="id226" draw:layer="layout" svg:width="1cm" svg:height="0.9cm" svg:x="18.164cm" svg:y="34.443cm">
          <text:p text:style-name="P1"><text:span text:style-name="T1">12-OAI</text:span></text:p>
          <text:p text:style-name="P1"><text:span text:style-name="T1">18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099cm" svg:y1="36.571cm" svg:x2="18.664cm" svg:y2="35.343cm" draw:end-shape="id226" draw:end-glue-point="2" svg:d="M20099 36571l-1435-1228" svg:viewBox="0 0 1436 1229">
          <text:p text:style-name="P1"><text:span text:style-name="T5">L2_c2/a</text:span></text:p>
        </draw:connector>
        <draw:connector draw:style-name="gr3" draw:text-style-name="P5" draw:layer="layout" draw:type="line" svg:x1="48.09cm" svg:y1="54.183cm" svg:x2="49.721cm" svg:y2="54.101cm" draw:end-shape="id278" draw:end-glue-point="17" svg:d="M48090 54183l1631-82" svg:viewBox="0 0 1632 83">
          <text:p text:style-name="P1"><text:span text:style-name="T3">L2_d1</text:span></text:p>
        </draw:connector>
        <draw:connector draw:style-name="gr3" draw:text-style-name="P5" draw:layer="layout" draw:type="line" svg:x1="58.19cm" svg:y1="54.184cm" svg:x2="59.821cm" svg:y2="54.101cm" draw:end-shape="id199" draw:end-glue-point="17" svg:d="M58190 54184l1631-83" svg:viewBox="0 0 1632 84">
          <text:p text:style-name="P1"><text:span text:style-name="T3">L2_d1</text:span></text:p>
        </draw:connector>
        <draw:connector draw:style-name="gr3" draw:text-style-name="P5" draw:layer="layout" draw:type="line" svg:x1="38.521cm" svg:y1="54.184cm" svg:x2="40.121cm" svg:y2="54.091cm" draw:end-shape="id277" draw:end-glue-point="17" svg:d="M38521 54184l1600-93" svg:viewBox="0 0 1601 94">
          <text:p text:style-name="P1"><text:span text:style-name="T3">L2_d1</text:span></text:p>
        </draw:connector>
        <draw:connector draw:style-name="gr3" draw:text-style-name="P5" draw:layer="layout" draw:type="line" svg:x1="28.821cm" svg:y1="54.184cm" svg:x2="30.609cm" svg:y2="54.101cm" draw:end-shape="id276" draw:end-glue-point="17" svg:d="M28821 54184l1788-83" svg:viewBox="0 0 1789 84">
          <text:p text:style-name="P1"><text:span text:style-name="T3">L2_d1</text:span></text:p>
        </draw:connector>
        <draw:connector draw:style-name="gr3" draw:text-style-name="P5" draw:layer="layout" draw:type="line" svg:x1="48.092cm" svg:y1="54.602cm" svg:x2="49.721cm" svg:y2="54.302cm" draw:end-shape="id278" draw:end-glue-point="19" svg:d="M48092 54602l1629-300" svg:viewBox="0 0 1630 301">
          <text:p text:style-name="P1"><text:span text:style-name="T3">L2_d2</text:span></text:p>
        </draw:connector>
        <draw:connector draw:style-name="gr3" draw:text-style-name="P5" draw:layer="layout" draw:type="line" svg:x1="58.121cm" svg:y1="54.602cm" svg:x2="59.821cm" svg:y2="54.302cm" draw:end-shape="id199" draw:end-glue-point="19" svg:d="M58121 54602l1700-300" svg:viewBox="0 0 1701 301">
          <text:p text:style-name="P1"><text:span text:style-name="T3">L2_d2</text:span></text:p>
        </draw:connector>
        <draw:connector draw:style-name="gr3" draw:text-style-name="P5" draw:layer="layout" draw:type="line" svg:x1="28.991cm" svg:y1="54.616cm" svg:x2="30.609cm" svg:y2="54.302cm" draw:end-shape="id276" draw:end-glue-point="18" svg:d="M28991 54616l1618-314" svg:viewBox="0 0 1619 315">
          <text:p text:style-name="P1"><text:span text:style-name="T3">L2_d2</text:span></text:p>
        </draw:connector>
        <draw:connector draw:style-name="gr3" draw:text-style-name="P5" draw:layer="layout" draw:type="line" svg:x1="38.621cm" svg:y1="54.602cm" svg:x2="40.121cm" svg:y2="54.292cm" draw:end-shape="id277" draw:end-glue-point="19" svg:d="M38621 54602l1500-310" svg:viewBox="0 0 1501 311">
          <text:p text:style-name="P1"><text:span text:style-name="T3">L2_d2</text:span></text:p>
        </draw:connector>
        <draw:custom-shape draw:style-name="gr1" draw:text-style-name="P9" xml:id="id279" draw:id="id279" draw:layer="layout" svg:width="1cm" svg:height="0.9cm" svg:x="20.378cm" svg:y="64.852cm">
          <text:p text:style-name="P3"><text:span text:style-name="T6">XNOR</text:span></text:p>
          <text:p text:style-name="P1"><text:span text:style-name="T7">06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586cm" svg:y1="65.944cm" svg:x2="20.378cm" svg:y2="65.302cm" draw:end-shape="id279" draw:end-glue-point="3" svg:d="M18586 65944l1792-642" svg:viewBox="0 0 1793 643">
          <text:p text:style-name="P1"><text:span text:style-name="T3">GROUND</text:span></text:p>
        </draw:connector>
        <draw:connector draw:style-name="gr4" draw:text-style-name="P1" draw:layer="layout" draw:type="line" svg:x1="21.378cm" svg:y1="65.302cm" svg:x2="22.173cm" svg:y2="64.336cm" draw:start-shape="id279" draw:start-glue-point="1" draw:end-shape="id280" draw:end-glue-point="3" svg:d="M21378 65302l795-966" svg:viewBox="0 0 796 967">
          <text:p/>
        </draw:connector>
        <draw:custom-shape draw:style-name="gr1" draw:text-style-name="P9" xml:id="id240" draw:id="id240" draw:layer="layout" svg:width="1cm" svg:height="0.9cm" svg:x="20.378cm" svg:y="63.852cm">
          <text:p text:style-name="P3"><text:span text:style-name="T6">XOR</text:span></text:p>
          <text:p text:style-name="P1"><text:span text:style-name="T7">091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78cm" svg:y1="64.302cm" svg:x2="22.173cm" svg:y2="64.336cm" draw:start-shape="id240" draw:start-glue-point="1" draw:end-shape="id280" draw:end-glue-point="3" svg:d="M21378 64302l795 34" svg:viewBox="0 0 796 35">
          <text:p/>
        </draw:connector>
        <draw:custom-shape draw:style-name="gr1" draw:text-style-name="P11" xml:id="id280" draw:id="id280" draw:layer="layout" svg:width="1cm" svg:height="0.9cm" svg:x="22.173cm" svg:y="63.886cm">
          <text:p text:style-name="P10"><text:span text:style-name="T6">NAND</text:span></text:p>
          <text:p text:style-name="P10"><text:span text:style-name="T8">09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73cm" svg:y1="64.336cm" svg:x2="23.973cm" svg:y2="64.336cm" draw:start-shape="id280" draw:start-glue-point="1" draw:end-shape="id266" draw:end-glue-point="3" svg:d="M23173 64336h800" svg:viewBox="0 0 801 1">
          <text:p/>
        </draw:connector>
        <draw:custom-shape draw:style-name="gr1" draw:text-style-name="P2" xml:id="id232" draw:id="id232" draw:layer="layout" svg:width="1cm" svg:height="0.9cm" svg:x="10.253cm" svg:y="38.043cm">
          <text:p text:style-name="P1"><text:span text:style-name="T1">12-OAI</text:span></text:p>
          <text:p text:style-name="P1"><text:span text:style-name="T1">10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.251cm" svg:y1="39.984cm" svg:x2="10.753cm" svg:y2="38.943cm" draw:end-shape="id232" draw:end-glue-point="2" svg:d="M9251 39984l1502-1041" svg:viewBox="0 0 1503 1042">
          <text:p text:style-name="P1"><text:span text:style-name="T3">RLE01/b</text:span></text:p>
        </draw:connector>
        <draw:custom-shape draw:style-name="gr1" draw:text-style-name="P2" xml:id="id266" draw:id="id266" draw:layer="layout" svg:width="1cm" svg:height="0.9cm" svg:x="23.973cm" svg:y="63.886cm">
          <text:p text:style-name="P1"><text:span text:style-name="T1">NOT</text:span></text:p>
          <text:p text:style-name="P1"><text:span text:style-name="T1">06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5" draw:id="id265" draw:layer="layout" svg:width="1cm" svg:height="0.9cm" svg:x="23.978cm" svg:y="64.886cm">
          <text:p text:style-name="P1"><text:span text:style-name="T1">NOT</text:span></text:p>
          <text:p text:style-name="P1"><text:span text:style-name="T1">06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78cm" svg:y1="65.302cm" svg:x2="23.978cm" svg:y2="65.336cm" draw:start-shape="id279" draw:start-glue-point="1" draw:end-shape="id265" draw:end-glue-point="3" svg:d="M21378 65302l2600 34" svg:viewBox="0 0 2601 35">
          <text:p/>
        </draw:connector>
        <draw:connector draw:style-name="gr3" draw:text-style-name="P5" draw:layer="layout" draw:type="line" svg:x1="24.978cm" svg:y1="61.305cm" svg:x2="27.068cm" svg:y2="61.282cm" draw:start-shape="id281" draw:start-glue-point="1" svg:d="M24978 61305l2090-23" svg:viewBox="0 0 2091 24">
          <text:p text:style-name="P1"><text:span text:style-name="T3">L1_d1</text:span></text:p>
        </draw:connector>
        <draw:connector draw:style-name="gr4" draw:text-style-name="P1" draw:layer="layout" draw:type="line" svg:x1="21.378cm" svg:y1="61.305cm" svg:x2="23.978cm" svg:y2="61.305cm" draw:start-shape="id239" draw:start-glue-point="1" draw:end-shape="id281" draw:end-glue-point="3" svg:d="M21378 61305h2600" svg:viewBox="0 0 2601 1">
          <text:p/>
        </draw:connector>
        <draw:connector draw:style-name="gr3" draw:text-style-name="P5" draw:layer="layout" draw:type="line" svg:x1="38.32cm" svg:y1="59.543cm" svg:x2="40.051cm" svg:y2="59.473cm" draw:end-shape="id164" draw:end-glue-point="17" svg:d="M38320 59543l1731-70" svg:viewBox="0 0 1732 71">
          <text:p text:style-name="P1"><text:span text:style-name="T3">L1_d1</text:span></text:p>
        </draw:connector>
        <draw:connector draw:style-name="gr3" draw:text-style-name="P5" draw:layer="layout" draw:type="line" svg:x1="28.951cm" svg:y1="59.613cm" svg:x2="30.651cm" svg:y2="59.542cm" draw:end-shape="id168" draw:end-glue-point="17" svg:d="M28951 59613l1700-71" svg:viewBox="0 0 1701 72">
          <text:p text:style-name="P1"><text:span text:style-name="T3">L1_d1</text:span></text:p>
        </draw:connector>
        <draw:connector draw:style-name="gr3" draw:text-style-name="P5" draw:layer="layout" draw:type="line" svg:x1="47.92cm" svg:y1="59.543cm" svg:x2="49.651cm" svg:y2="59.473cm" draw:end-shape="id153" draw:end-glue-point="17" svg:d="M47920 59543l1731-70" svg:viewBox="0 0 1732 71">
          <text:p text:style-name="P1"><text:span text:style-name="T3">L1_d1</text:span></text:p>
        </draw:connector>
        <draw:connector draw:style-name="gr3" draw:text-style-name="P5" draw:layer="layout" draw:type="line" svg:x1="58.051cm" svg:y1="59.543cm" svg:x2="59.751cm" svg:y2="59.473cm" draw:end-shape="id154" draw:end-glue-point="17" svg:d="M58051 59543l1700-70" svg:viewBox="0 0 1701 71">
          <text:p text:style-name="P1"><text:span text:style-name="T3">L1_d1</text:span></text:p>
        </draw:connector>
        <draw:connector draw:style-name="gr3" draw:text-style-name="P5" draw:layer="layout" draw:type="line" svg:x1="6.817cm" svg:y1="40.169cm" svg:x2="8.1cm" svg:y2="38.919cm" draw:end-shape="id228" draw:end-glue-point="2" svg:d="M6817 40169l1283-1250" svg:viewBox="0 0 1284 1251">
          <text:p text:style-name="P1"><text:span text:style-name="T3">L0_00</text:span></text:p>
        </draw:connector>
        <draw:connector draw:style-name="gr3" draw:text-style-name="P5" draw:layer="layout" draw:type="line" svg:x1="36.793cm" svg:y1="64.135cm" svg:x2="36.794cm" svg:y2="62.843cm" draw:start-shape="id170" draw:start-glue-point="15" svg:d="M36793 64135l1-1292" svg:viewBox="0 0 2 1293">
          <text:p text:style-name="P1"><text:span text:style-name="T3">L0_01</text:span></text:p>
        </draw:connector>
        <draw:connector draw:style-name="gr3" draw:text-style-name="P5" draw:layer="layout" draw:type="line" svg:x1="41.095cm" svg:y1="64.135cm" svg:x2="41.094cm" svg:y2="62.843cm" draw:start-shape="id163" draw:start-glue-point="6" svg:d="M41095 64135l-1-1292" svg:viewBox="0 0 2 1293">
          <text:p text:style-name="P1"><text:span text:style-name="T3">L0_02</text:span></text:p>
        </draw:connector>
        <draw:connector draw:style-name="gr3" draw:text-style-name="P5" draw:layer="layout" draw:type="line" svg:x1="42.495cm" svg:y1="64.135cm" svg:x2="42.493cm" svg:y2="62.843cm" draw:start-shape="id163" draw:start-glue-point="9" svg:d="M42495 64135l-2-1292" svg:viewBox="0 0 3 1293">
          <text:p text:style-name="P1"><text:span text:style-name="T3">L0_03</text:span></text:p>
        </draw:connector>
        <draw:connector draw:style-name="gr3" draw:text-style-name="P5" draw:layer="layout" draw:type="line" svg:x1="44.693cm" svg:y1="64.135cm" svg:x2="44.693cm" svg:y2="62.851cm" draw:start-shape="id163" draw:start-glue-point="12" svg:d="M44693 64135v-1284" svg:viewBox="0 0 1 1285">
          <text:p text:style-name="P1"><text:span text:style-name="T3">L0_04</text:span></text:p>
        </draw:connector>
        <draw:connector draw:style-name="gr3" draw:text-style-name="P5" draw:layer="layout" draw:type="line" svg:x1="46.193cm" svg:y1="64.135cm" svg:x2="46.194cm" svg:y2="62.859cm" draw:start-shape="id163" draw:start-glue-point="15" svg:d="M46193 64135l1-1276" svg:viewBox="0 0 2 1277">
          <text:p text:style-name="P1"><text:span text:style-name="T3">L0_05</text:span></text:p>
        </draw:connector>
        <draw:connector draw:style-name="gr3" draw:text-style-name="P5" draw:layer="layout" draw:type="line" svg:x1="50.695cm" svg:y1="64.135cm" svg:x2="50.694cm" svg:y2="62.867cm" draw:start-shape="id155" draw:start-glue-point="6" svg:d="M50695 64135l-1-1268" svg:viewBox="0 0 2 1269">
          <text:p text:style-name="P1"><text:span text:style-name="T3">L0_06</text:span></text:p>
        </draw:connector>
        <draw:connector draw:style-name="gr3" draw:text-style-name="P5" draw:layer="layout" draw:type="line" svg:x1="52.095cm" svg:y1="64.135cm" svg:x2="52.094cm" svg:y2="62.875cm" draw:start-shape="id155" draw:start-glue-point="9" svg:d="M52095 64135l-1-1260" svg:viewBox="0 0 2 1261">
          <text:p text:style-name="P1"><text:span text:style-name="T3">L0_07</text:span></text:p>
        </draw:connector>
        <draw:connector draw:style-name="gr3" draw:text-style-name="P5" draw:layer="layout" draw:type="line" svg:x1="54.293cm" svg:y1="64.135cm" svg:x2="54.293cm" svg:y2="62.843cm" draw:start-shape="id155" draw:start-glue-point="12" svg:d="M54293 64135v-1292" svg:viewBox="0 0 1 1293">
          <text:p text:style-name="P1"><text:span text:style-name="T3">L0_08</text:span></text:p>
        </draw:connector>
        <draw:connector draw:style-name="gr3" draw:text-style-name="P5" draw:layer="layout" draw:type="line" svg:x1="55.793cm" svg:y1="64.135cm" svg:x2="55.794cm" svg:y2="62.843cm" draw:start-shape="id155" draw:start-glue-point="15" svg:d="M55793 64135l1-1292" svg:viewBox="0 0 2 1293">
          <text:p text:style-name="P1"><text:span text:style-name="T3">L0_09</text:span></text:p>
        </draw:connector>
        <draw:connector draw:style-name="gr3" draw:text-style-name="P5" draw:layer="layout" draw:type="line" svg:x1="60.795cm" svg:y1="64.135cm" svg:x2="60.795cm" svg:y2="62.843cm" draw:start-shape="id156" draw:start-glue-point="6" svg:d="M60795 64135v-1292" svg:viewBox="0 0 1 1293">
          <text:p text:style-name="P1"><text:span text:style-name="T3">L0_10</text:span></text:p>
        </draw:connector>
        <draw:connector draw:style-name="gr3" draw:text-style-name="P5" draw:layer="layout" draw:type="line" svg:x1="62.195cm" svg:y1="64.135cm" svg:x2="62.194cm" svg:y2="62.843cm" draw:start-shape="id156" draw:start-glue-point="9" svg:d="M62195 64135l-1-1292" svg:viewBox="0 0 2 1293">
          <text:p text:style-name="P1"><text:span text:style-name="T3">L0_11</text:span></text:p>
        </draw:connector>
        <draw:connector draw:style-name="gr3" draw:text-style-name="P5" draw:layer="layout" draw:type="line" svg:x1="64.393cm" svg:y1="64.135cm" svg:x2="64.393cm" svg:y2="62.843cm" draw:start-shape="id156" draw:start-glue-point="12" svg:d="M64393 64135v-1292" svg:viewBox="0 0 1 1293">
          <text:p text:style-name="P1"><text:span text:style-name="T3">L0_12</text:span></text:p>
        </draw:connector>
        <draw:connector draw:style-name="gr3" draw:text-style-name="P5" draw:layer="layout" draw:type="line" svg:x1="65.894cm" svg:y1="62.643cm" svg:x2="65.894cm" svg:y2="61.351cm" draw:start-shape="id202" draw:start-glue-point="0" svg:d="M65894 62643v-1292" svg:viewBox="0 0 1 1293">
          <text:p text:style-name="P1"><text:span text:style-name="T3">/L0_12</text:span></text:p>
        </draw:connector>
        <draw:custom-shape draw:style-name="gr1" draw:text-style-name="P11" xml:id="id282" draw:id="id282" draw:layer="layout" svg:width="1cm" svg:height="0.9cm" svg:x="22.178cm" svg:y="59.855cm">
          <text:p text:style-name="P10"><text:span text:style-name="T6">NAND</text:span></text:p>
          <text:p text:style-name="P10"><text:span text:style-name="T8">16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78cm" svg:y1="61.305cm" svg:x2="22.178cm" svg:y2="60.305cm" draw:start-shape="id239" draw:start-glue-point="1" draw:end-shape="id282" draw:end-glue-point="3" svg:d="M21378 61305l800-1000" svg:viewBox="0 0 801 1001">
          <text:p/>
        </draw:connector>
        <draw:connector draw:style-name="gr3" draw:text-style-name="P5" draw:layer="layout" draw:type="line" svg:x1="24.978cm" svg:y1="60.305cm" svg:x2="27.078cm" svg:y2="60.29cm" draw:start-shape="id283" draw:start-glue-point="1" svg:d="M24978 60305l2100-15" svg:viewBox="0 0 2101 16">
          <text:p text:style-name="P1"><text:span text:style-name="T3">L1_d2</text:span></text:p>
        </draw:connector>
        <draw:connector draw:style-name="gr4" draw:text-style-name="P5" draw:layer="layout" draw:type="line" svg:x1="23.178cm" svg:y1="60.305cm" svg:x2="23.978cm" svg:y2="60.305cm" draw:start-shape="id282" draw:start-glue-point="1" draw:end-shape="id283" draw:end-glue-point="3" svg:d="M23178 60305h800" svg:viewBox="0 0 801 1">
          <text:p/>
        </draw:connector>
        <draw:custom-shape draw:style-name="gr1" draw:text-style-name="P2" xml:id="id283" draw:id="id283" draw:layer="layout" svg:width="1cm" svg:height="0.9cm" svg:x="23.978cm" svg:y="59.855cm">
          <text:p text:style-name="P1"><text:span text:style-name="T1">NOT</text:span></text:p>
          <text:p text:style-name="P1"><text:span text:style-name="T1">080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8.991cm" svg:y1="60.09cm" svg:x2="30.651cm" svg:y2="59.742cm" draw:end-shape="id168" draw:end-glue-point="18" svg:d="M28991 60090l1660-348" svg:viewBox="0 0 1661 349">
          <text:p text:style-name="P1"><text:span text:style-name="T3">L1_d2</text:span></text:p>
        </draw:connector>
        <draw:connector draw:style-name="gr3" draw:text-style-name="P5" draw:layer="layout" draw:type="line" svg:x1="38.391cm" svg:y1="60.091cm" svg:x2="40.051cm" svg:y2="59.743cm" draw:end-shape="id164" draw:end-glue-point="19" svg:d="M38391 60091l1660-348" svg:viewBox="0 0 1661 349">
          <text:p text:style-name="P1"><text:span text:style-name="T3">L1_d2</text:span></text:p>
        </draw:connector>
        <draw:connector draw:style-name="gr3" draw:text-style-name="P5" draw:layer="layout" draw:type="line" svg:x1="47.951cm" svg:y1="60.091cm" svg:x2="49.651cm" svg:y2="59.743cm" draw:end-shape="id153" draw:end-glue-point="19" svg:d="M47951 60091l1700-348" svg:viewBox="0 0 1701 349">
          <text:p text:style-name="P1"><text:span text:style-name="T3">L1_d2</text:span></text:p>
        </draw:connector>
        <draw:connector draw:style-name="gr3" draw:text-style-name="P5" draw:layer="layout" draw:type="line" svg:x1="58.051cm" svg:y1="60.091cm" svg:x2="59.751cm" svg:y2="59.743cm" draw:end-shape="id154" draw:end-glue-point="19" svg:d="M58051 60091l1700-348" svg:viewBox="0 0 1701 349">
          <text:p text:style-name="P1"><text:span text:style-name="T3">L1_d2</text:span></text:p>
        </draw:connector>
        <draw:connector draw:style-name="gr3" draw:text-style-name="P5" draw:layer="layout" draw:type="line" svg:x1="35.25cm" svg:y1="58.86cm" svg:x2="35.272cm" svg:y2="57.62cm" draw:start-shape="id168" draw:start-glue-point="12" svg:d="M35250 58860l22-1240" svg:viewBox="0 0 23 1241">
          <text:p text:style-name="P1"><text:span text:style-name="T3">L1_00</text:span></text:p>
        </draw:connector>
        <draw:connector draw:style-name="gr3" draw:text-style-name="P5" draw:layer="layout" draw:type="line" svg:x1="36.75cm" svg:y1="58.86cm" svg:x2="36.728cm" svg:y2="57.594cm" draw:start-shape="id168" draw:start-glue-point="15" svg:d="M36750 58860l-22-1266" svg:viewBox="0 0 23 1267">
          <text:p text:style-name="P1"><text:span text:style-name="T3">L1_01</text:span></text:p>
        </draw:connector>
        <draw:connector draw:style-name="gr3" draw:text-style-name="P5" draw:layer="layout" draw:type="line" svg:x1="41.052cm" svg:y1="58.843cm" svg:x2="40.994cm" svg:y2="57.543cm" draw:start-shape="id164" draw:start-glue-point="6" svg:d="M41052 58843l-58-1300" svg:viewBox="0 0 59 1301">
          <text:p text:style-name="P1"><text:span text:style-name="T3">L1_02</text:span></text:p>
        </draw:connector>
        <draw:custom-shape draw:style-name="gr1" draw:text-style-name="P4" xml:id="id284" draw:id="id284" draw:layer="layout" svg:width="1cm" svg:height="0.9cm" svg:x="20.378cm" svg:y="59.855cm">
          <text:p text:style-name="P3"><text:span text:style-name="T2">XOR</text:span></text:p>
          <text:p text:style-name="P1"><text:span text:style-name="T1">162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78cm" svg:y1="60.305cm" svg:x2="22.178cm" svg:y2="60.305cm" draw:start-shape="id284" draw:start-glue-point="1" draw:end-shape="id282" draw:end-glue-point="3" svg:d="M21378 60305h800" svg:viewBox="0 0 801 1">
          <text:p/>
        </draw:connector>
        <draw:connector draw:style-name="gr3" draw:text-style-name="P5" draw:layer="layout" draw:type="line" svg:x1="42.452cm" svg:y1="58.843cm" svg:x2="42.394cm" svg:y2="57.543cm" draw:start-shape="id164" draw:start-glue-point="9" svg:d="M42452 58843l-58-1300" svg:viewBox="0 0 59 1301">
          <text:p text:style-name="P1"><text:span text:style-name="T3">L1_03</text:span></text:p>
        </draw:connector>
        <draw:connector draw:style-name="gr3" draw:text-style-name="P5" draw:layer="layout" draw:type="line" svg:x1="18.505cm" svg:y1="61.007cm" svg:x2="20.378cm" svg:y2="61.305cm" draw:end-shape="id239" draw:end-glue-point="3" svg:d="M18505 61007l1873 298" svg:viewBox="0 0 1874 299">
          <text:p text:style-name="P1"><text:span text:style-name="T3">RLE02</text:span></text:p>
        </draw:connector>
        <draw:connector draw:style-name="gr3" draw:text-style-name="P5" draw:layer="layout" draw:type="line" svg:x1="18.532cm" svg:y1="60.761cm" svg:x2="20.378cm" svg:y2="60.305cm" draw:end-shape="id284" draw:end-glue-point="3" svg:d="M18532 60761l1846-456" svg:viewBox="0 0 1847 457">
          <text:p text:style-name="P1"><text:span text:style-name="T3">RLE02</text:span></text:p>
        </draw:connector>
        <draw:connector draw:style-name="gr3" draw:text-style-name="P5" draw:layer="layout" draw:type="line" svg:x1="10.707cm" svg:y1="40.884cm" svg:x2="10.753cm" svg:y2="38.943cm" draw:end-shape="id232" draw:end-glue-point="2" svg:d="M10707 40884l46-1941" svg:viewBox="0 0 47 1942">
          <text:p text:style-name="P1"><text:span text:style-name="T3">RLE02/c</text:span></text:p>
        </draw:connector>
        <draw:connector draw:style-name="gr3" draw:text-style-name="P5" draw:layer="layout" draw:type="line" svg:x1="44.65cm" svg:y1="58.843cm" svg:x2="44.594cm" svg:y2="57.543cm" draw:start-shape="id164" draw:start-glue-point="12" svg:d="M44650 58843l-56-1300" svg:viewBox="0 0 57 1301">
          <text:p text:style-name="P1"><text:span text:style-name="T3">L1_04</text:span></text:p>
        </draw:connector>
        <draw:connector draw:style-name="gr3" draw:text-style-name="P5" draw:layer="layout" draw:type="line" svg:x1="17.348cm" svg:y1="36.571cm" svg:x2="18.664cm" svg:y2="35.343cm" draw:end-shape="id226" draw:end-glue-point="2" svg:d="M17348 36571l1316-1228" svg:viewBox="0 0 1317 1229">
          <text:p text:style-name="P1"><text:span text:style-name="T3">RLE03/b</text:span></text:p>
        </draw:connector>
        <draw:connector draw:style-name="gr3" draw:text-style-name="P5" draw:layer="layout" draw:type="line" svg:x1="20.005cm" svg:y1="59.288cm" svg:x2="22.184cm" svg:y2="59.336cm" draw:end-shape="id285" draw:end-glue-point="3" svg:d="M20005 59288l2179 48" svg:viewBox="0 0 2180 49">
          <text:p text:style-name="P1"><text:span text:style-name="T3">RLE03</text:span></text:p>
        </draw:connector>
        <draw:connector draw:style-name="gr3" draw:text-style-name="P5" draw:layer="layout" draw:type="line" svg:x1="18.477cm" svg:y1="59.861cm" svg:x2="20.378cm" svg:y2="60.305cm" draw:end-shape="id284" draw:end-glue-point="3" svg:d="M18477 59861l1901 444" svg:viewBox="0 0 1902 445">
          <text:p text:style-name="P1"><text:span text:style-name="T3">RLE03</text:span></text:p>
        </draw:connector>
        <draw:custom-shape draw:style-name="gr1" draw:text-style-name="P2" xml:id="id285" draw:id="id285" draw:layer="layout" svg:width="1cm" svg:height="0.9cm" svg:x="22.184cm" svg:y="58.886cm">
          <text:p text:style-name="P1"><text:span text:style-name="T1">NOT</text:span></text:p>
          <text:p text:style-name="P1"><text:span text:style-name="T1">11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84cm" svg:y1="59.336cm" svg:x2="26.978cm" svg:y2="59.353cm" draw:start-shape="id285" draw:start-glue-point="1" svg:d="M23184 59336l3794 17" svg:viewBox="0 0 3795 18">
          <text:p text:style-name="P1"><text:span text:style-name="T5">L1_c2</text:span></text:p>
        </draw:connector>
        <draw:custom-shape draw:style-name="gr1" draw:text-style-name="P2" xml:id="id286" draw:id="id286" draw:layer="layout" svg:width="1cm" svg:height="0.9cm" svg:x="23.984cm" svg:y="57.886cm">
          <text:p text:style-name="P1"><text:span text:style-name="T1">NOT</text:span></text:p>
          <text:p text:style-name="P1"><text:span text:style-name="T1">03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84cm" svg:y1="59.336cm" svg:x2="23.984cm" svg:y2="58.336cm" draw:start-shape="id285" draw:start-glue-point="1" draw:end-shape="id286" draw:end-glue-point="3" svg:d="M23184 59336l800-1000" svg:viewBox="0 0 801 1001">
          <text:p/>
        </draw:connector>
        <draw:connector draw:style-name="gr3" draw:text-style-name="P5" draw:layer="layout" draw:type="line" svg:x1="24.984cm" svg:y1="58.336cm" svg:x2="26.936cm" svg:y2="58.278cm" draw:start-shape="id286" draw:start-glue-point="1" svg:d="M24984 58336l1952-58" svg:viewBox="0 0 1953 59">
          <text:p text:style-name="P1"><text:span text:style-name="T3">L1_c1</text:span></text:p>
        </draw:connector>
        <draw:connector draw:style-name="gr3" draw:text-style-name="P5" draw:layer="layout" draw:type="line" svg:x1="46.15cm" svg:y1="58.843cm" svg:x2="46.094cm" svg:y2="57.543cm" draw:start-shape="id164" draw:start-glue-point="15" svg:d="M46150 58843l-56-1300" svg:viewBox="0 0 57 1301">
          <text:p text:style-name="P1"><text:span text:style-name="T3">L1_05</text:span></text:p>
        </draw:connector>
        <draw:connector draw:style-name="gr3" draw:text-style-name="P5" draw:layer="layout" draw:type="line" svg:x1="50.652cm" svg:y1="58.843cm" svg:x2="50.638cm" svg:y2="57.543cm" draw:start-shape="id153" draw:start-glue-point="6" svg:d="M50652 58843l-14-1300" svg:viewBox="0 0 15 1301">
          <text:p text:style-name="P1"><text:span text:style-name="T3">L1_06</text:span></text:p>
        </draw:connector>
        <draw:connector draw:style-name="gr3" draw:text-style-name="P7" draw:layer="layout" draw:type="line" svg:x1="38.194cm" svg:y1="59.043cm" svg:x2="40.051cm" svg:y2="59.074cm" draw:end-shape="id164" draw:end-glue-point="16" svg:d="M38194 59043l1857 31" svg:viewBox="0 0 1858 32">
          <text:p text:style-name="P1"><text:span text:style-name="T5">L1_c2</text:span></text:p>
        </draw:connector>
        <draw:connector draw:style-name="gr3" draw:text-style-name="P7" draw:layer="layout" draw:type="line" svg:x1="28.794cm" svg:y1="59.012cm" svg:x2="30.651cm" svg:y2="59.044cm" draw:end-shape="id168" draw:end-glue-point="16" svg:d="M28794 59012l1857 32" svg:viewBox="0 0 1858 33">
          <text:p text:style-name="P1"><text:span text:style-name="T5">L1_c2</text:span></text:p>
        </draw:connector>
        <draw:connector draw:style-name="gr3" draw:text-style-name="P5" draw:layer="layout" draw:type="line" svg:x1="33.447cm" svg:y1="61.059cm" svg:x2="33.452cm" svg:y2="59.76cm" draw:end-shape="id168" draw:end-glue-point="8" svg:d="M33447 61059l5-1299" svg:viewBox="0 0 6 1300">
          <text:p text:style-name="P1"><text:span text:style-name="T3">L1_c2/20</text:span></text:p>
        </draw:connector>
        <draw:connector draw:style-name="gr3" draw:text-style-name="P5" draw:layer="layout" draw:type="line" svg:x1="32.694cm" svg:y1="61.66cm" svg:x2="32.752cm" svg:y2="59.76cm" draw:end-shape="id168" draw:end-glue-point="7" svg:d="M32694 61660l58-1900" svg:viewBox="0 0 59 1901">
          <text:p text:style-name="P1"><text:span text:style-name="T3">L1_c2/21</text:span></text:p>
        </draw:connector>
        <draw:connector draw:style-name="gr3" draw:text-style-name="P5" draw:layer="layout" draw:type="line" svg:x1="31.939cm" svg:y1="61.032cm" svg:x2="31.952cm" svg:y2="59.76cm" draw:end-shape="id168" draw:end-glue-point="5" svg:d="M31939 61032l13-1272" svg:viewBox="0 0 14 1273">
          <text:p text:style-name="P1"><text:span text:style-name="T3">GROUND/30</text:span></text:p>
        </draw:connector>
        <draw:connector draw:style-name="gr3" draw:text-style-name="P5" draw:layer="layout" draw:type="line" svg:x1="31.325cm" svg:y1="61.697cm" svg:x2="31.352cm" svg:y2="59.76cm" draw:end-shape="id168" draw:end-glue-point="4" svg:d="M31325 61697l27-1937" svg:viewBox="0 0 28 1938">
          <text:p text:style-name="P1"><text:span text:style-name="T3">GROUND/31</text:span></text:p>
        </draw:connector>
        <draw:connector draw:style-name="gr3" draw:text-style-name="P7" draw:layer="layout" draw:type="line" svg:x1="47.794cm" svg:y1="59.012cm" svg:x2="49.651cm" svg:y2="59.074cm" draw:end-shape="id153" draw:end-glue-point="16" svg:d="M47794 59012l1857 62" svg:viewBox="0 0 1858 63">
          <text:p text:style-name="P1"><text:span text:style-name="T5">L1_c2</text:span></text:p>
        </draw:connector>
        <draw:connector draw:style-name="gr3" draw:text-style-name="P7" draw:layer="layout" draw:type="line" svg:x1="57.937cm" svg:y1="59.043cm" svg:x2="59.751cm" svg:y2="59.074cm" draw:end-shape="id154" draw:end-glue-point="16" svg:d="M57937 59043l1814 31" svg:viewBox="0 0 1815 32">
          <text:p text:style-name="P1"><text:span text:style-name="T5">L1_c2</text:span></text:p>
        </draw:connector>
        <draw:connector draw:style-name="gr3" draw:text-style-name="P5" draw:layer="layout" draw:type="line" svg:x1="57.985cm" svg:y1="58.544cm" svg:x2="59.751cm" svg:y2="58.843cm" draw:end-shape="id154" draw:end-glue-point="18" svg:d="M57985 58544l1766 299" svg:viewBox="0 0 1767 300">
          <text:p text:style-name="P1"><text:span text:style-name="T3">L1_c1</text:span></text:p>
        </draw:connector>
        <draw:connector draw:style-name="gr3" draw:text-style-name="P5" draw:layer="layout" draw:type="line" svg:x1="47.828cm" svg:y1="58.543cm" svg:x2="49.651cm" svg:y2="58.843cm" draw:end-shape="id153" draw:end-glue-point="18" svg:d="M47828 58543l1823 300" svg:viewBox="0 0 1824 301">
          <text:p text:style-name="P1"><text:span text:style-name="T3">L1_c1</text:span></text:p>
        </draw:connector>
        <draw:connector draw:style-name="gr3" draw:text-style-name="P5" draw:layer="layout" draw:type="line" svg:x1="28.771cm" svg:y1="58.543cm" svg:x2="30.651cm" svg:y2="58.86cm" draw:end-shape="id168" draw:end-glue-point="19" svg:d="M28771 58543l1880 317" svg:viewBox="0 0 1881 318">
          <text:p text:style-name="P1"><text:span text:style-name="T3">L1_c1</text:span></text:p>
        </draw:connector>
        <draw:connector draw:style-name="gr3" draw:text-style-name="P5" draw:layer="layout" draw:type="line" svg:x1="38.171cm" svg:y1="58.643cm" svg:x2="40.051cm" svg:y2="58.843cm" draw:end-shape="id164" draw:end-glue-point="18" svg:d="M38171 58643l1880 200" svg:viewBox="0 0 1881 201">
          <text:p text:style-name="P1"><text:span text:style-name="T3">L1_c1</text:span></text:p>
        </draw:connector>
        <draw:connector draw:style-name="gr3" draw:text-style-name="P5" draw:layer="layout" draw:type="line" svg:x1="52.052cm" svg:y1="58.843cm" svg:x2="51.994cm" svg:y2="57.443cm" draw:start-shape="id153" draw:start-glue-point="9" svg:d="M52052 58843l-58-1400" svg:viewBox="0 0 59 1401">
          <text:p text:style-name="P1"><text:span text:style-name="T3">L1_07</text:span></text:p>
        </draw:connector>
        <draw:connector draw:style-name="gr3" draw:text-style-name="P5" draw:layer="layout" draw:type="line" svg:x1="54.25cm" svg:y1="58.843cm" svg:x2="54.294cm" svg:y2="57.443cm" draw:start-shape="id153" draw:start-glue-point="12" svg:d="M54250 58843l44-1400" svg:viewBox="0 0 45 1401">
          <text:p text:style-name="P1"><text:span text:style-name="T3">L1_08</text:span></text:p>
        </draw:connector>
        <draw:connector draw:style-name="gr3" draw:text-style-name="P5" draw:layer="layout" draw:type="line" svg:x1="55.75cm" svg:y1="58.843cm" svg:x2="55.738cm" svg:y2="57.343cm" draw:start-shape="id153" draw:start-glue-point="15" svg:d="M55750 58843l-12-1500" svg:viewBox="0 0 13 1501">
          <text:p text:style-name="P1"><text:span text:style-name="T3">L1_09</text:span></text:p>
        </draw:connector>
        <draw:connector draw:style-name="gr3" draw:text-style-name="P5" draw:layer="layout" draw:type="line" svg:x1="60.752cm" svg:y1="58.843cm" svg:x2="60.694cm" svg:y2="57.443cm" draw:start-shape="id154" draw:start-glue-point="6" svg:d="M60752 58843l-58-1400" svg:viewBox="0 0 59 1401">
          <text:p text:style-name="P1"><text:span text:style-name="T3">L1_10</text:span></text:p>
        </draw:connector>
        <draw:connector draw:style-name="gr3" draw:text-style-name="P5" draw:layer="layout" draw:type="line" svg:x1="62.152cm" svg:y1="58.843cm" svg:x2="62.136cm" svg:y2="57.443cm" draw:start-shape="id154" draw:start-glue-point="9" svg:d="M62152 58843l-16-1400" svg:viewBox="0 0 17 1401">
          <text:p text:style-name="P1"><text:span text:style-name="T3">L1_11</text:span></text:p>
        </draw:connector>
        <draw:connector draw:style-name="gr3" draw:text-style-name="P5" draw:layer="layout" draw:type="line" svg:x1="64.35cm" svg:y1="58.843cm" svg:x2="64.378cm" svg:y2="57.443cm" draw:start-shape="id154" draw:start-glue-point="12" svg:d="M64350 58843l28-1400" svg:viewBox="0 0 29 1401">
          <text:p text:style-name="P1"><text:span text:style-name="T3">L1_12</text:span></text:p>
        </draw:connector>
        <draw:connector draw:style-name="gr3" draw:text-style-name="P5" draw:layer="layout" draw:type="line" svg:x1="65.894cm" svg:y1="57.343cm" svg:x2="65.894cm" svg:y2="55.943cm" draw:start-shape="id201" draw:start-glue-point="0" svg:d="M65894 57343v-1400" svg:viewBox="0 0 1 1401">
          <text:p text:style-name="P1"><text:span text:style-name="T3">/L1_12</text:span></text:p>
        </draw:connector>
        <draw:custom-shape draw:style-name="gr1" draw:text-style-name="P2" xml:id="id287" draw:id="id287" draw:layer="layout" svg:width="1cm" svg:height="0.9cm" svg:x="23.978cm" svg:y="56.886cm">
          <text:p text:style-name="P1"><text:span text:style-name="T1">NOT</text:span></text:p>
          <text:p text:style-name="P1"><text:span text:style-name="T1">130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88" draw:id="id288" draw:layer="layout" svg:width="1cm" svg:height="0.9cm" svg:x="20.378cm" svg:y="56.886cm">
          <text:p text:style-name="P3"><text:span text:style-name="T2">XNOR</text:span></text:p>
          <text:p text:style-name="P1"><text:span text:style-name="T1">19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78cm" svg:y1="57.336cm" svg:x2="27.078cm" svg:y2="57.321cm" draw:start-shape="id287" draw:start-glue-point="1" svg:d="M24978 57336l2100-15" svg:viewBox="0 0 2101 16">
          <text:p text:style-name="P1"><text:span text:style-name="T3">L2_d1</text:span></text:p>
        </draw:connector>
        <draw:connector draw:style-name="gr4" draw:text-style-name="P1" draw:layer="layout" draw:type="line" svg:x1="21.378cm" svg:y1="57.336cm" svg:x2="23.978cm" svg:y2="57.336cm" draw:start-shape="id288" draw:start-glue-point="1" draw:end-shape="id287" draw:end-glue-point="3" svg:d="M21378 57336h2600" svg:viewBox="0 0 2601 1">
          <text:p/>
        </draw:connector>
        <draw:custom-shape draw:style-name="gr1" draw:text-style-name="P11" xml:id="id289" draw:id="id289" draw:layer="layout" svg:width="1cm" svg:height="0.9cm" svg:x="22.178cm" svg:y="55.886cm">
          <text:p text:style-name="P10"><text:span text:style-name="T6">NAND</text:span></text:p>
          <text:p text:style-name="P10"><text:span text:style-name="T8">16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78cm" svg:y1="57.336cm" svg:x2="22.178cm" svg:y2="56.336cm" draw:start-shape="id288" draw:start-glue-point="1" draw:end-shape="id289" draw:end-glue-point="3" svg:d="M21378 57336l800-1000" svg:viewBox="0 0 801 1001">
          <text:p/>
        </draw:connector>
        <draw:connector draw:style-name="gr3" draw:text-style-name="P5" draw:layer="layout" draw:type="line" svg:x1="24.978cm" svg:y1="56.336cm" svg:x2="27.095cm" svg:y2="56.321cm" draw:start-shape="id290" draw:start-glue-point="1" svg:d="M24978 56336l2117-15" svg:viewBox="0 0 2118 16">
          <text:p text:style-name="P1"><text:span text:style-name="T3">L2_d2</text:span></text:p>
        </draw:connector>
        <draw:connector draw:style-name="gr4" draw:text-style-name="P5" draw:layer="layout" draw:type="line" svg:x1="23.178cm" svg:y1="56.336cm" svg:x2="23.978cm" svg:y2="56.336cm" draw:start-shape="id289" draw:start-glue-point="1" draw:end-shape="id290" draw:end-glue-point="3" svg:d="M23178 56336h800" svg:viewBox="0 0 801 1">
          <text:p/>
        </draw:connector>
        <draw:custom-shape draw:style-name="gr1" draw:text-style-name="P2" xml:id="id290" draw:id="id290" draw:layer="layout" svg:width="1cm" svg:height="0.9cm" svg:x="23.978cm" svg:y="55.886cm">
          <text:p text:style-name="P1"><text:span text:style-name="T1">NOT</text:span></text:p>
          <text:p text:style-name="P1"><text:span text:style-name="T1">151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1" draw:id="id291" draw:layer="layout" svg:width="1cm" svg:height="0.9cm" svg:x="20.378cm" svg:y="55.886cm">
          <text:p text:style-name="P3"><text:span text:style-name="T2">XOR</text:span></text:p>
          <text:p text:style-name="P1"><text:span text:style-name="T1">182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78cm" svg:y1="56.336cm" svg:x2="22.178cm" svg:y2="56.336cm" draw:start-shape="id291" draw:start-glue-point="1" draw:end-shape="id289" draw:end-glue-point="3" svg:d="M21378 56336h800" svg:viewBox="0 0 801 1">
          <text:p/>
        </draw:connector>
        <draw:connector draw:style-name="gr3" draw:text-style-name="P5" draw:layer="layout" draw:type="line" svg:x1="18.668cm" svg:y1="57.052cm" svg:x2="20.378cm" svg:y2="57.336cm" draw:end-shape="id288" draw:end-glue-point="3" svg:d="M18668 57052l1710 284" svg:viewBox="0 0 1711 285">
          <text:p text:style-name="P1"><text:span text:style-name="T3">RLE04</text:span></text:p>
        </draw:connector>
        <draw:connector draw:style-name="gr3" draw:text-style-name="P5" draw:layer="layout" draw:type="line" svg:x1="18.586cm" svg:y1="56.697cm" svg:x2="20.378cm" svg:y2="56.336cm" draw:end-shape="id291" draw:end-glue-point="3" svg:d="M18586 56697l1792-361" svg:viewBox="0 0 1793 362">
          <text:p text:style-name="P1"><text:span text:style-name="T3">RLE04</text:span></text:p>
        </draw:connector>
        <draw:connector draw:style-name="gr3" draw:text-style-name="P5" draw:layer="layout" draw:type="line" svg:x1="19.896cm" svg:y1="55.306cm" svg:x2="22.184cm" svg:y2="55.336cm" draw:end-shape="id292" draw:end-glue-point="3" svg:d="M19896 55306l2288 30" svg:viewBox="0 0 2289 31">
          <text:p text:style-name="P1"><text:span text:style-name="T3">RLE05</text:span></text:p>
        </draw:connector>
        <draw:connector draw:style-name="gr3" draw:text-style-name="P5" draw:layer="layout" draw:type="line" svg:x1="18.586cm" svg:y1="55.906cm" svg:x2="20.378cm" svg:y2="56.336cm" draw:end-shape="id291" draw:end-glue-point="3" svg:d="M18586 55906l1792 430" svg:viewBox="0 0 1793 431">
          <text:p text:style-name="P1"><text:span text:style-name="T3">RLE05</text:span></text:p>
        </draw:connector>
        <draw:custom-shape draw:style-name="gr1" draw:text-style-name="P2" xml:id="id292" draw:id="id292" draw:layer="layout" svg:width="1cm" svg:height="0.9cm" svg:x="22.184cm" svg:y="54.886cm">
          <text:p text:style-name="P1"><text:span text:style-name="T1">NOT</text:span></text:p>
          <text:p text:style-name="P1"><text:span text:style-name="T1">18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84cm" svg:y1="55.336cm" svg:x2="26.978cm" svg:y2="55.353cm" draw:start-shape="id292" draw:start-glue-point="1" svg:d="M23184 55336l3794 17" svg:viewBox="0 0 3795 18">
          <text:p text:style-name="P1"><text:span text:style-name="T5">L2_c2</text:span></text:p>
        </draw:connector>
        <draw:custom-shape draw:style-name="gr1" draw:text-style-name="P2" xml:id="id293" draw:id="id293" draw:layer="layout" svg:width="1cm" svg:height="0.9cm" svg:x="23.984cm" svg:y="53.886cm">
          <text:p text:style-name="P1"><text:span text:style-name="T1">NOT</text:span></text:p>
          <text:p text:style-name="P1"><text:span text:style-name="T1">0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84cm" svg:y1="55.336cm" svg:x2="23.984cm" svg:y2="54.336cm" draw:start-shape="id292" draw:start-glue-point="1" draw:end-shape="id293" draw:end-glue-point="3" svg:d="M23184 55336l800-1000" svg:viewBox="0 0 801 1001">
          <text:p/>
        </draw:connector>
        <draw:connector draw:style-name="gr3" draw:text-style-name="P5" draw:layer="layout" draw:type="line" svg:x1="24.984cm" svg:y1="54.336cm" svg:x2="26.936cm" svg:y2="54.278cm" draw:start-shape="id293" draw:start-glue-point="1" svg:d="M24984 54336l1952-58" svg:viewBox="0 0 1953 59">
          <text:p text:style-name="P1"><text:span text:style-name="T3">L2_c1</text:span></text:p>
        </draw:connector>
        <draw:connector draw:style-name="gr3" draw:text-style-name="P5" draw:layer="layout" draw:type="line" svg:x1="35.208cm" svg:y1="53.402cm" svg:x2="35.216cm" svg:y2="52.203cm" draw:start-shape="id276" draw:start-glue-point="12" svg:d="M35208 53402l8-1199" svg:viewBox="0 0 9 1200">
          <text:p text:style-name="P1"><text:span text:style-name="T3">L2_00</text:span></text:p>
        </draw:connector>
        <draw:connector draw:style-name="gr3" draw:text-style-name="P5" draw:layer="layout" draw:type="line" svg:x1="36.708cm" svg:y1="53.402cm" svg:x2="36.694cm" svg:y2="52.243cm" draw:start-shape="id276" draw:start-glue-point="15" svg:d="M36708 53402l-14-1159" svg:viewBox="0 0 15 1160">
          <text:p text:style-name="P1"><text:span text:style-name="T3">L2_01</text:span></text:p>
        </draw:connector>
        <draw:connector draw:style-name="gr3" draw:text-style-name="P7" draw:layer="layout" draw:type="line" svg:x1="12.215cm" svg:y1="40.117cm" svg:x2="10.753cm" svg:y2="38.943cm" draw:end-shape="id232" draw:end-glue-point="2" svg:d="M12215 40117l-1462-1174" svg:viewBox="0 0 1463 1175">
          <text:p text:style-name="P1"><text:span text:style-name="T5">L1_c2/a</text:span></text:p>
        </draw:connector>
        <draw:connector draw:style-name="gr3" draw:text-style-name="P5" draw:layer="layout" draw:type="line" svg:x1="41.122cm" svg:y1="53.392cm" svg:x2="41.08cm" svg:y2="52.243cm" draw:start-shape="id277" draw:start-glue-point="6" svg:d="M41122 53392l-42-1149" svg:viewBox="0 0 43 1150">
          <text:p text:style-name="P1"><text:span text:style-name="T3">L2_02</text:span></text:p>
        </draw:connector>
        <draw:connector draw:style-name="gr3" draw:text-style-name="P5" draw:layer="layout" draw:type="line" svg:x1="42.522cm" svg:y1="53.392cm" svg:x2="42.494cm" svg:y2="52.243cm" draw:start-shape="id277" draw:start-glue-point="9" svg:d="M42522 53392l-28-1149" svg:viewBox="0 0 29 1150">
          <text:p text:style-name="P1"><text:span text:style-name="T3">L2_03</text:span></text:p>
        </draw:connector>
        <draw:connector draw:style-name="gr3" draw:text-style-name="P5" draw:layer="layout" draw:type="line" svg:x1="44.72cm" svg:y1="53.392cm" svg:x2="44.694cm" svg:y2="52.194cm" draw:start-shape="id277" draw:start-glue-point="12" svg:d="M44720 53392l-26-1198" svg:viewBox="0 0 27 1199">
          <text:p text:style-name="P1"><text:span text:style-name="T3">L2_04</text:span></text:p>
        </draw:connector>
        <draw:connector draw:style-name="gr3" draw:text-style-name="P5" draw:layer="layout" draw:type="line" svg:x1="18.803cm" svg:y1="37.286cm" svg:x2="18.664cm" svg:y2="35.343cm" draw:end-shape="id226" draw:end-glue-point="2" svg:d="M18803 37286l-139-1943" svg:viewBox="0 0 140 1944">
          <text:p text:style-name="P1"><text:span text:style-name="T3">RLE04/c</text:span></text:p>
        </draw:connector>
        <draw:connector draw:style-name="gr3" draw:text-style-name="P5" draw:layer="layout" draw:type="line" svg:x1="18.723cm" svg:y1="57.842cm" svg:x2="20.378cm" svg:y2="57.336cm" draw:end-shape="id288" draw:end-glue-point="3" svg:d="M18723 57842l1655-506" svg:viewBox="0 0 1656 507">
          <text:p text:style-name="P1"><text:span text:style-name="T3">RLE03</text:span></text:p>
        </draw:connector>
        <draw:connector draw:style-name="gr3" draw:text-style-name="P5" draw:layer="layout" draw:type="line" svg:x1="21.846cm" svg:y1="30.83cm" svg:x2="23.321cm" svg:y2="29.539cm" draw:end-shape="id106" draw:end-glue-point="2" svg:d="M21846 30830l1475-1291" svg:viewBox="0 0 1476 1292">
          <text:p text:style-name="P1"><text:span text:style-name="T3">RLE05/b</text:span></text:p>
        </draw:connector>
        <draw:custom-shape draw:style-name="gr1" draw:text-style-name="P2" xml:id="id106" draw:id="id106" draw:layer="layout" svg:width="1cm" svg:height="0.9cm" svg:x="22.821cm" svg:y="28.639cm">
          <text:p text:style-name="P1"><text:span text:style-name="T1">12-OAI</text:span></text:p>
          <text:p text:style-name="P1"><text:span text:style-name="T1">16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668cm" svg:y1="53.915cm" svg:x2="20.378cm" svg:y2="53.336cm" draw:end-shape="id294" svg:d="M18668 53915l1710-579" svg:viewBox="0 0 1711 580">
          <text:p text:style-name="P1"><text:span text:style-name="T3">RLE05</text:span></text:p>
        </draw:connector>
        <draw:connector draw:style-name="gr3" draw:text-style-name="P5" draw:layer="layout" draw:type="line" svg:x1="46.22cm" svg:y1="53.392cm" svg:x2="46.194cm" svg:y2="52.143cm" draw:start-shape="id277" draw:start-glue-point="15" svg:d="M46220 53392l-26-1249" svg:viewBox="0 0 27 1250">
          <text:p text:style-name="P1"><text:span text:style-name="T3">L2_05</text:span></text:p>
        </draw:connector>
        <draw:connector draw:style-name="gr3" draw:text-style-name="P5" draw:layer="layout" draw:type="line" svg:x1="50.722cm" svg:y1="53.402cm" svg:x2="50.668cm" svg:y2="52.143cm" draw:start-shape="id278" draw:start-glue-point="6" svg:d="M50722 53402l-54-1259" svg:viewBox="0 0 55 1260">
          <text:p text:style-name="P1"><text:span text:style-name="T3">L2_06</text:span></text:p>
        </draw:connector>
        <draw:connector draw:style-name="gr3" draw:text-style-name="P5" draw:layer="layout" draw:type="line" svg:x1="52.122cm" svg:y1="53.402cm" svg:x2="52.094cm" svg:y2="52.143cm" draw:start-shape="id278" draw:start-glue-point="9" svg:d="M52122 53402l-28-1259" svg:viewBox="0 0 29 1260">
          <text:p text:style-name="P1"><text:span text:style-name="T3">L2_07</text:span></text:p>
        </draw:connector>
        <draw:connector draw:style-name="gr3" draw:text-style-name="P5" draw:layer="layout" draw:type="line" svg:x1="54.32cm" svg:y1="53.402cm" svg:x2="54.294cm" svg:y2="52.143cm" draw:start-shape="id278" draw:start-glue-point="12" svg:d="M54320 53402l-26-1259" svg:viewBox="0 0 27 1260">
          <text:p text:style-name="P1"><text:span text:style-name="T3">L2_08</text:span></text:p>
        </draw:connector>
        <draw:connector draw:style-name="gr3" draw:text-style-name="P5" draw:layer="layout" draw:type="line" svg:x1="55.82cm" svg:y1="53.402cm" svg:x2="55.794cm" svg:y2="52.094cm" draw:start-shape="id278" draw:start-glue-point="15" svg:d="M55820 53402l-26-1308" svg:viewBox="0 0 27 1309">
          <text:p text:style-name="P1"><text:span text:style-name="T3">L2_09</text:span></text:p>
        </draw:connector>
        <draw:connector draw:style-name="gr3" draw:text-style-name="P5" draw:layer="layout" draw:type="line" svg:x1="60.822cm" svg:y1="53.402cm" svg:x2="60.794cm" svg:y2="52.143cm" draw:start-shape="id199" draw:start-glue-point="6" svg:d="M60822 53402l-28-1259" svg:viewBox="0 0 29 1260">
          <text:p text:style-name="P1"><text:span text:style-name="T3">L2_10</text:span></text:p>
        </draw:connector>
        <draw:connector draw:style-name="gr3" draw:text-style-name="P5" draw:layer="layout" draw:type="line" svg:x1="62.222cm" svg:y1="53.402cm" svg:x2="62.286cm" svg:y2="52.169cm" draw:start-shape="id199" draw:start-glue-point="9" svg:d="M62222 53402l64-1233" svg:viewBox="0 0 65 1234">
          <text:p text:style-name="P1"><text:span text:style-name="T3">L2_11</text:span></text:p>
        </draw:connector>
        <draw:connector draw:style-name="gr3" draw:text-style-name="P5" draw:layer="layout" draw:type="line" svg:x1="64.42cm" svg:y1="53.402cm" svg:x2="64.394cm" svg:y2="52.194cm" draw:start-shape="id199" draw:start-glue-point="12" svg:d="M64420 53402l-26-1208" svg:viewBox="0 0 27 1209">
          <text:p text:style-name="P1"><text:span text:style-name="T3">L2_12</text:span></text:p>
        </draw:connector>
        <draw:connector draw:style-name="gr3" draw:text-style-name="P5" draw:layer="layout" draw:type="line" svg:x1="65.894cm" svg:y1="51.943cm" svg:x2="65.894cm" svg:y2="50.643cm" draw:start-shape="id200" draw:start-glue-point="0" svg:d="M65894 51943v-1300" svg:viewBox="0 0 1 1301">
          <text:p text:style-name="P1"><text:span text:style-name="T3">/L2_12</text:span></text:p>
        </draw:connector>
        <draw:custom-shape draw:style-name="gr1" draw:text-style-name="P2" xml:id="id295" draw:id="id295" draw:layer="layout" svg:width="1cm" svg:height="0.9cm" svg:x="23.978cm" svg:y="52.886cm">
          <text:p text:style-name="P1"><text:span text:style-name="T1">NOT</text:span></text:p>
          <text:p text:style-name="P1"><text:span text:style-name="T1">172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4" draw:id="id294" draw:layer="layout" svg:width="1cm" svg:height="0.9cm" svg:x="20.378cm" svg:y="52.886cm">
          <text:p text:style-name="P3"><text:span text:style-name="T2">XNOR</text:span></text:p>
          <text:p text:style-name="P1"><text:span text:style-name="T1">19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78cm" svg:y1="53.336cm" svg:x2="27.078cm" svg:y2="53.321cm" draw:start-shape="id295" draw:start-glue-point="1" svg:d="M24978 53336l2100-15" svg:viewBox="0 0 2101 16">
          <text:p text:style-name="P1"><text:span text:style-name="T3">L3_d1</text:span></text:p>
        </draw:connector>
        <draw:connector draw:style-name="gr4" draw:text-style-name="P1" draw:layer="layout" draw:type="line" svg:x1="21.378cm" svg:y1="53.336cm" svg:x2="23.978cm" svg:y2="53.336cm" draw:start-shape="id294" draw:start-glue-point="1" draw:end-shape="id295" draw:end-glue-point="3" svg:d="M21378 53336h2600" svg:viewBox="0 0 2601 1">
          <text:p/>
        </draw:connector>
        <draw:custom-shape draw:style-name="gr1" draw:text-style-name="P11" xml:id="id296" draw:id="id296" draw:layer="layout" svg:width="1cm" svg:height="0.9cm" svg:x="22.178cm" svg:y="51.886cm">
          <text:p text:style-name="P10"><text:span text:style-name="T6">NAND</text:span></text:p>
          <text:p text:style-name="P10"><text:span text:style-name="T8">20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78cm" svg:y1="53.336cm" svg:x2="22.178cm" svg:y2="52.336cm" draw:start-shape="id294" draw:start-glue-point="1" draw:end-shape="id296" draw:end-glue-point="3" svg:d="M21378 53336l800-1000" svg:viewBox="0 0 801 1001">
          <text:p/>
        </draw:connector>
        <draw:connector draw:style-name="gr3" draw:text-style-name="P5" draw:layer="layout" draw:type="line" svg:x1="24.978cm" svg:y1="52.336cm" svg:x2="27.121cm" svg:y2="52.352cm" draw:start-shape="id297" draw:start-glue-point="1" svg:d="M24978 52336l2143 16" svg:viewBox="0 0 2144 17">
          <text:p text:style-name="P1"><text:span text:style-name="T3">L3_d2</text:span></text:p>
        </draw:connector>
        <draw:connector draw:style-name="gr4" draw:text-style-name="P5" draw:layer="layout" draw:type="line" svg:x1="23.178cm" svg:y1="52.336cm" svg:x2="23.978cm" svg:y2="52.336cm" draw:start-shape="id296" draw:start-glue-point="1" draw:end-shape="id297" draw:end-glue-point="3" svg:d="M23178 52336h800" svg:viewBox="0 0 801 1">
          <text:p/>
        </draw:connector>
        <draw:custom-shape draw:style-name="gr1" draw:text-style-name="P2" xml:id="id297" draw:id="id297" draw:layer="layout" svg:width="1cm" svg:height="0.9cm" svg:x="23.978cm" svg:y="51.886cm">
          <text:p text:style-name="P1"><text:span text:style-name="T1">NOT</text:span></text:p>
          <text:p text:style-name="P1"><text:span text:style-name="T1">14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78cm" svg:y1="52.336cm" svg:x2="22.178cm" svg:y2="52.336cm" draw:start-shape="id298" draw:start-glue-point="1" draw:end-shape="id296" draw:end-glue-point="3" svg:d="M21378 52336h800" svg:viewBox="0 0 801 1">
          <text:p/>
        </draw:connector>
        <draw:connector draw:style-name="gr3" draw:text-style-name="P5" draw:layer="layout" draw:type="line" svg:x1="18.641cm" svg:y1="53.015cm" svg:x2="20.378cm" svg:y2="53.336cm" draw:end-shape="id294" draw:end-glue-point="3" svg:d="M18641 53015l1737 321" svg:viewBox="0 0 1738 322">
          <text:p text:style-name="P1"><text:span text:style-name="T3">RLE06</text:span></text:p>
        </draw:connector>
        <draw:connector draw:style-name="gr3" draw:text-style-name="P5" draw:layer="layout" draw:type="line" svg:x1="18.587cm" svg:y1="52.715cm" svg:x2="20.378cm" svg:y2="52.336cm" draw:end-shape="id298" draw:end-glue-point="3" svg:d="M18587 52715l1791-379" svg:viewBox="0 0 1792 380">
          <text:p text:style-name="P1"><text:span text:style-name="T3">RLE06</text:span></text:p>
        </draw:connector>
        <draw:connector draw:style-name="gr3" draw:text-style-name="P5" draw:layer="layout" draw:type="line" svg:x1="19.787cm" svg:y1="51.269cm" svg:x2="22.184cm" svg:y2="51.336cm" draw:end-shape="id299" draw:end-glue-point="3" svg:d="M19787 51269l2397 67" svg:viewBox="0 0 2398 68">
          <text:p text:style-name="P1"><text:span text:style-name="T3">RLE07</text:span></text:p>
        </draw:connector>
        <draw:connector draw:style-name="gr3" draw:text-style-name="P5" draw:layer="layout" draw:type="line" svg:x1="18.641cm" svg:y1="51.897cm" svg:x2="20.378cm" svg:y2="52.336cm" draw:end-shape="id298" draw:end-glue-point="3" svg:d="M18641 51897l1737 439" svg:viewBox="0 0 1738 440">
          <text:p text:style-name="P1"><text:span text:style-name="T3">RLE07</text:span></text:p>
        </draw:connector>
        <draw:custom-shape draw:style-name="gr1" draw:text-style-name="P2" xml:id="id299" draw:id="id299" draw:layer="layout" svg:width="1cm" svg:height="0.9cm" svg:x="22.184cm" svg:y="50.886cm">
          <text:p text:style-name="P1"><text:span text:style-name="T1">NOT</text:span></text:p>
          <text:p text:style-name="P1"><text:span text:style-name="T1">23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84cm" svg:y1="51.336cm" svg:x2="26.978cm" svg:y2="51.353cm" draw:start-shape="id299" draw:start-glue-point="1" svg:d="M23184 51336l3794 17" svg:viewBox="0 0 3795 18">
          <text:p text:style-name="P1"><text:span text:style-name="T5">L3_c2</text:span></text:p>
        </draw:connector>
        <draw:custom-shape draw:style-name="gr1" draw:text-style-name="P2" xml:id="id300" draw:id="id300" draw:layer="layout" svg:width="1cm" svg:height="0.9cm" svg:x="23.984cm" svg:y="49.886cm">
          <text:p text:style-name="P1"><text:span text:style-name="T1">NOT</text:span></text:p>
          <text:p text:style-name="P1"><text:span text:style-name="T1">1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84cm" svg:y1="51.336cm" svg:x2="23.984cm" svg:y2="50.336cm" draw:start-shape="id299" draw:start-glue-point="1" draw:end-shape="id300" draw:end-glue-point="3" svg:d="M23184 51336l800-1000" svg:viewBox="0 0 801 1001">
          <text:p/>
        </draw:connector>
        <draw:connector draw:style-name="gr3" draw:text-style-name="P5" draw:layer="layout" draw:type="line" svg:x1="24.984cm" svg:y1="50.336cm" svg:x2="26.936cm" svg:y2="50.278cm" draw:start-shape="id300" draw:start-glue-point="1" svg:d="M24984 50336l1952-58" svg:viewBox="0 0 1953 59">
          <text:p text:style-name="P1"><text:span text:style-name="T3">L3_c1</text:span></text:p>
        </draw:connector>
        <draw:connector draw:style-name="gr3" draw:text-style-name="P5" draw:layer="layout" draw:type="line" svg:x1="28.706cm" svg:y1="49.043cm" svg:x2="30.582cm" svg:y2="48.942cm" draw:end-shape="id110" draw:end-glue-point="17" svg:d="M28706 49043l1876-101" svg:viewBox="0 0 1877 102">
          <text:p text:style-name="P1"><text:span text:style-name="T3">L3_d1</text:span></text:p>
        </draw:connector>
        <draw:connector draw:style-name="gr3" draw:text-style-name="P5" draw:layer="layout" draw:type="line" svg:x1="38.194cm" svg:y1="49.043cm" svg:x2="40.082cm" svg:y2="48.942cm" draw:end-shape="id111" draw:end-glue-point="17" svg:d="M38194 49043l1888-101" svg:viewBox="0 0 1889 102">
          <text:p text:style-name="P1"><text:span text:style-name="T3">L3_d1</text:span></text:p>
        </draw:connector>
        <draw:connector draw:style-name="gr3" draw:text-style-name="P5" draw:layer="layout" draw:type="line" svg:x1="57.806cm" svg:y1="49.044cm" svg:x2="59.782cm" svg:y2="48.942cm" draw:end-shape="id194" draw:end-glue-point="17" svg:d="M57806 49044l1976-102" svg:viewBox="0 0 1977 103">
          <text:p text:style-name="P1"><text:span text:style-name="T3">L3_d1</text:span></text:p>
        </draw:connector>
        <draw:connector draw:style-name="gr3" draw:text-style-name="P5" draw:layer="layout" draw:type="line" svg:x1="47.806cm" svg:y1="49.044cm" svg:x2="49.682cm" svg:y2="48.942cm" draw:end-shape="id273" draw:end-glue-point="17" svg:d="M47806 49044l1876-102" svg:viewBox="0 0 1877 103">
          <text:p text:style-name="P1"><text:span text:style-name="T3">L3_d1</text:span></text:p>
        </draw:connector>
        <draw:connector draw:style-name="gr3" draw:text-style-name="P5" draw:layer="layout" draw:type="line" svg:x1="28.706cm" svg:y1="49.044cm" svg:x2="30.582cm" svg:y2="48.942cm" draw:end-shape="id110" draw:end-glue-point="17" svg:d="M28706 49044l1876-102" svg:viewBox="0 0 1877 103">
          <text:p text:style-name="P1"><text:span text:style-name="T3">L3_d1</text:span></text:p>
        </draw:connector>
        <draw:connector draw:style-name="gr3" draw:text-style-name="P5" draw:layer="layout" draw:type="line" svg:x1="28.794cm" svg:y1="49.443cm" svg:x2="30.582cm" svg:y2="49.143cm" draw:end-shape="id110" draw:end-glue-point="18" svg:d="M28794 49443l1788-300" svg:viewBox="0 0 1789 301">
          <text:p text:style-name="P1"><text:span text:style-name="T3">L3_d2</text:span></text:p>
        </draw:connector>
        <draw:connector draw:style-name="gr3" draw:text-style-name="P5" draw:layer="layout" draw:type="line" svg:x1="35.181cm" svg:y1="48.243cm" svg:x2="35.194cm" svg:y2="47.044cm" draw:start-shape="id110" draw:start-glue-point="12" svg:d="M35181 48243l13-1199" svg:viewBox="0 0 14 1200">
          <text:p text:style-name="P1"><text:span text:style-name="T3">L3_00</text:span></text:p>
        </draw:connector>
        <draw:connector draw:style-name="gr3" draw:text-style-name="P5" draw:layer="layout" draw:type="line" svg:x1="36.681cm" svg:y1="48.243cm" svg:x2="36.707cm" svg:y2="47.044cm" draw:start-shape="id110" draw:start-glue-point="15" svg:d="M36681 48243l26-1199" svg:viewBox="0 0 27 1200">
          <text:p text:style-name="P1"><text:span text:style-name="T3">L3_01</text:span></text:p>
        </draw:connector>
        <draw:connector draw:style-name="gr3" draw:text-style-name="P5" draw:layer="layout" draw:type="line" svg:x1="41.083cm" svg:y1="48.243cm" svg:x2="41.094cm" svg:y2="47.043cm" draw:start-shape="id111" draw:start-glue-point="6" svg:d="M41083 48243l11-1200" svg:viewBox="0 0 12 1201">
          <text:p text:style-name="P1"><text:span text:style-name="T3">L3_02</text:span></text:p>
        </draw:connector>
        <draw:connector draw:style-name="gr3" draw:text-style-name="P5" draw:layer="layout" draw:type="line" svg:x1="38.294cm" svg:y1="49.443cm" svg:x2="40.082cm" svg:y2="49.143cm" draw:end-shape="id111" draw:end-glue-point="19" svg:d="M38294 49443l1788-300" svg:viewBox="0 0 1789 301">
          <text:p text:style-name="P1"><text:span text:style-name="T3">L3_d2</text:span></text:p>
        </draw:connector>
        <draw:connector draw:style-name="gr3" draw:text-style-name="P5" draw:layer="layout" draw:type="line" svg:x1="57.994cm" svg:y1="49.443cm" svg:x2="59.782cm" svg:y2="49.143cm" draw:end-shape="id194" draw:end-glue-point="19" svg:d="M57994 49443l1788-300" svg:viewBox="0 0 1789 301">
          <text:p text:style-name="P1"><text:span text:style-name="T3">L3_d2</text:span></text:p>
        </draw:connector>
        <draw:connector draw:style-name="gr3" draw:text-style-name="P5" draw:layer="layout" draw:type="line" svg:x1="47.894cm" svg:y1="49.443cm" svg:x2="49.682cm" svg:y2="49.143cm" draw:end-shape="id273" draw:end-glue-point="19" svg:d="M47894 49443l1788-300" svg:viewBox="0 0 1789 301">
          <text:p text:style-name="P1"><text:span text:style-name="T3">L3_d2</text:span></text:p>
        </draw:connector>
        <draw:connector draw:style-name="gr3" draw:text-style-name="P5" draw:layer="layout" draw:type="line" svg:x1="42.483cm" svg:y1="48.243cm" svg:x2="42.494cm" svg:y2="47.043cm" draw:start-shape="id111" draw:start-glue-point="9" svg:d="M42483 48243l11-1200" svg:viewBox="0 0 12 1201">
          <text:p text:style-name="P1"><text:span text:style-name="T3">L3_03</text:span></text:p>
        </draw:connector>
        <draw:connector draw:style-name="gr3" draw:text-style-name="P5" draw:layer="layout" draw:type="line" svg:x1="44.681cm" svg:y1="48.243cm" svg:x2="44.694cm" svg:y2="47.043cm" draw:start-shape="id111" draw:start-glue-point="12" svg:d="M44681 48243l13-1200" svg:viewBox="0 0 14 1201">
          <text:p text:style-name="P1"><text:span text:style-name="T3">L3_04</text:span></text:p>
        </draw:connector>
        <draw:connector draw:style-name="gr3" draw:text-style-name="P5" draw:layer="layout" draw:type="line" svg:x1="46.181cm" svg:y1="48.243cm" svg:x2="46.194cm" svg:y2="47.043cm" draw:start-shape="id111" draw:start-glue-point="15" svg:d="M46181 48243l13-1200" svg:viewBox="0 0 14 1201">
          <text:p text:style-name="P1"><text:span text:style-name="T3">L3_05</text:span></text:p>
        </draw:connector>
        <draw:connector draw:style-name="gr3" draw:text-style-name="P5" draw:layer="layout" draw:type="line" svg:x1="50.683cm" svg:y1="48.243cm" svg:x2="50.694cm" svg:y2="47.043cm" draw:start-shape="id273" draw:start-glue-point="6" svg:d="M50683 48243l11-1200" svg:viewBox="0 0 12 1201">
          <text:p text:style-name="P1"><text:span text:style-name="T3">L3_06</text:span></text:p>
        </draw:connector>
        <draw:connector draw:style-name="gr3" draw:text-style-name="P5" draw:layer="layout" draw:type="line" svg:x1="52.083cm" svg:y1="48.243cm" svg:x2="52.094cm" svg:y2="46.943cm" draw:start-shape="id273" draw:start-glue-point="9" svg:d="M52083 48243l11-1300" svg:viewBox="0 0 12 1301">
          <text:p text:style-name="P1"><text:span text:style-name="T3">L3_07</text:span></text:p>
        </draw:connector>
        <draw:connector draw:style-name="gr3" draw:text-style-name="P5" draw:layer="layout" draw:type="line" svg:x1="54.281cm" svg:y1="48.243cm" svg:x2="54.294cm" svg:y2="47.043cm" draw:start-shape="id273" draw:start-glue-point="12" svg:d="M54281 48243l13-1200" svg:viewBox="0 0 14 1201">
          <text:p text:style-name="P1"><text:span text:style-name="T3">L3_08</text:span></text:p>
        </draw:connector>
        <draw:connector draw:style-name="gr3" draw:text-style-name="P5" draw:layer="layout" draw:type="line" svg:x1="55.781cm" svg:y1="48.243cm" svg:x2="55.794cm" svg:y2="47.043cm" draw:start-shape="id273" draw:start-glue-point="15" svg:d="M55781 48243l13-1200" svg:viewBox="0 0 14 1201">
          <text:p text:style-name="P1"><text:span text:style-name="T3">L3_09</text:span></text:p>
        </draw:connector>
        <draw:connector draw:style-name="gr3" draw:text-style-name="P5" draw:layer="layout" draw:type="line" svg:x1="60.783cm" svg:y1="48.243cm" svg:x2="60.794cm" svg:y2="47.043cm" draw:start-shape="id194" draw:start-glue-point="6" svg:d="M60783 48243l11-1200" svg:viewBox="0 0 12 1201">
          <text:p text:style-name="P1"><text:span text:style-name="T3">L3_10</text:span></text:p>
        </draw:connector>
        <draw:connector draw:style-name="gr3" draw:text-style-name="P5" draw:layer="layout" draw:type="line" svg:x1="62.183cm" svg:y1="48.243cm" svg:x2="62.194cm" svg:y2="47.043cm" draw:start-shape="id194" draw:start-glue-point="9" svg:d="M62183 48243l11-1200" svg:viewBox="0 0 12 1201">
          <text:p text:style-name="P1"><text:span text:style-name="T3">L3_11</text:span></text:p>
        </draw:connector>
        <draw:connector draw:style-name="gr3" draw:text-style-name="P5" draw:layer="layout" draw:type="line" svg:x1="64.381cm" svg:y1="48.243cm" svg:x2="64.394cm" svg:y2="47.043cm" draw:start-shape="id194" draw:start-glue-point="12" svg:d="M64381 48243l13-1200" svg:viewBox="0 0 14 1201">
          <text:p text:style-name="P1"><text:span text:style-name="T3">L3_12</text:span></text:p>
        </draw:connector>
        <draw:connector draw:style-name="gr3" draw:text-style-name="P5" draw:layer="layout" draw:type="line" svg:x1="65.894cm" svg:y1="46.743cm" svg:x2="65.894cm" svg:y2="45.543cm" draw:start-shape="id195" draw:start-glue-point="0" svg:d="M65894 46743v-1200" svg:viewBox="0 0 1 1201">
          <text:p text:style-name="P1"><text:span text:style-name="T3">/L3_12</text:span></text:p>
        </draw:connector>
        <draw:connector draw:style-name="gr3" draw:text-style-name="P5" draw:layer="layout" draw:type="line" svg:x1="23.407cm" svg:y1="31.386cm" svg:x2="23.321cm" svg:y2="29.539cm" draw:end-shape="id106" draw:end-glue-point="2" svg:d="M23407 31386l-86-1847" svg:viewBox="0 0 87 1848">
          <text:p text:style-name="P1"><text:span text:style-name="T3">RLE06/c</text:span></text:p>
        </draw:connector>
        <draw:connector draw:style-name="gr3" draw:text-style-name="P5" draw:layer="layout" draw:type="line" svg:x1="18.614cm" svg:y1="49.96cm" svg:x2="20.378cm" svg:y2="49.336cm" draw:end-shape="id301" draw:end-glue-point="3" svg:d="M18614 49960l1764-624" svg:viewBox="0 0 1765 625">
          <text:p text:style-name="P1"><text:span text:style-name="T3">RLE07</text:span></text:p>
        </draw:connector>
        <draw:custom-shape draw:style-name="gr1" draw:text-style-name="P2" xml:id="id114" draw:id="id114" draw:layer="layout" svg:width="1cm" svg:height="0.9cm" svg:x="34.821cm" svg:y="29.343cm">
          <text:p text:style-name="P1"><text:span text:style-name="T1">12-OAI</text:span></text:p>
          <text:p text:style-name="P1"><text:span text:style-name="T1">241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3.885cm" svg:y1="31.121cm" svg:x2="35.321cm" svg:y2="30.243cm" draw:end-shape="id114" draw:end-glue-point="2" svg:d="M33885 31121l1436-878" svg:viewBox="0 0 1437 879">
          <text:p text:style-name="P1"><text:span text:style-name="T3">RLE07/b</text:span></text:p>
        </draw:connector>
        <draw:connector draw:style-name="gr3" draw:text-style-name="P7" draw:layer="layout" draw:type="line" svg:x1="28.718cm" svg:y1="48.443cm" svg:x2="30.582cm" svg:y2="48.444cm" draw:end-shape="id110" draw:end-glue-point="16" svg:d="M28718 48443l1864 1" svg:viewBox="0 0 1865 2">
          <text:p text:style-name="P1"><text:span text:style-name="T5">L3_c2</text:span></text:p>
        </draw:connector>
        <draw:connector draw:style-name="gr3" draw:text-style-name="P5" draw:layer="layout" draw:type="line" svg:x1="33.394cm" svg:y1="50.376cm" svg:x2="33.383cm" svg:y2="49.143cm" draw:end-shape="id110" draw:end-glue-point="8" svg:d="M33394 50376l-11-1233" svg:viewBox="0 0 12 1234">
          <text:p text:style-name="P1"><text:span text:style-name="T3">L3_c2/20</text:span></text:p>
        </draw:connector>
        <draw:connector draw:style-name="gr3" draw:text-style-name="P5" draw:layer="layout" draw:type="line" svg:x1="32.701cm" svg:y1="50.943cm" svg:x2="32.683cm" svg:y2="49.143cm" draw:end-shape="id110" draw:end-glue-point="7" svg:d="M32701 50943l-18-1800" svg:viewBox="0 0 19 1801">
          <text:p text:style-name="P1"><text:span text:style-name="T3">L3_c2/21</text:span></text:p>
        </draw:connector>
        <draw:connector draw:style-name="gr3" draw:text-style-name="P5" draw:layer="layout" draw:type="line" svg:x1="31.881cm" svg:y1="50.415cm" svg:x2="31.883cm" svg:y2="49.143cm" draw:end-shape="id110" draw:end-glue-point="5" svg:d="M31881 50415l2-1272" svg:viewBox="0 0 3 1273">
          <text:p text:style-name="P1"><text:span text:style-name="T3">GROUND/30</text:span></text:p>
        </draw:connector>
        <draw:connector draw:style-name="gr3" draw:text-style-name="P5" draw:layer="layout" draw:type="line" svg:x1="31.294cm" svg:y1="51.043cm" svg:x2="31.283cm" svg:y2="49.143cm" draw:end-shape="id110" draw:end-glue-point="4" svg:d="M31294 51043l-11-1900" svg:viewBox="0 0 12 1901">
          <text:p text:style-name="P1"><text:span text:style-name="T3">GROUND/31</text:span></text:p>
        </draw:connector>
        <draw:connector draw:style-name="gr3" draw:text-style-name="P7" draw:layer="layout" draw:type="line" svg:x1="38.194cm" svg:y1="48.443cm" svg:x2="40.082cm" svg:y2="48.444cm" draw:end-shape="id111" draw:end-glue-point="16" svg:d="M38194 48443l1888 1" svg:viewBox="0 0 1889 2">
          <text:p text:style-name="P1"><text:span text:style-name="T5">L3_c2</text:span></text:p>
        </draw:connector>
        <draw:connector draw:style-name="gr3" draw:text-style-name="P7" draw:layer="layout" draw:type="line" svg:x1="57.894cm" svg:y1="48.443cm" svg:x2="59.782cm" svg:y2="48.444cm" draw:end-shape="id194" draw:end-glue-point="16" svg:d="M57894 48443l1888 1" svg:viewBox="0 0 1889 2">
          <text:p text:style-name="P1"><text:span text:style-name="T5">L3_c2</text:span></text:p>
        </draw:connector>
        <draw:connector draw:style-name="gr3" draw:text-style-name="P7" draw:layer="layout" draw:type="line" svg:x1="47.894cm" svg:y1="48.443cm" svg:x2="49.682cm" svg:y2="48.444cm" draw:end-shape="id273" draw:end-glue-point="16" svg:d="M47894 48443l1788 1" svg:viewBox="0 0 1789 2">
          <text:p text:style-name="P1"><text:span text:style-name="T5">L3_c2</text:span></text:p>
        </draw:connector>
        <draw:connector draw:style-name="gr3" draw:text-style-name="P5" draw:layer="layout" draw:type="line" svg:x1="28.794cm" svg:y1="48.043cm" svg:x2="30.582cm" svg:y2="48.243cm" draw:end-shape="id110" draw:end-glue-point="19" svg:d="M28794 48043l1788 200" svg:viewBox="0 0 1789 201">
          <text:p text:style-name="P1"><text:span text:style-name="T3">L3_c1</text:span></text:p>
        </draw:connector>
        <draw:connector draw:style-name="gr3" draw:text-style-name="P5" draw:layer="layout" draw:type="line" svg:x1="38.294cm" svg:y1="48.043cm" svg:x2="40.082cm" svg:y2="48.243cm" draw:end-shape="id111" draw:end-glue-point="18" svg:d="M38294 48043l1788 200" svg:viewBox="0 0 1789 201">
          <text:p text:style-name="P1"><text:span text:style-name="T3">L3_c1</text:span></text:p>
        </draw:connector>
        <draw:connector draw:style-name="gr3" draw:text-style-name="P5" draw:layer="layout" draw:type="line" svg:x1="57.994cm" svg:y1="48.043cm" svg:x2="59.782cm" svg:y2="48.243cm" draw:end-shape="id194" draw:end-glue-point="18" svg:d="M57994 48043l1788 200" svg:viewBox="0 0 1789 201">
          <text:p text:style-name="P1"><text:span text:style-name="T3">L3_c1</text:span></text:p>
        </draw:connector>
        <draw:connector draw:style-name="gr3" draw:text-style-name="P5" draw:layer="layout" draw:type="line" svg:x1="47.894cm" svg:y1="48.043cm" svg:x2="49.682cm" svg:y2="48.243cm" draw:end-shape="id273" draw:end-glue-point="18" svg:d="M47894 48043l1788 200" svg:viewBox="0 0 1789 201">
          <text:p text:style-name="P1"><text:span text:style-name="T3">L3_c1</text:span></text:p>
        </draw:connector>
        <draw:connector draw:style-name="gr3" draw:text-style-name="P1" draw:layer="layout" draw:type="line" svg:x1="24.862cm" svg:y1="30.777cm" svg:x2="23.321cm" svg:y2="29.539cm" draw:end-shape="id106" draw:end-glue-point="2" svg:d="M24862 30777l-1541-1238" svg:viewBox="0 0 1542 1239">
          <text:p text:style-name="P1"><text:span text:style-name="T5">L3_c2/a</text:span></text:p>
        </draw:connector>
        <draw:custom-shape draw:style-name="gr1" draw:text-style-name="P4" xml:id="id305" draw:id="id305" draw:layer="layout" svg:width="1cm" svg:height="0.9cm" svg:x="20.378cm" svg:y="47.886cm">
          <text:p text:style-name="P3"><text:span text:style-name="T2">XOR</text:span></text:p>
          <text:p text:style-name="P1"><text:span text:style-name="T1">26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2" draw:id="id302" draw:layer="layout" svg:width="1cm" svg:height="0.9cm" svg:x="23.978cm" svg:y="48.886cm">
          <text:p text:style-name="P1"><text:span text:style-name="T1">NOT</text:span></text:p>
          <text:p text:style-name="P1"><text:span text:style-name="T1">211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01" draw:id="id301" draw:layer="layout" svg:width="1cm" svg:height="0.9cm" svg:x="20.378cm" svg:y="48.886cm">
          <text:p text:style-name="P3"><text:span text:style-name="T2">XNOR</text:span></text:p>
          <text:p text:style-name="P1"><text:span text:style-name="T1">24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78cm" svg:y1="49.336cm" svg:x2="27.078cm" svg:y2="49.321cm" draw:start-shape="id302" draw:start-glue-point="1" svg:d="M24978 49336l2100-15" svg:viewBox="0 0 2101 16">
          <text:p text:style-name="P1"><text:span text:style-name="T3">L4_d1</text:span></text:p>
        </draw:connector>
        <draw:connector draw:style-name="gr4" draw:text-style-name="P1" draw:layer="layout" draw:type="line" svg:x1="21.378cm" svg:y1="49.336cm" svg:x2="23.978cm" svg:y2="49.336cm" draw:start-shape="id301" draw:start-glue-point="1" draw:end-shape="id302" draw:end-glue-point="3" svg:d="M21378 49336h2600" svg:viewBox="0 0 2601 1">
          <text:p/>
        </draw:connector>
        <draw:custom-shape draw:style-name="gr1" draw:text-style-name="P11" xml:id="id303" draw:id="id303" draw:layer="layout" svg:width="1cm" svg:height="0.9cm" svg:x="22.178cm" svg:y="47.886cm">
          <text:p text:style-name="P10"><text:span text:style-name="T6">NAND</text:span></text:p>
          <text:p text:style-name="P10"><text:span text:style-name="T8">24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78cm" svg:y1="49.336cm" svg:x2="22.178cm" svg:y2="48.336cm" draw:start-shape="id301" draw:start-glue-point="1" draw:end-shape="id303" draw:end-glue-point="3" svg:d="M21378 49336l800-1000" svg:viewBox="0 0 801 1001">
          <text:p/>
        </draw:connector>
        <draw:connector draw:style-name="gr3" draw:text-style-name="P5" draw:layer="layout" draw:type="line" svg:x1="24.978cm" svg:y1="48.336cm" svg:x2="27.078cm" svg:y2="48.321cm" draw:start-shape="id304" draw:start-glue-point="1" svg:d="M24978 48336l2100-15" svg:viewBox="0 0 2101 16">
          <text:p text:style-name="P1"><text:span text:style-name="T3">L4_d2</text:span></text:p>
        </draw:connector>
        <draw:connector draw:style-name="gr4" draw:text-style-name="P5" draw:layer="layout" draw:type="line" svg:x1="23.178cm" svg:y1="48.336cm" svg:x2="23.978cm" svg:y2="48.336cm" draw:start-shape="id303" draw:start-glue-point="1" draw:end-shape="id304" draw:end-glue-point="3" svg:d="M23178 48336h800" svg:viewBox="0 0 801 1">
          <text:p/>
        </draw:connector>
        <draw:custom-shape draw:style-name="gr1" draw:text-style-name="P2" xml:id="id304" draw:id="id304" draw:layer="layout" svg:width="1cm" svg:height="0.9cm" svg:x="23.978cm" svg:y="47.886cm">
          <text:p text:style-name="P1"><text:span text:style-name="T1">NOT</text:span></text:p>
          <text:p text:style-name="P1"><text:span text:style-name="T1">23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78cm" svg:y1="48.336cm" svg:x2="22.178cm" svg:y2="48.336cm" draw:start-shape="id305" draw:start-glue-point="1" draw:end-shape="id303" draw:end-glue-point="3" svg:d="M21378 48336h800" svg:viewBox="0 0 801 1">
          <text:p/>
        </draw:connector>
        <draw:connector draw:style-name="gr3" draw:text-style-name="P5" draw:layer="layout" draw:type="line" svg:x1="18.641cm" svg:y1="48.924cm" svg:x2="20.378cm" svg:y2="49.336cm" draw:end-shape="id301" draw:end-glue-point="3" svg:d="M18641 48924l1737 412" svg:viewBox="0 0 1738 413">
          <text:p text:style-name="P1"><text:span text:style-name="T3">RLE08</text:span></text:p>
        </draw:connector>
        <draw:connector draw:style-name="gr3" draw:text-style-name="P5" draw:layer="layout" draw:type="line" svg:x1="18.614cm" svg:y1="48.651cm" svg:x2="20.378cm" svg:y2="48.336cm" draw:end-shape="id305" draw:end-glue-point="3" svg:d="M18614 48651l1764-315" svg:viewBox="0 0 1765 316">
          <text:p text:style-name="P1"><text:span text:style-name="T3">RLE08</text:span></text:p>
        </draw:connector>
        <draw:connector draw:style-name="gr3" draw:text-style-name="P5" draw:layer="layout" draw:type="line" svg:x1="19.733cm" svg:y1="47.314cm" svg:x2="22.184cm" svg:y2="47.336cm" draw:end-shape="id306" draw:end-glue-point="3" svg:d="M19733 47314l2451 22" svg:viewBox="0 0 2452 23">
          <text:p text:style-name="P1"><text:span text:style-name="T3">RLE09</text:span></text:p>
        </draw:connector>
        <draw:connector draw:style-name="gr3" draw:text-style-name="P5" draw:layer="layout" draw:type="line" svg:x1="18.505cm" svg:y1="47.805cm" svg:x2="20.378cm" svg:y2="48.336cm" draw:end-shape="id305" draw:end-glue-point="3" svg:d="M18505 47805l1873 531" svg:viewBox="0 0 1874 532">
          <text:p text:style-name="P1"><text:span text:style-name="T3">RLE09</text:span></text:p>
        </draw:connector>
        <draw:custom-shape draw:style-name="gr1" draw:text-style-name="P2" xml:id="id306" draw:id="id306" draw:layer="layout" svg:width="1cm" svg:height="0.9cm" svg:x="22.184cm" svg:y="46.886cm">
          <text:p text:style-name="P1"><text:span text:style-name="T1">NOT</text:span></text:p>
          <text:p text:style-name="P1"><text:span text:style-name="T1">27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84cm" svg:y1="47.336cm" svg:x2="26.978cm" svg:y2="47.353cm" draw:start-shape="id306" draw:start-glue-point="1" svg:d="M23184 47336l3794 17" svg:viewBox="0 0 3795 18">
          <text:p text:style-name="P1"><text:span text:style-name="T5">L4_c2</text:span></text:p>
        </draw:connector>
        <draw:custom-shape draw:style-name="gr1" draw:text-style-name="P2" xml:id="id307" draw:id="id307" draw:layer="layout" svg:width="1cm" svg:height="0.9cm" svg:x="23.984cm" svg:y="45.886cm">
          <text:p text:style-name="P1"><text:span text:style-name="T1">NOT</text:span></text:p>
          <text:p text:style-name="P1"><text:span text:style-name="T1">13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84cm" svg:y1="47.336cm" svg:x2="23.984cm" svg:y2="46.336cm" draw:start-shape="id306" draw:start-glue-point="1" draw:end-shape="id307" draw:end-glue-point="3" svg:d="M23184 47336l800-1000" svg:viewBox="0 0 801 1001">
          <text:p/>
        </draw:connector>
        <draw:connector draw:style-name="gr3" draw:text-style-name="P5" draw:layer="layout" draw:type="line" svg:x1="24.984cm" svg:y1="46.336cm" svg:x2="26.936cm" svg:y2="46.278cm" draw:start-shape="id307" draw:start-glue-point="1" svg:d="M24984 46336l1952-58" svg:viewBox="0 0 1953 59">
          <text:p text:style-name="P1"><text:span text:style-name="T3">L4_c1</text:span></text:p>
        </draw:connector>
        <draw:connector draw:style-name="gr3" draw:text-style-name="P5" draw:layer="layout" draw:type="line" svg:x1="57.712cm" svg:y1="43.843cm" svg:x2="59.688cm" svg:y2="43.842cm" draw:end-shape="id121" draw:end-glue-point="17" svg:d="M57712 43843l1976-1" svg:viewBox="0 0 1977 2">
          <text:p text:style-name="P1"><text:span text:style-name="T3">L4_d1</text:span></text:p>
        </draw:connector>
        <draw:connector draw:style-name="gr3" draw:text-style-name="P5" draw:layer="layout" draw:type="line" svg:x1="28.6cm" svg:y1="43.844cm" svg:x2="30.588cm" svg:y2="43.852cm" draw:end-shape="id169" draw:end-glue-point="17" svg:d="M28600 43844l1988 8" svg:viewBox="0 0 1989 9">
          <text:p text:style-name="P1"><text:span text:style-name="T3">L4_d1</text:span></text:p>
        </draw:connector>
        <draw:connector draw:style-name="gr3" draw:text-style-name="P5" draw:layer="layout" draw:type="line" svg:x1="38.024cm" svg:y1="43.844cm" svg:x2="39.988cm" svg:y2="43.842cm" draw:end-shape="id119" draw:end-glue-point="17" svg:d="M38024 43844l1964-2" svg:viewBox="0 0 1965 3">
          <text:p text:style-name="P1"><text:span text:style-name="T3">L4_d1</text:span></text:p>
        </draw:connector>
        <draw:connector draw:style-name="gr3" draw:text-style-name="P5" draw:layer="layout" draw:type="line" svg:x1="47.6cm" svg:y1="43.844cm" svg:x2="49.588cm" svg:y2="43.842cm" draw:end-shape="id120" draw:end-glue-point="17" svg:d="M47600 43844l1988-2" svg:viewBox="0 0 1989 3">
          <text:p text:style-name="P1"><text:span text:style-name="T3">L4_d1</text:span></text:p>
        </draw:connector>
        <draw:connector draw:style-name="gr3" draw:text-style-name="P5" draw:layer="layout" draw:type="line" svg:x1="35.187cm" svg:y1="43.153cm" svg:x2="35.2cm" svg:y2="41.943cm" draw:start-shape="id169" draw:start-glue-point="12" svg:d="M35187 43153l13-1210" svg:viewBox="0 0 14 1211">
          <text:p text:style-name="P1"><text:span text:style-name="T3">L4_00</text:span></text:p>
        </draw:connector>
        <draw:connector draw:style-name="gr3" draw:text-style-name="P5" draw:layer="layout" draw:type="line" svg:x1="36.687cm" svg:y1="43.153cm" svg:x2="36.7cm" svg:y2="41.943cm" draw:start-shape="id169" draw:start-glue-point="15" svg:d="M36687 43153l13-1210" svg:viewBox="0 0 14 1211">
          <text:p text:style-name="P1"><text:span text:style-name="T3">L4_01</text:span></text:p>
        </draw:connector>
        <draw:connector draw:style-name="gr3" draw:text-style-name="P5" draw:layer="layout" draw:type="line" svg:x1="40.989cm" svg:y1="43.143cm" svg:x2="41.013cm" svg:y2="41.933cm" draw:start-shape="id119" draw:start-glue-point="6" svg:d="M40989 43143l24-1210" svg:viewBox="0 0 25 1211">
          <text:p text:style-name="P1"><text:span text:style-name="T3">L4_02</text:span></text:p>
        </draw:connector>
        <draw:connector draw:style-name="gr3" draw:text-style-name="P5" draw:layer="layout" draw:type="line" svg:x1="42.389cm" svg:y1="43.143cm" svg:x2="42.4cm" svg:y2="41.933cm" draw:start-shape="id119" draw:start-glue-point="9" svg:d="M42389 43143l11-1210" svg:viewBox="0 0 12 1211">
          <text:p text:style-name="P1"><text:span text:style-name="T3">L4_03</text:span></text:p>
        </draw:connector>
        <draw:connector draw:style-name="gr3" draw:text-style-name="P5" draw:layer="layout" draw:type="line" svg:x1="28.812cm" svg:y1="44.343cm" svg:x2="30.588cm" svg:y2="44.053cm" draw:end-shape="id169" draw:end-glue-point="18" svg:d="M28812 44343l1776-290" svg:viewBox="0 0 1777 291">
          <text:p text:style-name="P1"><text:span text:style-name="T3">L4_d2</text:span></text:p>
        </draw:connector>
        <draw:connector draw:style-name="gr3" draw:text-style-name="P5" draw:layer="layout" draw:type="line" svg:x1="38.224cm" svg:y1="44.333cm" svg:x2="39.988cm" svg:y2="44.043cm" draw:end-shape="id119" draw:end-glue-point="19" svg:d="M38224 44333l1764-290" svg:viewBox="0 0 1765 291">
          <text:p text:style-name="P1"><text:span text:style-name="T3">L4_d2</text:span></text:p>
        </draw:connector>
        <draw:connector draw:style-name="gr3" draw:text-style-name="P5" draw:layer="layout" draw:type="line" svg:x1="47.824cm" svg:y1="44.343cm" svg:x2="49.588cm" svg:y2="44.043cm" draw:end-shape="id120" draw:end-glue-point="19" svg:d="M47824 44343l1764-300" svg:viewBox="0 0 1765 301">
          <text:p text:style-name="P1"><text:span text:style-name="T3">L4_d2</text:span></text:p>
        </draw:connector>
        <draw:connector draw:style-name="gr3" draw:text-style-name="P5" draw:layer="layout" draw:type="line" svg:x1="57.9cm" svg:y1="44.343cm" svg:x2="59.688cm" svg:y2="44.043cm" draw:end-shape="id121" draw:end-glue-point="19" svg:d="M57900 44343l1788-300" svg:viewBox="0 0 1789 301">
          <text:p text:style-name="P1"><text:span text:style-name="T3">L4_d2</text:span></text:p>
        </draw:connector>
        <draw:connector draw:style-name="gr3" draw:text-style-name="P5" draw:layer="layout" draw:type="line" svg:x1="44.587cm" svg:y1="43.143cm" svg:x2="44.6cm" svg:y2="41.943cm" draw:start-shape="id119" draw:start-glue-point="12" svg:d="M44587 43143l13-1200" svg:viewBox="0 0 14 1201">
          <text:p text:style-name="P1"><text:span text:style-name="T3">L4_04</text:span></text:p>
        </draw:connector>
        <draw:connector draw:style-name="gr3" draw:text-style-name="P5" draw:layer="layout" draw:type="line" svg:x1="46.087cm" svg:y1="43.143cm" svg:x2="46.094cm" svg:y2="41.916cm" draw:start-shape="id119" draw:start-glue-point="15" svg:d="M46087 43143l7-1227" svg:viewBox="0 0 8 1228">
          <text:p text:style-name="P1"><text:span text:style-name="T3">L4_05</text:span></text:p>
        </draw:connector>
        <draw:connector draw:style-name="gr3" draw:text-style-name="P5" draw:layer="layout" draw:type="line" svg:x1="50.589cm" svg:y1="43.143cm" svg:x2="50.6cm" svg:y2="41.843cm" draw:start-shape="id120" draw:start-glue-point="6" svg:d="M50589 43143l11-1300" svg:viewBox="0 0 12 1301">
          <text:p text:style-name="P1"><text:span text:style-name="T3">L4_06</text:span></text:p>
        </draw:connector>
        <draw:connector draw:style-name="gr3" draw:text-style-name="P5" draw:layer="layout" draw:type="line" svg:x1="51.989cm" svg:y1="43.143cm" svg:x2="52cm" svg:y2="41.843cm" draw:start-shape="id120" draw:start-glue-point="9" svg:d="M51989 43143l11-1300" svg:viewBox="0 0 12 1301">
          <text:p text:style-name="P1"><text:span text:style-name="T3">L4_07</text:span></text:p>
        </draw:connector>
        <draw:connector draw:style-name="gr3" draw:text-style-name="P5" draw:layer="layout" draw:type="line" svg:x1="54.187cm" svg:y1="43.143cm" svg:x2="54.211cm" svg:y2="41.843cm" draw:start-shape="id120" draw:start-glue-point="12" svg:d="M54187 43143l24-1300" svg:viewBox="0 0 25 1301">
          <text:p text:style-name="P1"><text:span text:style-name="T3">L4_08</text:span></text:p>
        </draw:connector>
        <draw:connector draw:style-name="gr3" draw:text-style-name="P5" draw:layer="layout" draw:type="line" svg:x1="55.687cm" svg:y1="43.143cm" svg:x2="55.711cm" svg:y2="41.843cm" draw:start-shape="id120" draw:start-glue-point="15" svg:d="M55687 43143l24-1300" svg:viewBox="0 0 25 1301">
          <text:p text:style-name="P1"><text:span text:style-name="T3">L4_09</text:span></text:p>
        </draw:connector>
        <draw:connector draw:style-name="gr3" draw:text-style-name="P5" draw:layer="layout" draw:type="line" svg:x1="60.689cm" svg:y1="43.143cm" svg:x2="60.7cm" svg:y2="41.843cm" draw:start-shape="id121" draw:start-glue-point="6" svg:d="M60689 43143l11-1300" svg:viewBox="0 0 12 1301">
          <text:p text:style-name="P1"><text:span text:style-name="T3">L4_10</text:span></text:p>
        </draw:connector>
        <draw:connector draw:style-name="gr3" draw:text-style-name="P5" draw:layer="layout" draw:type="line" svg:x1="62.089cm" svg:y1="43.143cm" svg:x2="62.111cm" svg:y2="41.843cm" draw:start-shape="id121" draw:start-glue-point="9" svg:d="M62089 43143l22-1300" svg:viewBox="0 0 23 1301">
          <text:p text:style-name="P1"><text:span text:style-name="T3">L4_11</text:span></text:p>
        </draw:connector>
        <draw:connector draw:style-name="gr3" draw:text-style-name="P5" draw:layer="layout" draw:type="line" svg:x1="64.287cm" svg:y1="43.143cm" svg:x2="64.311cm" svg:y2="41.843cm" draw:start-shape="id121" draw:start-glue-point="12" svg:d="M64287 43143l24-1300" svg:viewBox="0 0 25 1301">
          <text:p text:style-name="P1"><text:span text:style-name="T3">L4_12</text:span></text:p>
        </draw:connector>
        <draw:connector draw:style-name="gr3" draw:text-style-name="P5" draw:layer="layout" draw:type="line" svg:x1="65.8cm" svg:y1="41.643cm" svg:x2="65.818cm" svg:y2="40.343cm" draw:start-shape="id196" draw:start-glue-point="0" svg:d="M65800 41643l18-1300" svg:viewBox="0 0 19 1301">
          <text:p text:style-name="P1"><text:span text:style-name="T3">/L4_12</text:span></text:p>
        </draw:connector>
        <draw:connector draw:style-name="gr3" draw:text-style-name="P5" draw:layer="layout" draw:type="line" svg:x1="71.421cm" svg:y1="63.693cm" svg:x2="69.089cm" svg:y2="63.736cm" draw:start-shape="id217" draw:start-glue-point="3" svg:d="M71421 63693l-2332 43" svg:viewBox="0 0 2333 44">
          <text:p text:style-name="P1"><text:span text:style-name="T3">ARES00</text:span></text:p>
        </draw:connector>
        <draw:connector draw:style-name="gr3" draw:text-style-name="P5" draw:layer="layout" draw:type="line" svg:x1="71.421cm" svg:y1="62.393cm" svg:x2="69.089cm" svg:y2="62.386cm" draw:start-shape="id308" draw:start-glue-point="3" svg:d="M71421 62393l-2332-7" svg:viewBox="0 0 2333 8">
          <text:p text:style-name="P1"><text:span text:style-name="T3">ARES01</text:span></text:p>
        </draw:connector>
        <draw:connector draw:style-name="gr3" draw:text-style-name="P5" draw:layer="layout" draw:type="line" svg:x1="71.421cm" svg:y1="59.593cm" svg:x2="69.089cm" svg:y2="59.636cm" draw:start-shape="id214" draw:start-glue-point="3" svg:d="M71421 59593l-2332 43" svg:viewBox="0 0 2333 44">
          <text:p text:style-name="P1"><text:span text:style-name="T3">ARES03</text:span></text:p>
        </draw:connector>
        <draw:connector draw:style-name="gr3" draw:text-style-name="P5" draw:layer="layout" draw:type="line" svg:x1="35.234cm" svg:y1="38.192cm" svg:x2="35.219cm" svg:y2="36.915cm" draw:start-shape="id117" draw:start-glue-point="12" svg:d="M35234 38192l-15-1277" svg:viewBox="0 0 16 1278">
          <text:p text:style-name="P1"><text:span text:style-name="T3">L5_00</text:span></text:p>
        </draw:connector>
        <draw:connector draw:style-name="gr3" draw:text-style-name="P5" draw:layer="layout" draw:type="line" svg:x1="36.734cm" svg:y1="38.192cm" svg:x2="36.694cm" svg:y2="36.943cm" draw:start-shape="id117" draw:start-glue-point="15" svg:d="M36734 38192l-40-1249" svg:viewBox="0 0 41 1250">
          <text:p text:style-name="P1"><text:span text:style-name="T3">L5_01</text:span></text:p>
        </draw:connector>
        <draw:connector draw:style-name="gr3" draw:text-style-name="P5" draw:layer="layout" draw:type="line" svg:x1="71.421cm" svg:y1="60.993cm" svg:x2="69.089cm" svg:y2="60.986cm" draw:start-shape="id216" draw:start-glue-point="3" svg:d="M71421 60993l-2332-7" svg:viewBox="0 0 2333 8">
          <text:p text:style-name="P1"><text:span text:style-name="T3">ARES02</text:span></text:p>
        </draw:connector>
        <draw:connector draw:style-name="gr3" draw:text-style-name="P5" draw:layer="layout" draw:type="line" svg:x1="41.036cm" svg:y1="38.243cm" svg:x2="40.994cm" svg:y2="36.994cm" draw:start-shape="id118" draw:start-glue-point="6" svg:d="M41036 38243l-42-1249" svg:viewBox="0 0 43 1250">
          <text:p text:style-name="P1"><text:span text:style-name="T3">L5_02</text:span></text:p>
        </draw:connector>
        <draw:connector draw:style-name="gr3" draw:text-style-name="P5" draw:layer="layout" draw:type="line" svg:x1="71.421cm" svg:y1="58.193cm" svg:x2="69.089cm" svg:y2="58.243cm" draw:start-shape="id213" draw:start-glue-point="3" svg:d="M71421 58193l-2332 50" svg:viewBox="0 0 2333 51">
          <text:p text:style-name="P1"><text:span text:style-name="T3">ARES04</text:span></text:p>
        </draw:connector>
        <draw:connector draw:style-name="gr3" draw:text-style-name="P5" draw:layer="layout" draw:type="line" svg:x1="71.421cm" svg:y1="56.793cm" svg:x2="69.089cm" svg:y2="56.793cm" draw:start-shape="id221" draw:start-glue-point="3" svg:d="M71421 56793h-2332" svg:viewBox="0 0 2333 1">
          <text:p text:style-name="P1"><text:span text:style-name="T3">ARES05</text:span></text:p>
        </draw:connector>
        <draw:connector draw:style-name="gr3" draw:text-style-name="P5" draw:layer="layout" draw:type="line" svg:x1="42.436cm" svg:y1="38.243cm" svg:x2="42.452cm" svg:y2="36.994cm" draw:start-shape="id118" draw:start-glue-point="9" svg:d="M42436 38243l16-1249" svg:viewBox="0 0 17 1250">
          <text:p text:style-name="P1"><text:span text:style-name="T3">L5_03</text:span></text:p>
        </draw:connector>
        <draw:connector draw:style-name="gr3" draw:text-style-name="P5" draw:layer="layout" draw:type="line" svg:x1="71.421cm" svg:y1="55.393cm" svg:x2="69.089cm" svg:y2="55.343cm" draw:start-shape="id220" draw:start-glue-point="3" svg:d="M71421 55393l-2332-50" svg:viewBox="0 0 2333 51">
          <text:p text:style-name="P1"><text:span text:style-name="T3">ARES06</text:span></text:p>
        </draw:connector>
        <draw:connector draw:style-name="gr3" draw:text-style-name="P5" draw:layer="layout" draw:type="line" svg:x1="44.634cm" svg:y1="38.243cm" svg:x2="44.61cm" svg:y2="36.994cm" draw:start-shape="id118" draw:start-glue-point="12" svg:d="M44634 38243l-24-1249" svg:viewBox="0 0 25 1250">
          <text:p text:style-name="P1"><text:span text:style-name="T3">L5_04</text:span></text:p>
        </draw:connector>
        <draw:connector draw:style-name="gr3" draw:text-style-name="P5" draw:layer="layout" draw:type="line" svg:x1="46.134cm" svg:y1="38.243cm" svg:x2="46.194cm" svg:y2="36.994cm" draw:start-shape="id118" draw:start-glue-point="15" svg:d="M46134 38243l60-1249" svg:viewBox="0 0 61 1250">
          <text:p text:style-name="P1"><text:span text:style-name="T3">L5_05</text:span></text:p>
        </draw:connector>
        <draw:connector draw:style-name="gr3" draw:text-style-name="P5" draw:layer="layout" draw:type="line" svg:x1="71.421cm" svg:y1="53.993cm" svg:x2="69.089cm" svg:y2="53.893cm" draw:start-shape="id219" draw:start-glue-point="3" svg:d="M71421 53993l-2332-100" svg:viewBox="0 0 2333 101">
          <text:p text:style-name="P1"><text:span text:style-name="T3">ARES07</text:span></text:p>
        </draw:connector>
        <draw:connector draw:style-name="gr3" draw:text-style-name="P5" draw:layer="layout" draw:type="line" svg:x1="50.636cm" svg:y1="38.243cm" svg:x2="50.694cm" svg:y2="36.994cm" draw:start-shape="id270" draw:start-glue-point="6" svg:d="M50636 38243l58-1249" svg:viewBox="0 0 59 1250">
          <text:p text:style-name="P1"><text:span text:style-name="T3">L5_06</text:span></text:p>
        </draw:connector>
        <draw:connector draw:style-name="gr3" draw:text-style-name="P5" draw:layer="layout" draw:type="line" svg:x1="52.036cm" svg:y1="38.243cm" svg:x2="52.052cm" svg:y2="36.994cm" draw:start-shape="id270" draw:start-glue-point="9" svg:d="M52036 38243l16-1249" svg:viewBox="0 0 17 1250">
          <text:p text:style-name="P1"><text:span text:style-name="T3">L5_07</text:span></text:p>
        </draw:connector>
        <draw:connector draw:style-name="gr3" draw:text-style-name="P5" draw:layer="layout" draw:type="line" svg:x1="71.421cm" svg:y1="52.593cm" svg:x2="69.089cm" svg:y2="52.543cm" draw:start-shape="id212" draw:start-glue-point="3" svg:d="M71421 52593l-2332-50" svg:viewBox="0 0 2333 51">
          <text:p text:style-name="P1"><text:span text:style-name="T3">ARES08</text:span></text:p>
        </draw:connector>
        <draw:connector draw:style-name="gr3" draw:text-style-name="P5" draw:layer="layout" draw:type="line" svg:x1="54.234cm" svg:y1="38.243cm" svg:x2="54.21cm" svg:y2="36.994cm" draw:start-shape="id270" draw:start-glue-point="12" svg:d="M54234 38243l-24-1249" svg:viewBox="0 0 25 1250">
          <text:p text:style-name="P1"><text:span text:style-name="T3">L5_08</text:span></text:p>
        </draw:connector>
        <draw:connector draw:style-name="gr3" draw:text-style-name="P5" draw:layer="layout" draw:type="line" svg:x1="71.421cm" svg:y1="48.493cm" svg:x2="69.089cm" svg:y2="48.443cm" draw:start-shape="id211" draw:start-glue-point="3" svg:d="M71421 48493l-2332-50" svg:viewBox="0 0 2333 51">
          <text:p text:style-name="P1"><text:span text:style-name="T3">ARES11</text:span></text:p>
        </draw:connector>
        <draw:connector draw:style-name="gr3" draw:text-style-name="P5" draw:layer="layout" draw:type="line" svg:x1="55.734cm" svg:y1="38.243cm" svg:x2="55.694cm" svg:y2="36.943cm" draw:start-shape="id270" draw:start-glue-point="15" svg:d="M55734 38243l-40-1300" svg:viewBox="0 0 41 1301">
          <text:p text:style-name="P1"><text:span text:style-name="T3">L5_09</text:span></text:p>
        </draw:connector>
        <draw:connector draw:style-name="gr3" draw:text-style-name="P5" draw:layer="layout" draw:type="line" svg:x1="71.421cm" svg:y1="47.193cm" svg:x2="69.089cm" svg:y2="47.193cm" draw:start-shape="id207" draw:start-glue-point="3" svg:d="M71421 47193h-2332" svg:viewBox="0 0 2333 1">
          <text:p text:style-name="P1"><text:span text:style-name="T3">ARES12</text:span></text:p>
        </draw:connector>
        <draw:connector draw:style-name="gr3" draw:text-style-name="P5" draw:layer="layout" draw:type="line" svg:x1="60.736cm" svg:y1="38.243cm" svg:x2="60.778cm" svg:y2="36.968cm" draw:start-shape="id197" draw:start-glue-point="6" svg:d="M60736 38243l42-1275" svg:viewBox="0 0 43 1276">
          <text:p text:style-name="P1"><text:span text:style-name="T3">L5_10</text:span></text:p>
        </draw:connector>
        <draw:connector draw:style-name="gr3" draw:text-style-name="P5" draw:layer="layout" draw:type="line" svg:x1="71.421cm" svg:y1="45.893cm" svg:x2="69.089cm" svg:y2="45.943cm" draw:start-shape="id215" draw:start-glue-point="3" svg:d="M71421 45893l-2332 50" svg:viewBox="0 0 2333 51">
          <text:p text:style-name="P1"><text:span text:style-name="T3">ARES13</text:span></text:p>
        </draw:connector>
        <draw:connector draw:style-name="gr3" draw:text-style-name="P5" draw:layer="layout" draw:type="line" svg:x1="71.421cm" svg:y1="51.193cm" svg:x2="69.021cm" svg:y2="51.143cm" draw:start-shape="id218" draw:start-glue-point="3" svg:d="M71421 51193l-2400-50" svg:viewBox="0 0 2401 51">
          <text:p text:style-name="P1"><text:span text:style-name="T3">ARES09</text:span></text:p>
        </draw:connector>
        <draw:connector draw:style-name="gr3" draw:text-style-name="P5" draw:layer="layout" draw:type="line" svg:x1="62.136cm" svg:y1="38.243cm" svg:x2="62.194cm" svg:y2="36.868cm" draw:start-shape="id197" draw:start-glue-point="9" svg:d="M62136 38243l58-1375" svg:viewBox="0 0 59 1376">
          <text:p text:style-name="P1"><text:span text:style-name="T3">L5_11</text:span></text:p>
        </draw:connector>
        <draw:connector draw:style-name="gr3" draw:text-style-name="P5" draw:layer="layout" draw:type="line" svg:x1="71.421cm" svg:y1="44.593cm" svg:x2="69.089cm" svg:y2="44.693cm" draw:start-shape="id208" draw:start-glue-point="3" svg:d="M71421 44593l-2332 100" svg:viewBox="0 0 2333 101">
          <text:p text:style-name="P1"><text:span text:style-name="T3">ARES14</text:span></text:p>
        </draw:connector>
        <draw:connector draw:style-name="gr3" draw:text-style-name="P5" draw:layer="layout" draw:type="line" svg:x1="71.421cm" svg:y1="49.793cm" svg:x2="69.089cm" svg:y2="49.843cm" draw:start-shape="id209" draw:start-glue-point="3" svg:d="M71421 49793l-2332 50" svg:viewBox="0 0 2333 51">
          <text:p text:style-name="P1"><text:span text:style-name="T3">ARES10</text:span></text:p>
        </draw:connector>
        <draw:connector draw:style-name="gr3" draw:text-style-name="P5" draw:layer="layout" draw:type="line" svg:x1="64.334cm" svg:y1="38.243cm" svg:x2="64.352cm" svg:y2="36.943cm" draw:start-shape="id197" draw:start-glue-point="12" svg:d="M64334 38243l18-1300" svg:viewBox="0 0 19 1301">
          <text:p text:style-name="P1"><text:span text:style-name="T3">L5_12</text:span></text:p>
        </draw:connector>
        <draw:connector draw:style-name="gr3" draw:text-style-name="P5" draw:layer="layout" draw:type="line" svg:x1="71.421cm" svg:y1="43.293cm" svg:x2="69.055cm" svg:y2="43.227cm" draw:start-shape="id210" draw:start-glue-point="3" svg:d="M71421 43293l-2366-66" svg:viewBox="0 0 2367 67">
          <text:p text:style-name="P1"><text:span text:style-name="T3">ARES15</text:span></text:p>
        </draw:connector>
        <draw:connector draw:style-name="gr3" draw:text-style-name="P5" draw:layer="layout" draw:type="line" svg:x1="65.794cm" svg:y1="36.743cm" svg:x2="65.812cm" svg:y2="35.443cm" draw:start-shape="id198" draw:start-glue-point="0" svg:d="M65794 36743l18-1300" svg:viewBox="0 0 19 1301">
          <text:p text:style-name="P1"><text:span text:style-name="T3">/L5_12</text:span></text:p>
        </draw:connector>
        <draw:connector draw:style-name="gr3" draw:text-style-name="P5" draw:layer="layout" draw:type="line" svg:x1="71.421cm" svg:y1="41.993cm" svg:x2="69.055cm" svg:y2="41.943cm" draw:start-shape="id222" draw:start-glue-point="3" svg:d="M71421 41993l-2366-50" svg:viewBox="0 0 2367 51">
          <text:p text:style-name="P1"><text:span text:style-name="T3">ARES16</text:span></text:p>
        </draw:connector>
        <draw:connector draw:style-name="gr3" draw:text-style-name="P5" draw:layer="layout" draw:type="line" svg:x1="44.891cm" svg:y1="33.926cm" svg:x2="46.021cm" svg:y2="32.843cm" draw:end-shape="id113" draw:end-glue-point="2" svg:d="M44891 33926l1130-1083" svg:viewBox="0 0 1131 1084">
          <text:p text:style-name="P1"><text:span text:style-name="T3">RLE09/b</text:span></text:p>
        </draw:connector>
        <draw:connector draw:style-name="gr3" draw:text-style-name="P5" draw:layer="layout" draw:type="line" svg:x1="18.723cm" svg:y1="46.06cm" svg:x2="20.378cm" svg:y2="45.336cm" draw:end-shape="id309" draw:end-glue-point="3" svg:d="M18723 46060l1655-724" svg:viewBox="0 0 1656 725">
          <text:p text:style-name="P1"><text:span text:style-name="T3">RLE09</text:span></text:p>
        </draw:connector>
        <draw:connector draw:style-name="gr3" draw:text-style-name="P1" draw:layer="layout" draw:type="line" svg:x1="36.921cm" svg:y1="31.481cm" svg:x2="35.321cm" svg:y2="30.243cm" draw:end-shape="id114" draw:end-glue-point="2" svg:d="M36921 31481l-1600-1238" svg:viewBox="0 0 1601 1239">
          <text:p text:style-name="P1"><text:span text:style-name="T5">L4_c2/a</text:span></text:p>
        </draw:connector>
        <draw:connector draw:style-name="gr3" draw:text-style-name="P7" draw:layer="layout" draw:type="line" svg:x1="57.894cm" svg:y1="43.342cm" svg:x2="59.688cm" svg:y2="43.344cm" draw:end-shape="id121" draw:end-glue-point="16" svg:d="M57894 43342l1794 2" svg:viewBox="0 0 1795 3">
          <text:p text:style-name="P1"><text:span text:style-name="T5">L4_c2</text:span></text:p>
        </draw:connector>
        <draw:connector draw:style-name="gr3" draw:text-style-name="P5" draw:layer="layout" draw:type="line" svg:x1="33.405cm" svg:y1="45.276cm" svg:x2="33.389cm" svg:y2="44.053cm" draw:end-shape="id169" draw:end-glue-point="8" svg:d="M33405 45276l-16-1223" svg:viewBox="0 0 17 1224">
          <text:p text:style-name="P1"><text:span text:style-name="T3">L4_c2/20</text:span></text:p>
        </draw:connector>
        <draw:connector draw:style-name="gr3" draw:text-style-name="P5" draw:layer="layout" draw:type="line" svg:x1="32.712cm" svg:y1="45.843cm" svg:x2="32.689cm" svg:y2="44.053cm" draw:end-shape="id169" draw:end-glue-point="7" svg:d="M32712 45843l-23-1790" svg:viewBox="0 0 24 1791">
          <text:p text:style-name="P1"><text:span text:style-name="T3">L4_c2/21</text:span></text:p>
        </draw:connector>
        <draw:connector draw:style-name="gr3" draw:text-style-name="P7" draw:layer="layout" draw:type="line" svg:x1="28.794cm" svg:y1="43.343cm" svg:x2="30.588cm" svg:y2="43.354cm" draw:end-shape="id169" draw:end-glue-point="16" svg:d="M28794 43343l1794 11" svg:viewBox="0 0 1795 12">
          <text:p text:style-name="P1"><text:span text:style-name="T5">L4_c2</text:span></text:p>
        </draw:connector>
        <draw:connector draw:style-name="gr3" draw:text-style-name="P5" draw:layer="layout" draw:type="line" svg:x1="31.892cm" svg:y1="45.315cm" svg:x2="31.889cm" svg:y2="44.053cm" draw:end-shape="id169" draw:end-glue-point="5" svg:d="M31892 45315l-3-1262" svg:viewBox="0 0 4 1263">
          <text:p text:style-name="P1"><text:span text:style-name="T3">GROUND/30</text:span></text:p>
        </draw:connector>
        <draw:connector draw:style-name="gr3" draw:text-style-name="P5" draw:layer="layout" draw:type="line" svg:x1="31.305cm" svg:y1="45.943cm" svg:x2="31.289cm" svg:y2="44.053cm" draw:end-shape="id169" draw:end-glue-point="4" svg:d="M31305 45943l-16-1890" svg:viewBox="0 0 17 1891">
          <text:p text:style-name="P1"><text:span text:style-name="T3">GROUND/31</text:span></text:p>
        </draw:connector>
        <draw:connector draw:style-name="gr3" draw:text-style-name="P7" draw:layer="layout" draw:type="line" svg:x1="38.2cm" svg:y1="43.332cm" svg:x2="39.988cm" svg:y2="43.344cm" draw:end-shape="id119" draw:end-glue-point="16" svg:d="M38200 43332l1788 12" svg:viewBox="0 0 1789 13">
          <text:p text:style-name="P1"><text:span text:style-name="T5">L4_c2</text:span></text:p>
        </draw:connector>
        <draw:connector draw:style-name="gr3" draw:text-style-name="P7" draw:layer="layout" draw:type="line" svg:x1="47.794cm" svg:y1="43.343cm" svg:x2="49.588cm" svg:y2="43.344cm" draw:end-shape="id120" draw:end-glue-point="16" svg:d="M47794 43343l1794 1" svg:viewBox="0 0 1795 2">
          <text:p text:style-name="P1"><text:span text:style-name="T5">L4_c2</text:span></text:p>
        </draw:connector>
        <draw:connector draw:style-name="gr3" draw:text-style-name="P5" draw:layer="layout" draw:type="line" svg:x1="47.894cm" svg:y1="42.943cm" svg:x2="49.588cm" svg:y2="43.143cm" draw:end-shape="id120" draw:end-glue-point="18" svg:d="M47894 42943l1694 200" svg:viewBox="0 0 1695 201">
          <text:p text:style-name="P1"><text:span text:style-name="T3">L4_c1</text:span></text:p>
        </draw:connector>
        <draw:connector draw:style-name="gr3" draw:text-style-name="P5" draw:layer="layout" draw:type="line" svg:x1="38.194cm" svg:y1="42.943cm" svg:x2="39.988cm" svg:y2="43.143cm" draw:end-shape="id119" draw:end-glue-point="18" svg:d="M38194 42943l1794 200" svg:viewBox="0 0 1795 201">
          <text:p text:style-name="P1"><text:span text:style-name="T3">L4_c1</text:span></text:p>
        </draw:connector>
        <draw:connector draw:style-name="gr3" draw:text-style-name="P5" draw:layer="layout" draw:type="line" svg:x1="28.794cm" svg:y1="42.943cm" svg:x2="30.588cm" svg:y2="43.153cm" draw:end-shape="id169" draw:end-glue-point="19" svg:d="M28794 42943l1794 210" svg:viewBox="0 0 1795 211">
          <text:p text:style-name="P1"><text:span text:style-name="T3">L4_c1</text:span></text:p>
        </draw:connector>
        <draw:connector draw:style-name="gr3" draw:text-style-name="P5" draw:layer="layout" draw:type="line" svg:x1="57.9cm" svg:y1="42.943cm" svg:x2="59.688cm" svg:y2="43.143cm" draw:end-shape="id121" draw:end-glue-point="18" svg:d="M57900 42943l1788 200" svg:viewBox="0 0 1789 201">
          <text:p text:style-name="P1"><text:span text:style-name="T3">L4_c1</text:span></text:p>
        </draw:connector>
        <draw:custom-shape draw:style-name="gr1" draw:text-style-name="P4" xml:id="id313" draw:id="id313" draw:layer="layout" svg:width="1cm" svg:height="0.9cm" svg:x="20.378cm" svg:y="43.886cm">
          <text:p text:style-name="P3"><text:span text:style-name="T2">XOR</text:span></text:p>
          <text:p text:style-name="P1"><text:span text:style-name="T1">26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0" draw:id="id310" draw:layer="layout" svg:width="1cm" svg:height="0.9cm" svg:x="23.978cm" svg:y="44.886cm">
          <text:p text:style-name="P1"><text:span text:style-name="T1">NOT</text:span></text:p>
          <text:p text:style-name="P1"><text:span text:style-name="T1">251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09" draw:id="id309" draw:layer="layout" svg:width="1cm" svg:height="0.9cm" svg:x="20.378cm" svg:y="44.886cm">
          <text:p text:style-name="P3"><text:span text:style-name="T2">XNOR</text:span></text:p>
          <text:p text:style-name="P1"><text:span text:style-name="T1">274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78cm" svg:y1="45.336cm" svg:x2="27.078cm" svg:y2="45.321cm" draw:start-shape="id310" draw:start-glue-point="1" svg:d="M24978 45336l2100-15" svg:viewBox="0 0 2101 16">
          <text:p text:style-name="P1"><text:span text:style-name="T3">L5_d1</text:span></text:p>
        </draw:connector>
        <draw:connector draw:style-name="gr4" draw:text-style-name="P1" draw:layer="layout" draw:type="line" svg:x1="21.378cm" svg:y1="45.336cm" svg:x2="23.978cm" svg:y2="45.336cm" draw:start-shape="id309" draw:start-glue-point="1" draw:end-shape="id310" draw:end-glue-point="3" svg:d="M21378 45336h2600" svg:viewBox="0 0 2601 1">
          <text:p/>
        </draw:connector>
        <draw:custom-shape draw:style-name="gr1" draw:text-style-name="P11" xml:id="id311" draw:id="id311" draw:layer="layout" svg:width="1cm" svg:height="0.9cm" svg:x="22.178cm" svg:y="43.886cm">
          <text:p text:style-name="P10"><text:span text:style-name="T6">NAND</text:span></text:p>
          <text:p text:style-name="P10"><text:span text:style-name="T8">25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78cm" svg:y1="45.336cm" svg:x2="22.178cm" svg:y2="44.336cm" draw:start-shape="id309" draw:start-glue-point="1" draw:end-shape="id311" draw:end-glue-point="3" svg:d="M21378 45336l800-1000" svg:viewBox="0 0 801 1001">
          <text:p/>
        </draw:connector>
        <draw:connector draw:style-name="gr3" draw:text-style-name="P5" draw:layer="layout" draw:type="line" svg:x1="24.978cm" svg:y1="44.336cm" svg:x2="27.078cm" svg:y2="44.321cm" draw:start-shape="id312" draw:start-glue-point="1" svg:d="M24978 44336l2100-15" svg:viewBox="0 0 2101 16">
          <text:p text:style-name="P1"><text:span text:style-name="T3">L5_d2</text:span></text:p>
        </draw:connector>
        <draw:connector draw:style-name="gr4" draw:text-style-name="P5" draw:layer="layout" draw:type="line" svg:x1="23.178cm" svg:y1="44.336cm" svg:x2="23.978cm" svg:y2="44.336cm" draw:start-shape="id311" draw:start-glue-point="1" draw:end-shape="id312" draw:end-glue-point="3" svg:d="M23178 44336h800" svg:viewBox="0 0 801 1">
          <text:p/>
        </draw:connector>
        <draw:custom-shape draw:style-name="gr1" draw:text-style-name="P2" xml:id="id312" draw:id="id312" draw:layer="layout" svg:width="1cm" svg:height="0.9cm" svg:x="23.978cm" svg:y="43.886cm">
          <text:p text:style-name="P1"><text:span text:style-name="T1">NOT</text:span></text:p>
          <text:p text:style-name="P1"><text:span text:style-name="T1">25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78cm" svg:y1="44.336cm" svg:x2="22.178cm" svg:y2="44.336cm" draw:start-shape="id313" draw:start-glue-point="1" draw:end-shape="id311" draw:end-glue-point="3" svg:d="M21378 44336h800" svg:viewBox="0 0 801 1">
          <text:p/>
        </draw:connector>
        <draw:connector draw:style-name="gr3" draw:text-style-name="P5" draw:layer="layout" draw:type="line" svg:x1="18.614cm" svg:y1="44.996cm" svg:x2="20.378cm" svg:y2="45.336cm" draw:end-shape="id309" draw:end-glue-point="3" svg:d="M18614 44996l1764 340" svg:viewBox="0 0 1765 341">
          <text:p text:style-name="P1"><text:span text:style-name="T3">RLE10</text:span></text:p>
        </draw:connector>
        <draw:connector draw:style-name="gr3" draw:text-style-name="P5" draw:layer="layout" draw:type="line" svg:x1="18.614cm" svg:y1="44.668cm" svg:x2="20.378cm" svg:y2="44.336cm" draw:end-shape="id313" draw:end-glue-point="3" svg:d="M18614 44668l1764-332" svg:viewBox="0 0 1765 333">
          <text:p text:style-name="P1"><text:span text:style-name="T3">RLE10</text:span></text:p>
        </draw:connector>
        <draw:connector draw:style-name="gr3" draw:text-style-name="P5" draw:layer="layout" draw:type="line" svg:x1="19.76cm" svg:y1="43.386cm" svg:x2="22.184cm" svg:y2="43.336cm" draw:end-shape="id314" draw:end-glue-point="3" svg:d="M19760 43386l2424-50" svg:viewBox="0 0 2425 51">
          <text:p text:style-name="P1"><text:span text:style-name="T3">RLE11</text:span></text:p>
        </draw:connector>
        <draw:connector draw:style-name="gr3" draw:text-style-name="P5" draw:layer="layout" draw:type="line" svg:x1="18.478cm" svg:y1="43.577cm" svg:x2="20.378cm" svg:y2="44.336cm" draw:end-shape="id313" draw:end-glue-point="3" svg:d="M18478 43577l1900 759" svg:viewBox="0 0 1901 760">
          <text:p text:style-name="P1"><text:span text:style-name="T3">RLE11</text:span></text:p>
        </draw:connector>
        <draw:custom-shape draw:style-name="gr1" draw:text-style-name="P2" xml:id="id314" draw:id="id314" draw:layer="layout" svg:width="1cm" svg:height="0.9cm" svg:x="22.184cm" svg:y="42.886cm">
          <text:p text:style-name="P1"><text:span text:style-name="T1">NOT</text:span></text:p>
          <text:p text:style-name="P1"><text:span text:style-name="T1">29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84cm" svg:y1="43.336cm" svg:x2="26.978cm" svg:y2="43.353cm" draw:start-shape="id314" draw:start-glue-point="1" svg:d="M23184 43336l3794 17" svg:viewBox="0 0 3795 18">
          <text:p text:style-name="P1"><text:span text:style-name="T5">L5_c2</text:span></text:p>
        </draw:connector>
        <draw:custom-shape draw:style-name="gr1" draw:text-style-name="P2" xml:id="id315" draw:id="id315" draw:layer="layout" svg:width="1cm" svg:height="0.9cm" svg:x="23.984cm" svg:y="41.886cm">
          <text:p text:style-name="P1"><text:span text:style-name="T1">NOT</text:span></text:p>
          <text:p text:style-name="P1"><text:span text:style-name="T1">18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84cm" svg:y1="43.336cm" svg:x2="23.984cm" svg:y2="42.336cm" draw:start-shape="id314" draw:start-glue-point="1" draw:end-shape="id315" draw:end-glue-point="3" svg:d="M23184 43336l800-1000" svg:viewBox="0 0 801 1001">
          <text:p/>
        </draw:connector>
        <draw:connector draw:style-name="gr3" draw:text-style-name="P5" draw:layer="layout" draw:type="line" svg:x1="24.984cm" svg:y1="42.336cm" svg:x2="26.936cm" svg:y2="42.278cm" draw:start-shape="id315" draw:start-glue-point="1" svg:d="M24984 42336l1952-58" svg:viewBox="0 0 1953 59">
          <text:p text:style-name="P1"><text:span text:style-name="T3">L5_c1</text:span></text:p>
        </draw:connector>
        <draw:connector draw:style-name="gr3" draw:text-style-name="P5" draw:layer="layout" draw:type="line" svg:x1="35.421cm" svg:y1="32.043cm" svg:x2="35.321cm" svg:y2="30.243cm" draw:end-shape="id114" draw:end-glue-point="2" svg:d="M35421 32043l-100-1800" svg:viewBox="0 0 101 1801">
          <text:p text:style-name="P1"><text:span text:style-name="T3">RLE08/c</text:span></text:p>
        </draw:connector>
        <draw:connector draw:style-name="gr3" draw:text-style-name="P5" draw:layer="layout" draw:type="line" svg:x1="46.028cm" svg:y1="34.931cm" svg:x2="46.021cm" svg:y2="32.843cm" draw:end-shape="id113" draw:end-glue-point="2" svg:d="M46028 34931l-7-2088" svg:viewBox="0 0 8 2089">
          <text:p text:style-name="P1"><text:span text:style-name="T3">RLE10/c</text:span></text:p>
        </draw:connector>
        <draw:connector draw:style-name="gr3" draw:text-style-name="P5" draw:layer="layout" draw:type="line" svg:x1="33.394cm" svg:y1="40.276cm" svg:x2="33.436cm" svg:y2="39.092cm" draw:end-shape="id117" draw:end-glue-point="8" svg:d="M33394 40276l42-1184" svg:viewBox="0 0 43 1185">
          <text:p text:style-name="P1"><text:span text:style-name="T3">L5_c2/20</text:span></text:p>
        </draw:connector>
        <draw:connector draw:style-name="gr3" draw:text-style-name="P5" draw:layer="layout" draw:type="line" svg:x1="32.701cm" svg:y1="40.843cm" svg:x2="32.736cm" svg:y2="39.092cm" draw:end-shape="id117" draw:end-glue-point="7" svg:d="M32701 40843l35-1751" svg:viewBox="0 0 36 1752">
          <text:p text:style-name="P1"><text:span text:style-name="T3">L5_c2/21</text:span></text:p>
        </draw:connector>
        <draw:connector draw:style-name="gr3" draw:text-style-name="P1" draw:layer="layout" draw:type="line" svg:x1="47.621cm" svg:y1="34.081cm" svg:x2="46.021cm" svg:y2="32.843cm" draw:end-shape="id113" draw:end-glue-point="2" svg:d="M47621 34081l-1600-1238" svg:viewBox="0 0 1601 1239">
          <text:p text:style-name="P1"><text:span text:style-name="T5">L5_c2/a</text:span></text:p>
        </draw:connector>
        <draw:custom-shape draw:style-name="gr1" draw:text-style-name="P2" xml:id="id236" draw:id="id236" draw:layer="layout" svg:width="1cm" svg:height="0.9cm" svg:x="8.021cm" svg:y="24.443cm">
          <text:p text:style-name="P1"><text:span text:style-name="T1">IMUX2X</text:span></text:p>
          <text:p text:style-name="P1"><text:span text:style-name="T1">22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1.728cm" svg:y1="26.043cm" svg:x2="9.021cm" svg:y2="24.893cm" draw:start-shape="id225" draw:start-glue-point="0" draw:end-shape="id236" draw:end-glue-point="1" svg:d="M11728 26043l-2707-1150" svg:viewBox="0 0 2708 1151">
          <text:p text:style-name="P1"><text:span text:style-name="T3">ou2/c</text:span></text:p>
        </draw:connector>
        <draw:connector draw:style-name="gr3" draw:text-style-name="P5" draw:layer="layout" draw:type="line" svg:x1="9.978cm" svg:y1="26.493cm" svg:x2="8.521cm" svg:y2="25.343cm" draw:start-shape="id225" draw:end-shape="id236" draw:end-glue-point="2" svg:d="M9978 26493l-1457-1150" svg:viewBox="0 0 1458 1151">
          <text:p text:style-name="P1"><text:span text:style-name="T3">out3/b</text:span></text:p>
        </draw:connector>
        <draw:connector draw:style-name="gr3" draw:text-style-name="P5" draw:layer="layout" draw:type="line" svg:x1="8.521cm" svg:y1="24.443cm" svg:x2="13.321cm" svg:y2="23.393cm" draw:start-shape="id236" draw:start-glue-point="0" draw:end-shape="id224" draw:end-glue-point="3" svg:d="M8521 24443l4800-1050" svg:viewBox="0 0 4801 1051">
          <text:p text:style-name="P1"><text:span text:style-name="T3">in1</text:span></text:p>
        </draw:connector>
        <draw:connector draw:style-name="gr3" draw:text-style-name="P5" draw:layer="layout" draw:type="line" svg:x1="8.521cm" svg:y1="24.443cm" svg:x2="11.921cm" svg:y2="22.343cm" draw:start-shape="id236" draw:start-glue-point="0" draw:end-shape="id316" draw:end-glue-point="2" svg:d="M8521 24443l3400-2100" svg:viewBox="0 0 3401 2101">
          <text:p text:style-name="P1"><text:span text:style-name="T3">a</text:span></text:p>
        </draw:connector>
        <draw:custom-shape draw:style-name="gr1" draw:text-style-name="P2" xml:id="id316" draw:id="id316" draw:layer="layout" svg:width="1cm" svg:height="0.9cm" svg:x="11.421cm" svg:y="21.443cm">
          <text:p text:style-name="P1"><text:span text:style-name="T1">IMUX2X</text:span></text:p>
          <text:p text:style-name="P1"><text:span text:style-name="T1">23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5.071cm" svg:y1="22.943cm" svg:x2="12.421cm" svg:y2="21.893cm" draw:start-shape="id224" draw:start-glue-point="0" draw:end-shape="id316" draw:end-glue-point="1" svg:d="M15071 22943l-2650-1050" svg:viewBox="0 0 2651 1051">
          <text:p text:style-name="P1"><text:span text:style-name="T3">out2/c</text:span></text:p>
        </draw:connector>
        <draw:connector draw:style-name="gr3" draw:text-style-name="P5" draw:layer="layout" draw:type="line" svg:x1="13.321cm" svg:y1="23.393cm" svg:x2="11.921cm" svg:y2="22.343cm" draw:start-shape="id224" draw:start-glue-point="3" draw:end-shape="id316" draw:end-glue-point="2" svg:d="M13321 23393l-1400-1050" svg:viewBox="0 0 1401 1051">
          <text:p text:style-name="P1"><text:span text:style-name="T3">out3/b</text:span></text:p>
        </draw:connector>
        <draw:custom-shape draw:style-name="gr1" draw:text-style-name="P2" xml:id="id88" draw:id="id88" draw:layer="layout" svg:width="1cm" svg:height="0.9cm" svg:x="15.221cm" svg:y="19.043cm">
          <text:p text:style-name="P1"><text:span text:style-name="T1">IMUX2X</text:span></text:p>
          <text:p text:style-name="P1"><text:span text:style-name="T1">252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671cm" svg:y1="20.543cm" svg:x2="16.221cm" svg:y2="19.493cm" draw:start-shape="id56" draw:start-glue-point="0" draw:end-shape="id88" draw:end-glue-point="1" svg:d="M18671 20543l-2450-1050" svg:viewBox="0 0 2451 1051">
          <text:p text:style-name="P1"><text:span text:style-name="T3">out2/c</text:span></text:p>
        </draw:connector>
        <draw:connector draw:style-name="gr3" draw:text-style-name="P5" draw:layer="layout" draw:type="line" svg:x1="16.921cm" svg:y1="20.993cm" svg:x2="15.721cm" svg:y2="19.943cm" draw:start-shape="id56" draw:end-shape="id88" draw:end-glue-point="2" svg:d="M16921 20993l-1200-1050" svg:viewBox="0 0 1201 1051">
          <text:p text:style-name="P1"><text:span text:style-name="T3">out3/b</text:span></text:p>
        </draw:connector>
        <draw:connector draw:style-name="gr3" draw:text-style-name="P5" draw:layer="layout" draw:type="line" svg:x1="11.921cm" svg:y1="21.443cm" svg:x2="15.221cm" svg:y2="19.493cm" draw:start-shape="id316" draw:start-glue-point="0" draw:end-shape="id88" draw:end-glue-point="3" svg:d="M11921 21443l3300-1950" svg:viewBox="0 0 3301 1951">
          <text:p text:style-name="P1"><text:span text:style-name="T3">a</text:span></text:p>
        </draw:connector>
        <draw:connector draw:style-name="gr3" draw:text-style-name="P5" draw:layer="layout" draw:type="line" svg:x1="11.921cm" svg:y1="21.443cm" svg:x2="16.921cm" svg:y2="20.993cm" draw:start-shape="id316" draw:start-glue-point="0" draw:end-shape="id56" svg:d="M11921 21443l5000-450" svg:viewBox="0 0 5001 451">
          <text:p text:style-name="P1"><text:span text:style-name="T3">in1</text:span></text:p>
        </draw:connector>
        <draw:custom-shape draw:style-name="gr1" draw:text-style-name="P2" xml:id="id56" draw:id="id56" draw:layer="layout" svg:width="3.5cm" svg:height="0.9cm" svg:x="16.921cm" svg:y="20.543cm">
          <text:p text:style-name="P1"><text:span text:style-name="T1">WS1 (POWER/in3, GROUND/in2)</text:span></text:p>
          <text:p text:style-name="P1"><text:span text:style-name="T1">24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5.222cm" svg:y1="81.843cm" svg:x2="35.215cm" svg:y2="80.072cm" draw:start-shape="id317" draw:start-glue-point="6" svg:d="M35222 81843l-7-1771" svg:viewBox="0 0 8 1772">
          <text:p text:style-name="P1"><text:span text:style-name="T3">STMU_00</text:span></text:p>
        </draw:connector>
        <draw:connector draw:style-name="gr3" draw:text-style-name="P5" draw:layer="layout" draw:type="line" svg:x1="50.117cm" svg:y1="81.843cm" svg:x2="50.137cm" svg:y2="80.759cm" draw:start-shape="id317" draw:start-glue-point="18" svg:d="M50117 81843l20-1084" svg:viewBox="0 0 21 1085">
          <text:p text:style-name="P1"><text:span text:style-name="T3">STMU_13</text:span></text:p>
        </draw:connector>
        <draw:connector draw:style-name="gr3" draw:text-style-name="P5" draw:layer="layout" draw:type="line" svg:x1="36.322cm" svg:y1="81.843cm" svg:x2="36.353cm" svg:y2="80.76cm" draw:start-shape="id317" draw:start-glue-point="7" svg:d="M36322 81843l31-1083" svg:viewBox="0 0 32 1084">
          <text:p text:style-name="P1"><text:span text:style-name="T3">STMU_01</text:span></text:p>
        </draw:connector>
        <draw:connector draw:style-name="gr3" draw:text-style-name="P5" draw:layer="layout" draw:type="line" svg:x1="51.119cm" svg:y1="81.843cm" svg:x2="51.116cm" svg:y2="80.071cm" draw:start-shape="id317" draw:start-glue-point="19" svg:d="M51119 81843l-3-1772" svg:viewBox="0 0 4 1773">
          <text:p text:style-name="P1"><text:span text:style-name="T3">STMU_14</text:span></text:p>
        </draw:connector>
        <draw:connector draw:style-name="gr3" draw:text-style-name="P5" draw:layer="layout" draw:type="line" svg:x1="37.422cm" svg:y1="81.843cm" svg:x2="37.414cm" svg:y2="80.072cm" draw:start-shape="id317" draw:start-glue-point="8" svg:d="M37422 81843l-8-1771" svg:viewBox="0 0 9 1772">
          <text:p text:style-name="P1"><text:span text:style-name="T3">STMU_02</text:span></text:p>
        </draw:connector>
        <draw:connector draw:style-name="gr3" draw:text-style-name="P5" draw:layer="layout" draw:type="line" svg:x1="52.318cm" svg:y1="81.843cm" svg:x2="52.307cm" svg:y2="80.759cm" draw:start-shape="id317" draw:start-glue-point="20" svg:d="M52318 81843l-11-1084" svg:viewBox="0 0 12 1085">
          <text:p text:style-name="P1"><text:span text:style-name="T3">STMU_15</text:span></text:p>
        </draw:connector>
        <draw:connector draw:style-name="gr3" draw:text-style-name="P5" draw:layer="layout" draw:type="line" svg:x1="39.889cm" svg:y1="79.301cm" svg:x2="39.921cm" svg:y2="77.843cm" draw:end-shape="id261" draw:end-glue-point="2" svg:d="M39889 79301l32-1458" svg:viewBox="0 0 33 1459">
          <text:p text:style-name="P1"><text:span text:style-name="T3">STMU_SEL_1/a</text:span></text:p>
        </draw:connector>
        <draw:connector draw:style-name="gr3" draw:text-style-name="P5" draw:layer="layout" draw:type="line" svg:x1="38.522cm" svg:y1="81.843cm" svg:x2="38.552cm" svg:y2="80.76cm" draw:start-shape="id317" draw:start-glue-point="9" svg:d="M38522 81843l30-1083" svg:viewBox="0 0 31 1084">
          <text:p text:style-name="P1"><text:span text:style-name="T3">STMU_03</text:span></text:p>
        </draw:connector>
        <draw:connector draw:style-name="gr3" draw:text-style-name="P5" draw:layer="layout" draw:type="line" svg:x1="53.52cm" svg:y1="81.843cm" svg:x2="53.524cm" svg:y2="80.071cm" draw:start-shape="id317" draw:start-glue-point="21" svg:d="M53520 81843l4-1772" svg:viewBox="0 0 5 1773">
          <text:p text:style-name="P1"><text:span text:style-name="T3">STMU_16</text:span></text:p>
        </draw:connector>
        <draw:connector draw:style-name="gr3" draw:text-style-name="P5" draw:layer="layout" draw:type="line" svg:x1="39.724cm" svg:y1="81.843cm" svg:x2="39.713cm" svg:y2="80.072cm" draw:start-shape="id317" draw:start-glue-point="10" svg:d="M39724 81843l-11-1771" svg:viewBox="0 0 12 1772">
          <text:p text:style-name="P1"><text:span text:style-name="T3">STMU_04</text:span></text:p>
        </draw:connector>
        <draw:connector draw:style-name="gr3" draw:text-style-name="P5" draw:layer="layout" draw:type="line" svg:x1="54.62cm" svg:y1="81.843cm" svg:x2="54.635cm" svg:y2="80.733cm" draw:start-shape="id317" draw:start-glue-point="22" svg:d="M54620 81843l15-1110" svg:viewBox="0 0 16 1111">
          <text:p text:style-name="P1"><text:span text:style-name="T3">STMU_17</text:span></text:p>
        </draw:connector>
        <draw:connector draw:style-name="gr3" draw:text-style-name="P5" draw:layer="layout" draw:type="line" svg:x1="42.023cm" svg:y1="81.843cm" svg:x2="42.021cm" svg:y2="80.043cm" draw:start-shape="id317" draw:start-glue-point="4" svg:d="M42023 81843l-2-1800" svg:viewBox="0 0 3 1801">
          <text:p text:style-name="P1"><text:span text:style-name="T3">STMU_06</text:span></text:p>
        </draw:connector>
        <draw:connector draw:style-name="gr3" draw:text-style-name="P5" draw:layer="layout" draw:type="line" svg:x1="40.824cm" svg:y1="81.843cm" svg:x2="40.821cm" svg:y2="80.743cm" draw:start-shape="id317" draw:start-glue-point="11" svg:d="M40824 81843l-3-1100" svg:viewBox="0 0 4 1101">
          <text:p text:style-name="P1"><text:span text:style-name="T3">STMU_05</text:span></text:p>
        </draw:connector>
        <draw:connector draw:style-name="gr3" draw:text-style-name="P5" draw:layer="layout" draw:type="line" svg:x1="55.818cm" svg:y1="81.843cm" svg:x2="55.799cm" svg:y2="80.124cm" draw:start-shape="id317" draw:start-glue-point="23" svg:d="M55818 81843l-19-1719" svg:viewBox="0 0 20 1720">
          <text:p text:style-name="P1"><text:span text:style-name="T3">STMU_18</text:span></text:p>
        </draw:connector>
        <draw:connector draw:style-name="gr3" draw:text-style-name="P5" draw:layer="layout" draw:type="line" svg:x1="56.919cm" svg:y1="81.843cm" svg:x2="56.911cm" svg:y2="80.759cm" draw:start-shape="id317" draw:start-glue-point="24" svg:d="M56919 81843l-8-1084" svg:viewBox="0 0 9 1085">
          <text:p text:style-name="P1"><text:span text:style-name="T3">STMU_19</text:span></text:p>
        </draw:connector>
        <draw:connector draw:style-name="gr3" draw:text-style-name="P5" draw:layer="layout" draw:type="line" svg:x1="43.324cm" svg:y1="81.843cm" svg:x2="43.318cm" svg:y2="80.743cm" draw:start-shape="id317" draw:start-glue-point="12" svg:d="M43324 81843l-6-1100" svg:viewBox="0 0 7 1101">
          <text:p text:style-name="P1"><text:span text:style-name="T3">STMU_07</text:span></text:p>
        </draw:connector>
        <draw:connector draw:style-name="gr3" draw:text-style-name="P5" draw:layer="layout" draw:type="line" svg:x1="58.019cm" svg:y1="81.843cm" svg:x2="57.969cm" svg:y2="80.177cm" draw:start-shape="id317" draw:start-glue-point="25" svg:d="M58019 81843l-50-1666" svg:viewBox="0 0 51 1667">
          <text:p text:style-name="P1"><text:span text:style-name="T3">STMU_20</text:span></text:p>
        </draw:connector>
        <draw:connector draw:style-name="gr3" draw:text-style-name="P5" draw:layer="layout" draw:type="line" svg:x1="44.424cm" svg:y1="81.843cm" svg:x2="44.419cm" svg:y2="80.043cm" draw:start-shape="id317" draw:start-glue-point="13" svg:d="M44424 81843l-5-1800" svg:viewBox="0 0 6 1801">
          <text:p text:style-name="P1"><text:span text:style-name="T3">STMU_08</text:span></text:p>
        </draw:connector>
        <draw:connector draw:style-name="gr3" draw:text-style-name="P5" draw:layer="layout" draw:type="line" svg:x1="59.119cm" svg:y1="81.843cm" svg:x2="59.16cm" svg:y2="80.759cm" draw:start-shape="id317" draw:start-glue-point="5" svg:d="M59119 81843l41-1084" svg:viewBox="0 0 42 1085">
          <text:p text:style-name="P1"><text:span text:style-name="T3">STMU_21</text:span></text:p>
        </draw:connector>
        <draw:connector draw:style-name="gr3" draw:text-style-name="P5" draw:layer="layout" draw:type="line" svg:x1="45.524cm" svg:y1="81.843cm" svg:x2="45.515cm" svg:y2="80.743cm" draw:start-shape="id317" draw:start-glue-point="14" svg:d="M45524 81843l-9-1100" svg:viewBox="0 0 10 1101">
          <text:p text:style-name="P1"><text:span text:style-name="T3">STMU_09</text:span></text:p>
        </draw:connector>
        <draw:connector draw:style-name="gr3" draw:text-style-name="P5" draw:layer="layout" draw:type="line" svg:x1="60.318cm" svg:y1="81.843cm" svg:x2="60.35cm" svg:y2="80.098cm" draw:start-shape="id317" draw:start-glue-point="26" svg:d="M60318 81843l32-1745" svg:viewBox="0 0 33 1746">
          <text:p text:style-name="P1"><text:span text:style-name="T3">STMU_22</text:span></text:p>
        </draw:connector>
        <draw:connector draw:style-name="gr3" draw:text-style-name="P5" draw:layer="layout" draw:type="line" svg:x1="46.723cm" svg:y1="81.843cm" svg:x2="46.716cm" svg:y2="80.043cm" draw:start-shape="id317" draw:start-glue-point="15" svg:d="M46723 81843l-7-1800" svg:viewBox="0 0 8 1801">
          <text:p text:style-name="P1"><text:span text:style-name="T3">STMU_10</text:span></text:p>
        </draw:connector>
        <draw:connector draw:style-name="gr3" draw:text-style-name="P5" draw:layer="layout" draw:type="line" svg:x1="61.52cm" svg:y1="81.843cm" svg:x2="61.541cm" svg:y2="80.706cm" draw:start-shape="id317" draw:start-glue-point="27" svg:d="M61520 81843l21-1137" svg:viewBox="0 0 22 1138">
          <text:p text:style-name="P1"><text:span text:style-name="T3">STMU_23</text:span></text:p>
        </draw:connector>
        <draw:connector draw:style-name="gr3" draw:text-style-name="P5" draw:layer="layout" draw:type="line" svg:x1="47.925cm" svg:y1="81.843cm" svg:x2="47.912cm" svg:y2="80.743cm" draw:start-shape="id317" draw:start-glue-point="16" svg:d="M47925 81843l-13-1100" svg:viewBox="0 0 14 1101">
          <text:p text:style-name="P1"><text:span text:style-name="T3">STMU_11</text:span></text:p>
        </draw:connector>
        <draw:connector draw:style-name="gr3" draw:text-style-name="P5" draw:layer="layout" draw:type="line" svg:x1="62.718cm" svg:y1="81.843cm" svg:x2="62.705cm" svg:y2="80.124cm" draw:start-shape="id317" draw:start-glue-point="28" svg:d="M62718 81843l-13-1719" svg:viewBox="0 0 14 1720">
          <text:p text:style-name="P1"><text:span text:style-name="T3">STMU_24</text:span></text:p>
        </draw:connector>
        <draw:connector draw:style-name="gr3" draw:text-style-name="P5" draw:layer="layout" draw:type="line" svg:x1="49.025cm" svg:y1="81.843cm" svg:x2="49.021cm" svg:y2="80.043cm" draw:start-shape="id317" draw:start-glue-point="17" svg:d="M49025 81843l-4-1800" svg:viewBox="0 0 5 1801">
          <text:p text:style-name="P1"><text:span text:style-name="T3">STMU_12</text:span></text:p>
        </draw:connector>
        <draw:connector draw:style-name="gr3" draw:text-style-name="P5" draw:layer="layout" draw:type="line" svg:x1="63.92cm" svg:y1="81.843cm" svg:x2="63.942cm" svg:y2="80.643cm" draw:start-shape="id317" draw:start-glue-point="29" svg:d="M63920 81843l22-1200" svg:viewBox="0 0 23 1201">
          <text:p text:style-name="P1"><text:span text:style-name="T3">STMU_25</text:span></text:p>
        </draw:connector>
        <draw:connector draw:style-name="gr3" draw:text-style-name="P5" draw:layer="layout" draw:type="line" svg:x1="31.725cm" svg:y1="82.648cm" svg:x2="34.121cm" svg:y2="82.644cm" draw:end-shape="id317" draw:end-glue-point="31" svg:d="M31725 82648l2396-4" svg:viewBox="0 0 2397 5">
          <text:p text:style-name="P1"><text:span text:style-name="T3">STMU_A1</text:span></text:p>
        </draw:connector>
        <draw:connector draw:style-name="gr3" draw:text-style-name="P5" draw:layer="layout" draw:type="line" svg:x1="44.419cm" svg:y1="86cm" svg:x2="44.424cm" svg:y2="84.243cm" draw:end-shape="id317" draw:end-glue-point="43" svg:d="M44419 86000l5-1757" svg:viewBox="0 0 6 1758">
          <text:p text:style-name="P1"><text:span text:style-name="T3">in08</text:span></text:p>
        </draw:connector>
        <draw:connector draw:style-name="gr3" draw:text-style-name="P5" draw:layer="layout" draw:type="line" svg:x1="55.842cm" svg:y1="85.898cm" svg:x2="55.818cm" svg:y2="84.243cm" draw:end-shape="id317" draw:end-glue-point="53" svg:d="M55842 85898l-24-1655" svg:viewBox="0 0 25 1656">
          <text:p text:style-name="P1"><text:span text:style-name="T3">in18</text:span></text:p>
        </draw:connector>
        <draw:connector draw:style-name="gr3" draw:text-style-name="P5" draw:layer="layout" draw:type="line" svg:x1="43.224cm" svg:y1="85.949cm" svg:x2="43.222cm" svg:y2="84.243cm" draw:end-shape="id317" draw:end-glue-point="42" svg:d="M43224 85949l-2-1706" svg:viewBox="0 0 3 1707">
          <text:p text:style-name="P1"><text:span text:style-name="T3">in07</text:span></text:p>
        </draw:connector>
        <draw:connector draw:style-name="gr3" draw:text-style-name="P5" draw:layer="layout" draw:type="line" svg:x1="31.694cm" svg:y1="82.279cm" svg:x2="34.121cm" svg:y2="82.244cm" draw:end-shape="id317" draw:end-glue-point="30" svg:d="M31694 82279l2427-35" svg:viewBox="0 0 2428 36">
          <text:p text:style-name="P1"><text:span text:style-name="T3">STMU_A0</text:span></text:p>
        </draw:connector>
        <draw:connector draw:style-name="gr3" draw:text-style-name="P5" draw:layer="layout" draw:type="line" svg:x1="31.756cm" svg:y1="83.109cm" svg:x2="34.121cm" svg:y2="83.043cm" draw:end-shape="id317" draw:end-glue-point="32" svg:d="M31756 83109l2365-66" svg:viewBox="0 0 2366 67">
          <text:p text:style-name="P1"><text:span text:style-name="T3">STMU_A2</text:span></text:p>
        </draw:connector>
        <draw:connector draw:style-name="gr3" draw:text-style-name="P5" draw:layer="layout" draw:type="line" svg:x1="31.756cm" svg:y1="83.54cm" svg:x2="34.121cm" svg:y2="83.442cm" draw:end-shape="id317" draw:end-glue-point="33" svg:d="M31756 83540l2365-98" svg:viewBox="0 0 2366 99">
          <text:p text:style-name="P1"><text:span text:style-name="T3">STMU_A3</text:span></text:p>
        </draw:connector>
        <draw:connector draw:style-name="gr3" draw:text-style-name="P5" draw:layer="layout" draw:type="line" svg:x1="31.817cm" svg:y1="83.971cm" svg:x2="34.121cm" svg:y2="83.842cm" draw:end-shape="id317" draw:end-glue-point="34" svg:d="M31817 83971l2304-129" svg:viewBox="0 0 2305 130">
          <text:p text:style-name="P1"><text:span text:style-name="T3">STMU_A4</text:span></text:p>
        </draw:connector>
        <draw:connector draw:style-name="gr3" draw:text-style-name="P5" draw:layer="layout" draw:type="line" svg:x1="61.541cm" svg:y1="85.923cm" svg:x2="61.52cm" svg:y2="84.243cm" draw:end-shape="id317" draw:end-glue-point="58" svg:d="M61541 85923l-21-1680" svg:viewBox="0 0 22 1681">
          <text:p text:style-name="P1"><text:span text:style-name="T3">in23</text:span></text:p>
        </draw:connector>
        <draw:connector draw:style-name="gr3" draw:text-style-name="P5" draw:layer="layout" draw:type="line" svg:x1="38.517cm" svg:y1="85.974cm" svg:x2="38.522cm" svg:y2="84.243cm" draw:end-shape="id317" draw:end-glue-point="38" svg:d="M38517 85974l5-1731" svg:viewBox="0 0 6 1732">
          <text:p text:style-name="P1"><text:span text:style-name="T3">in03</text:span></text:p>
        </draw:connector>
        <draw:connector draw:style-name="gr3" draw:text-style-name="P5" draw:layer="layout" draw:type="line" svg:x1="49.024cm" svg:y1="85.872cm" svg:x2="49.025cm" svg:y2="84.243cm" draw:end-shape="id317" draw:end-glue-point="47" svg:d="M49024 85872l1-1629" svg:viewBox="0 0 2 1630">
          <text:p text:style-name="P1"><text:span text:style-name="T3">in12</text:span></text:p>
        </draw:connector>
        <draw:connector draw:style-name="gr3" draw:text-style-name="P5" draw:layer="layout" draw:type="line" svg:x1="35.21cm" svg:y1="85.898cm" svg:x2="35.222cm" svg:y2="84.243cm" draw:end-shape="id317" draw:end-glue-point="35" svg:d="M35210 85898l12-1655" svg:viewBox="0 0 13 1656">
          <text:p text:style-name="P1"><text:span text:style-name="T3">in00</text:span></text:p>
        </draw:connector>
        <draw:connector draw:style-name="gr3" draw:text-style-name="P5" draw:layer="layout" draw:type="line" svg:x1="59.124cm" svg:y1="85.923cm" svg:x2="59.119cm" svg:y2="84.243cm" draw:end-shape="id317" draw:end-glue-point="56" svg:d="M59124 85923l-5-1680" svg:viewBox="0 0 6 1681">
          <text:p text:style-name="P1"><text:span text:style-name="T3">in21</text:span></text:p>
        </draw:connector>
        <draw:connector draw:style-name="gr3" draw:text-style-name="P5" draw:layer="layout" draw:type="line" svg:x1="50.118cm" svg:y1="85.898cm" svg:x2="50.117cm" svg:y2="84.243cm" draw:end-shape="id317" draw:end-glue-point="48" svg:d="M50118 85898l-1-1655" svg:viewBox="0 0 2 1656">
          <text:p text:style-name="P1"><text:span text:style-name="T3">in13</text:span></text:p>
        </draw:connector>
        <draw:connector draw:style-name="gr3" draw:text-style-name="P5" draw:layer="layout" draw:type="line" svg:x1="56.885cm" svg:y1="85.949cm" svg:x2="56.919cm" svg:y2="84.243cm" draw:end-shape="id317" draw:end-glue-point="54" svg:d="M56885 85949l34-1706" svg:viewBox="0 0 35 1707">
          <text:p text:style-name="P1"><text:span text:style-name="T3">in19</text:span></text:p>
        </draw:connector>
        <draw:connector draw:style-name="gr3" draw:text-style-name="P5" draw:layer="layout" draw:type="line" svg:x1="39.713cm" svg:y1="85.949cm" svg:x2="39.724cm" svg:y2="84.243cm" draw:end-shape="id317" draw:end-glue-point="39" svg:d="M39713 85949l11-1706" svg:viewBox="0 0 12 1707">
          <text:p text:style-name="P1"><text:span text:style-name="T3">in04</text:span></text:p>
        </draw:connector>
        <draw:connector draw:style-name="gr3" draw:text-style-name="P5" draw:layer="layout" draw:type="line" svg:x1="58.005cm" svg:y1="85.949cm" svg:x2="58.019cm" svg:y2="84.243cm" draw:end-shape="id317" draw:end-glue-point="55" svg:d="M58005 85949l14-1706" svg:viewBox="0 0 15 1707">
          <text:p text:style-name="P1"><text:span text:style-name="T3">in20</text:span></text:p>
        </draw:connector>
        <draw:connector draw:style-name="gr3" draw:text-style-name="P5" draw:layer="layout" draw:type="line" svg:x1="74.737cm" svg:y1="53.19cm" svg:x2="72.421cm" svg:y2="52.593cm" draw:end-shape="id212" draw:end-glue-point="1" svg:d="M74737 53190l-2316-597" svg:viewBox="0 0 2317 598">
          <text:p text:style-name="P1"><text:span text:style-name="T3">RES1_R</text:span></text:p>
        </draw:connector>
        <draw:connector draw:style-name="gr3" draw:text-style-name="P5" draw:layer="layout" draw:type="line" svg:x1="74.821cm" svg:y1="50.443cm" svg:x2="72.421cm" svg:y2="49.793cm" draw:end-shape="id209" draw:end-glue-point="1" svg:d="M74821 50443l-2400-650" svg:viewBox="0 0 2401 651">
          <text:p text:style-name="P1"><text:span text:style-name="T3">RES1_R</text:span></text:p>
        </draw:connector>
        <draw:connector draw:style-name="gr3" draw:text-style-name="P5" draw:layer="layout" draw:type="line" svg:x1="74.737cm" svg:y1="56.021cm" svg:x2="72.421cm" svg:y2="55.393cm" draw:end-shape="id220" draw:end-glue-point="1" svg:d="M74737 56021l-2316-628" svg:viewBox="0 0 2317 629">
          <text:p text:style-name="P1"><text:span text:style-name="T3">RES1_R</text:span></text:p>
        </draw:connector>
        <draw:connector draw:style-name="gr3" draw:text-style-name="P5" draw:layer="layout" draw:type="line" svg:x1="74.711cm" svg:y1="58.772cm" svg:x2="72.421cm" svg:y2="58.193cm" draw:end-shape="id213" draw:end-glue-point="1" svg:d="M74711 58772l-2290-579" svg:viewBox="0 0 2291 580">
          <text:p text:style-name="P1"><text:span text:style-name="T3">RES1_R</text:span></text:p>
        </draw:connector>
        <draw:connector draw:style-name="gr3" draw:text-style-name="P5" draw:layer="layout" draw:type="line" svg:x1="74.711cm" svg:y1="60.143cm" svg:x2="72.421cm" svg:y2="59.593cm" draw:end-shape="id214" draw:end-glue-point="1" svg:d="M74711 60143l-2290-550" svg:viewBox="0 0 2291 551">
          <text:p text:style-name="P1"><text:span text:style-name="T3">RES1_R</text:span></text:p>
        </draw:connector>
        <draw:connector draw:style-name="gr3" draw:text-style-name="P5" draw:layer="layout" draw:type="line" svg:x1="74.711cm" svg:y1="61.543cm" svg:x2="72.421cm" svg:y2="60.993cm" draw:end-shape="id216" draw:end-glue-point="1" svg:d="M74711 61543l-2290-550" svg:viewBox="0 0 2291 551">
          <text:p text:style-name="P1"><text:span text:style-name="T3">RES1_R</text:span></text:p>
        </draw:connector>
        <draw:connector draw:style-name="gr3" draw:text-style-name="P5" draw:layer="layout" draw:type="line" svg:x1="74.721cm" svg:y1="62.993cm" svg:x2="72.421cm" svg:y2="62.393cm" draw:end-shape="id308" draw:end-glue-point="1" svg:d="M74721 62993l-2300-600" svg:viewBox="0 0 2301 601">
          <text:p text:style-name="P1"><text:span text:style-name="T3">RES1_R</text:span></text:p>
        </draw:connector>
        <draw:connector draw:style-name="gr3" draw:text-style-name="P5" draw:layer="layout" draw:type="line" svg:x1="74.711cm" svg:y1="64.243cm" svg:x2="72.421cm" svg:y2="63.693cm" draw:end-shape="id217" draw:end-glue-point="1" svg:d="M74711 64243l-2290-550" svg:viewBox="0 0 2291 551">
          <text:p text:style-name="P1"><text:span text:style-name="T3">RES1_R</text:span></text:p>
        </draw:connector>
        <draw:connector draw:style-name="gr3" draw:text-style-name="P5" draw:layer="layout" draw:type="line" svg:x1="74.737cm" svg:y1="57.471cm" svg:x2="72.421cm" svg:y2="56.793cm" draw:end-shape="id221" draw:end-glue-point="1" svg:d="M74737 57471l-2316-678" svg:viewBox="0 0 2317 679">
          <text:p text:style-name="P1"><text:span text:style-name="T3">RES1_R</text:span></text:p>
        </draw:connector>
        <draw:connector draw:style-name="gr3" draw:text-style-name="P5" draw:layer="layout" draw:type="line" svg:x1="74.721cm" svg:y1="43.94cm" svg:x2="72.421cm" svg:y2="43.293cm" draw:end-shape="id210" draw:end-glue-point="1" svg:d="M74721 43940l-2300-647" svg:viewBox="0 0 2301 648">
          <text:p text:style-name="P1"><text:span text:style-name="T3">RES1_R</text:span></text:p>
        </draw:connector>
        <draw:connector draw:style-name="gr3" draw:text-style-name="P5" draw:layer="layout" draw:type="line" svg:x1="74.821cm" svg:y1="51.843cm" svg:x2="72.421cm" svg:y2="51.193cm" draw:end-shape="id218" draw:end-glue-point="1" svg:d="M74821 51843l-2400-650" svg:viewBox="0 0 2401 651">
          <text:p text:style-name="P1"><text:span text:style-name="T3">RES1_R</text:span></text:p>
        </draw:connector>
        <draw:connector draw:style-name="gr3" draw:text-style-name="P5" draw:layer="layout" draw:type="line" svg:x1="74.684cm" svg:y1="45.093cm" svg:x2="72.421cm" svg:y2="44.593cm" draw:end-shape="id208" svg:d="M74684 45093l-2263-500" svg:viewBox="0 0 2264 501">
          <text:p text:style-name="P1"><text:span text:style-name="T3">RES1_R</text:span></text:p>
        </draw:connector>
        <draw:connector draw:style-name="gr3" draw:text-style-name="P5" draw:layer="layout" draw:type="line" svg:x1="74.684cm" svg:y1="42.543cm" svg:x2="72.421cm" svg:y2="41.993cm" draw:end-shape="id222" draw:end-glue-point="1" svg:d="M74684 42543l-2263-550" svg:viewBox="0 0 2264 551">
          <text:p text:style-name="P1"><text:span text:style-name="T3">RES1_R</text:span></text:p>
        </draw:connector>
        <draw:connector draw:style-name="gr3" draw:text-style-name="P5" draw:layer="layout" draw:type="line" svg:x1="74.737cm" svg:y1="54.64cm" svg:x2="72.421cm" svg:y2="53.993cm" draw:end-shape="id219" draw:end-glue-point="1" svg:d="M74737 54640l-2316-647" svg:viewBox="0 0 2317 648">
          <text:p text:style-name="P1"><text:span text:style-name="T3">RES1_R</text:span></text:p>
        </draw:connector>
        <draw:connector draw:style-name="gr3" draw:text-style-name="P5" draw:layer="layout" draw:type="line" svg:x1="74.684cm" svg:y1="48.943cm" svg:x2="72.421cm" svg:y2="48.493cm" draw:end-shape="id211" draw:end-glue-point="1" svg:d="M74684 48943l-2263-450" svg:viewBox="0 0 2264 451">
          <text:p text:style-name="P1"><text:span text:style-name="T3">RES1_R</text:span></text:p>
        </draw:connector>
        <draw:connector draw:style-name="gr3" draw:text-style-name="P5" draw:layer="layout" draw:type="line" svg:x1="74.684cm" svg:y1="47.743cm" svg:x2="72.421cm" svg:y2="47.193cm" draw:end-shape="id207" draw:end-glue-point="1" svg:d="M74684 47743l-2263-550" svg:viewBox="0 0 2264 551">
          <text:p text:style-name="P1"><text:span text:style-name="T3">RES1_R</text:span></text:p>
        </draw:connector>
        <draw:connector draw:style-name="gr3" draw:text-style-name="P5" draw:layer="layout" draw:type="line" svg:x1="74.684cm" svg:y1="46.393cm" svg:x2="72.421cm" svg:y2="45.893cm" draw:end-shape="id215" draw:end-glue-point="1" svg:d="M74684 46393l-2263-500" svg:viewBox="0 0 2264 501">
          <text:p text:style-name="P1"><text:span text:style-name="T3">RES1_R</text:span></text:p>
        </draw:connector>
        <draw:connector draw:style-name="gr3" draw:text-style-name="P5" draw:layer="layout" draw:type="line" svg:x1="36.329cm" svg:y1="85.949cm" svg:x2="36.322cm" svg:y2="84.243cm" draw:end-shape="id317" draw:end-glue-point="36" svg:d="M36329 85949l-7-1706" svg:viewBox="0 0 8 1707">
          <text:p text:style-name="P1"><text:span text:style-name="T3">in01</text:span></text:p>
        </draw:connector>
        <draw:connector draw:style-name="gr3" draw:text-style-name="P5" draw:layer="layout" draw:type="line" svg:x1="37.423cm" svg:y1="85.949cm" svg:x2="37.422cm" svg:y2="84.243cm" svg:d="M37423 85949l-1-1706" svg:viewBox="0 0 2 1707">
          <text:p text:style-name="P1"><text:span text:style-name="T3">in02</text:span></text:p>
        </draw:connector>
        <draw:connector draw:style-name="gr3" draw:text-style-name="P5" draw:layer="layout" draw:type="line" svg:x1="40.832cm" svg:y1="86cm" svg:x2="40.824cm" svg:y2="84.243cm" draw:end-shape="id317" draw:end-glue-point="40" svg:d="M40832 86000l-8-1757" svg:viewBox="0 0 9 1758">
          <text:p text:style-name="P1"><text:span text:style-name="T3">in05</text:span></text:p>
        </draw:connector>
        <draw:connector draw:style-name="gr3" draw:text-style-name="P5" draw:layer="layout" draw:type="line" svg:x1="42.053cm" svg:y1="85.923cm" svg:x2="42.023cm" svg:y2="84.243cm" draw:end-shape="id317" draw:end-glue-point="41" svg:d="M42053 85923l-30-1680" svg:viewBox="0 0 31 1681">
          <text:p text:style-name="P1"><text:span text:style-name="T3">in06</text:span></text:p>
        </draw:connector>
        <draw:connector draw:style-name="gr3" draw:text-style-name="P5" draw:layer="layout" draw:type="line" svg:x1="45.615cm" svg:y1="85.949cm" svg:x2="45.622cm" svg:y2="84.243cm" draw:end-shape="id317" draw:end-glue-point="44" svg:d="M45615 85949l7-1706" svg:viewBox="0 0 8 1707">
          <text:p text:style-name="P1"><text:span text:style-name="T3">in09</text:span></text:p>
        </draw:connector>
        <draw:connector draw:style-name="gr3" draw:text-style-name="P5" draw:layer="layout" draw:type="line" svg:x1="46.785cm" svg:y1="85.949cm" svg:x2="46.824cm" svg:y2="84.243cm" draw:end-shape="id317" draw:end-glue-point="45" svg:d="M46785 85949l39-1706" svg:viewBox="0 0 40 1707">
          <text:p text:style-name="P1"><text:span text:style-name="T3">in10</text:span></text:p>
        </draw:connector>
        <draw:connector draw:style-name="gr3" draw:text-style-name="P5" draw:layer="layout" draw:type="line" svg:x1="47.905cm" svg:y1="85.872cm" svg:x2="47.925cm" svg:y2="84.243cm" draw:end-shape="id317" draw:end-glue-point="46" svg:d="M47905 85872l20-1629" svg:viewBox="0 0 21 1630">
          <text:p text:style-name="P1"><text:span text:style-name="T3">in11</text:span></text:p>
        </draw:connector>
        <draw:connector draw:style-name="gr3" draw:text-style-name="P5" draw:layer="layout" draw:type="line" svg:x1="51.237cm" svg:y1="85.898cm" svg:x2="51.217cm" svg:y2="84.243cm" draw:end-shape="id317" draw:end-glue-point="49" svg:d="M51237 85898l-20-1655" svg:viewBox="0 0 21 1656">
          <text:p text:style-name="P1"><text:span text:style-name="T3">in14</text:span></text:p>
        </draw:connector>
        <draw:connector draw:style-name="gr3" draw:text-style-name="P5" draw:layer="layout" draw:type="line" svg:x1="52.433cm" svg:y1="85.898cm" svg:x2="52.419cm" svg:y2="84.243cm" draw:end-shape="id317" draw:end-glue-point="50" svg:d="M52433 85898l-14-1655" svg:viewBox="0 0 15 1656">
          <text:p text:style-name="P1"><text:span text:style-name="T3">in15</text:span></text:p>
        </draw:connector>
        <draw:connector draw:style-name="gr3" draw:text-style-name="P5" draw:layer="layout" draw:type="line" svg:x1="53.527cm" svg:y1="85.898cm" svg:x2="53.52cm" svg:y2="84.243cm" draw:end-shape="id317" draw:end-glue-point="51" svg:d="M53527 85898l-7-1655" svg:viewBox="0 0 8 1656">
          <text:p text:style-name="P1"><text:span text:style-name="T3">in16</text:span></text:p>
        </draw:connector>
        <draw:connector draw:style-name="gr3" draw:text-style-name="P5" draw:layer="layout" draw:type="line" svg:x1="54.621cm" svg:y1="85.923cm" svg:x2="54.62cm" svg:y2="84.243cm" draw:end-shape="id317" draw:end-glue-point="52" svg:d="M54621 85923l-1-1680" svg:viewBox="0 0 2 1681">
          <text:p text:style-name="P1"><text:span text:style-name="T3">in17</text:span></text:p>
        </draw:connector>
        <draw:connector draw:style-name="gr3" draw:text-style-name="P5" draw:layer="layout" draw:type="line" svg:x1="60.294cm" svg:y1="85.898cm" svg:x2="60.318cm" svg:y2="84.243cm" draw:end-shape="id317" draw:end-glue-point="57" svg:d="M60294 85898l24-1655" svg:viewBox="0 0 25 1656">
          <text:p text:style-name="P1"><text:span text:style-name="T3">in22</text:span></text:p>
        </draw:connector>
        <draw:connector draw:style-name="gr3" draw:text-style-name="P5" draw:layer="layout" draw:type="line" svg:x1="62.711cm" svg:y1="85.949cm" svg:x2="62.718cm" svg:y2="84.243cm" draw:end-shape="id317" draw:end-glue-point="59" svg:d="M62711 85949l7-1706" svg:viewBox="0 0 8 1707">
          <text:p text:style-name="P1"><text:span text:style-name="T3">in24</text:span></text:p>
        </draw:connector>
        <draw:connector draw:style-name="gr3" draw:text-style-name="P5" draw:layer="layout" draw:type="line" svg:x1="63.932cm" svg:y1="85.949cm" svg:x2="63.92cm" svg:y2="84.243cm" draw:end-shape="id317" draw:end-glue-point="60" svg:d="M63932 85949l-12-1706" svg:viewBox="0 0 13 1707">
          <text:p text:style-name="P1"><text:span text:style-name="T3">in25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0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3-24T16:03:08.782000000</dc:date>
    <meta:editing-duration>P14DT6H39M34S</meta:editing-duration>
    <meta:editing-cycles>1601</meta:editing-cycles>
    <meta:generator>LibreOffice/4.2.0.4$Windows_x86 LibreOffice_project/05dceb5d363845f2cf968344d7adab8dcfb2ba71</meta:generator>
    <meta:document-statistic meta:object-count="1433"/>
  </office:meta>
</office:document-meta>
</file>